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43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6.989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15.265cm"/>
    </style:style>
    <style:style style:name="co6" style:family="table-column">
      <style:table-column-properties fo:break-before="auto" style:column-width="10.176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19.135cm"/>
    </style:style>
    <style:style style:name="co10" style:family="table-column">
      <style:table-column-properties fo:break-before="auto" style:column-width="8.564cm"/>
    </style:style>
    <style:style style:name="co11" style:family="table-column">
      <style:table-column-properties fo:break-before="auto" style:column-width="6.09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PageStyle_5f_1_20_entitats_20_noves">
      <style:table-properties table:display="true" style:writing-mode="lr-tb"/>
    </style:style>
    <style:style style:name="ta2" style:family="table" style:master-page-name="PageStyle_5f_2_20_nous_20_resps_20_i_20_deixen_20_càrrec">
      <style:table-properties table:display="true" style:writing-mode="lr-tb"/>
    </style:style>
    <style:style style:name="ta3" style:family="table" style:master-page-name="PageStyle_5f_2.1_20_nous_20_resps">
      <style:table-properties table:display="true" style:writing-mode="lr-tb"/>
    </style:style>
    <style:style style:name="ta4" style:family="table" style:master-page-name="PageStyle_5f_2.2deixen_20_càrrec">
      <style:table-properties table:display="true" style:writing-mode="lr-tb"/>
    </style: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ext-properties fo:font-size="11pt" style:font-size-asian="11pt" style:font-size-complex="11pt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503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 entitats nov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ENTITAT DE NOVA CREACIÓ</text:p>
          </table:table-cell>
          <table:table-cell office:value-type="string">
            <text:p>DATA</text:p>
          </table:table-cell>
          <table:table-cell office:value-type="string">
            <text:p>NOM I COGNOMS RESPONSABLE</text:p>
          </table:table-cell>
          <table:table-cell office:value-type="string">
            <text:p>DEP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Directiu del Parc Natural dels Aiguamolls de l'Empordà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Sergio Romero de Tejada Martínez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entre de Fauna del Pont de Suert </text:p>
          </table:table-cell>
          <table:table-cell table:style-name="ce3" office:value-type="date" office:date-value="2013-09-13">
            <text:p>13/09/2013</text:p>
          </table:table-cell>
          <table:table-cell table:style-name="ce2" office:value-type="string">
            <text:p><text:s/>Rosa Marsol Farrero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ell Territorial de Caça de les Terres de l'Ebre 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<text:s/>Ricard Casanovas Urgell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de Protecció del Parc Natural dels Aiguamolls de l'Empordà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ell Directiu del Parc Natural del Cadí-Moixeró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c Natural del Cadí-Moixeró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ell Directiu del Parc Natural del Delta de l'Ebre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c Natural del Delta de l'Ebre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ula Agrària </text:p>
          </table:table-cell>
          <table:table-cell table:style-name="ce3" office:value-type="date" office:date-value="2013-07-09">
            <text:p>09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Òrgan Rector del Parc Natural del Montgrí, les Illes Medes i el Baix Ter </text:p>
          </table:table-cell>
          <table:table-cell table:style-name="ce3" office:value-type="date" office:date-value="2013-08-06">
            <text:p>06/08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c Natural del Ports </text:p>
          </table:table-cell>
          <table:table-cell table:style-name="ce3" office:value-type="date" office:date-value="2013-09-14">
            <text:p>14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c Natural de Cap de Creus </text:p>
          </table:table-cell>
          <table:table-cell table:style-name="ce3" office:value-type="date" office:date-value="2013-09-17">
            <text:p>17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de Protecció del Parc Natural de la Zona Volcànica de la Garrotxa </text:p>
          </table:table-cell>
          <table:table-cell table:style-name="ce3" office:value-type="date" office:date-value="2013-09-17">
            <text:p>17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c Natural de l'Alt Pirineu </text:p>
          </table:table-cell>
          <table:table-cell table:style-name="ce3" office:value-type="date" office:date-value="2013-09-18">
            <text:p>18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c Natural de la Serra del Montsant </text:p>
          </table:table-cell>
          <table:table-cell table:style-name="ce3" office:value-type="date" office:date-value="2013-09-19">
            <text:p>19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atge Natural d'Interès Nacional de Poblet </text:p>
          </table:table-cell>
          <table:table-cell table:style-name="ce3" office:value-type="date" office:date-value="2013-09-21">
            <text:p>21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tronat del Paratge Natural d'Interès Nacional del Massís del Pedraforca </text:p>
          </table:table-cell>
          <table:table-cell table:style-name="ce3" office:value-type="date" office:date-value="2013-09-21">
            <text:p>21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ta Rectora del Paratge Natural d'Interès Nacional i de les Reserves Naturals Parcials del Massís de l'Albera </text:p>
          </table:table-cell>
          <table:table-cell table:style-name="ce3" office:value-type="date" office:date-value="2013-09-21">
            <text:p>21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ció d'Indústries i Comercialització i Regulació de Mercats Agroalimentaris de Barcel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ció de Gestió d'Ajuts i Desenvolupament Rural de Barcel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ció de Boscos i Recursos Forestals de Barcel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ció de Biodiversitat i Activitats Cinegètiques de Barcel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ció d'Indústries i Comercialització i Regulació de Mercats Agroalimentaris de Gir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cció de Gestió d'Ajuts i Desenvolupament Rural de Gir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oscos i Recursos Forestals de Gir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iodiversitat i Activitats Cinegètiques de Gir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'Indústries i Comercialització i Regulació de Mercats Agroalimentaris de Tarrag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Gestió d'Ajuts i Desenvolupament Rural de Tarrag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oscos i Recursos Forestals de Tarrag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iodiversitat i Activitats Cinegètiques de Tarragon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'Indústries i Comercialització i Regulació de Mercats Agroalimentaris de Terres de l'Ebre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'Agricultura i Sanitat Vegetal a Terres de l'Ebre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Ramaderia i Sanitat Animal a Terres de l'Ebre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Gestió d'Ajuts i Desenvolupament Rural de Terres de l'Ebre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oscos i Recursos Forestals de Terres de l'Ebre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iodiversitat i Activitats Cinegètiques de Terres de l'Ebre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Gestió d'Ajuts i Desenvolupament Rural de Lleid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'Indústries i Comercialització i Regulació de Mercats Agroalimentaris de Lleid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oscos i Recursos Forestals de Lleid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Biodiversitat i Activitats Cinegètiques de Lleida </text:p>
          </table:table-cell>
          <table:table-cell table:style-name="ce3" office:value-type="date" office:date-value="2014-01-11">
            <text:p>1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Producció Agrícola i Matèria Vegetal </text:p>
          </table:table-cell>
          <table:table-cell table:style-name="ce3" office:value-type="date" office:date-value="2014-01-14">
            <text:p>14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Sòls i Gestió Mediambiental de la Producció Agrària </text:p>
          </table:table-cell>
          <table:table-cell table:style-name="ce3" office:value-type="date" office:date-value="2014-01-14">
            <text:p>14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Vigilància, Lluita i Control de les Malalties dels Animals </text:p>
          </table:table-cell>
          <table:table-cell table:style-name="ce3" office:value-type="date" office:date-value="2014-01-14">
            <text:p>14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Prevenció Sanitària </text:p>
          </table:table-cell>
          <table:table-cell table:style-name="ce3" office:value-type="date" office:date-value="2014-01-14">
            <text:p>14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aboratori de Sanitat Animal de Catalunya </text:p>
          </table:table-cell>
          <table:table-cell table:style-name="ce3" office:value-type="date" office:date-value="2014-01-14">
            <text:p>14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Tècniques Bàsiques i Espectrofotomètriques </text:p>
          </table:table-cell>
          <table:table-cell table:style-name="ce3" office:value-type="date" office:date-value="2014-01-15">
            <text:p>15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Tècniques Cromatogràfiques </text:p>
          </table:table-cell>
          <table:table-cell table:style-name="ce3" office:value-type="date" office:date-value="2014-01-15">
            <text:p>15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General de Control i Inspecció </text:p>
          </table:table-cell>
          <table:table-cell table:style-name="ce3" office:value-type="date" office:date-value="2014-01-15">
            <text:p>15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Coordinació Administrativa </text:p>
          </table:table-cell>
          <table:table-cell table:style-name="ce3" office:value-type="date" office:date-value="2014-01-15">
            <text:p>15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Projectes Transversals </text:p>
          </table:table-cell>
          <table:table-cell table:style-name="ce3" office:value-type="date" office:date-value="2014-01-16">
            <text:p>16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aula Intersectorial Forestal </text:p>
          </table:table-cell>
          <table:table-cell table:style-name="ce3" office:value-type="date" office:date-value="2014-03-12">
            <text:p>12/03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scoles Agràries </text:p>
          </table:table-cell>
          <table:table-cell table:style-name="ce3" office:value-type="date" office:date-value="2014-12-30">
            <text:p>30/1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Catalunya d'Homologació de Trofeus de Caça </text:p>
          </table:table-cell>
          <table:table-cell table:style-name="ce3" office:value-type="date" office:date-value="2013-06-20">
            <text:p>20/06/2013</text:p>
          </table:table-cell>
          <table:table-cell table:style-name="ce2" office:value-type="string">
            <text:p><text:s/>Juan Luis Oliva de Suelves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Tecnològic Forestal de Catalunya </text:p>
          </table:table-cell>
          <table:table-cell table:style-name="ce3" office:value-type="date" office:date-value="2014-10-16">
            <text:p>16/10/2014</text:p>
          </table:table-cell>
          <table:table-cell table:style-name="ce2" office:value-type="string">
            <text:p><text:s/>Josep Maria Pelegrí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stació Biològica de Canal Vell </text:p>
          </table:table-cell>
          <table:table-cell table:style-name="ce3" office:value-type="date" office:date-value="2013-09-13">
            <text:p>13/09/2013</text:p>
          </table:table-cell>
          <table:table-cell table:style-name="ce2" office:value-type="string">
            <text:p><text:s/>Francesc Vidal Esquerre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Ictiològic del Delta de l'Ebre </text:p>
          </table:table-cell>
          <table:table-cell table:style-name="ce3" office:value-type="date" office:date-value="2013-09-13">
            <text:p>13/09/2013</text:p>
          </table:table-cell>
          <table:table-cell table:style-name="ce2" office:value-type="string">
            <text:p><text:s/>Francesc Vidal Esquerre <text:s text:c="16"/></text:p>
          </table:table-cell>
          <table:table-cell table:style-name="ce2" office:value-type="string">
            <text:p>Agri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orci Badalona Sud </text:p>
          </table:table-cell>
          <table:table-cell table:style-name="ce3" office:value-type="date" office:date-value="2014-01-22">
            <text:p>22/01/2014</text:p>
          </table:table-cell>
          <table:table-cell table:style-name="ce2" office:value-type="string">
            <text:p><text:s/>Virginia Loro i Carrasco <text:s text:c="17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Junta de Govern de l'Institut Català de les Dones (ICD) </text:p>
          </table:table-cell>
          <table:table-cell table:style-name="ce3" office:value-type="date" office:date-value="2014-01-22">
            <text:p>22/01/2014</text:p>
          </table:table-cell>
          <table:table-cell table:style-name="ce2" office:value-type="string">
            <text:p><text:s/>Víctor Álvarez i López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d'administració de l'Agència Catalana de la Joventut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Toni Reig i Cassasas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Mataró (Mataró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Teresa Amenós Fabreg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Jaume I (l'Espluga de Francolí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Sefa Martí Rovira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Reus (Reus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Rosa Ma Raga Chimeno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Sant Llorenç Savall (Sant Llorenç Savall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Rosa Baeza Lanuza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Finances </text:p>
          </table:table-cell>
          <table:table-cell table:style-name="ce3" office:value-type="date" office:date-value="2014-10-07">
            <text:p>07/10/2014</text:p>
          </table:table-cell>
          <table:table-cell table:style-name="ce2" office:value-type="string">
            <text:p><text:s/>Ramon Vilaseca i Lladó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grama per a l'impuls i l'assoliment del Pla nacional per a la promoció dels valors a Catalunya per a una nova cultura cívica </text:p>
          </table:table-cell>
          <table:table-cell table:style-name="ce3" office:value-type="date" office:date-value="2013-12-14">
            <text:p>14/12/2013</text:p>
          </table:table-cell>
          <table:table-cell table:style-name="ce2" office:value-type="string">
            <text:p><text:s/>Pepa Ninou i Pere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aula de Ciutadania i Immigració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Orland Cardona i Pérez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la Coordinació i el Suport Jurídic dels Òrgans Col·legiats </text:p>
          </table:table-cell>
          <table:table-cell table:style-name="ce3" office:value-type="date" office:date-value="2013-06-05">
            <text:p>05/06/2013</text:p>
          </table:table-cell>
          <table:table-cell table:style-name="ce2" office:value-type="string">
            <text:p><text:s/>Núria Giralt i Page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Banyoles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Castell - Platja d'Aro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Gandesa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Guissona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Montblanc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Sant Feliu de Guíxols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Nacional dels Infants i els Adolescents de Catalunya (CNIAC)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unt d'Atenció Ciutadana del Servei Territorial de Terres de l'Ebre </text:p>
          </table:table-cell>
          <table:table-cell table:style-name="ce3" office:value-type="date" office:date-value="2013-07-31">
            <text:p>31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Interdepartamental de Polítiques de Joventut </text:p>
          </table:table-cell>
          <table:table-cell table:style-name="ce3" office:value-type="date" office:date-value="2013-12-12">
            <text:p>12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ència de Migracions de Catalunya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bservatori Català de la Joventut </text:p>
          </table:table-cell>
          <table:table-cell table:style-name="ce3" office:value-type="date" office:date-value="2014-03-28">
            <text:p>28/03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al Cívic d'Alcanar </text:p>
          </table:table-cell>
          <table:table-cell table:style-name="ce3" office:value-type="date" office:date-value="2014-05-13">
            <text:p>13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aula Nacional de la Infància de Catalunya </text:p>
          </table:table-cell>
          <table:table-cell table:style-name="ce3" office:value-type="date" office:date-value="2014-05-16">
            <text:p>16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tenció Immediata en Situacions de Maltractament Infantil </text:p>
          </table:table-cell>
          <table:table-cell table:style-name="ce3" office:value-type="date" office:date-value="2014-06-04">
            <text:p>04/06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Benestar Social i Família de Solsona-Solsonès </text:p>
          </table:table-cell>
          <table:table-cell table:style-name="ce3" office:value-type="date" office:date-value="2014-10-28">
            <text:p>28/10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liesportiu de Pomar </text:p>
          </table:table-cell>
          <table:table-cell table:style-name="ce3" office:value-type="date" office:date-value="2014-11-05">
            <text:p>05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Badalona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Barcelona 1 (districtes municipals d'Horta-Guinardó i Nou Barris)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Barcelona 2 (districtes municipals de Les Corts, Sarrià-Sant Gervasi i Gràcia)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Barcelona 3 (districtes municipals de Ciutat Vella, Eixample i Sants-Montjuïc)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Barcelona 4 (districtes municipals de Sant Andreu i Sant Martí)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Figueres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Gavà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Girona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l'Hospitalet de Llobregat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Mataró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l Prat de Llobregat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Tortosa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Vic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Vilanova i la Geltrú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Mollet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Sant Cugat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Terrassa </text:p>
          </table:table-cell>
          <table:table-cell table:style-name="ce3" office:value-type="date" office:date-value="2014-11-18">
            <text:p>18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l Camp de Tarragona </text:p>
          </table:table-cell>
          <table:table-cell table:style-name="ce3" office:value-type="date" office:date-value="2014-11-19">
            <text:p>1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Lleida </text:p>
          </table:table-cell>
          <table:table-cell table:style-name="ce3" office:value-type="date" office:date-value="2014-11-19">
            <text:p>1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Manresa </text:p>
          </table:table-cell>
          <table:table-cell table:style-name="ce3" office:value-type="date" office:date-value="2014-11-19">
            <text:p>1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Granollers </text:p>
          </table:table-cell>
          <table:table-cell table:style-name="ce3" office:value-type="date" office:date-value="2014-11-19">
            <text:p>1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Sabadell </text:p>
          </table:table-cell>
          <table:table-cell table:style-name="ce3" office:value-type="date" office:date-value="2014-11-19">
            <text:p>1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al Cívic de Solsona - Xavier Jounou </text:p>
          </table:table-cell>
          <table:table-cell table:style-name="ce3" office:value-type="date" office:date-value="2014-11-21">
            <text:p>2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orci Centre d'Acolliment i Serveis Socials ''La Sopa'' </text:p>
          </table:table-cell>
          <table:table-cell table:style-name="ce3" office:value-type="date" office:date-value="2014-11-29">
            <text:p>2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ècnic de Punt de Trobada de Tarragona </text:p>
          </table:table-cell>
          <table:table-cell table:style-name="ce3" office:value-type="date" office:date-value="2014-11-29">
            <text:p>2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'Intervenció Especialitzada (SIE) de Mataró </text:p>
          </table:table-cell>
          <table:table-cell table:style-name="ce3" office:value-type="date" office:date-value="2014-11-29">
            <text:p>29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s Tècnics de Punt de Trobada </text:p>
          </table:table-cell>
          <table:table-cell table:style-name="ce3" office:value-type="date" office:date-value="2014-12-05">
            <text:p>05/1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Gràcia (Barcelona) </text:p>
          </table:table-cell>
          <table:table-cell table:style-name="ce3" office:value-type="date" office:date-value="2014-12-19">
            <text:p>19/1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de la Discapacitat de Catalunya </text:p>
          </table:table-cell>
          <table:table-cell table:style-name="ce3" office:value-type="date" office:date-value="2015-01-14">
            <text:p>14/01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titats Col·laboradores d'Adopció Internacional (ECAI)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ssociació d'Ajuda als infants del món (AAIM)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ssociació Adopta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IPAME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SEFA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ssociació Balbalika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Bradopta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Créixer junts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Institut Genus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Infància i futur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ssociació d'Iniciativa Pro Infància (IPI)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ssociació Yamuna d'Ajut a la Infància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AI - Ajuda'm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idència per a gent gran Roger de Llúria - Reus </text:p>
          </table:table-cell>
          <table:table-cell table:style-name="ce3" office:value-type="date" office:date-value="2015-02-14">
            <text:p>14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la Conca de Barberà (Montblanc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Montserrat Santamaria Marimon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Creu de Palau (Giron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Montserrat Domínguez Font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Assessoria Jurídica </text:p>
          </table:table-cell>
          <table:table-cell table:style-name="ce3" office:value-type="date" office:date-value="2014-10-07">
            <text:p>07/10/2014</text:p>
          </table:table-cell>
          <table:table-cell table:style-name="ce2" office:value-type="string">
            <text:p><text:s/>Marta Puga i Plano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Terrassa (Terrass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Maria Inés Rodríguez Baeza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de Tuteles 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<text:s/>M. Àngels Betriu i Cabeceran <text:s text:c="17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'Administració General </text:p>
          </table:table-cell>
          <table:table-cell table:style-name="ce3" office:value-type="date" office:date-value="2014-10-07">
            <text:p>07/10/2014</text:p>
          </table:table-cell>
          <table:table-cell table:style-name="ce2" office:value-type="string">
            <text:p><text:s/>Llorenç Bach Juncadella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tè d'Acreditació d'Entitats Col·laboradores de l'Institut Català d'Assistència i Serveis Socials (ICASS) </text:p>
          </table:table-cell>
          <table:table-cell table:style-name="ce3" office:value-type="date" office:date-value="2014-01-17">
            <text:p>17/01/2014</text:p>
          </table:table-cell>
          <table:table-cell table:style-name="ce2" office:value-type="string">
            <text:p><text:s/>Laura Muñoz i Diaz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Sant Roc (Badalon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Júlia Beltran de Nicolás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Rector de l'Institut Català de l'Acolliment i de l'Adopció </text:p>
          </table:table-cell>
          <table:table-cell table:style-name="ce3" office:value-type="date" office:date-value="2014-01-16">
            <text:p>16/01/2014</text:p>
          </table:table-cell>
          <table:table-cell table:style-name="ce2" office:value-type="string">
            <text:p><text:s/>Judith Monje i San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Llar Sant Josep (Lleid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Jordi Josep Latorre Sotus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Disminuïts Badalona - Can Ruti (Badalon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Joan Cases Medina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tè d'Expertes i Experts en Formació en l'Àmbit de l'Acció Social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Isabel Castells i Solà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Mil·lenari (Barcelon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Gemma Vázquez Arévalo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Santa Coloma de Gramenet (Santa Coloma de Gramenet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Francesc Xavier Soley Manuel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Puig d'en Roca (Giron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Ester Campmol Aymerich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tè d'Avaluació de Necessitats de Serveis Socials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Elisabeth Maluquer Margalef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de Feixa Llarga (l'Hospitalet de Llobregat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Concepció Barbeta Mir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Natzaret (Móra d'Ebre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Blai Rosell Cabrol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la Residència de Gent Gran Mare de Déu de la Mercè (Tarragona) </text:p>
          </table:table-cell>
          <table:table-cell table:style-name="ce3" office:value-type="date" office:date-value="2015-01-03">
            <text:p>03/01/2015</text:p>
          </table:table-cell>
          <table:table-cell table:style-name="ce2" office:value-type="string">
            <text:p><text:s/>Anton López Bastida <text:s text:c="16"/></text:p>
          </table:table-cell>
          <table:table-cell table:style-name="ce2" office:value-type="string">
            <text:p>Benestar Soci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Públics de l'Institut Català de les Empreses Cultural </text:p>
          </table:table-cell>
          <table:table-cell table:style-name="ce3" office:value-type="date" office:date-value="2014-01-14">
            <text:p>14/01/2014</text:p>
          </table:table-cell>
          <table:table-cell table:style-name="ce2" office:value-type="string">
            <text:p><text:s/>Sílvia Duran i Jané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Fira d'Espectacles d'Arrel Tradicional, Mediterrània </text:p>
          </table:table-cell>
          <table:table-cell table:style-name="ce3" office:value-type="date" office:date-value="2013-10-10">
            <text:p>10/10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Local de Català de Sant Pere de Ribes-Les Roquetes (SLC) </text:p>
          </table:table-cell>
          <table:table-cell table:style-name="ce3" office:value-type="date" office:date-value="2013-11-12">
            <text:p>12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Normalització Lingüística Barcelona. SAFD Barcelona 1 (Marina) (CNL) </text:p>
          </table:table-cell>
          <table:table-cell table:style-name="ce3" office:value-type="date" office:date-value="2013-11-12">
            <text:p>12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Normalització Lingüística Barcelona. SAFD Barcelona 2 (Mallorca) (CNL) </text:p>
          </table:table-cell>
          <table:table-cell table:style-name="ce3" office:value-type="date" office:date-value="2013-11-12">
            <text:p>12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Normalització Lingüística Barcelona. SAIER (CNL) </text:p>
          </table:table-cell>
          <table:table-cell table:style-name="ce3" office:value-type="date" office:date-value="2013-11-12">
            <text:p>12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Normalització Lingüística Barcelona. Acolliment Lingüístic (CNL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Normalització Lingüística Barcelona. Espai Avinyó - Llengua i cultura (CNL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'Abrera (O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Castellbisbal (O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Català de Cervelló (S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Corbera de Llobregat (O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Local de Català de Pallejà (SL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Local de Català del Papiol (SL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Català de Sant Esteve Sesrovires (S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Català de La Palma de Cervelló (SC) </text:p>
          </table:table-cell>
          <table:table-cell table:style-name="ce3" office:value-type="date" office:date-value="2013-11-13">
            <text:p>13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Local de Català de Berga (SL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Torelló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Castellar del Vallès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Palau-Solità i Plegamans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Polinyà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l Vendrell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Constantí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Valls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Caldes de Montbui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Cardedeu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la Garriga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Montmeló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Sant Celoni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Català de La Llagosta (OC) </text:p>
          </table:table-cell>
          <table:table-cell table:style-name="ce3" office:value-type="date" office:date-value="2013-11-14">
            <text:p>14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ència Catalana de Patrimoni Cultural </text:p>
          </table:table-cell>
          <table:table-cell table:style-name="ce3" office:value-type="date" office:date-value="2014-01-08">
            <text:p>08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visió d'Actuacions en Museus i Monuments </text:p>
          </table:table-cell>
          <table:table-cell table:style-name="ce3" office:value-type="date" office:date-value="2014-01-31">
            <text:p>3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erència de l'Agència Catalana del Patrimoni Cultural </text:p>
          </table:table-cell>
          <table:table-cell table:style-name="ce3" office:value-type="date" office:date-value="2014-01-31">
            <text:p>3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'Alt Urgell (La Seu d'Urgell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Berguedà (Berg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Montsià (Ampost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Pallars Jussà (Tremp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Pla de l'Estany (Banyoles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Pla d'Urgell (Molleruss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Priorat (Falset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a Ribera d'Ebre (Móra d'Ebre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Ripollès (Ripoll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a Terra Alta (Gandes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Vallès Oriental (Granollers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a Noguera (Balaguer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Baix Empordà (la Bisbal d'Empordà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General del Consell Comarcal del Segrià (Lleid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Maresme (Mataró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a Conca de Barberà (Montblanc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a Garrotxa (Olot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a Cerdanya (Puigcerdà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Baix Camp (Reus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Pallars Sobirà (Sort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del Consell Comarcal del Tarragonès (Tarragon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Vallès Occidental (Terrass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Baix Ebre (Tortos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'Alt Camp (Valls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'Osona (Vic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 l'Alt Penedès (Vilafranca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xiu Comarcal del Garraf (Vilanova i la Geltrú) </text:p>
          </table:table-cell>
          <table:table-cell table:style-name="ce3" office:value-type="date" office:date-value="2014-11-01">
            <text:p>01/1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ssessorament Lingüístic </text:p>
          </table:table-cell>
          <table:table-cell table:style-name="ce3" office:value-type="date" office:date-value="2014-03-05">
            <text:p>05/03/2014</text:p>
          </table:table-cell>
          <table:table-cell table:style-name="ce2" office:value-type="string">
            <text:p><text:s/>Joana d'Arc Roch Izard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per al Foment i Difusió de l'Obra de Gaudí </text:p>
          </table:table-cell>
          <table:table-cell table:style-name="ce3" office:value-type="date" office:date-value="2014-03-08">
            <text:p>08/03/2014</text:p>
          </table:table-cell>
          <table:table-cell table:style-name="ce2" office:value-type="string">
            <text:p><text:s/>Ferran Mascarell i Canalda <text:s text:c="16"/></text:p>
          </table:table-cell>
          <table:table-cell table:style-name="ce2" office:value-type="string">
            <text:p>Cultur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per a la Universitat Oberta de Catalunya </text:p>
          </table:table-cell>
          <table:table-cell table:style-name="ce3" office:value-type="date" office:date-value="2014-02-27">
            <text:p>27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rup UOC, SL </text:p>
          </table:table-cell>
          <table:table-cell table:style-name="ce3" office:value-type="date" office:date-value="2014-02-27">
            <text:p>27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berta UOC Publishing, SL </text:p>
          </table:table-cell>
          <table:table-cell table:style-name="ce3" office:value-type="date" office:date-value="2014-02-27">
            <text:p>27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ubdirecció General de Projectes Estratègics d'Eficiència i Reforma </text:p>
          </table:table-cell>
          <table:table-cell table:style-name="ce3" office:value-type="date" office:date-value="2014-03-29">
            <text:p>29/03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Avaluació Econòmica de Polítiques Públiques </text:p>
          </table:table-cell>
          <table:table-cell table:style-name="ce3" office:value-type="date" office:date-value="2014-03-29">
            <text:p>29/03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Suport a la Planificació, Anàlisi i Avaluació en l'Àmbit d'Universitats i Recerca </text:p>
          </table:table-cell>
          <table:table-cell table:style-name="ce3" office:value-type="date" office:date-value="2014-04-02">
            <text:p>02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el Conveni marc entre l'Agència Tributària de Catalunya i les diputacions provincials de Barcelona, Tarragona, Girona i Lleida, en relació amb la col·laboració tributària </text:p>
          </table:table-cell>
          <table:table-cell table:style-name="ce3" office:value-type="date" office:date-value="2014-04-17">
            <text:p>17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Sistemes d'Informació Tributària </text:p>
          </table:table-cell>
          <table:table-cell table:style-name="ce3" office:value-type="date" office:date-value="2014-09-10">
            <text:p>1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orci Escola Tècnica d'Igualada (CETI) </text:p>
          </table:table-cell>
          <table:table-cell table:style-name="ce3" office:value-type="date" office:date-value="2014-10-16">
            <text:p>16/10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grama per a l'aplicació i desenvolupament dels tributs de Catalunya </text:p>
          </table:table-cell>
          <table:table-cell table:style-name="ce3" office:value-type="date" office:date-value="2013-06-01">
            <text:p>01/06/2013</text:p>
          </table:table-cell>
          <table:table-cell table:style-name="ce2" office:value-type="string">
            <text:p><text:s/>Jordi Boixareu Cortina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ó de Polítiques Públiques (Ivàlua) </text:p>
          </table:table-cell>
          <table:table-cell table:style-name="ce3" office:value-type="date" office:date-value="2013-07-31">
            <text:p>31/07/2013</text:p>
          </table:table-cell>
          <table:table-cell table:style-name="ce2" office:value-type="string">
            <text:p><text:s/>Frederic Udina i Abelló <text:s text:c="16"/></text:p>
          </table:table-cell>
          <table:table-cell table:style-name="ce2" office:value-type="string">
            <text:p>Economia i Coneixe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Verificació Administrativa i Justificació Econòmica del Servei d'Ocupació de Catalunya (SOC)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Silvia Marchena Morales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titat Col·laboradora de l'Administració (ECA) a Sant Cugat del Vallès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titat Col·laboradora de l'Administració (ECA) a Mataró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titat Col·laboradora de l'Administració (ECA) a Puigcerdà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orci Infraestructures de Telecomunicacions de Catalunya-ITCat </text:p>
          </table:table-cell>
          <table:table-cell table:style-name="ce3" office:value-type="date" office:date-value="2014-02-28">
            <text:p>28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erritorial del Barcelones-Nord del Servei d'Ocupació de Catalunya (SOC)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José Luque Fernández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mbra de Comerç, Indústria i Navegació de Barcelona (Delegació a L'Hospitalet de Llobregat) </text:p>
          </table:table-cell>
          <table:table-cell table:style-name="ce3" office:value-type="date" office:date-value="2013-10-16">
            <text:p>16/10/2013</text:p>
          </table:table-cell>
          <table:table-cell table:style-name="ce2" office:value-type="string">
            <text:p><text:s/>Joan Martorell Castillo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Coordinació i Suport Tècnic </text:p>
          </table:table-cell>
          <table:table-cell table:style-name="ce3" office:value-type="date" office:date-value="2013-06-27">
            <text:p>27/06/2013</text:p>
          </table:table-cell>
          <table:table-cell table:style-name="ce2" office:value-type="string">
            <text:p><text:s/>Francisco José Herrero Culleré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CCIÓ a l'Alt Penedès, Garraf i Maresme </text:p>
          </table:table-cell>
          <table:table-cell table:style-name="ce3" office:value-type="date" office:date-value="2014-10-31">
            <text:p>31/10/2014</text:p>
          </table:table-cell>
          <table:table-cell table:style-name="ce2" office:value-type="string">
            <text:p><text:s/>Cristina Fabián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Verificació sobre el Terreny del Servei d'Ocupació de Catalunya (SOC)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Clemente Acedo Crespo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Territorial del Barcelones-Sud del Servei d'Ocupació de Catalunya (SOC)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Antonia Miranda Casanovas <text:s text:c="16"/></text:p>
          </table:table-cell>
          <table:table-cell table:style-name="ce2" office:value-type="string">
            <text:p>Empresa i Ocup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per al Desenvolupament de l'Autogovern 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<text:s/>Xavier Bernadí i Gil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ssessor/a en matèria de polítiques locals </text:p>
          </table:table-cell>
          <table:table-cell table:style-name="ce3" office:value-type="date" office:date-value="2013-06-14">
            <text:p>14/06/2013</text:p>
          </table:table-cell>
          <table:table-cell table:style-name="ce2" office:value-type="string">
            <text:p><text:s/>Salvador Jorba i Nadal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onat per a la Transparència i l'Accés a la Informació Pública </text:p>
          </table:table-cell>
          <table:table-cell table:style-name="ce3" office:value-type="date" office:date-value="2015-02-28">
            <text:p>28/02/2015</text:p>
          </table:table-cell>
          <table:table-cell table:style-name="ce2" office:value-type="string">
            <text:p><text:s/>Núria Bassols i Muntada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e Processos i Administració Electrònica </text:p>
          </table:table-cell>
          <table:table-cell table:style-name="ce3" office:value-type="date" office:date-value="2013-06-29">
            <text:p>2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Inspecció General de Serveis de Personal </text:p>
          </table:table-cell>
          <table:table-cell table:style-name="ce3" office:value-type="date" office:date-value="2013-06-29">
            <text:p>2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s Territorials de Governació i Relacions Institucionals a l'Alt Pirineu i Aran 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Qualitat i Millora de Processos 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Suport al Desenvolupament de l'Administració Electrònica 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ubdirecció General d'Afers Religiosos 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Assessorament i Coordinació 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Control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'Alt Pirineu i Aran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e Barcelona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e Catalunya Central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e Girona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e Lleida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del Camp de Tarragona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 Seguiment les Terres de l'Ebre </text:p>
          </table:table-cell>
          <table:table-cell table:style-name="ce3" office:value-type="date" office:date-value="2014-09-30">
            <text:p>30/09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Interdepartamental de Transparència i Accés a la Informació Pública </text:p>
          </table:table-cell>
          <table:table-cell table:style-name="ce3" office:value-type="date" office:date-value="2015-02-28">
            <text:p>28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Tècnica de Treball per a la Transparència i l'Accés a la Informació </text:p>
          </table:table-cell>
          <table:table-cell table:style-name="ce3" office:value-type="date" office:date-value="2015-02-28">
            <text:p>28/02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tè Tècnic per a la Recuperació i la Identificació de Persones Desaparegudes durant la Guerra Civil i la Dictadura Franquista </text:p>
          </table:table-cell>
          <table:table-cell table:style-name="ce3" office:value-type="date" office:date-value="2013-11-23">
            <text:p>23/11/2013</text:p>
          </table:table-cell>
          <table:table-cell table:style-name="ce2" office:value-type="string">
            <text:p><text:s/>Miquel Puig i Roig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ssessor en Prospecció i Estudis </text:p>
          </table:table-cell>
          <table:table-cell table:style-name="ce3" office:value-type="date" office:date-value="2014-04-09">
            <text:p>09/04/2014</text:p>
          </table:table-cell>
          <table:table-cell table:style-name="ce2" office:value-type="string">
            <text:p><text:s/>David Coloma i Guerrero <text:s text:c="16"/></text:p>
          </table:table-cell>
          <table:table-cell table:style-name="ce2" office:value-type="string">
            <text:p>Governació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Incidències en la Nòmina </text:p>
          </table:table-cell>
          <table:table-cell table:style-name="ce3" office:value-type="date" office:date-value="2014-04-01">
            <text:p>01/04/2014</text:p>
          </table:table-cell>
          <table:table-cell table:style-name="ce2" office:value-type="string">
            <text:p><text:s/>Yolanda Cabau Albacete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Registre de documentació jurídica i coordinació administrativa </text:p>
          </table:table-cell>
          <table:table-cell table:style-name="ce3" office:value-type="date" office:date-value="2015-01-14">
            <text:p>14/01/2015</text:p>
          </table:table-cell>
          <table:table-cell table:style-name="ce2" office:value-type="string">
            <text:p><text:s/>Vicenta Rodríguez Requejo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Nòmines i Despeses de Personal </text:p>
          </table:table-cell>
          <table:table-cell table:style-name="ce3" office:value-type="date" office:date-value="2014-05-24">
            <text:p>24/05/2014</text:p>
          </table:table-cell>
          <table:table-cell table:style-name="ce2" office:value-type="string">
            <text:p><text:s/>Toni López Amador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ècnica Analista de Qualitat </text:p>
          </table:table-cell>
          <table:table-cell table:style-name="ce3" office:value-type="date" office:date-value="2015-01-15">
            <text:p>15/01/2015</text:p>
          </table:table-cell>
          <table:table-cell table:style-name="ce2" office:value-type="string">
            <text:p><text:s/>Rocío Cabrera Delgado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ordinador de procediment sancionador </text:p>
          </table:table-cell>
          <table:table-cell table:style-name="ce3" office:value-type="date" office:date-value="2015-01-16">
            <text:p>16/01/2015</text:p>
          </table:table-cell>
          <table:table-cell table:style-name="ce2" office:value-type="string">
            <text:p><text:s/>Òscar Alcañiz Torrente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Policial de la Generalitat - Mossos d'Esquadra a Aitona </text:p>
          </table:table-cell>
          <table:table-cell table:style-name="ce3" office:value-type="date" office:date-value="2013-06-28">
            <text:p>28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Policial de la Generalitat - Mossos d'Esquadra a Artesa de Segre </text:p>
          </table:table-cell>
          <table:table-cell table:style-name="ce3" office:value-type="date" office:date-value="2013-06-28">
            <text:p>28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Tecnologies de la Informació i Telecomunicacions Policials </text:p>
          </table:table-cell>
          <table:table-cell table:style-name="ce3" office:value-type="date" office:date-value="2013-09-10">
            <text:p>10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'Atenció Ciutadana a Sants </text:p>
          </table:table-cell>
          <table:table-cell table:style-name="ce3" office:value-type="date" office:date-value="2013-12-17">
            <text:p>17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Edició i Coordinació Gràfica Departamental </text:p>
          </table:table-cell>
          <table:table-cell table:style-name="ce3" office:value-type="date" office:date-value="2014-08-01">
            <text:p>01/08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Funcional de Tecnologies de la Informació </text:p>
          </table:table-cell>
          <table:table-cell table:style-name="ce3" office:value-type="date" office:date-value="2015-01-09">
            <text:p>09/01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Normativa </text:p>
          </table:table-cell>
          <table:table-cell table:style-name="ce3" office:value-type="date" office:date-value="2015-01-16">
            <text:p>16/01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la Inspecció del Cos de Bombers </text:p>
          </table:table-cell>
          <table:table-cell table:style-name="ce3" office:value-type="date" office:date-value="2014-05-09">
            <text:p>09/05/2014</text:p>
          </table:table-cell>
          <table:table-cell table:style-name="ce2" office:value-type="string">
            <text:p><text:s/>Montserrat Sánchez García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ssessor del Conseller en l'Àmbit de la Informació en Xarxa </text:p>
          </table:table-cell>
          <table:table-cell table:style-name="ce3" office:value-type="date" office:date-value="2014-01-30">
            <text:p>30/01/2014</text:p>
          </table:table-cell>
          <table:table-cell table:style-name="ce2" office:value-type="string">
            <text:p><text:s/>Marc Gonzalo Pérez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Incidències de Seguretat Social </text:p>
          </table:table-cell>
          <table:table-cell table:style-name="ce3" office:value-type="date" office:date-value="2013-12-18">
            <text:p>18/12/2013</text:p>
          </table:table-cell>
          <table:table-cell table:style-name="ce2" office:value-type="string">
            <text:p><text:s/>M. Carmen Jiménez Pozo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Suport Jurídic en la Tramitació de Recursos 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<text:s/>Laia Bordas Arguello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la Unitat de Gestió de Flotes </text:p>
          </table:table-cell>
          <table:table-cell table:style-name="ce3" office:value-type="date" office:date-value="2014-04-01">
            <text:p>01/04/2014</text:p>
          </table:table-cell>
          <table:table-cell table:style-name="ce2" office:value-type="string">
            <text:p><text:s/>Guillermo Villuendas Huarte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Relacions Sindicals </text:p>
          </table:table-cell>
          <table:table-cell table:style-name="ce3" office:value-type="date" office:date-value="2013-11-29">
            <text:p>29/11/2013</text:p>
          </table:table-cell>
          <table:table-cell table:style-name="ce2" office:value-type="string">
            <text:p><text:s/>Francesc Jarque Domingo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Suport de l'Oficina de Protocol </text:p>
          </table:table-cell>
          <table:table-cell table:style-name="ce3" office:value-type="date" office:date-value="2015-01-10">
            <text:p>10/01/2015</text:p>
          </table:table-cell>
          <table:table-cell table:style-name="ce2" office:value-type="string">
            <text:p><text:s/>Eva Provencio Roig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Coordinació Administrativa </text:p>
          </table:table-cell>
          <table:table-cell table:style-name="ce3" office:value-type="date" office:date-value="2014-12-16">
            <text:p>16/12/2014</text:p>
          </table:table-cell>
          <table:table-cell table:style-name="ce2" office:value-type="string">
            <text:p><text:s/>Eloy Rodríguez Garcia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ssessorament Jurídic </text:p>
          </table:table-cell>
          <table:table-cell table:style-name="ce3" office:value-type="date" office:date-value="2014-04-05">
            <text:p>05/04/2014</text:p>
          </table:table-cell>
          <table:table-cell table:style-name="ce2" office:value-type="string">
            <text:p><text:s/>Carme Guasch Manau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rovisió, Selecció i Formació </text:p>
          </table:table-cell>
          <table:table-cell table:style-name="ce3" office:value-type="date" office:date-value="2015-01-16">
            <text:p>16/01/2015</text:p>
          </table:table-cell>
          <table:table-cell table:style-name="ce2" office:value-type="string">
            <text:p><text:s/>Araceli Costero López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Estudis i Planificació </text:p>
          </table:table-cell>
          <table:table-cell table:style-name="ce3" office:value-type="date" office:date-value="2015-01-24">
            <text:p>24/01/2015</text:p>
          </table:table-cell>
          <table:table-cell table:style-name="ce2" office:value-type="string">
            <text:p><text:s/>Antonio Ramos Medina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Gestió i Planificació de Seguretat Viària </text:p>
          </table:table-cell>
          <table:table-cell table:style-name="ce3" office:value-type="date" office:date-value="2013-12-13">
            <text:p>13/12/2013</text:p>
          </table:table-cell>
          <table:table-cell table:style-name="ce2" office:value-type="string">
            <text:p><text:s/>Ana Maria Pintó Piera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Suport de l'Àrea d'Operacions (DGPEIS)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Albert Capeta Castillo <text:s text:c="16"/></text:p>
          </table:table-cell>
          <table:table-cell table:style-name="ce2" office:value-type="string">
            <text:p>Interio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Gestió Patrimonial i Serveis als Edificis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Xavier Campà de Ferrer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s Territorials del Departament de Justícia a la Catalunya Central <text:s/></text:p>
          </table:table-cell>
          <table:table-cell table:style-name="ce3" office:value-type="date" office:date-value="2013-06-08">
            <text:p>08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Gestió de Personal 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de Coordinació i Control Econòmic 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Tècnica de Personal 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e Règim Interior i Serveis Generals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de Qualitat i Control de la Despesa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Control Pressupostari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Tècnica de Selecció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Gestió de Recursos Humans i Econòmics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ció de Tramitació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Suport Jurídic i Coordinació Tècnica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Protectorat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'Entitats Jurídiques </text:p>
          </table:table-cell>
          <table:table-cell table:style-name="ce3" office:value-type="date" office:date-value="2013-07-27">
            <text:p>27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Recursos Humans </text:p>
          </table:table-cell>
          <table:table-cell table:style-name="ce3" office:value-type="date" office:date-value="2013-07-30">
            <text:p>30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Selecció i Provisió </text:p>
          </table:table-cell>
          <table:table-cell table:style-name="ce3" office:value-type="date" office:date-value="2013-07-30">
            <text:p>30/07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enys de Munt. Servei d'Informació Mediadora (SIM) de l'Ajuntament </text:p>
          </table:table-cell>
          <table:table-cell table:style-name="ce3" office:value-type="date" office:date-value="2014-04-08">
            <text:p>08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rberà del Vallès. Servei d'Informació Mediadora (SIM) de l'Ajuntament </text:p>
          </table:table-cell>
          <table:table-cell table:style-name="ce3" office:value-type="date" office:date-value="2014-04-08">
            <text:p>08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rtosa. Servei d'Informació Mediadora (SIM) del Consell Comarcal del Baix Ebre </text:p>
          </table:table-cell>
          <table:table-cell table:style-name="ce3" office:value-type="date" office:date-value="2014-04-08">
            <text:p>08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'Informació Mediadora (SIM) del Col·legi Oficial de Psicòlegs de Catalunya </text:p>
          </table:table-cell>
          <table:table-cell table:style-name="ce3" office:value-type="date" office:date-value="2014-04-08">
            <text:p>08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egociat de Trasllats </text:p>
          </table:table-cell>
          <table:table-cell table:style-name="ce3" office:value-type="date" office:date-value="2014-05-01">
            <text:p>01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gualada. Servei d'Informació Mediadora (SIM) de l'Ajuntament </text:p>
          </table:table-cell>
          <table:table-cell table:style-name="ce3" office:value-type="date" office:date-value="2014-05-09">
            <text:p>09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'Informació Mediadora (SIM) del Col·legi Oficial de Treball Social de Catalunya </text:p>
          </table:table-cell>
          <table:table-cell table:style-name="ce3" office:value-type="date" office:date-value="2014-05-09">
            <text:p>09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leida. Servei d'Informació Mediadora (SIM) de l'Ajuntament </text:p>
          </table:table-cell>
          <table:table-cell table:style-name="ce3" office:value-type="date" office:date-value="2014-06-03">
            <text:p>03/06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us. Servei d'Informació Mediadora (SIM) d'Agroxarxa </text:p>
          </table:table-cell>
          <table:table-cell table:style-name="ce3" office:value-type="date" office:date-value="2014-06-17">
            <text:p>17/06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Administrativa de l'Àmbit Judicial de Manresa </text:p>
          </table:table-cell>
          <table:table-cell table:style-name="ce3" office:value-type="date" office:date-value="2013-06-12">
            <text:p>12/06/2013</text:p>
          </table:table-cell>
          <table:table-cell table:style-name="ce2" office:value-type="string">
            <text:p><text:s/>M. Àngels Márquez Garcia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Penitenciari Puig de les Basses </text:p>
          </table:table-cell>
          <table:table-cell table:style-name="ce3" office:value-type="date" office:date-value="2014-06-28">
            <text:p>28/06/2014</text:p>
          </table:table-cell>
          <table:table-cell table:style-name="ce2" office:value-type="string">
            <text:p><text:s/>Josep Font Català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lanificació i Projectes Estratègics </text:p>
          </table:table-cell>
          <table:table-cell table:style-name="ce3" office:value-type="date" office:date-value="2015-02-03">
            <text:p>03/02/2015</text:p>
          </table:table-cell>
          <table:table-cell table:style-name="ce2" office:value-type="string">
            <text:p><text:s/>Carlos Vicente Soler Iglesias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de Medicina Legal de Catalunya. Divisió de Barcelona Sud </text:p>
          </table:table-cell>
          <table:table-cell table:style-name="ce3" office:value-type="date" office:date-value="2014-08-13">
            <text:p>13/08/2014</text:p>
          </table:table-cell>
          <table:table-cell table:style-name="ce2" office:value-type="string">
            <text:p><text:s/>Carles Martín Fumadó <text:s text:c="16"/></text:p>
          </table:table-cell>
          <table:table-cell table:style-name="ce2" office:value-type="string">
            <text:p>Justí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Gestió i Recursos </text:p>
          </table:table-cell>
          <table:table-cell table:style-name="ce3" office:value-type="date" office:date-value="2013-07-04">
            <text:p>04/07/2013</text:p>
          </table:table-cell>
          <table:table-cell table:style-name="ce2" office:value-type="string">
            <text:p><text:s/>Teresa Farré i Lladó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'Estratègia Corporativa </text:p>
          </table:table-cell>
          <table:table-cell table:style-name="ce3" office:value-type="date" office:date-value="2013-07-04">
            <text:p>04/07/2013</text:p>
          </table:table-cell>
          <table:table-cell table:style-name="ce2" office:value-type="string">
            <text:p><text:s/>Ramon Mateu i Llevado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grama de polítiques de transparència </text:p>
          </table:table-cell>
          <table:table-cell table:style-name="ce3" office:value-type="date" office:date-value="2013-12-18">
            <text:p>18/12/2013</text:p>
          </table:table-cell>
          <table:table-cell table:style-name="ce2" office:value-type="string">
            <text:p><text:s/>Núria Bassols Muntada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tracatalònia, SA </text:p>
          </table:table-cell>
          <table:table-cell table:style-name="ce3" office:value-type="date" office:date-value="2013-10-11">
            <text:p>11/10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VC Multimèdia, SL </text:p>
          </table:table-cell>
          <table:table-cell table:style-name="ce3" office:value-type="date" office:date-value="2014-02-01">
            <text:p>01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grama per a la definició i l'assessorament de la implementació d'un nou model d'administració tributària de Catalunya </text:p>
          </table:table-cell>
          <table:table-cell table:style-name="ce3" office:value-type="date" office:date-value="2014-03-26">
            <text:p>26/03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General d'Afers Multilaterals i Europeus </text:p>
          </table:table-cell>
          <table:table-cell table:style-name="ce3" office:value-type="date" office:date-value="2014-06-06">
            <text:p>06/06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 de Gestió Acadèmica i Règim Interior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legació del Govern de la Generalitat de Catalunya a Àustria </text:p>
          </table:table-cell>
          <table:table-cell table:style-name="ce3" office:value-type="date" office:date-value="2015-01-08">
            <text:p>08/01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legació del Govern de la Generalitat de Catalunya a Itàlia </text:p>
          </table:table-cell>
          <table:table-cell table:style-name="ce3" office:value-type="date" office:date-value="2015-01-08">
            <text:p>08/01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presentant Permanent davant la Unió Europa </text:p>
          </table:table-cell>
          <table:table-cell table:style-name="ce3" office:value-type="date" office:date-value="2015-01-08">
            <text:p>08/01/2015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cretaria General (Casa Àsia) </text:p>
          </table:table-cell>
          <table:table-cell table:style-name="ce3" office:value-type="date" office:date-value="2014-07-10">
            <text:p>10/07/2014</text:p>
          </table:table-cell>
          <table:table-cell table:style-name="ce2" office:value-type="string">
            <text:p><text:s/>Montserrat Riba i Cunill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ariat del Tricentenari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Miquel Calçada i Olivella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egociat de Gestió Administrativa </text:p>
          </table:table-cell>
          <table:table-cell table:style-name="ce3" office:value-type="date" office:date-value="2015-02-21">
            <text:p>21/02/2015</text:p>
          </table:table-cell>
          <table:table-cell table:style-name="ce2" office:value-type="string">
            <text:p><text:s/>M. José Cortés Falgás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ssessor en Matèria de Relacions Institucionals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Juan Vergés Esquena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egociat de Gestió Administrativa </text:p>
          </table:table-cell>
          <table:table-cell table:style-name="ce3" office:value-type="date" office:date-value="2015-02-21">
            <text:p>21/02/2015</text:p>
          </table:table-cell>
          <table:table-cell table:style-name="ce2" office:value-type="string">
            <text:p><text:s/>Francesca Majó i Vernis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egociat d'Arxiu i Protocol·lització de Disposicions </text:p>
          </table:table-cell>
          <table:table-cell table:style-name="ce3" office:value-type="date" office:date-value="2015-02-21">
            <text:p>21/02/2015</text:p>
          </table:table-cell>
          <table:table-cell table:style-name="ce2" office:value-type="string">
            <text:p><text:s/>Carme Pujadas i Zaragoza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onat per a la Transició Nacional </text:p>
          </table:table-cell>
          <table:table-cell table:style-name="ce3" office:value-type="date" office:date-value="2015-02-28">
            <text:p>28/02/2015</text:p>
          </table:table-cell>
          <table:table-cell table:style-name="ce2" office:value-type="string">
            <text:p><text:s/>Carles Viver i Pi-Sunyer <text:s text:c="16"/></text:p>
          </table:table-cell>
          <table:table-cell table:style-name="ce2" office:value-type="string">
            <text:p>Presidència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Àrea d'Avaluacions Mèdiques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/>Xavier Gomila Vila <text:s text:c="17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de Comunicació, Imatge i Protocol (SEM) </text:p>
          </table:table-cell>
          <table:table-cell table:style-name="ce3" office:value-type="date" office:date-value="2014-07-26">
            <text:p>26/07/2014</text:p>
          </table:table-cell>
          <table:table-cell table:style-name="ce2" office:value-type="string">
            <text:p><text:s/>Siurana Llop Peralta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conòmico Financera i Infraestructures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Roger Abad Vicens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Organització i Sistemes (SEM) </text:p>
          </table:table-cell>
          <table:table-cell table:style-name="ce3" office:value-type="date" office:date-value="2014-07-26">
            <text:p>26/07/2014</text:p>
          </table:table-cell>
          <table:table-cell table:style-name="ce2" office:value-type="string">
            <text:p><text:s/>Raimon Dalmau Parés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Servei d'Avaluacions Mèdiques en l'Atenció Primària a Barcelona Ciutat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/>Primitiva Sabaté Aguilar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Sistemes d'Informació </text:p>
          </table:table-cell>
          <table:table-cell table:style-name="ce3" office:value-type="date" office:date-value="2014-03-27">
            <text:p>27/03/2014</text:p>
          </table:table-cell>
          <table:table-cell table:style-name="ce2" office:value-type="string">
            <text:p><text:s/>Pol Pérez Sus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s Jurídics (SEM) </text:p>
          </table:table-cell>
          <table:table-cell table:style-name="ce3" office:value-type="date" office:date-value="2014-07-26">
            <text:p>26/07/2014</text:p>
          </table:table-cell>
          <table:table-cell table:style-name="ce2" office:value-type="string">
            <text:p><text:s/>Pere Sust Ballester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cursos Humans (SEM) </text:p>
          </table:table-cell>
          <table:table-cell table:style-name="ce3" office:value-type="date" office:date-value="2014-07-26">
            <text:p>26/07/2014</text:p>
          </table:table-cell>
          <table:table-cell table:style-name="ce2" office:value-type="string">
            <text:p><text:s/>Pere Sust Ballester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 l'Alt Urgell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de la Cerdanya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l Pallars Jussà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l Pallars Sobirà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l Baix Penedès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 l'Urgell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 la Segarra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 la Noguera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 la Terra Alta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 la Ribera d'Ebre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l Baix Ebre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Territorial de Salut Pública al Montsià </text:p>
          </table:table-cell>
          <table:table-cell table:style-name="ce3" office:value-type="date" office:date-value="2013-05-26">
            <text:p>26/05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Interdepartamental de la SIDA a Catalunya </text:p>
          </table:table-cell>
          <table:table-cell table:style-name="ce3" office:value-type="date" office:date-value="2013-08-06">
            <text:p>06/08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rupació Europea de Cooperació Territorial Hospital de la Cerdanya </text:p>
          </table:table-cell>
          <table:table-cell table:style-name="ce3" office:value-type="date" office:date-value="2013-12-04">
            <text:p>04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'Atenció Primària (CAP) Horts de Miró </text:p>
          </table:table-cell>
          <table:table-cell table:style-name="ce3" office:value-type="date" office:date-value="2013-12-21">
            <text:p>21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or Tissues and Cells, SL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orci de Gestió Corporació Sanitària (CGCS)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Mar d'Investigacions Mèdiques (IMIM)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Hospital Universitari Vall d'Hebron-Institut de Recerca (HUVH IR)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d'Investigació Sanitària Pere Virgili (IISPV)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de Recerca Biomèdica de Lleida Fundació Dr. Pifarré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de Recerca contra la Leucèmia Josep Carreras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d'Investigació Biomèdica de Girona Dr. Josep Trueta (IdIBGI) </text:p>
          </table:table-cell>
          <table:table-cell table:style-name="ce3" office:value-type="date" office:date-value="2014-02-05">
            <text:p>05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d'Investigació Biomèdica de Bellvitge (IDIBELL)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TicSalut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Privada Centre de Recerca en Salut Internacional de Barcelona (CRESIB)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Privada Centre de Recerca en Epidemiologia Ambiental (CREAL)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Medicina Regenerativa de Barcelona (CMRB)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Privada Salut del Consorci Sanitari del Maresme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Parc Taulí, Fundació Privada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de Gestió Sanitària de l'Hospital de la Santa Creu i Sant Pau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de Recerca de l'Hospital de la Santa Creu i Sant Pau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undació Institut d'Investigació en Ciències de la Salut Germans Trias i Pujol (IGTP)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'Atenció Primària (CAP) Les Indianes (Montcada i Reixac) </text:p>
          </table:table-cell>
          <table:table-cell table:style-name="ce3" office:value-type="date" office:date-value="2014-04-12">
            <text:p>12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Departamental de Coordinació de les Tecnologies de la Informació i la Comunicació del Sistema de Salut </text:p>
          </table:table-cell>
          <table:table-cell table:style-name="ce3" office:value-type="date" office:date-value="2014-04-29">
            <text:p>29/04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de Salut Internacional (CAP Baix a Mar de Vilanova i la Geltrú) </text:p>
          </table:table-cell>
          <table:table-cell table:style-name="ce3" office:value-type="date" office:date-value="2014-05-13">
            <text:p>13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'Atenció Primària (CAP) Caldes de Malavella </text:p>
          </table:table-cell>
          <table:table-cell table:style-name="ce3" office:value-type="date" office:date-value="2014-06-26">
            <text:p>26/06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nitat de Salut Internacional Girona </text:p>
          </table:table-cell>
          <table:table-cell table:style-name="ce3" office:value-type="date" office:date-value="2014-07-09">
            <text:p>09/07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es de Suport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es Assistencials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'Atenció Primària (CAP) Gran Sol </text:p>
          </table:table-cell>
          <table:table-cell table:style-name="ce3" office:value-type="date" office:date-value="2014-07-29">
            <text:p>29/07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'Atenció Primària (CAP) Casernes </text:p>
          </table:table-cell>
          <table:table-cell table:style-name="ce3" office:value-type="date" office:date-value="2014-10-04">
            <text:p>04/10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ospital de la Santa Creu i Sant Pau </text:p>
          </table:table-cell>
          <table:table-cell table:style-name="ce3" office:value-type="date" office:date-value="2014-02-06">
            <text:p>06/02/2014</text:p>
          </table:table-cell>
          <table:table-cell table:style-name="ce2" office:value-type="string">
            <text:p><text:s/>Josefina Puig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Àrea d'Organització, Recursos i Qualitat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/>Joan Carles Cordón Bofill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veis Especials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Jaime Gil Abarca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Servei d'Avaluacions Mèdiques en l'Atenció Primària a Barcelona Centre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/>Immaculada Aguado Albillos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Unitat d'Atenció a l'Usuari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/>Glòria Gàlvez Hernando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peracions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Fernando García Alfranca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e Coordinació Sanitària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Concha Valdés de Fez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Barcelonès Nord, Maresme i Costa de Ponent </text:p>
          </table:table-cell>
          <table:table-cell table:style-name="ce3" office:value-type="date" office:date-value="2013-07-20">
            <text:p>20/07/2013</text:p>
          </table:table-cell>
          <table:table-cell table:style-name="ce2" office:value-type="string">
            <text:p><text:s/>Aurora Jover Avalos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sell Consultiu de Pacients de Catalunya </text:p>
          </table:table-cell>
          <table:table-cell table:style-name="ce3" office:value-type="date" office:date-value="2013-06-26">
            <text:p>26/06/2013</text:p>
          </table:table-cell>
          <table:table-cell table:style-name="ce2" office:value-type="string">
            <text:p><text:s/>Assumpció Lailla Jou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Servei de Gestió Jurídica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/>Antoni Mestres Benet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senvolupament Corporatiu (SEM) </text:p>
          </table:table-cell>
          <table:table-cell table:style-name="ce3" office:value-type="date" office:date-value="2014-07-25">
            <text:p>25/07/2014</text:p>
          </table:table-cell>
          <table:table-cell table:style-name="ce2" office:value-type="string">
            <text:p><text:s/>Anna Puig Marí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Servei d'Avaluació Medicolegal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 text:c="2"/>M. Dolores Ibáñez de la Chica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talà d'Avaluacions Mèdiques i Sanitàries - Servei d'Avaluacions Mèdiques en l'Atenció Especialitzada a Barcelona </text:p>
          </table:table-cell>
          <table:table-cell table:style-name="ce3" office:value-type="date" office:date-value="2013-08-09">
            <text:p>09/08/2013</text:p>
          </table:table-cell>
          <table:table-cell table:style-name="ce2" office:value-type="string">
            <text:p><text:s text:c="2"/>Cristina Zuazu Villanueva <text:s text:c="16"/></text:p>
          </table:table-cell>
          <table:table-cell table:style-name="ce2" office:value-type="string">
            <text:p>Salu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Recerca i Innovació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Xavier Baulies Bochaca <text:s text:c="44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Corporativa i de Règim Intern </text:p>
          </table:table-cell>
          <table:table-cell table:style-name="ce3" office:value-type="date" office:date-value="2013-10-25">
            <text:p>25/10/2013</text:p>
          </table:table-cell>
          <table:table-cell table:style-name="ce2" office:value-type="string">
            <text:p><text:s/>Vicenta Llana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Desenvolupament de Relacions Interpersonals i Dinàmiques de Treball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Tomàs Antoni Juste Andre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Suport Jurídic <text:s/></text:p>
          </table:table-cell>
          <table:table-cell table:style-name="ce3" office:value-type="date" office:date-value="2014-09-18">
            <text:p>18/09/2014</text:p>
          </table:table-cell>
          <table:table-cell table:style-name="ce2" office:value-type="string">
            <text:p><text:s/>Teodor Delgado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valuació de Projectes amb Impacte Econòmic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Sílvia Vila Martinez <text:s text:c="44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Assessorament del Deute Hipotecari </text:p>
          </table:table-cell>
          <table:table-cell table:style-name="ce3" office:value-type="date" office:date-value="2013-10-24">
            <text:p>24/10/2013</text:p>
          </table:table-cell>
          <table:table-cell table:style-name="ce2" office:value-type="string">
            <text:p><text:s/>Sílvia Grau Fontanal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djunt a Direcció </text:p>
          </table:table-cell>
          <table:table-cell table:style-name="ce3" office:value-type="date" office:date-value="2014-05-14">
            <text:p>14/05/2014</text:p>
          </table:table-cell>
          <table:table-cell table:style-name="ce2" office:value-type="string">
            <text:p><text:s/>Samuel Reyes i López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Cooperació Internacional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Saki Aciman Behar <text:s text:c="47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Projectes IV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Quirino Vila-Masana Portabella <text:s text:c="34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Obr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Pedro Malavia Cueva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ordinador d'Administració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Pedro Ardoy Aibar <text:s text:c="49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tè d'experts per a la reforma de les polítiques d'ordenació territorial i d'urbanisme a Catalunya </text:p>
          </table:table-cell>
          <table:table-cell table:style-name="ce3" office:value-type="date" office:date-value="2013-06-19">
            <text:p>19/06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Geologia i Obres Subterrànies </text:p>
          </table:table-cell>
          <table:table-cell table:style-name="ce3" office:value-type="date" office:date-value="2013-09-07">
            <text:p>07/09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ordinador/a de Gestió Tributària </text:p>
          </table:table-cell>
          <table:table-cell table:style-name="ce3" office:value-type="date" office:date-value="2013-10-04">
            <text:p>04/10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sa Habitatge Alt Empordà - Figueres </text:p>
          </table:table-cell>
          <table:table-cell table:style-name="ce3" office:value-type="date" office:date-value="2013-10-17">
            <text:p>17/10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ència de Residus de Catalunya a Amposta </text:p>
          </table:table-cell>
          <table:table-cell table:style-name="ce3" office:value-type="date" office:date-value="2013-11-06">
            <text:p>06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ència de Residus de Catalunya a Girona </text:p>
          </table:table-cell>
          <table:table-cell table:style-name="ce3" office:value-type="date" office:date-value="2013-11-06">
            <text:p>06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ència de Residus de Catalunya a Lleida </text:p>
          </table:table-cell>
          <table:table-cell table:style-name="ce3" office:value-type="date" office:date-value="2013-11-06">
            <text:p>06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gència de Residus de Catalunya a Tarragona </text:p>
          </table:table-cell>
          <table:table-cell table:style-name="ce3" office:value-type="date" office:date-value="2013-11-06">
            <text:p>06/11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atronat de la Vall de Núria </text:p>
          </table:table-cell>
          <table:table-cell table:style-name="ce3" office:value-type="date" office:date-value="2013-12-04">
            <text:p>04/12/2013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stitut Cartogràfic i Geològic de Catalunya </text:p>
          </table:table-cell>
          <table:table-cell table:style-name="ce3" office:value-type="date" office:date-value="2014-01-31">
            <text:p>31/01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acat, SA </text:p>
          </table:table-cell>
          <table:table-cell table:style-name="ce3" office:value-type="date" office:date-value="2014-02-01">
            <text:p>01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'Atenció Ciutadana (OAC) del DTES. Clot de les Monges - Lleida </text:p>
          </table:table-cell>
          <table:table-cell table:style-name="ce3" office:value-type="date" office:date-value="2014-02-12">
            <text:p>12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'Atenció Ciutadana (OAC) del DTES. Casa Gasset - Tarragona </text:p>
          </table:table-cell>
          <table:table-cell table:style-name="ce3" office:value-type="date" office:date-value="2014-02-12">
            <text:p>12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d'Atenció Ciutadana (OAC) del DTES. Carrer d'Aragó - Barcelona </text:p>
          </table:table-cell>
          <table:table-cell table:style-name="ce3" office:value-type="date" office:date-value="2014-02-12">
            <text:p>12/02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missió Territorial d'Urbanisme de l'Alt Pirineu </text:p>
          </table:table-cell>
          <table:table-cell table:style-name="ce3" office:value-type="date" office:date-value="2014-05-30">
            <text:p>30/05/2014</text:p>
          </table:table-cell>
          <table:table-cell table:style-name="ce2" office:value-type="string">
            <text:p><text:s/>no especifica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ssessorament Jurídic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tilde Perez Sanchez <text:s text:c="42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la Política del Sòl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ria Rosa Vilella Gassio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rojectes de Millora de la Qualitat i Gestió del Coneixement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ria José Martí Gonzalez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Coordinació i Assessorament en Prevenció de la Contaminació Lluminosa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ria Dolors Recasens Olivera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ordinadora de Projectes en Matèria de Medi Ambient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ria de la Mercè Albiol Nuñez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Tècnic de Coordinació Interna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ria Cristina Domenech Berenguer <text:s text:c="31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Gestió de Recursos i Suport Legal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Maria Blanca Feliu Borrell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ssessorament de Deute Hipotecari 3 </text:p>
          </table:table-cell>
          <table:table-cell table:style-name="ce3" office:value-type="date" office:date-value="2013-10-25">
            <text:p>25/10/2013</text:p>
          </table:table-cell>
          <table:table-cell table:style-name="ce2" office:value-type="string">
            <text:p><text:s/>Maite Lorente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lanificació i Control en Prevenció de la Contaminació Lluminosa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Lluís Gustems Romeu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Estudis i Plans sectorial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Lluís Gonzaga Laguna Cano <text:s text:c="37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Estudi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Lluís Farran Carbonell <text:s text:c="41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Estudi i Anàlisi Jurídica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Lluís Angosto Poza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plicació de les Polítiques de Paisatge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Julia Trias Vilalta <text:s text:c="48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ssessor Tècnic i Supervisor de les Vies en Règim de Concessió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Josep Maria Mulet Camarasa <text:s text:c="37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ctuacions Estratègiqu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Josep Armengol Tatje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Àrea d'Inspecció de l'Edificació <text:s/></text:p>
          </table:table-cell>
          <table:table-cell table:style-name="ce3" office:value-type="date" office:date-value="2014-09-18">
            <text:p>18/09/2014</text:p>
          </table:table-cell>
          <table:table-cell table:style-name="ce2" office:value-type="string">
            <text:p><text:s/>Josep Anton Presmane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Coordinació i Avaluació de Polítiques Públiqu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Joan Gibert Pons <text:s text:c="45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'Aplicació de les Directrius Territorial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Gabriel Angel Palacio Villacampa <text:s text:c="35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ssessor en Matèria d'Empreses d'Infraestructures Viàri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Francisco Javier Gonzalez Martino <text:s text:c="33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Seguiment i Avaluació de Programes Europeu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Francesc Xavier Marti Rague <text:s text:c="3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ordinador d'Actuacions Interdepartamental en les Estacions de Muntanya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Francesc Xavier Civit Fon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tre d'Innovació del Transport (CENIT) </text:p>
          </table:table-cell>
          <table:table-cell table:style-name="ce3" office:value-type="date" office:date-value="2013-10-15">
            <text:p>15/10/2013</text:p>
          </table:table-cell>
          <table:table-cell table:style-name="ce2" office:value-type="string">
            <text:p><text:s/>Francesc Robusté Antón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Seguiment d'Empres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Climent Sole Pon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l Seguiment d'Infraestructures Estratègiqu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Carlos Garcia Revilla <text:s text:c="41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rojectes d'Infraestructures de Transport Públic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Begoña Castiblanque Miota <text:s text:c="38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rojectes d'Edificació <text:s/></text:p>
          </table:table-cell>
          <table:table-cell table:style-name="ce3" office:value-type="date" office:date-value="2014-09-18">
            <text:p>18/09/2014</text:p>
          </table:table-cell>
          <table:table-cell table:style-name="ce2" office:value-type="string">
            <text:p><text:s/>Anna Ruisánchez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rogramació i Control d'Empres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nna Pardo Arazo <text:s text:c="48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Relacions Extern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nna Fayos Molet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Control d'Empreses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na Maria Enjuanes Balaguer <text:s text:c="33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quip de Control de Qualitat de Dades (SMC) 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<text:s/>Aleix Serra i Uró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sable de Programes de Col·laboració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lberto Palacios Cobeta <text:s text:c="42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ordinador de Mobilitat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lbert Palomo Cuenca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ficina Tècnica de Plans de Millora de la Qualitat de l'Aire </text:p>
          </table:table-cell>
          <table:table-cell table:style-name="ce3" office:value-type="date" office:date-value="2014-02-14">
            <text:p>14/02/2014</text:p>
          </table:table-cell>
          <table:table-cell table:style-name="ce2" office:value-type="string">
            <text:p><text:s/>Albert Garcia Lus <text:s text:c="16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Projectes I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gustí Batlle Melià <text:s text:c="44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recció de Projectes III </text:p>
          </table:table-cell>
          <table:table-cell table:style-name="ce3" office:value-type="date" office:date-value="2013-09-11">
            <text:p>11/09/2013</text:p>
          </table:table-cell>
          <table:table-cell table:style-name="ce2" office:value-type="string">
            <text:p><text:s/>Adolf Folque Elguezabal <text:s text:c="40"/></text:p>
          </table:table-cell>
          <table:table-cell table:style-name="ce2" office:value-type="string">
            <text:p>Territori i Sostenibilitat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nous resps i deixen càrrec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9" table:default-cell-style-name="Excel_20_Built-in_20_Normal"/>
        <table:table-row table:style-name="ro3">
          <table:table-cell office:value-type="string">
            <text:p>ENTITAT AMB NOU RESPONSABLE</text:p>
          </table:table-cell>
          <table:table-cell office:value-type="string">
            <text:p>DATA</text:p>
          </table:table-cell>
          <table:table-cell office:value-type="string">
            <text:p>NOM I COGNOMS RESPONSABLE</text:p>
          </table:table-cell>
          <table:table-cell/>
          <table:table-cell office:value-type="string">
            <text:p>PERSONA REEMPLAÇADA</text:p>
          </table:table-cell>
          <table:table-cell office:value-type="string">
            <text:p>DEP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Anàlisi i Prospectiv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Víctor Cullell i Comell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Relacions Institucional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Víctor Cullell i Comell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i Gestió de Programe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. Pilar Pérez Ordoñ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ció Territorial de l'Esport a Lleida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<text:s/>Josep Ramon Solsona i Oliv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im <text:s/>Perisé Duaigües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ció Territorial de l'Esport a Lleida <text:s/></text:p>
          </table:table-cell>
          <table:table-cell table:style-name="ce4" office:value-type="string">
            <text:p>2013-06-15 -</text:p>
          </table:table-cell>
          <table:table-cell table:style-name="ce4" office:value-type="string">
            <text:p>Josep Ramon Solsona i Oliv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ció Territorial de l'Esport a Lleida <text:s/></text:p>
          </table:table-cell>
          <table:table-cell table:style-name="ce4" office:value-type="string">
            <text:p>2013-06-21 -</text:p>
          </table:table-cell>
          <table:table-cell table:style-name="ce4" office:value-type="string">
            <text:p><text:s/>Josep Ramon Solsona Oliv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l Govern de la Generalitat a les Terres de l'Ebre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/>Francesc Xavier Pallarès i Povi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isco Javier Pallarès Povill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Formació <text:s/></text:p>
          </table:table-cell>
          <table:table-cell table:style-name="ce4" office:value-type="string">
            <text:p>2013-07-19 -</text:p>
          </table:table-cell>
          <table:table-cell table:style-name="ce4" office:value-type="string">
            <text:p><text:s/>Gemma Vilaró Mendi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fael Nebot Villar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ctor del Centre d'Estudis d'Opinió <text:s/></text:p>
          </table:table-cell>
          <table:table-cell table:style-name="ce4" office:value-type="string">
            <text:p>2013-07-19 -</text:p>
          </table:table-cell>
          <table:table-cell table:style-name="ce4" office:value-type="string">
            <text:p><text:s/>Jordi Matas Dalmas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Marcet i Morera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Relacions Institucionals <text:s/></text:p>
          </table:table-cell>
          <table:table-cell table:style-name="ce4" office:value-type="string">
            <text:p>2013-07-31 -</text:p>
          </table:table-cell>
          <table:table-cell table:style-name="ce4" office:value-type="string">
            <text:p><text:s/>Alexandre Figueras Nad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a Madrid <text:s/></text:p>
          </table:table-cell>
          <table:table-cell table:style-name="ce4" office:value-type="string">
            <text:p>2013-08-02 -</text:p>
          </table:table-cell>
          <table:table-cell table:style-name="ce4" office:value-type="string">
            <text:p><text:s/>Josep Maria Bosch Bes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Casas i Bedós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Gestió Econòmica (EADOP) <text:s/></text:p>
          </table:table-cell>
          <table:table-cell table:style-name="ce4" office:value-type="string">
            <text:p>2013-08-22 -</text:p>
          </table:table-cell>
          <table:table-cell table:style-name="ce4" office:value-type="string">
            <text:p><text:s/>Mercè Vallalta Torn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tudis i Recerca <text:s/></text:p>
          </table:table-cell>
          <table:table-cell table:style-name="ce4" office:value-type="string">
            <text:p>2013-09-05 -</text:p>
          </table:table-cell>
          <table:table-cell table:style-name="ce4" office:value-type="string">
            <text:p><text:s/>Francisco José Rodríguez i Pontó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President <text:s/></text:p>
          </table:table-cell>
          <table:table-cell table:style-name="ce4" office:value-type="string">
            <text:p>2013-09-19 -</text:p>
          </table:table-cell>
          <table:table-cell table:style-name="ce4" office:value-type="string">
            <text:p><text:s/>Maria-Reis Quinzaños de Vi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Arbalat i Gómez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Interdepartamentals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/>Jordi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a Puig Verdié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ribunal Català de l'Esport <text:s/></text:p>
          </table:table-cell>
          <table:table-cell table:style-name="ce4" office:value-type="string">
            <text:p>2014-02-11 -</text:p>
          </table:table-cell>
          <table:table-cell table:style-name="ce4" office:value-type="string">
            <text:p><text:s/>Carles Trullols Clemen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Maria Xiol i Quingles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Cooperació al Desenvolupament <text:s/></text:p>
          </table:table-cell>
          <table:table-cell table:style-name="ce4" office:value-type="string">
            <text:p>2014-02-20 -</text:p>
          </table:table-cell>
          <table:table-cell table:style-name="ce4" office:value-type="string">
            <text:p>Carles Llorens i Vi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Cooperació al Desenvolupament <text:s/></text:p>
          </table:table-cell>
          <table:table-cell table:style-name="ce4" office:value-type="string">
            <text:p>2014-02-20 -</text:p>
          </table:table-cell>
          <table:table-cell table:style-name="ce4" office:value-type="string">
            <text:p><text:s/>Marta Macías Quesa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Llorens i Vila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Cooperació al Desenvolupament <text:s/></text:p>
          </table:table-cell>
          <table:table-cell table:style-name="ce4" office:value-type="string">
            <text:p>2014-02-21 -</text:p>
          </table:table-cell>
          <table:table-cell table:style-name="ce4" office:value-type="string">
            <text:p><text:s/>Marta Macias Quesa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Cooperació al Desenvolupament <text:s/></text:p>
          </table:table-cell>
          <table:table-cell table:style-name="ce4" office:value-type="string">
            <text:p>2014-02-21 -</text:p>
          </table:table-cell>
          <table:table-cell table:style-name="ce4" office:value-type="string">
            <text:p><text:s/>Marta Macias Quesa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ta Macías Quesada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 la Delegació Territorial del Govern de la Generalitat a Lleida <text:s/></text:p>
          </table:table-cell>
          <table:table-cell table:style-name="ce4" office:value-type="string">
            <text:p>2014-02-28 -</text:p>
          </table:table-cell>
          <table:table-cell table:style-name="ce4" office:value-type="string">
            <text:p><text:s/>Sílvia Rosanes Mul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oni Gili i Segura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d'Estudis <text:s/></text:p>
          </table:table-cell>
          <table:table-cell table:style-name="ce4" office:value-type="string">
            <text:p>2014-03-12 -</text:p>
          </table:table-cell>
          <table:table-cell table:style-name="ce4" office:value-type="string">
            <text:p><text:s/>Alfredo Irurtia Amig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ussana Soler Pr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Internacional de Comunicació i Relacions Públiques Eugeni Xammar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Jaume Clotet Pla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tí Estruch Axmacher <text:s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l Govern de la Generalitat a les Terres de l'Ebre <text:s/></text:p>
          </table:table-cell>
          <table:table-cell table:style-name="ce4" office:value-type="string">
            <text:p>2014-04-11 -</text:p>
          </table:table-cell>
          <table:table-cell table:style-name="ce4" office:value-type="string">
            <text:p>Francesc Xavier Pallarès i Povi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Relacions Exteriors <text:s/></text:p>
          </table:table-cell>
          <table:table-cell table:style-name="ce4" office:value-type="string">
            <text:p>2014-04-11 -</text:p>
          </table:table-cell>
          <table:table-cell table:style-name="ce4" office:value-type="string">
            <text:p>Francesc de Paula Gambús i Mill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l Joc i d'Espectacles a les Terres de l'Ebre <text:s/></text:p>
          </table:table-cell>
          <table:table-cell table:style-name="ce4" office:value-type="string">
            <text:p>2014-04-15 -</text:p>
          </table:table-cell>
          <table:table-cell table:style-name="ce4" office:value-type="string">
            <text:p><text:s/>Montserrat Pegueroles Margalef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Juan Aixa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l Govern de la Generalitat a les Terres de l'Ebre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Francesc Xavier Pallarès Povi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gistre i Assessorament Jurídic d'Entitats Esportives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/>Elisa Amat Rosell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mon Planas fon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Relacions Exteriors <text:s/></text:p>
          </table:table-cell>
          <table:table-cell table:style-name="ce4" office:value-type="string">
            <text:p>2014-06-06 -</text:p>
          </table:table-cell>
          <table:table-cell table:style-name="ce4" office:value-type="string">
            <text:p><text:s/>Iban Rabasa i Benave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Afers Multilaterals i Europeu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Manuel Manonelles i Tarrag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bres i Serveis <text:s/></text:p>
          </table:table-cell>
          <table:table-cell table:style-name="ce4" office:value-type="string">
            <text:p>2014-06-21 -</text:p>
          </table:table-cell>
          <table:table-cell table:style-name="ce4" office:value-type="string">
            <text:p><text:s/>Anna Maria Clarimon Als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quel Angel Ramos Santiago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Difusió de Direcció General d'Atenció Ciutadana i Difusió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Jaume Busqué Barcel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l Joc i d'Espectacles a Lleida <text:s/></text:p>
          </table:table-cell>
          <table:table-cell table:style-name="ce4" office:value-type="string">
            <text:p>2014-08-01 -</text:p>
          </table:table-cell>
          <table:table-cell table:style-name="ce4" office:value-type="string">
            <text:p>Jesús Castillón i Zazurc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ocumentació i Publicacions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<text:s/>Mónica Ortega Rop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Lluïsa Berasategui Dolce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Registre General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<text:s/>Laia Molias Mor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regori Mascareñas Rubies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quipaments Esportius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Francesc Fàbregas i Bos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l Joc i d'Espectacles a Lleida <text:s/></text:p>
          </table:table-cell>
          <table:table-cell table:style-name="ce4" office:value-type="string">
            <text:p>2014-09-04 -</text:p>
          </table:table-cell>
          <table:table-cell table:style-name="ce4" office:value-type="string">
            <text:p><text:s/>Jordi Azuara Casad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quipaments Esportius <text:s/></text:p>
          </table:table-cell>
          <table:table-cell table:style-name="ce4" office:value-type="string">
            <text:p>2014-09-11 -</text:p>
          </table:table-cell>
          <table:table-cell table:style-name="ce4" office:value-type="string">
            <text:p><text:s/>Mariano Bordas M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Tècnica <text:s/></text:p>
          </table:table-cell>
          <table:table-cell table:style-name="ce4" office:value-type="string">
            <text:p>2014-09-11 -</text:p>
          </table:table-cell>
          <table:table-cell table:style-name="ce4" office:value-type="string">
            <text:p>Mariano Bordas Mo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 França i Suïssa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Martí Anglada i Birul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yse Olivé Quintana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 de la Generalitat a Perpinyà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<text:s/>Josep Puigverd i Puns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ean François Gauby <text:s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l Govern <text:s/></text:p>
          </table:table-cell>
          <table:table-cell table:style-name="ce4" office:value-type="string">
            <text:p>2014-12-02 -</text:p>
          </table:table-cell>
          <table:table-cell table:style-name="ce4" office:value-type="string">
            <text:p><text:s/>Lluís Azemar Mallard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Capelleras i González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Tècnica <text:s/></text:p>
          </table:table-cell>
          <table:table-cell table:style-name="ce4" office:value-type="string">
            <text:p>2015-01-15 -</text:p>
          </table:table-cell>
          <table:table-cell table:style-name="ce4" office:value-type="string">
            <text:p><text:s/>Sílvia Echevarría Borrà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ís Azemar Mallard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davant la Unió Europea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Pere Puig Angla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nt Permanent davant la Unió Europa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Amadeu Altafaj i Tardi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ls Estats Units d'Amèrica <text:s/></text:p>
          </table:table-cell>
          <table:table-cell table:style-name="ce4" office:value-type="string">
            <text:p>2015-01-21 -</text:p>
          </table:table-cell>
          <table:table-cell table:style-name="ce4" office:value-type="string">
            <text:p>Andrew Davi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ls Estats Units d'Amèrica <text:s/></text:p>
          </table:table-cell>
          <table:table-cell table:style-name="ce4" office:value-type="string">
            <text:p>2015-01-22 -</text:p>
          </table:table-cell>
          <table:table-cell table:style-name="ce4" office:value-type="string">
            <text:p><text:s/>Andrew Scott Davi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 Àustria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/>Adam Casals Jorb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 Itàlia <text:s/></text:p>
          </table:table-cell>
          <table:table-cell table:style-name="ce4" office:value-type="string">
            <text:p>2015-02-04 -</text:p>
          </table:table-cell>
          <table:table-cell table:style-name="ce4" office:value-type="string">
            <text:p><text:s/>Luca Bellizzi Cerr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peració Econòmica Loc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Daniel Fuertes i Rosi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t de l'Escola d'Administració Pública a les Terres de l'Ebre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Begoña Falcó i Cug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Relacions Institucionals i Participació a Terres de l'Ebre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Francesc Estorach Fatsini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Interdepartament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Iolanda Gaig i Germà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e Reforma Loc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Elisenda Aguilà i Rech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i Coordinació Administrativa <text:s/></text:p>
          </table:table-cell>
          <table:table-cell table:style-name="ce4" office:value-type="string">
            <text:p>2013-06-01 -</text:p>
          </table:table-cell>
          <table:table-cell table:style-name="ce4" office:value-type="string">
            <text:p>Marta Melià i Puig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Afers Religiosos <text:s/></text:p>
          </table:table-cell>
          <table:table-cell table:style-name="ce4" office:value-type="string">
            <text:p>2013-06-07 -</text:p>
          </table:table-cell>
          <table:table-cell table:style-name="ce4" office:value-type="string">
            <text:p><text:s/>Enric Vendrell i Auba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Puigdollers i Noblom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'Innovació i Qualitat Democràtica <text:s/></text:p>
          </table:table-cell>
          <table:table-cell table:style-name="ce4" office:value-type="string">
            <text:p>2013-06-07 -</text:p>
          </table:table-cell>
          <table:table-cell table:style-name="ce4" office:value-type="string">
            <text:p>Enric Vendrell i Auba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tudis <text:s/></text:p>
          </table:table-cell>
          <table:table-cell table:style-name="ce4" office:value-type="string">
            <text:p>2013-07-04 -</text:p>
          </table:table-cell>
          <table:table-cell table:style-name="ce4" office:value-type="string">
            <text:p>Salvador Gómez i Pér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lacions Institucionals i de Foment de la Qualitat Democràtica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<text:s/>Jordi Barrat i Estev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Bañeres i Torr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<text:s/>Carme Bañeres i To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tudis <text:s/></text:p>
          </table:table-cell>
          <table:table-cell table:style-name="ce4" office:value-type="string">
            <text:p>2013-09-13 -</text:p>
          </table:table-cell>
          <table:table-cell table:style-name="ce4" office:value-type="string">
            <text:p><text:s/>M. Elena Ruíz i Lega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Interdepartamental <text:s/></text:p>
          </table:table-cell>
          <table:table-cell table:style-name="ce4" office:value-type="string">
            <text:p>2013-09-27 -</text:p>
          </table:table-cell>
          <table:table-cell table:style-name="ce4" office:value-type="string">
            <text:p><text:s/>Iolanda Gaig i Germ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Formació i d'Assistència a la Selecció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/>Xavier Torreguitart i Jail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i Selecció per a l'Administració Local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/>Magdalena Castro i Masali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Contínua i Suport a la Selecció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/>Lluís Ràfols i Ràfo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a la Formació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/>Anna Maria Arriaga i Poblado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isseny i Program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Mireia Plana i Fra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Pressupostària i Personal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Daniel Garcia i Casad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erca i Gestió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Margarida Abella i Mestanz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Administrativa i Règim interior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Sandra Soria i Carri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t de l'Escola d'Administració Pública a les Terres de l'Ebre <text:s/></text:p>
          </table:table-cell>
          <table:table-cell table:style-name="ce4" office:value-type="string">
            <text:p>2013-10-18 -</text:p>
          </table:table-cell>
          <table:table-cell table:style-name="ce4" office:value-type="string">
            <text:p>Begoña Falcó i Cuga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Governació i Relacions Institucionals a Barcelo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Anna Mochales i Collad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ècnic del Web i la Intranet <text:s/></text:p>
          </table:table-cell>
          <table:table-cell table:style-name="ce4" office:value-type="string">
            <text:p>2013-11-01 -</text:p>
          </table:table-cell>
          <table:table-cell table:style-name="ce4" office:value-type="string">
            <text:p>Rosa Salo Gra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visió de Llocs <text:s/></text:p>
          </table:table-cell>
          <table:table-cell table:style-name="ce4" office:value-type="string">
            <text:p>2013-12-19 -</text:p>
          </table:table-cell>
          <table:table-cell table:style-name="ce4" office:value-type="string">
            <text:p><text:s/>Dolors Montilla i Meji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Estudis i Assessorament Jurídic en Matèria de Traspassos i Cooperació Institucional <text:s/></text:p>
          </table:table-cell>
          <table:table-cell table:style-name="ce4" office:value-type="string">
            <text:p>2014-01-21 -</text:p>
          </table:table-cell>
          <table:table-cell table:style-name="ce4" office:value-type="string">
            <text:p>Gemma Capdevila i Ponc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essorament i Coordinació <text:s/></text:p>
          </table:table-cell>
          <table:table-cell table:style-name="ce4" office:value-type="string">
            <text:p>2014-01-21 -</text:p>
          </table:table-cell>
          <table:table-cell table:style-name="ce4" office:value-type="string">
            <text:p><text:s/>Gemma Capdevila i Ponc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Bilateral Generalitat-Estat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/>Joana Ortega i Alem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ntoni Duran i Lleid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Mixta d'Afers Econòmics i Fiscals Estat-Generalitat de Catalunya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/>Joana Ortega i Alem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ntoni Duran i Lleid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Bilateral d'Infraestructures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/>Joana Ortega i Alem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ntoni Duran i Lleid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Mixta de Transferències Estat-Generalitat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/>Joana Ortega i Alem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ntoni Duran i Lleid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Organització i Administració Electrònica <text:s/></text:p>
          </table:table-cell>
          <table:table-cell table:style-name="ce4" office:value-type="string">
            <text:p>2014-02-04 -</text:p>
          </table:table-cell>
          <table:table-cell table:style-name="ce4" office:value-type="string">
            <text:p><text:s/>Rubén Rebollo i Martí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Europeu de la Mediterrània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/>Senén Florensa i Pal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dreu Bassols i Soldevil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Inspecció General de Serveis de Personal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/>Olga Morros i Figuer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<text:s/></text:p>
          </table:table-cell>
          <table:table-cell table:style-name="ce4" office:value-type="string">
            <text:p>2014-03-15 -</text:p>
          </table:table-cell>
          <table:table-cell table:style-name="ce4" office:value-type="string">
            <text:p>Eva Ibàñez i More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 Cooperació i Coordinació de les Administracions Locals <text:s/></text:p>
          </table:table-cell>
          <table:table-cell table:style-name="ce4" office:value-type="string">
            <text:p>2014-03-21 -</text:p>
          </table:table-cell>
          <table:table-cell table:style-name="ce4" office:value-type="string">
            <text:p><text:s/>Marc Prat i Arre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Cañada i Campos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Governació i Relacions Institucionals a Girona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<text:s/>M. Assumpció Rodríguez i Vile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sabel Muradàs i Vàzquez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la Vicepresidència <text:s/></text:p>
          </table:table-cell>
          <table:table-cell table:style-name="ce4" office:value-type="string">
            <text:p>2014-05-03 -</text:p>
          </table:table-cell>
          <table:table-cell table:style-name="ce4" office:value-type="string">
            <text:p>Oriol Lázaro i Llove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de Suport al Jurat d'Expropiació de Cataluny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Ana Isabel Cuenca i Val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'Innovació i Qualitat Democràtica <text:s/></text:p>
          </table:table-cell>
          <table:table-cell table:style-name="ce4" office:value-type="string">
            <text:p>2014-05-16 -</text:p>
          </table:table-cell>
          <table:table-cell table:style-name="ce4" office:value-type="string">
            <text:p><text:s/>Jordi Barrat i Estev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ecnicojurídic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Marta Garsaball i Pujo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erca, Documentació i Publicacions <text:s/></text:p>
          </table:table-cell>
          <table:table-cell table:style-name="ce4" office:value-type="string">
            <text:p>2014-06-26 -</text:p>
          </table:table-cell>
          <table:table-cell table:style-name="ce4" office:value-type="string">
            <text:p><text:s/>Mireia Plana i Fra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isseny i Programes <text:s/></text:p>
          </table:table-cell>
          <table:table-cell table:style-name="ce4" office:value-type="string">
            <text:p>2014-06-26 -</text:p>
          </table:table-cell>
          <table:table-cell table:style-name="ce4" office:value-type="string">
            <text:p>Mireia Plana i Fran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la Vicepresidència <text:s/></text:p>
          </table:table-cell>
          <table:table-cell table:style-name="ce4" office:value-type="string">
            <text:p>2014-09-02 -</text:p>
          </table:table-cell>
          <table:table-cell table:style-name="ce4" office:value-type="string">
            <text:p><text:s/>Dolors Llorens i Ardia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4-09-02 -</text:p>
          </table:table-cell>
          <table:table-cell table:style-name="ce4" office:value-type="string">
            <text:p><text:s/>Rosaura Ferriz i Pachec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ederic López i Palau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isseny i Programes <text:s/></text:p>
          </table:table-cell>
          <table:table-cell table:style-name="ce4" office:value-type="string">
            <text:p>2014-10-02 -</text:p>
          </table:table-cell>
          <table:table-cell table:style-name="ce4" office:value-type="string">
            <text:p><text:s/>Anna Gisbert Martín de Hij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4-10-03 -</text:p>
          </table:table-cell>
          <table:table-cell table:style-name="ce4" office:value-type="string">
            <text:p>Carme Bañeres i To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Cooperació Local a Barcelona <text:s/></text:p>
          </table:table-cell>
          <table:table-cell table:style-name="ce4" office:value-type="string">
            <text:p>2014-10-29 -</text:p>
          </table:table-cell>
          <table:table-cell table:style-name="ce4" office:value-type="string">
            <text:p>Víctor Gurri i Sa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4-11-12 -</text:p>
          </table:table-cell>
          <table:table-cell table:style-name="ce4" office:value-type="string">
            <text:p><text:s/>Isabel Ana Escandell i Sa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Cooperació Local a Barcelona <text:s/></text:p>
          </table:table-cell>
          <table:table-cell table:style-name="ce4" office:value-type="string">
            <text:p>2014-11-18 -</text:p>
          </table:table-cell>
          <table:table-cell table:style-name="ce4" office:value-type="string">
            <text:p><text:s/>Jordi Pesudo i Cas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Processos i Administració Electrònica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/>Joan Xirau i Se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Qualitat i Millora de Processos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/>Núria Espuny i Salvad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l Desenvolupament de l'Administració Electrònica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/>Rosa Gallego i Españ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i Coordinació Administrativa <text:s/></text:p>
          </table:table-cell>
          <table:table-cell table:style-name="ce4" office:value-type="string">
            <text:p>2014-12-02 -</text:p>
          </table:table-cell>
          <table:table-cell table:style-name="ce4" office:value-type="string">
            <text:p><text:s/>Montserrat Carrés i Mart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a la Formació <text:s/></text:p>
          </table:table-cell>
          <table:table-cell table:style-name="ce4" office:value-type="string">
            <text:p>2014-12-03 -</text:p>
          </table:table-cell>
          <table:table-cell table:style-name="ce4" office:value-type="string">
            <text:p><text:s/>Josep Maria Nin i Lumbia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Maria Arriaga i Poblador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lacions Institucionals i de Foment de la Qualitat Democràtica <text:s/></text:p>
          </table:table-cell>
          <table:table-cell table:style-name="ce4" office:value-type="string">
            <text:p>2014-12-03 -</text:p>
          </table:table-cell>
          <table:table-cell table:style-name="ce4" office:value-type="string">
            <text:p>Jordi Barrat i Estev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'Innovació i Qualitat Democràtica <text:s/></text:p>
          </table:table-cell>
          <table:table-cell table:style-name="ce4" office:value-type="string">
            <text:p>2014-12-12 -</text:p>
          </table:table-cell>
          <table:table-cell table:style-name="ce4" office:value-type="string">
            <text:p>Jordi Barrat i Estev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Relacions Institucionals i Participació a Barcelona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<text:s/>Teresa Ortiz i Ripo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<text:s/>Isabel Escandell i Sa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sabel Ana Escandell i Sanchez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/>Lluís Anaya i To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alentí Daniel Vilaseca 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es Secretaries dels Òrgans Estatutaris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Conxa Gómez i Fernànd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articipacions Públiques i Patrimoni Immateri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Joan Manuel Espuelas Puigdoller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èlia Gomà Aznar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Organització de Proves d'Accés a la Universitat <text:s/></text:p>
          </table:table-cell>
          <table:table-cell table:style-name="ce4" office:value-type="string">
            <text:p>2013-05-30 -</text:p>
          </table:table-cell>
          <table:table-cell table:style-name="ce4" office:value-type="string">
            <text:p><text:s/>Montserrat Plaza i Sega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 Plaza i Segarr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3-06-15 -</text:p>
          </table:table-cell>
          <table:table-cell table:style-name="ce4" office:value-type="string">
            <text:p><text:s/>Esther Vera Garcí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per a la Qualitat del Sistema Universitari de Catalunya (AQU) <text:s/></text:p>
          </table:table-cell>
          <table:table-cell table:style-name="ce4" office:value-type="string">
            <text:p>2013-06-28 -</text:p>
          </table:table-cell>
          <table:table-cell table:style-name="ce4" office:value-type="string">
            <text:p><text:s/>Josep Joan Moreso Mate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im Prats i Cuevas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de Pagaments <text:s/></text:p>
          </table:table-cell>
          <table:table-cell table:style-name="ce4" office:value-type="string">
            <text:p>2013-09-07 -</text:p>
          </table:table-cell>
          <table:table-cell table:style-name="ce4" office:value-type="string">
            <text:p><text:s/>Marta Miguel i Hernà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Vega Alonso Iglesias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jectes Estratègics <text:s/></text:p>
          </table:table-cell>
          <table:table-cell table:style-name="ce4" office:value-type="string">
            <text:p>2013-09-13 -</text:p>
          </table:table-cell>
          <table:table-cell table:style-name="ce4" office:value-type="string">
            <text:p><text:s/>Anna Tarrach Co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l'Agència per a la Qualitat del Sistema Universitari de Catalunya (AQU) <text:s/></text:p>
          </table:table-cell>
          <table:table-cell table:style-name="ce4" office:value-type="string">
            <text:p>2013-09-19 -</text:p>
          </table:table-cell>
          <table:table-cell table:style-name="ce4" office:value-type="string">
            <text:p><text:s/>Martí Casadesús F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nton Ferré Vidal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Gestió de Serveis i Vehicles de Representació <text:s/></text:p>
          </table:table-cell>
          <table:table-cell table:style-name="ce4" office:value-type="string">
            <text:p>2013-10-26 -</text:p>
          </table:table-cell>
          <table:table-cell table:style-name="ce4" office:value-type="string">
            <text:p><text:s/>Cèlia Gomà Azn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Arrufi i Bonastre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Organització de Proves d'Accés a la Universitat <text:s/></text:p>
          </table:table-cell>
          <table:table-cell table:style-name="ce4" office:value-type="string">
            <text:p>2013-11-06 -</text:p>
          </table:table-cell>
          <table:table-cell table:style-name="ce4" office:value-type="string">
            <text:p>Montserrat Plaza i Sega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d'Avaluació de la Qualitat <text:s/></text:p>
          </table:table-cell>
          <table:table-cell table:style-name="ce4" office:value-type="string">
            <text:p>2013-11-16 -</text:p>
          </table:table-cell>
          <table:table-cell table:style-name="ce4" office:value-type="string">
            <text:p><text:s/>Martí Casadesús F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nton Ferré i Vidal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versitat Politècnica de Catalunya (UPC) <text:s/></text:p>
          </table:table-cell>
          <table:table-cell table:style-name="ce4" office:value-type="string">
            <text:p>2013-11-21 -</text:p>
          </table:table-cell>
          <table:table-cell table:style-name="ce4" office:value-type="string">
            <text:p><text:s/>Enric Fossas Col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oni Giró i Roc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Universitaris de Catalunya (CSUC) <text:s/></text:p>
          </table:table-cell>
          <table:table-cell table:style-name="ce4" office:value-type="string">
            <text:p>2013-12-14 -</text:p>
          </table:table-cell>
          <table:table-cell table:style-name="ce4" office:value-type="string">
            <text:p><text:s/>Miquel Pui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quel Huguet i Vilell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versitat Oberta de Catalunya (UOC) <text:s/></text:p>
          </table:table-cell>
          <table:table-cell table:style-name="ce4" office:value-type="string">
            <text:p>2013-12-18 -</text:p>
          </table:table-cell>
          <table:table-cell table:style-name="ce4" office:value-type="string">
            <text:p><text:s/>Josep A. Planell Est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mma Tubella i Casadevall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Universitaris de Catalunya (CSUC) <text:s/></text:p>
          </table:table-cell>
          <table:table-cell table:style-name="ce4" office:value-type="string">
            <text:p>2013-12-21 -</text:p>
          </table:table-cell>
          <table:table-cell table:style-name="ce4" office:value-type="string">
            <text:p><text:s/>Miquel Puig i Rapos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quel Puig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conomia i Societat <text:s text:c="2"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Alexandre Costa Saenz de San Ped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oblació i Territori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Mireia Farré i Mallofr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mpresa i Ocupació <text:s text:c="2"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Marta Masats i Folguer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stàndards i Qualitat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Enric Ripoll Fo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Estela Tonzan i Ori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municació i Difusió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Josep Jiménez i Casanell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nàlisi i Seguiment <text:s/></text:p>
          </table:table-cell>
          <table:table-cell table:style-name="ce4" office:value-type="string">
            <text:p>2014-03-29 -</text:p>
          </table:table-cell>
          <table:table-cell table:style-name="ce4" office:value-type="string">
            <text:p>Esther Pallarols Llinà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eguiment d'Entitats i Participacions de la Generalitat <text:s/></text:p>
          </table:table-cell>
          <table:table-cell table:style-name="ce4" office:value-type="string">
            <text:p>2014-03-29 -</text:p>
          </table:table-cell>
          <table:table-cell table:style-name="ce4" office:value-type="string">
            <text:p>Joan Manuel Espuelas Puigdoller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Accés a la Universitat <text:s/></text:p>
          </table:table-cell>
          <table:table-cell table:style-name="ce4" office:value-type="string">
            <text:p>2014-04-02 -</text:p>
          </table:table-cell>
          <table:table-cell table:style-name="ce4" office:value-type="string">
            <text:p>Jesús M. Prujà i No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Tributària de Catalunya <text:s/></text:p>
          </table:table-cell>
          <table:table-cell table:style-name="ce4" office:value-type="string">
            <text:p>2014-04-04 -</text:p>
          </table:table-cell>
          <table:table-cell table:style-name="ce4" office:value-type="string">
            <text:p><text:s/>M. Teresa Ribas i Alguer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ís Franco i Sal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4-04 -</text:p>
          </table:table-cell>
          <table:table-cell table:style-name="ce4" office:value-type="string">
            <text:p>Teresa Ribas Alguer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4-08 -</text:p>
          </table:table-cell>
          <table:table-cell table:style-name="ce4" office:value-type="string">
            <text:p><text:s/>Antonio Martínez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Tributària de Catalunya <text:s/></text:p>
          </table:table-cell>
          <table:table-cell table:style-name="ce4" office:value-type="string">
            <text:p>2014-04-09 -</text:p>
          </table:table-cell>
          <table:table-cell table:style-name="ce4" office:value-type="string">
            <text:p><text:s/>Teresa Ribas i Alguer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Teresa Ribas i Algueró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de Física d'Altes Energies (IFAE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Matteo Cavalli-Sforz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nrique Fernández Sánchez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Internacional de Mètodes Numèrics en Enginyeria (CIMNE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Eugenio Oña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rqueologia Clàssica (ICAC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Joan Gómez Pallarè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sabel Rodà de Llanz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Tecnològic de Telecomunicacions de Catalunya (CTTC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Miguel Angel Lagu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Investigació Química (ICIQ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Miquel A. Pericàs Brond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per a la Construcció, Equipament i Explotació del Laboratori de Llum Sincrotró (CELLS - ALBA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Caterina Biscarr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Recerca en Patrimoni Cultural (ICRP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Joaquim Nadal Farre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Ciències del Clima (IC3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Xavier Rodó i Lóp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Centre de Visió per Computador (CVC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Josep Lladó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Víctor Pamias i Muño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onio Martínez Sánchez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Tributàri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Eduard Vilà Marhuen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íctor Pamias i Muñoz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5-07 -</text:p>
          </table:table-cell>
          <table:table-cell table:style-name="ce4" office:value-type="string">
            <text:p><text:s/>Víctor Pàmias Muño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íctor Pamias i Muñoz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tervenció Adjunta a la Intervenció General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/>Josefa Casas Espit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Fiscalització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/>Virgínia Astigarraga Pallar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fa Casas Espiti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l Contribuent <text:s/></text:p>
          </table:table-cell>
          <table:table-cell table:style-name="ce4" office:value-type="string">
            <text:p>2014-05-16 -</text:p>
          </table:table-cell>
          <table:table-cell table:style-name="ce4" office:value-type="string">
            <text:p><text:s/>Cristina Garcés Bon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ira 2000, SA <text:s/></text:p>
          </table:table-cell>
          <table:table-cell table:style-name="ce4" office:value-type="string">
            <text:p>2014-05-30 -</text:p>
          </table:table-cell>
          <table:table-cell table:style-name="ce4" office:value-type="string">
            <text:p><text:s/>Salvador Estapé Tria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Lluís Bonet i Ferrer <text:s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essorament Jurídic en l'Àmbit d'Universitats i Recerc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oser Martí To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er Martí Torres (en funcions)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oblació i Territori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/>Mireia Farré Mallofr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stàndards i Qualitat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/>Josep Maria Martínez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/>Estela Tonzan Ori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municació i Difusió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/>Josep Jiménez Casanell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i Recursos Humans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/>Jordi Pelejero Se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arcelona Centre Universitari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/>Montse Serr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Montull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aloracions <text:s/></text:p>
          </table:table-cell>
          <table:table-cell table:style-name="ce4" office:value-type="string">
            <text:p>2014-10-22 -</text:p>
          </table:table-cell>
          <table:table-cell table:style-name="ce4" office:value-type="string">
            <text:p><text:s/>Pere Bordas Tut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quel Matas i Noguera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istemes d'Informació Tributària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<text:s/>Emiliano Marco Gutier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nàlisi i Seguiment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/>Esther Pallarols i Llinà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jectes Estratègics d'Eficiència i Reforma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/>Isabel Tornabell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valuació Econòmica de Polítiques Públiques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/>Anna Tarrach Co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eguiment d'Entitats i Participacions de la Generalitat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/>Joan Manuel Espuelas Puigdoller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Lleida <text:s/></text:p>
          </table:table-cell>
          <table:table-cell table:style-name="ce4" office:value-type="string">
            <text:p>2014-12-30 -</text:p>
          </table:table-cell>
          <table:table-cell table:style-name="ce4" office:value-type="string">
            <text:p><text:s/>Josep Ramon Solsona i Oliv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Dolors Gigó Fernández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olítica Financera, Assegurances i Tresor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/>Josep M. Sànchez Pascu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Òliva i Ritor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Deute Públic i Operacions Financeres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Josep M. Sànchez Pascu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Deute Públic i Operacions Financeres <text:s/></text:p>
          </table:table-cell>
          <table:table-cell table:style-name="ce4" office:value-type="string">
            <text:p>2015-02-05 -</text:p>
          </table:table-cell>
          <table:table-cell table:style-name="ce4" office:value-type="string">
            <text:p><text:s/>Alba Currià Reyn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<text:s/></text:p>
          </table:table-cell>
          <table:table-cell table:style-name="ce4" office:value-type="string">
            <text:p>2015-02-25 -</text:p>
          </table:table-cell>
          <table:table-cell table:style-name="ce4" office:value-type="string">
            <text:p><text:s/>Maite Banqu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ite Banqué i Castel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<text:s/></text:p>
          </table:table-cell>
          <table:table-cell table:style-name="ce4" office:value-type="string">
            <text:p>2015-02-26 -</text:p>
          </table:table-cell>
          <table:table-cell table:style-name="ce4" office:value-type="string">
            <text:p><text:s/>Maite Banqué i Caste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ite Banqué 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 la Conseller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. del Pilar Sarroca Di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ta Barquero Lisón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(Barcelona Comarques)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/>Eva Fernandez Mo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entre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/>Elena Serra Rotll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uillermina Roca i Bosch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ersonal Docent (Serveis Territorials a la Catalunya Central) <text:s/></text:p>
          </table:table-cell>
          <table:table-cell table:style-name="ce4" office:value-type="string">
            <text:p>2013-07-09 -</text:p>
          </table:table-cell>
          <table:table-cell table:style-name="ce4" office:value-type="string">
            <text:p><text:s/>Alicia Belsa Col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l'Alumnat <text:s/></text:p>
          </table:table-cell>
          <table:table-cell table:style-name="ce4" office:value-type="string">
            <text:p>2013-07-09 -</text:p>
          </table:table-cell>
          <table:table-cell table:style-name="ce4" office:value-type="string">
            <text:p><text:s/>Manel Font Reull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cel.li Vila Costa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'Educació de Barcelona <text:s/></text:p>
          </table:table-cell>
          <table:table-cell table:style-name="ce4" office:value-type="string">
            <text:p>2013-07-25 -</text:p>
          </table:table-cell>
          <table:table-cell table:style-name="ce4" office:value-type="string">
            <text:p><text:s/>Manel Blasco Leg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Consell Escolar de Catalunya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Laura Colominas i Bassol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d'Educació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Margarida Muset Ade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cola i Família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/>Manuel Mor Moce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iquel Perez Lopez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Consell Superior d'Avaluació del Sistema Educatiu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/>Joan Estruch Tobe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Amorós Basté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Empar García Lóp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Miquela Obrador Mayo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José Diego Vargas Ca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Centres Públics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/>Antoni Llobet Mercad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Roig i Viñals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entres Privats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/>Isabel Fons Serr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fael Gispert Sempere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uport als Centres Públics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/>Laura Colominas Basso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Mata Clavell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Terrass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Carme Segura Campoy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Igualad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Gemma Serrano Alons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Badal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Rosa Murgades Rodó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Berg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Vicenç Gramunt Furi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Granollers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Begonya Hernández Ferr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L'Hospitalet de Llobregat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Maria Angels Sanz Matel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Santa Coloma de Gramenet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Marisa Sandamil Bargad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Vic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M. Pilar Molas Sargat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Vilafranca del Penedès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Àngela Rafecas i Mestr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Vilanova i la Geltrú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Rosa Magrans i Llop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Sols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Pere Jordi Baraldes Joanxic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Consell Escolar de Catalunya <text:s/></text:p>
          </table:table-cell>
          <table:table-cell table:style-name="ce4" office:value-type="string">
            <text:p>2013-10-09 -</text:p>
          </table:table-cell>
          <table:table-cell table:style-name="ce4" office:value-type="string">
            <text:p><text:s/>Berta Borras Rib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10-09 -</text:p>
          </table:table-cell>
          <table:table-cell table:style-name="ce4" office:value-type="string">
            <text:p><text:s/>Sílvia Rodes Gued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d'Educació <text:s/></text:p>
          </table:table-cell>
          <table:table-cell table:style-name="ce4" office:value-type="string">
            <text:p>2013-10-10 -</text:p>
          </table:table-cell>
          <table:table-cell table:style-name="ce4" office:value-type="string">
            <text:p><text:s/>Manel Busom To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rdenació Curricular <text:s/></text:p>
          </table:table-cell>
          <table:table-cell table:style-name="ce4" office:value-type="string">
            <text:p>2013-10-10 -</text:p>
          </table:table-cell>
          <table:table-cell table:style-name="ce4" office:value-type="string">
            <text:p>Manel Busom Torr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3-10-12 -</text:p>
          </table:table-cell>
          <table:table-cell table:style-name="ce4" office:value-type="string">
            <text:p><text:s/>Pol Xart Terradell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Rosa Martín Figueras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Esplugu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rge Lalinde Juers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Manres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Isabel Muixí i Clusell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Maresme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Leslie Pericot Moh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Sant Gervasi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argarita Hernández Gui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La Pau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ontserrat Cermeño Aguad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Sant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Àngels Sanz Borre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dalon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Àngels Sola Navar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Garraf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sep Matamoros Ro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Figuer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Albert Adroer Pellic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lan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Rosario Outes J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Igualad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Emili Morales Alandet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Ampost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anuela Cid Espuny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nyol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Annie Gili Ribe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Berguedà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Anna Camps Vid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l'Alt Penedè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José Torrijos Láza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Drassan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Terencio Simó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Vall d'Hebron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arie Lamorte Laffond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l'Hospitalet de Llobregat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Roman Landajo Port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Giron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Teresa Manen Marc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Lleid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an Ramon Zaballos Rubi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nta Colom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Luís Tigero Gonzál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Reu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Rosa Aixalà Font de Rubina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ortos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Francesc Solsona San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Olot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Yolanda Ribot Sauri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Prat de Llobregat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argarita Ravera Carreñ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Vallès Orienta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hn Mackay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nt Feliu de Guíxol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sep M. Moncada Escubair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àrreg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Isabel Cochin Climen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Vendre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Olga Sorigue Bertra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Martore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aria Scanlan Casey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nt Cugat del Vallè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iguel Gago Torr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Oson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ellen Quincannon Wagn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Ripo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Regine Fache Michell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Vall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Cristina Calduch Cort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Mollet del Vallè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. Carme Roig Papio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Ribera d'Ebre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ercè Falcó Peguerol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Viladecan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ontserrat Cañada Pujol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bade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erie Helène Corgno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errass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sé A. Salazar Ort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arragon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Yolanda Scott-Tennent Basallot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10-25 -</text:p>
          </table:table-cell>
          <table:table-cell table:style-name="ce4" office:value-type="string">
            <text:p>Carles García-Alzórriz Pard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11-05 -</text:p>
          </table:table-cell>
          <table:table-cell table:style-name="ce4" office:value-type="string">
            <text:p>Pilar Carasa Martí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rdenació Curricular <text:s/></text:p>
          </table:table-cell>
          <table:table-cell table:style-name="ce4" office:value-type="string">
            <text:p>2013-11-05 -</text:p>
          </table:table-cell>
          <table:table-cell table:style-name="ce4" office:value-type="string">
            <text:p><text:s/>Jordi Sabaté Peir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novació i Formació de l'Educació Secundària <text:s/></text:p>
          </table:table-cell>
          <table:table-cell table:style-name="ce4" office:value-type="string">
            <text:p>2013-11-05 -</text:p>
          </table:table-cell>
          <table:table-cell table:style-name="ce4" office:value-type="string">
            <text:p><text:s/>Pilar Carasa Martí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Sabaté Peiró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3-12-06 -</text:p>
          </table:table-cell>
          <table:table-cell table:style-name="ce4" office:value-type="string">
            <text:p><text:s/>Maria Carmen Vigues Jul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Informació i Registre <text:s/></text:p>
          </table:table-cell>
          <table:table-cell table:style-name="ce4" office:value-type="string">
            <text:p>2013-12-10 -</text:p>
          </table:table-cell>
          <table:table-cell table:style-name="ce4" office:value-type="string">
            <text:p><text:s/>Magdalena Arasa Piqu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ecília Susana Valls Borrell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s Serveis Territorials <text:s/></text:p>
          </table:table-cell>
          <table:table-cell table:style-name="ce4" office:value-type="string">
            <text:p>2013-12-18 -</text:p>
          </table:table-cell>
          <table:table-cell table:style-name="ce4" office:value-type="string">
            <text:p><text:s/>Francesc Xavier Serrat Gal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. Farrés i Sacres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entres i Alumnat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Francesc Xavier Serrat Gala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Econòmic i Administratiu de Centres Públics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Glòria Dalmau Pon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es Qualificacions Professionals (ICQP)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M. Carmen Duch Torrell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gramació de Professorat d'Ensenyaments Infantil i Primari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Cristina Carbó i Alfons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entres i Alumnat <text:s/></text:p>
          </table:table-cell>
          <table:table-cell table:style-name="ce4" office:value-type="string">
            <text:p>2014-03-14 -</text:p>
          </table:table-cell>
          <table:table-cell table:style-name="ce4" office:value-type="string">
            <text:p><text:s/>Mercè Vilosa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Econòmic i Administratiu de Centres Públics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<text:s/>Rosa Maria Vallejo Rodrig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'Organització de Centres Públics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Sra. Rosa Maria Vallejo Rodrig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als Centres Públics i Registre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<text:s/>Joan Felisart Escud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a Maria Vallejo Rodrigo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es Qualificacions Professionals (ICQP) <text:s/></text:p>
          </table:table-cell>
          <table:table-cell table:style-name="ce4" office:value-type="string">
            <text:p>2014-04-10 -</text:p>
          </table:table-cell>
          <table:table-cell table:style-name="ce4" office:value-type="string">
            <text:p><text:s/>Eloisa Anglada Guajard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a Comunitat Educativa <text:s/></text:p>
          </table:table-cell>
          <table:table-cell table:style-name="ce4" office:value-type="string">
            <text:p>2014-04-15 -</text:p>
          </table:table-cell>
          <table:table-cell table:style-name="ce4" office:value-type="string">
            <text:p>M. Neus Verges Peri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'Organització de Centres Públics <text:s/></text:p>
          </table:table-cell>
          <table:table-cell table:style-name="ce4" office:value-type="string">
            <text:p>2014-05-08 -</text:p>
          </table:table-cell>
          <table:table-cell table:style-name="ce4" office:value-type="string">
            <text:p><text:s/>M. Angeles Subias Ari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venció de Riscos Laborals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<text:s/>Roberto Cabases Piqu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Riu Riu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Maria Carme Salvans Sa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Centres Públics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Magí Puig i Se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ientació i Serveis Educatius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Teresa-Natàlia Gil Bussalle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Educació Infantil i Primària <text:s/></text:p>
          </table:table-cell>
          <table:table-cell table:style-name="ce4" office:value-type="string">
            <text:p>2014-07-18 -</text:p>
          </table:table-cell>
          <table:table-cell table:style-name="ce4" office:value-type="string">
            <text:p><text:s/>Carme Ortoll Grífo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a Espot i Faixa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novació i Formació de l'Educació Infantil i Primària <text:s/></text:p>
          </table:table-cell>
          <table:table-cell table:style-name="ce4" office:value-type="string">
            <text:p>2014-07-18 -</text:p>
          </table:table-cell>
          <table:table-cell table:style-name="ce4" office:value-type="string">
            <text:p>Carme Ortoll Grífol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Ensenyament al Baix Llobregat <text:s/></text:p>
          </table:table-cell>
          <table:table-cell table:style-name="ce4" office:value-type="string">
            <text:p>2014-07-22 -</text:p>
          </table:table-cell>
          <table:table-cell table:style-name="ce4" office:value-type="string">
            <text:p><text:s/>Josep M. Pérez Rodrigu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. Pérez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/>Núria Centelles Se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Centres Públics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/>Onofre Muñoz Llob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rdenació i Atenció a la Diversitat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/>Mercè Esteve Balagu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Cristina Pellisé Pascual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a Comunitat Educativa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/>Jaume Viñals Sol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Llengües Estrangeres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Maria Nieves Lorenzo Gal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Alumnes <text:s/></text:p>
          </table:table-cell>
          <table:table-cell table:style-name="ce4" office:value-type="string">
            <text:p>2014-09-04 -</text:p>
          </table:table-cell>
          <table:table-cell table:style-name="ce4" office:value-type="string">
            <text:p><text:s/>Eva Chine Pe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gnasi Farnos i Carulla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4-09-05 -</text:p>
          </table:table-cell>
          <table:table-cell table:style-name="ce4" office:value-type="string">
            <text:p><text:s/>Mercè Parés Mique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espeses de Serveis i Programes Educatius <text:s/></text:p>
          </table:table-cell>
          <table:table-cell table:style-name="ce4" office:value-type="string">
            <text:p>2014-09-05 -</text:p>
          </table:table-cell>
          <table:table-cell table:style-name="ce4" office:value-type="string">
            <text:p><text:s/>Alicia Llenas Pellic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Llengües Estrangeres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/>Montserrat Montagut Montagu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novació i Formació de l'Educació Infantil i Primària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/>Natalia Maldonado Marti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ientació i Serveis Educatius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/>Joana Ferrer Mique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entres <text:s/></text:p>
          </table:table-cell>
          <table:table-cell table:style-name="ce4" office:value-type="string">
            <text:p>2015-01-13 -</text:p>
          </table:table-cell>
          <table:table-cell table:style-name="ce4" office:value-type="string">
            <text:p><text:s/>Angeles Descarrega Ant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mpar Laudo i Mora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rofessorat i Personal de Centres Públics <text:s/></text:p>
          </table:table-cell>
          <table:table-cell table:style-name="ce4" office:value-type="string">
            <text:p>2015-01-13 -</text:p>
          </table:table-cell>
          <table:table-cell table:style-name="ce4" office:value-type="string">
            <text:p>Alberto del Pozo Ort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uport i Atenció a la Comunitat Educativa <text:s/></text:p>
          </table:table-cell>
          <table:table-cell table:style-name="ce4" office:value-type="string">
            <text:p>2015-01-22 -</text:p>
          </table:table-cell>
          <table:table-cell table:style-name="ce4" office:value-type="string">
            <text:p><text:s/>Gené Gordó Aubar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enerosa Gordó Aubarell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/>M. Carmen Gil Gonza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Centelles Serra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/>Sílvia Rodes Gued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avier Basagaña Gallego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Sílvia Rodes Gued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l'Alumnat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/>Elisenda Martinez Casa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n Soler Luz 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bres i Manteniment <text:s/></text:p>
          </table:table-cell>
          <table:table-cell table:style-name="ce4" office:value-type="string">
            <text:p>2015-02-27 -</text:p>
          </table:table-cell>
          <table:table-cell table:style-name="ce4" office:value-type="string">
            <text:p>Víctor Arbós i Codi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Lluís Anaya To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dreu Rami i Adam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, Organització i Règim Interior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Anna Soler Grà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, Organització i Règim Interior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Idelfons Prat i Als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 Recursos Human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Anna Soler i Grà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ristina Jiménez i Antón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moció Internacional <text:s/></text:p>
          </table:table-cell>
          <table:table-cell table:style-name="ce4" office:value-type="string">
            <text:p>2013-06-20 -</text:p>
          </table:table-cell>
          <table:table-cell table:style-name="ce4" office:value-type="string">
            <text:p>Àlex Navarro i Garri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sol López Vicente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es Empreses Culturals (ICEC) <text:s/></text:p>
          </table:table-cell>
          <table:table-cell table:style-name="ce4" office:value-type="string">
            <text:p>2013-08-10 -</text:p>
          </table:table-cell>
          <table:table-cell table:style-name="ce4" office:value-type="string">
            <text:p><text:s/>Jordi Sellas i Ferr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Teresa Enrich Mas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les Arts Escèniques de l'Institut Català de les Empreses Culturals <text:s/></text:p>
          </table:table-cell>
          <table:table-cell table:style-name="ce4" office:value-type="string">
            <text:p>2013-08-10 -</text:p>
          </table:table-cell>
          <table:table-cell table:style-name="ce4" office:value-type="string">
            <text:p>Antoni Bartomeus i Font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a les Terres de l'Ebre del Departament de Cultura <text:s/></text:p>
          </table:table-cell>
          <table:table-cell table:style-name="ce4" office:value-type="string">
            <text:p>2013-10-03 -</text:p>
          </table:table-cell>
          <table:table-cell table:style-name="ce4" office:value-type="string">
            <text:p><text:s/>Ferran Blade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isco Ferrer <text:s/>Celma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a les Terres de l'Ebre del Departament de Cultur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/>Ferrran Bladé i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erran Blade Pujol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Ramon Llull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Vicenç Villatoro i Lamol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Nacional Arqueològic de Tarrago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Francesc Tarrats Bo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ilar Sada i Castillo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l Consell Nacional de la Cultura i de les Arts <text:s/></text:p>
          </table:table-cell>
          <table:table-cell table:style-name="ce4" office:value-type="string">
            <text:p>2013-10-25 -</text:p>
          </table:table-cell>
          <table:table-cell table:style-name="ce4" office:value-type="string">
            <text:p><text:s/>Sílvia Muñoz d'Imbe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rbert Tomàs Bilbeny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ermcat, Centre de Terminologia <text:s/></text:p>
          </table:table-cell>
          <table:table-cell table:style-name="ce4" office:value-type="string">
            <text:p>2013-10-31 -</text:p>
          </table:table-cell>
          <table:table-cell table:style-name="ce4" office:value-type="string">
            <text:p>Rosa Colomer i Artig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les Arts Escèniques de l'Institut Català de les Empreses Culturals <text:s/></text:p>
          </table:table-cell>
          <table:table-cell table:style-name="ce4" office:value-type="string">
            <text:p>2013-11-06 -</text:p>
          </table:table-cell>
          <table:table-cell table:style-name="ce4" office:value-type="string">
            <text:p><text:s/>Nèlida Falcó i Faide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valuació i Sistemes d'Informació (ICEC) <text:s/></text:p>
          </table:table-cell>
          <table:table-cell table:style-name="ce4" office:value-type="string">
            <text:p>2013-11-20 -</text:p>
          </table:table-cell>
          <table:table-cell table:style-name="ce4" office:value-type="string">
            <text:p><text:s/>Montse Cosialls Viv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reia Sanahuja Pascual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, Organització i Règim Interior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/>Maria Teresa Heras i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delfons Prat i Alsina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Nòmines i Seguretat Social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Maria Jesús Banús G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ntitat Autònoma Museus d'Arqueologi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Xavier Llovera Massa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Estadístic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Neus Ríos i Calv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Tècnic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Neus Rios i Calv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Dolors Portús i Vinyeta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formació i Difusió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Joan Josep Isern i Márqu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/>Jordi Domeque Aray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íctor Magrans i Julià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ctuacions en Museus i Monuments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/>Xavier Llovera Massa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l'Agència Catalana del Patrimoni Cultural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/>Xavier Arola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Arqueologia de Catalunya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Xavier Llovera Massa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Documentació de la Filmoteca de Catalunya <text:s/></text:p>
          </table:table-cell>
          <table:table-cell table:style-name="ce4" office:value-type="string">
            <text:p>2014-02-20 -</text:p>
          </table:table-cell>
          <table:table-cell table:style-name="ce4" office:value-type="string">
            <text:p><text:s/>Ciro Llueca i Fonoll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ercè Rueda i Tebé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omoció i Dinamització <text:s/></text:p>
          </table:table-cell>
          <table:table-cell table:style-name="ce4" office:value-type="string">
            <text:p>2014-04-29 -</text:p>
          </table:table-cell>
          <table:table-cell table:style-name="ce4" office:value-type="string">
            <text:p><text:s/>Cristina Sanchis i Ferr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ulàlia Jardí i Soler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Ramon Llull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<text:s/>Àlex Susanna i Nad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ts Santa Mònica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<text:s/>Conxita Oliver Cabest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icenç Altaió i Morral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ermcat, Centre de Terminologia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<text:s/>Jordi Bover i Salvad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Arqueologia de Cataluny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osep Manuel Rueda To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Art de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Carme Clusellas Pagè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aume Bernadas i Postils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Mercat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Antònia Andúgar Andre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Àlex Navarro i Garrich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Nòmines i Seguretat Social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/>Núria March i Puigve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bres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/>Josep Girabal i R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Maria Clarimon i Alsina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Història de Catalunya <text:s/></text:p>
          </table:table-cell>
          <table:table-cell table:style-name="ce4" office:value-type="string">
            <text:p>2014-10-01 -</text:p>
          </table:table-cell>
          <table:table-cell table:style-name="ce4" office:value-type="string">
            <text:p><text:s/>Jusèp Boya i Busquet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gustí Alcoberro i Pericay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Patrimoni Cultural <text:s/></text:p>
          </table:table-cell>
          <table:table-cell table:style-name="ce4" office:value-type="string">
            <text:p>2014-11-07 -</text:p>
          </table:table-cell>
          <table:table-cell table:style-name="ce4" office:value-type="string">
            <text:p><text:s/>Joan Pluma i Vilanov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'Associacionisme Cultural <text:s/></text:p>
          </table:table-cell>
          <table:table-cell table:style-name="ce4" office:value-type="string">
            <text:p>2014-11-20 -</text:p>
          </table:table-cell>
          <table:table-cell table:style-name="ce4" office:value-type="string">
            <text:p><text:s/>Lluís Puig i Gord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moció Cultural <text:s/></text:p>
          </table:table-cell>
          <table:table-cell table:style-name="ce4" office:value-type="string">
            <text:p>2014-12-10 -</text:p>
          </table:table-cell>
          <table:table-cell table:style-name="ce4" office:value-type="string">
            <text:p>Joan Francesc Ainaud Escude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ts Santa Mònica <text:s/></text:p>
          </table:table-cell>
          <table:table-cell table:style-name="ce4" office:value-type="string">
            <text:p>2014-12-13 -</text:p>
          </table:table-cell>
          <table:table-cell table:style-name="ce4" office:value-type="string">
            <text:p><text:s/>Jaume Reus i Mor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onxita Oliver Cabestany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Museus i Protecció de Béns Mobles <text:s/></text:p>
          </table:table-cell>
          <table:table-cell table:style-name="ce4" office:value-type="string">
            <text:p>2015-01-28 -</text:p>
          </table:table-cell>
          <table:table-cell table:style-name="ce4" office:value-type="string">
            <text:p><text:s/>Magda Gassó i Hoj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sèp Maria Boya i Busquets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Lingüístics <text:s/></text:p>
          </table:table-cell>
          <table:table-cell table:style-name="ce4" office:value-type="string">
            <text:p>2015-01-29 -</text:p>
          </table:table-cell>
          <table:table-cell table:style-name="ce4" office:value-type="string">
            <text:p><text:s/>Àngels Guerrero Nàj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Montagut i Montagu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Tecnologies de la Informació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/>Sílvia Portavella i Crist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atrimoni Arquitectònic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/>Elena Belart i Calv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lsa Ibar i Torras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l Patrimoni Arquitectònic, Arqueològic i Paleontològic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/>Elsa Ibar Tor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nuel Rueda i Torres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eatre Nacional de Catalunya (TNC) <text:s/></text:p>
          </table:table-cell>
          <table:table-cell table:style-name="ce4" office:value-type="string">
            <text:p>2015-02-26 -</text:p>
          </table:table-cell>
          <table:table-cell table:style-name="ce4" office:value-type="string">
            <text:p><text:s/>Xavier Albertí Galla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ergi Belbel i Coslado 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lanificació. Regió Sanitària Lleid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Gerard Ferrer Valdé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Santa Caterina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/>Vicenç Martínez Ibáñ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is Franch Viña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Clínic i Provincial de Barcelona <text:s/></text:p>
          </table:table-cell>
          <table:table-cell table:style-name="ce4" office:value-type="string">
            <text:p>2013-06-26 -</text:p>
          </table:table-cell>
          <table:table-cell table:style-name="ce4" office:value-type="string">
            <text:p><text:s/>Josep Maria Pique Bad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imon Belene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stió i Prestació de Serveis de Salut (GPSS)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/>Julio García Priet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Bria Ferré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itari de l'Anoia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/>Ferran Gar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Xavier Niño Nuñez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Mar Parc de Salut Barcelona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/>Olga Pané i Me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. Via Redon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'Institut d'Estudis de la Salut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/>Alicia Avila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Olinda Ania i Lafuente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l Laboratori Intercomarcal de l'Alt Penedès, l'Anoia i el Garraf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/>Francesc Ferrer Ferr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uillermina Barbarà i Salvà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Lleida <text:s/></text:p>
          </table:table-cell>
          <table:table-cell table:style-name="ce4" office:value-type="string">
            <text:p>2013-07-18 -</text:p>
          </table:table-cell>
          <table:table-cell table:style-name="ce4" office:value-type="string">
            <text:p><text:s/>Carolina Infante Serr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Girona <text:s/></text:p>
          </table:table-cell>
          <table:table-cell table:style-name="ce4" office:value-type="string">
            <text:p>2013-07-31 -</text:p>
          </table:table-cell>
          <table:table-cell table:style-name="ce4" office:value-type="string">
            <text:p><text:s/>Lidia Domingo Ferr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Tarragona <text:s/></text:p>
          </table:table-cell>
          <table:table-cell table:style-name="ce4" office:value-type="string">
            <text:p>2013-07-31 -</text:p>
          </table:table-cell>
          <table:table-cell table:style-name="ce4" office:value-type="string">
            <text:p><text:s/>Josep Gomis Bla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3-08-07 -</text:p>
          </table:table-cell>
          <table:table-cell table:style-name="ce4" office:value-type="string">
            <text:p>Alexandre Figueras i Nad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'Atenció Primària Metropolitana Nord <text:s/></text:p>
          </table:table-cell>
          <table:table-cell table:style-name="ce4" office:value-type="string">
            <text:p>2013-08-20 -</text:p>
          </table:table-cell>
          <table:table-cell table:style-name="ce4" office:value-type="string">
            <text:p><text:s/>Rafael Gracia Escoriz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im Verdaguer Puigvendrelló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3-08-27 -</text:p>
          </table:table-cell>
          <table:table-cell table:style-name="ce4" office:value-type="string">
            <text:p><text:s/>Sònia Obach i Medr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Anoia <text:s/></text:p>
          </table:table-cell>
          <table:table-cell table:style-name="ce4" office:value-type="string">
            <text:p>2013-09-17 -</text:p>
          </table:table-cell>
          <table:table-cell table:style-name="ce4" office:value-type="string">
            <text:p><text:s/>Joaquim Verdaguer Puigvendrell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Forn Vilamajor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Farmàcia i Productes Sanitaris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Neus Rams i P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l Pla de Salut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<text:s/>Esteve Saltó i Cerezue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ilar Brugulat i Guitera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valuació i Inspecció d'Assistència Sanitària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/>Consol Lemonche Aguil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Humans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Maria Teresa Álvarez Lóp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Human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Marta Carrera Alcáz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tenció Sanitàri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Alejandro Guarga i Roj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Recursos Econòmic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iquel Argenter i Giral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Atenció Ciutada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Joan Lluís Piqué i Sà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rovisió de Serveis Assistenci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Carme Casas i Pui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Econòmic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aria Antònia Álvarez i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Recursos Físic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aria Pilar Boixareu i Gomà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ssessoria Jurídica (CatSalut)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Rafael Gomáriz i Pa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Sistemes d'Informació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aria Jesús Labordena i Barcel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Patrimoni, Infraestructures i Recursos Human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arta Àlvarez Daro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nàlisi Econòmic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aria José Álvarez i Zaragoz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nàlisi de la Demanda i d'Activitat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Montserrat Bustins i Pobl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valuació de Serveis Assistenci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Josep Jiménez i Vi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Entitats Participade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Joan Maria Roig i Gr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atrimoni, Inversions i Recursos Human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Eva Sánchez i Busqu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Farmàcia i del Medicament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Antoni Gilabert i Perram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Sanitària Barcelo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Enric Agustí i Fabr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de Tortosa Verge de la Cinta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<text:s/>Salvador Pallejà Sed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aspar Masdeu Eixarch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Universitari de Girona Dr. Josep Trueta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<text:s/>Antoni Juan Pasto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Àngels Morales Lozano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3-10-29 -</text:p>
          </table:table-cell>
          <table:table-cell table:style-name="ce4" office:value-type="string">
            <text:p><text:s/>Mireia Alabart Aló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de l'Esperança <text:s/></text:p>
          </table:table-cell>
          <table:table-cell table:style-name="ce4" office:value-type="string">
            <text:p>2013-10-30 -</text:p>
          </table:table-cell>
          <table:table-cell table:style-name="ce4" office:value-type="string">
            <text:p>Olga Pané i Me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Recursos Humans i Serveis Generals <text:s/></text:p>
          </table:table-cell>
          <table:table-cell table:style-name="ce4" office:value-type="string">
            <text:p>2013-11-14 -</text:p>
          </table:table-cell>
          <table:table-cell table:style-name="ce4" office:value-type="string">
            <text:p><text:s/>Adriana Castillo (en funcions)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Comarcal de Sant Bernabé <text:s/></text:p>
          </table:table-cell>
          <table:table-cell table:style-name="ce4" office:value-type="string">
            <text:p>2013-11-21 -</text:p>
          </table:table-cell>
          <table:table-cell table:style-name="ce4" office:value-type="string">
            <text:p><text:s/>Enric Ballabriga i Gar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icard Bosch i Amar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stió i Prestació de Serveis de Salut (GPSS) <text:s/></text:p>
          </table:table-cell>
          <table:table-cell table:style-name="ce4" office:value-type="string">
            <text:p>2013-12-05 -</text:p>
          </table:table-cell>
          <table:table-cell table:style-name="ce4" office:value-type="string">
            <text:p><text:s/>Xavier Figueras More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lio García Prieto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valuació de Serveis Assistencials <text:s/></text:p>
          </table:table-cell>
          <table:table-cell table:style-name="ce4" office:value-type="string">
            <text:p>2013-12-06 -</text:p>
          </table:table-cell>
          <table:table-cell table:style-name="ce4" office:value-type="string">
            <text:p>Josep Jiménez i Vil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Formació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/>Josep Roma Mill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Territorial Camp de Tarragon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Pere Àngel Montserrat Ol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lio Garcia Prieto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Territorial Terres de l'Ebre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Pere Àngel Montserrat Ol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lio Garcia Prieto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de Salut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Jaume Tort i Bardol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Entitats Participade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Maria Roig i Gra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Sanitàri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Joaquim Casanovas i Lax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rganització Catalana de Trasplantaments (OCATT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Jaume Tort i Bardol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ere Àngel Montserrat i Ollé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stió i Prestació de Serveis de Salut (GPSS)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<text:s/>Pere Àngel Montserrat Ol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Figueras Moreno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Regional a l'Alt Pirineu i Aran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/>Maria Mercedes Bieto Masip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mon Jové i Miró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Regional a Lleid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/>Maria Mercedes Bieto Masip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mon Jové i Miró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de Salut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Mireia Alabart i Abó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a Salut (ICS)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Soley Bach, Per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im Casanovas i Lax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Bages-Berguedà-Solsonès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Joaquim Verdaguer Puigvendrell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olors Comet Jaume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Mireia Alabart Abó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Patrimoni, Infraestructures i Recursos Human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Marta Àlvarez Daroc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Entitats Participade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/>Marta Àlvarez Daro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de Diagnòstic per la Imatge (IDI)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/>Julio Garcia Priet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Casabayó i Queraltó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àtica <text:s/></text:p>
          </table:table-cell>
          <table:table-cell table:style-name="ce4" office:value-type="string">
            <text:p>2014-01-18 -</text:p>
          </table:table-cell>
          <table:table-cell table:style-name="ce4" office:value-type="string">
            <text:p>Francesc Berbegal i Vid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(SAP) Litoral - Esquerra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/>Maria Belén Enfedaque Mont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fael Ruiz Rier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(SAP) Barcelonès Nord i Maresme <text:s/></text:p>
          </table:table-cell>
          <table:table-cell table:style-name="ce4" office:value-type="string">
            <text:p>2014-02-12 -</text:p>
          </table:table-cell>
          <table:table-cell table:style-name="ce4" office:value-type="string">
            <text:p><text:s/>Montserrat Figuerola Batist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an José Montero Ali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unicació Estratègica del Sistema de Salut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/>Ingrid Casasús i Bernach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Rosa Bosch i Badi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/>M. Rosa Bosch i Bad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Xavier Burjons i Alé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tenció al Ciutadà. Regió Sanitària Girona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/>Xavier Burjons i Al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González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/>Maria del Mar Ibàñez i Garcí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per a la Creació de l'Agència de Salut Pública <text:s/></text:p>
          </table:table-cell>
          <table:table-cell table:style-name="ce4" office:value-type="string">
            <text:p>2014-02-28 -</text:p>
          </table:table-cell>
          <table:table-cell table:style-name="ce4" office:value-type="string">
            <text:p>Josep Lluís de Peray i Baig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Recursos Humans i Serveis Generals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/>Adriana Castillo Bui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driana Castillo (en funcions)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valuació de Serveis Assistencials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/>Lluis Franch Viñ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tenció Farmacèutica i Ús Racional del Medicament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/>M. Alba Prat Casanov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restacions Farmacèutiques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/>Pilar López Calaho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Corporativa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Monica Corominas i Gueri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Universitari de Girona Dr. Josep Trueta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Antoni Juan Pasto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Universitari de Girona Dr. Josep Trueta <text:s/></text:p>
          </table:table-cell>
          <table:table-cell table:style-name="ce4" office:value-type="string">
            <text:p>2014-03-06 -</text:p>
          </table:table-cell>
          <table:table-cell table:style-name="ce4" office:value-type="string">
            <text:p><text:s/>Gloria Padura Esnarriag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tor Delta-Litoral, Baix llobregat Fontsanta, i Barcelonès Sud l'Hospitalet de Llobregat <text:s/></text:p>
          </table:table-cell>
          <table:table-cell table:style-name="ce4" office:value-type="string">
            <text:p>2014-03-08 -</text:p>
          </table:table-cell>
          <table:table-cell table:style-name="ce4" office:value-type="string">
            <text:p><text:s/>Daniel Fernández Ponc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aniel Fernández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Assistencial <text:s/></text:p>
          </table:table-cell>
          <table:table-cell table:style-name="ce4" office:value-type="string">
            <text:p>2014-03-08 -</text:p>
          </table:table-cell>
          <table:table-cell table:style-name="ce4" office:value-type="string">
            <text:p><text:s/>Antoni Juan Pasto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aume Benavent Areu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Planificació Econòmica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/>Montserrat Caldes i Santamar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'Infrastructures i Serveis Tècnics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/>Ramon Ortiz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quel Pujol Rier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Tècnica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/>Josep Maria Giménez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elfí Faixedas Brunsom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Econòmica i d'Organització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/>Clara Parès Massagu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antiago Cardona Mestre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Recursos Humans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/>Sara Manjón del Sol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Saballs Bruell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Serveis Assistencials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<text:s/>Montserrat Llavayol i Giral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rència de l'Institut Català de la Salut <text:s/></text:p>
          </table:table-cell>
          <table:table-cell table:style-name="ce4" office:value-type="string">
            <text:p>2014-04-11 -</text:p>
          </table:table-cell>
          <table:table-cell table:style-name="ce4" office:value-type="string">
            <text:p><text:s/>Pere Soley Ba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in Casanovas i Lax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Anoia <text:s/></text:p>
          </table:table-cell>
          <table:table-cell table:style-name="ce4" office:value-type="string">
            <text:p>2014-05-03 -</text:p>
          </table:table-cell>
          <table:table-cell table:style-name="ce4" office:value-type="string">
            <text:p><text:s/>Xavier Bayona Hugu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im Verdaguer Puigvendrelló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Corporativa <text:s/></text:p>
          </table:table-cell>
          <table:table-cell table:style-name="ce4" office:value-type="string">
            <text:p>2014-05-13 -</text:p>
          </table:table-cell>
          <table:table-cell table:style-name="ce4" office:value-type="string">
            <text:p><text:s/>Victòria Teixidó Sánchez (en funcions)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a Salut (ICS) <text:s/></text:p>
          </table:table-cell>
          <table:table-cell table:style-name="ce4" office:value-type="string">
            <text:p>2014-05-17 -</text:p>
          </table:table-cell>
          <table:table-cell table:style-name="ce4" office:value-type="string">
            <text:p><text:s/>Pere Soley Ba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oley Bach, Pere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Clínic i Provincial de Barcelona <text:s/></text:p>
          </table:table-cell>
          <table:table-cell table:style-name="ce4" office:value-type="string">
            <text:p>2014-05-29 -</text:p>
          </table:table-cell>
          <table:table-cell table:style-name="ce4" office:value-type="string">
            <text:p><text:s/>Josep M. Piqué i Bad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ria Pique Badi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Recursos Humans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/>Gemma Beltran Camp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ta Carrera i Alcazar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Barcelonès Nord, Maresme i Costa de Ponent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<text:s/>Carmelo Jose Torres Ariz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urora Jover Avalos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Àrea d'Avaluacions Mèdiques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<text:s/>Consol Lemonche Aguil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Gomila Vila <text:s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actació i Patrimoni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<text:s/>Juan Luis Enriquez Di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mili Gómez i Aute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undació de Gestió Sanitària de l'Hospital de la Santa Creu i Sant Pau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Albert Salazar Sol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undació Sant Hospita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Mateu Huguet Recasen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Riba i Hibernon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de Cerdanya <text:s/></text:p>
          </table:table-cell>
          <table:table-cell table:style-name="ce4" office:value-type="string">
            <text:p>2014-09-20 -</text:p>
          </table:table-cell>
          <table:table-cell table:style-name="ce4" office:value-type="string">
            <text:p><text:s/>Jordi Gassió i Borrà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Boix i Roquet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Santa Maria <text:s/></text:p>
          </table:table-cell>
          <table:table-cell table:style-name="ce4" office:value-type="string">
            <text:p>2014-10-03 -</text:p>
          </table:table-cell>
          <table:table-cell table:style-name="ce4" office:value-type="string">
            <text:p><text:s/>Jaume Capdevila M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elip Infiesta Garci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10-09 -</text:p>
          </table:table-cell>
          <table:table-cell table:style-name="ce4" office:value-type="string">
            <text:p><text:s/>Montserrat Fernàndez i Mol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Rosa Bosch i Badi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rporació Sanitària Parc Taulí de Sabadell <text:s/></text:p>
          </table:table-cell>
          <table:table-cell table:style-name="ce4" office:value-type="string">
            <text:p>2014-10-17 -</text:p>
          </table:table-cell>
          <table:table-cell table:style-name="ce4" office:value-type="string">
            <text:p><text:s/>Joan Martí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Antoni Gallego Lizana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Corporativa <text:s/></text:p>
          </table:table-cell>
          <table:table-cell table:style-name="ce4" office:value-type="string">
            <text:p>2014-11-28 -</text:p>
          </table:table-cell>
          <table:table-cell table:style-name="ce4" office:value-type="string">
            <text:p><text:s/>Victòria Teixidó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ictòria Teixidó Sánchez (en funcions)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Sanitària <text:s/></text:p>
          </table:table-cell>
          <table:table-cell table:style-name="ce4" office:value-type="string">
            <text:p>2015-01-15 -</text:p>
          </table:table-cell>
          <table:table-cell table:style-name="ce4" office:value-type="string">
            <text:p>Ricard Tresserras i Gaj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Sanitària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/>Esteve Saltó Cerezue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valuacions Mèdiques <text:s/></text:p>
          </table:table-cell>
          <table:table-cell table:style-name="ce4" office:value-type="string">
            <text:p>2015-02-20 -</text:p>
          </table:table-cell>
          <table:table-cell table:style-name="ce4" office:value-type="string">
            <text:p><text:s/>Consol Lemonche Aguil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fina Jardí i Lliberia <text:s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l'Aigu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Jordi Agustí i Verg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eonard Carcolé i Gale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de la Comissió Territorial d'Urbanisme de la Catalunya Centr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Fernando Caparroz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ejamen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Lara Medina Rom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Viària i Sistemes de Gestió <text:s/></text:p>
          </table:table-cell>
          <table:table-cell table:style-name="ce4" office:value-type="string">
            <text:p>2013-06-19 -</text:p>
          </table:table-cell>
          <table:table-cell table:style-name="ce4" office:value-type="string">
            <text:p><text:s/>Jonatan Calafí Guas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i Règim Sancionador <text:s/></text:p>
          </table:table-cell>
          <table:table-cell table:style-name="ce4" office:value-type="string">
            <text:p>2013-06-19 -</text:p>
          </table:table-cell>
          <table:table-cell table:style-name="ce4" office:value-type="string">
            <text:p><text:s/>Josep Antoni Estopa Bob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limatologia (SMC) <text:s/></text:p>
          </table:table-cell>
          <table:table-cell table:style-name="ce4" office:value-type="string">
            <text:p>2013-07-03 -</text:p>
          </table:table-cell>
          <table:table-cell table:style-name="ce4" office:value-type="string">
            <text:p><text:s/>Marc Prohom Dur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Rius Ventos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quip de Serveis Climàtics (SMC)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/>Anna Rius i Vent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eix Serra i Uró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s i Programes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Francesc Xavier Carceller Roqu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Viària i Sistemes de Gestió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<text:s/>Laia Pou Regua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natan Calafí Guasch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ordinació i Interlocució Sindical <text:s/></text:p>
          </table:table-cell>
          <table:table-cell table:style-name="ce4" office:value-type="string">
            <text:p>2013-09-07 -</text:p>
          </table:table-cell>
          <table:table-cell table:style-name="ce4" office:value-type="string">
            <text:p><text:s/>Sílvia Blanco Pr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ologia i Obres Subterrànies <text:s/></text:p>
          </table:table-cell>
          <table:table-cell table:style-name="ce4" office:value-type="string">
            <text:p>2013-09-11 -</text:p>
          </table:table-cell>
          <table:table-cell table:style-name="ce4" office:value-type="string">
            <text:p><text:s/>Jordi Jubany Casanov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s i Programes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/>Josep Maria Torrents Abad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Àrea Metropolitana de Barcel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Antonio Tobella Roc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ansports de Barcel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/>Jordi Follia Als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aniel Fernández Ruiz-Capillas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/>Àngel Cortadelles Bacar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Gestió Tributària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/>Francesc Millán Plaz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Equipaments i Dades Viàries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/>Santiago Sanz Aparici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aia Pou Reguan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toritat Territorial de la Mobilitat (ATM). Àrea de Lleid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sé Luis Cunillera Sá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i Projectes Viari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Santiago Ribas Doming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oni Hereu Ferrer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Pressupostària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Maria Isabel Garde Igu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trol Econòmic i Financer (Agència de l'Habitatge de Catalunya)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<text:s/>Maria Isabel Garde Igu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Serveis Generals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Marta Plana Prad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Barcelona <text:s/></text:p>
          </table:table-cell>
          <table:table-cell table:style-name="ce4" office:value-type="string">
            <text:p>2013-11-06 -</text:p>
          </table:table-cell>
          <table:table-cell table:style-name="ce4" office:value-type="string">
            <text:p><text:s/>Hilario Rabal Oro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ís Terradas i Soler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bastament d'Aigua <text:s/></text:p>
          </table:table-cell>
          <table:table-cell table:style-name="ce4" office:value-type="string">
            <text:p>2013-11-08 -</text:p>
          </table:table-cell>
          <table:table-cell table:style-name="ce4" office:value-type="string">
            <text:p><text:s/>Jordi Molist i Gazap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é Miguel Diéguez Garci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leida <text:s/></text:p>
          </table:table-cell>
          <table:table-cell table:style-name="ce4" office:value-type="string">
            <text:p>2013-11-12 -</text:p>
          </table:table-cell>
          <table:table-cell table:style-name="ce4" office:value-type="string">
            <text:p><text:s/>Letícia Cortí Barberà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Felis Roure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Interior <text:s/></text:p>
          </table:table-cell>
          <table:table-cell table:style-name="ce4" office:value-type="string">
            <text:p>2013-11-12 -</text:p>
          </table:table-cell>
          <table:table-cell table:style-name="ce4" office:value-type="string">
            <text:p><text:s/>Francesc Xavier López Va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perllongament de la línea d'FGC a Sabadell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/>Mariona Cod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ty Corchado i Mariona Codin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perllongament de la línea d'FGC a Terrassa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/>Xavier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Ramírez i Noelia Chacón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Construcció de la L9 a Sagrera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/>Xavier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va Arcos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Construcció de la L9 a Zona Franca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/>Xavier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ül Parer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Territorial i Paisatge <text:s/></text:p>
          </table:table-cell>
          <table:table-cell table:style-name="ce4" office:value-type="string">
            <text:p>2013-12-17 -</text:p>
          </table:table-cell>
          <table:table-cell table:style-name="ce4" office:value-type="string">
            <text:p><text:s/>Eduard Rosell Mi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Roger Subirà Ezque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quín Torrent Frigol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es Terres de l'Ebre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Francesc Xavier Rehues Estivi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aura Ismael Segarr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de Territori i Sostenibilitat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Joaquim Torrent Frig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del Mar Jiménez Carreté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iment d'Empreses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Climent Sole Pon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Àrea Metropolitana de Barcelon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/>Josep Ramon Ferragut Mux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Arc Metropolità de Barcelona I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Josep Ramon Ferragut Muxí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Suport Administratiu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Cecília Solé Marsell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02-04 -</text:p>
          </table:table-cell>
          <table:table-cell table:style-name="ce4" office:value-type="string">
            <text:p><text:s/>Carlos Arbolí Padr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ger Subirà Ezquerr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ejament i Estudis <text:s/></text:p>
          </table:table-cell>
          <table:table-cell table:style-name="ce4" office:value-type="string">
            <text:p>2014-02-11 -</text:p>
          </table:table-cell>
          <table:table-cell table:style-name="ce4" office:value-type="string">
            <text:p><text:s/>Alberto Palomo Cuen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antiago Ribas Domingo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del Transport (CENIT)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Sergi Sauri Manch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Robusté Antón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Recerca Ecològica i Aplicacions Forestals (CREAF)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Javier Retana Alumbrer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erran Rod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arcelona Sagrera Alta Velocidad, SA.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Joan Balta i Torredem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fael Catalá Polo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GC Mobilitat, SA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Oriol Juncadellas Fortu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l Parc de l'Espai d'Interès Natural de Gallecs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Gemma Safont Art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Internacional d'Investigació dels Recursos Costaners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Agustín Sánchez-Arcilla Conej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Entitats Ambientals i Participació <text:s/></text:p>
          </table:table-cell>
          <table:table-cell table:style-name="ce4" office:value-type="string">
            <text:p>2014-02-28 -</text:p>
          </table:table-cell>
          <table:table-cell table:style-name="ce4" office:value-type="string">
            <text:p><text:s/>Anna Estella Viñet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eroports i Transport Aeri <text:s/></text:p>
          </table:table-cell>
          <table:table-cell table:style-name="ce4" office:value-type="string">
            <text:p>2014-03-11 -</text:p>
          </table:table-cell>
          <table:table-cell table:style-name="ce4" office:value-type="string">
            <text:p><text:s/>Antonio José Bañuelos Piñ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Territorial i Paisatge <text:s/></text:p>
          </table:table-cell>
          <table:table-cell table:style-name="ce4" office:value-type="string">
            <text:p>2014-03-11 -</text:p>
          </table:table-cell>
          <table:table-cell table:style-name="ce4" office:value-type="string">
            <text:p>Eduard Rosell Mi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Arc Metropolità de Barcelona I <text:s/></text:p>
          </table:table-cell>
          <table:table-cell table:style-name="ce4" office:value-type="string">
            <text:p>2014-03-11 -</text:p>
          </table:table-cell>
          <table:table-cell table:style-name="ce4" office:value-type="string">
            <text:p><text:s/>Joan Passola Vid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Territorial i Paisatge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Josep Armengol Tatj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ctuacions Estratègique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Ferran Miralles Sabad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Armengol Tatje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l'Agència Catalana de l'Aigua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Joan Pinyol i Rib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l'Agència Catalana de l'Aigua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/>Diego Moxó i Gü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Gestió del Medi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/>Guillem Peñuelas i Priet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iego Moxó i Güell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d'Administració <text:s/></text:p>
          </table:table-cell>
          <table:table-cell table:style-name="ce4" office:value-type="string">
            <text:p>2014-05-17 -</text:p>
          </table:table-cell>
          <table:table-cell table:style-name="ce4" office:value-type="string">
            <text:p>Pedro Ardoy Aiba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ejament de Serveis de Transport <text:s/></text:p>
          </table:table-cell>
          <table:table-cell table:style-name="ce4" office:value-type="string">
            <text:p>2014-05-17 -</text:p>
          </table:table-cell>
          <table:table-cell table:style-name="ce4" office:value-type="string">
            <text:p><text:s/>Olga Serra Ventanach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José Del Blanco Pérez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a Catalunya Central <text:s/></text:p>
          </table:table-cell>
          <table:table-cell table:style-name="ce4" office:value-type="string">
            <text:p>2014-09-05 -</text:p>
          </table:table-cell>
          <table:table-cell table:style-name="ce4" office:value-type="string">
            <text:p><text:s/>Ricardo Torras Sarragu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Habitabilitat i Parc Desocupat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Josep Cas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Manteniment dels Habitatges de l'AH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Josefina Pasto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aume Rius Borrell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dequació del Parc d'Habitatges de l'Agència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Josep M. Enri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nuel Ayza Cubillas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re-Venda i Conservació del Parc d'Habitatges Administrats per l'AH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Josep M. Enri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ere <text:s/>Pons Sorde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Generals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Adela Pujol Ben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Gestió del Programa de Barris, Viles i Àrees Urbanes que requereixen atenció especial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Ramon Botey Se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ècnic de Coordinació Interna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Maria Cristina Domenech Berengu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Suport Administratiu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<text:s/>Lluis Guillamon Lo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ònia López Canedo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valuació i Restauració d'Activitats Extractives <text:s/></text:p>
          </table:table-cell>
          <table:table-cell table:style-name="ce4" office:value-type="string">
            <text:p>2014-10-11 -</text:p>
          </table:table-cell>
          <table:table-cell table:style-name="ce4" office:value-type="string">
            <text:p><text:s/>Josep M. Mestres Vallv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steve Serra Rodríguez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l'Hospitalet de Llobregat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/>Rosa M.Garcia Elosegu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Ponsa i Rier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Mataró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/>Vicens Mora Lli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mon Roca i Rubió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Girona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/>Joan Terrades i batal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Capdeferro i Mauret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Manresa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/>Lluis Teixidor i So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nuel Ribera Firm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Sabadell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/>Feliu Gavarro Pui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Blasi i Salomó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Terrassa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/>Miquel Font Ro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-Antoni Pujals i Vallhonr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Tarragona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/>Agustí Pujol Niub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uis Vives Ayor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la Comissió de Preus <text:s/></text:p>
          </table:table-cell>
          <table:table-cell table:style-name="ce4" office:value-type="string">
            <text:p>2014-10-18 -</text:p>
          </table:table-cell>
          <table:table-cell table:style-name="ce4" office:value-type="string">
            <text:p>Belén Manzano i Laho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moció d'Habitatge Protegit i de Sòl Residencial Associat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Antoni Teignier Co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juts Socials a l'Habitatge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/>Lídia Belando Hort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Bonada Subiran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juts Personalitzat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/>Francesc Ferrés Chavarr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idia <text:s/>Belando Horta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la Comissió de Preu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/>Belén Manzano Laho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Zona Portuària Nord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Joan Pere Darbra Roma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Tècnic d'Explotació 2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Maria Herruzo Fonay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Explotació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/>Maria Herruzo Fonay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reia Del Val Alabau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Projectes III <text:s/></text:p>
          </table:table-cell>
          <table:table-cell table:style-name="ce4" office:value-type="string">
            <text:p>2014-12-19 -</text:p>
          </table:table-cell>
          <table:table-cell table:style-name="ce4" office:value-type="string">
            <text:p>Adolf Folque Elguezaba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stal·lacions i Equipaments Viaris <text:s/></text:p>
          </table:table-cell>
          <table:table-cell table:style-name="ce4" office:value-type="string">
            <text:p>2014-12-19 -</text:p>
          </table:table-cell>
          <table:table-cell table:style-name="ce4" office:value-type="string">
            <text:p><text:s/>Mireia del Val Alab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Bullich Torras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ransports de Mercaderies <text:s/></text:p>
          </table:table-cell>
          <table:table-cell table:style-name="ce4" office:value-type="string">
            <text:p>2014-12-19 -</text:p>
          </table:table-cell>
          <table:table-cell table:style-name="ce4" office:value-type="string">
            <text:p>Joaquin González De Prad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partament de Serveis i Eficiència Energètica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/>Lucas Moragas i Bouy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Gomar i Calabuig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partament de Gestió Tècnica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/>Carme Gomar Calabui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sabel Gandullo i Sarro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partament de Regulació de Serveis d'Abastament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/>Isabel Gandulló i Sarr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ucas Moragas i Bouyat 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toritat Territorial de la Mobilitat (ATM). Àrea de Girona <text:s/></text:p>
          </table:table-cell>
          <table:table-cell table:style-name="ce4" office:value-type="string">
            <text:p>2015-02-07 -</text:p>
          </table:table-cell>
          <table:table-cell table:style-name="ce4" office:value-type="string">
            <text:p>Teresa Barceló i Bados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pector/a de Servei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ilagros Voltes Buxó-Dulc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la Catalunya Centr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sep de Planell Se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rdi Esclusa Casamor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Llobreg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rdi Padrós Selm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Garraf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Lluís Vento Mot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arta Esparza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Corominas Ballarà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Gironè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Carles Ros Fo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lva <text:s/></text:p>
          </table:table-cell>
          <table:table-cell table:style-name="ce4" office:value-type="string">
            <text:p>2013-05-29 -</text:p>
          </table:table-cell>
          <table:table-cell table:style-name="ce4" office:value-type="string">
            <text:p><text:s/>Carles Ros Fo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d'Oficines Comarcals <text:s/></text:p>
          </table:table-cell>
          <table:table-cell table:style-name="ce4" office:value-type="string">
            <text:p>2013-06-01 -</text:p>
          </table:table-cell>
          <table:table-cell table:style-name="ce4" office:value-type="string">
            <text:p>Antoni Pijuan Tarrago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d'Oficines Comarca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Joaquim Porcar Coder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la Catalunya Central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/>Marià Morera Gober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s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/>Francesc Piqué Ros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tecció dels Recursos <text:s/></text:p>
          </table:table-cell>
          <table:table-cell table:style-name="ce4" office:value-type="string">
            <text:p>2013-07-10 -</text:p>
          </table:table-cell>
          <table:table-cell table:style-name="ce4" office:value-type="string">
            <text:p><text:s/>Ignasi Olivella Prat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Maria Soliva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de Catalunya d'Homologació de Trofeus de Caça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<text:s/>Josep Ma. Nogués Esco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an Luis Oliva de Suelves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Caça de Catalunya <text:s/></text:p>
          </table:table-cell>
          <table:table-cell table:style-name="ce4" office:value-type="string">
            <text:p>2013-07-19 -</text:p>
          </table:table-cell>
          <table:table-cell table:style-name="ce4" office:value-type="string">
            <text:p><text:s/>Ricard Casanovas Urg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Barcelon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/>Ricard Casanovas Urg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Giron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/>Ricard Casanovas Urg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Lleid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/>Ricard Casanovas Urg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Tarragon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/>Ricard Casanovas Urg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Pesca Continental de Cataluny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/>Concha Marchante Legan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Barcelon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/>Concha Marchante Legan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Giron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/>Concha Marchante Legan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Lleid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/>Concha Marchante Legan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Tarragon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/>Concha Marchante Legan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Indústries i Qualitat Agroalimentàries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<text:s/>Mireia Medina Sa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nric Segarra Tomas-Riverola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Agroalimentari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Mireia Medina Sa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Medi Natural <text:s/></text:p>
          </table:table-cell>
          <table:table-cell table:style-name="ce4" office:value-type="string">
            <text:p>2013-09-11 -</text:p>
          </table:table-cell>
          <table:table-cell table:style-name="ce4" office:value-type="string">
            <text:p>Anna M. Figuerola Ribe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Fauna de Vallcalent <text:s/></text:p>
          </table:table-cell>
          <table:table-cell table:style-name="ce4" office:value-type="string">
            <text:p>2013-09-13 -</text:p>
          </table:table-cell>
          <table:table-cell table:style-name="ce4" office:value-type="string">
            <text:p><text:s/>Xavier Marco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Ruiz Olmo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ctivitats Cinegètiques i de Pesca Continental <text:s/></text:p>
          </table:table-cell>
          <table:table-cell table:style-name="ce4" office:value-type="string">
            <text:p>2013-09-18 -</text:p>
          </table:table-cell>
          <table:table-cell table:style-name="ce4" office:value-type="string">
            <text:p><text:s/>Jordi Ruiz Olm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Biodiversitat i Protecció dels Animals <text:s/></text:p>
          </table:table-cell>
          <table:table-cell table:style-name="ce4" office:value-type="string">
            <text:p>2013-09-18 -</text:p>
          </table:table-cell>
          <table:table-cell table:style-name="ce4" office:value-type="string">
            <text:p>Jordi Ruiz Olm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ordinació Operativa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Maria Pilar Rodríguez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Agroalimentari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/>Ma. Pilar Rodríguez Martí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fraria de Pescadors de les Cases d'Alcanar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/>Antonio José Fibla i Creu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au Escala Ribo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gulador de l'Oli Siurana <text:s/></text:p>
          </table:table-cell>
          <table:table-cell table:style-name="ce4" office:value-type="string">
            <text:p>2013-10-11 -</text:p>
          </table:table-cell>
          <table:table-cell table:style-name="ce4" office:value-type="string">
            <text:p>Josep Baiges Nogu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ctivitats Cinegètique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Ricard Casanovas Urge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Formació i Estudis Agrorur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Josep Lluís Lavilla He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Àngel Company Vercher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Biodiversitat i Protecció dels Anim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/>Ricard Casanovas Urg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gulador de la Denominació d'Origen Protegida Les Garrigues <text:s/></text:p>
          </table:table-cell>
          <table:table-cell table:style-name="ce4" office:value-type="string">
            <text:p>2013-10-31 -</text:p>
          </table:table-cell>
          <table:table-cell table:style-name="ce4" office:value-type="string">
            <text:p>Joan Francesc Segura i Segu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Sectori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ia Reyes Rodríquez Cas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sefa Gilabert Galleg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de les Terres de l'Eb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ulio Monfort Te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Vall d'Aran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udit Jaquet Estra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Francesc Piqué Ros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Francesc Piqué Ros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Sònia Roig Resa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Vicente Ugidos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Dolors Pareja Moline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Penedè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rdi Sella Marc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no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aquel Sánchez Vare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ge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steve Priego Vilasec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ergued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Casoliva Armengo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aresm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nna Goutan Rou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Neus Ferreté Grà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ta Esparza Gonzál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erdany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Isidre Ribot i Casadesú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Àngela Coderch Masdemo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aume Roselló Perramo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Gir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Carles Serrat Fernánd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Gir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Pere Ordis Dalma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Empord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osa Geli Angla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mpord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nna M. Martell Barrubé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Garrotx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esús Romero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e l'Estany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Pedro Hernansaez Torr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Ripollè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Casas i Capdevi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lv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Carles Ros Fo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milia Reñé Fernánd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Tarrag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Francesc Baiges Borrà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ia del Carme Chamorro Jambri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Territori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quim Porcar Coder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Urgel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ia Antonia Armengol Pujo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a Ribagorç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Iolanda Ferran i Clos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es Garrigue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Llorenç Canela Martí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Noguer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Ildefons Mateu Profitó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Juss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lbert Español i Jorda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Sobir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nel Torres Coron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'Urgel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ndreu Bosch Balsell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garr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eroni Ros Vilamaj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egri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amón Balagueró Gañ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olsonè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lisabet BruallaPa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va Mateos Ram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Gir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Lluís Ros Tu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Tarrag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rturo Vicente Jiménez J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Tarrag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aume Boada Aguad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Camp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sep Nogués Vilalt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Camp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íriam Escofet Elling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b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Carles Chiner Furqu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onca de Barber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esús Semper Sá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ontsi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osa Isabel Arbó Pér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riorat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Queralt i Àlvar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Ribera d'Eb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ontserrat de Castro Subirach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Agrícola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Jaume Boixadera Llob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d'Agricultura i Sanitat Vegetal de Catalunya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Carmina Monton Roman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Àngela Seira Sanmarti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ment d'Estructures Pesqueres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Itziar Segarra Día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i Control Agroalimentari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Miquel Àngel Escobar Perdic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ls Agents Rurals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<text:s/>Pere Omedes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a Maria Torre LLoveras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en Salut Animal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<text:s/>Cristina Massot Ber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scle Selga Jorba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tecció del Litoral i Seguiment del Medi Marí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<text:s/>Maria Pery Vent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gnasi Olivella Prats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la Propietat Forestal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Juan Luís Abián Perruc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pais Naturals Protegits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Maria Pery Ventos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Públics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Pere Omedes Pér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Ciutadana i Informació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Lourdes Porta Gui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Folch Castell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ctivitats Cinegètiques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Ma. José Vargas P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Dídac Dotras Lari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avid Ferrer Canosa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d'Agricultura i Sanitat Vegetal de Catalunya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Jaume Almacellas Go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de Sanitat Animal de Catalunya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Ma. Elena Novell Bad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pais Naturals Protegits <text:s/></text:p>
          </table:table-cell>
          <table:table-cell table:style-name="ce4" office:value-type="string">
            <text:p>2014-04-02 -</text:p>
          </table:table-cell>
          <table:table-cell table:style-name="ce4" office:value-type="string">
            <text:p><text:s/>Lluís Balaguer Blas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Públics <text:s/></text:p>
          </table:table-cell>
          <table:table-cell table:style-name="ce4" office:value-type="string">
            <text:p>2014-04-02 -</text:p>
          </table:table-cell>
          <table:table-cell table:style-name="ce4" office:value-type="string">
            <text:p><text:s/>Jordi Tristany Tre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juts Agroambientals i Zones Desfavorides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/>Miquel Baldi Co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orenç Arnau Guitar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de Capacitació Agrària Forestal de Santa Coloma de Farners <text:s/></text:p>
          </table:table-cell>
          <table:table-cell table:style-name="ce4" office:value-type="string">
            <text:p>2014-05-16 -</text:p>
          </table:table-cell>
          <table:table-cell table:style-name="ce4" office:value-type="string">
            <text:p><text:s/>Gabriel Esquius Fuent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nric Campí Sampere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juts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Lorena Pérez Pall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Agrícola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/>Anna Goutan Rou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valuació i Seguiment de Plans, Programes i Projecte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Àngels Gómez Puig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<text:s/></text:p>
          </table:table-cell>
          <table:table-cell table:style-name="ce4" office:value-type="string">
            <text:p>2014-06-11 -</text:p>
          </table:table-cell>
          <table:table-cell table:style-name="ce4" office:value-type="string">
            <text:p>Iban Rabasa Benave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Sectorial a Lleida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/>Reyes Rodríguez Cas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Mercè Enfedaque Isert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/>Anna Boada Nicol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Interior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Victòria Bosch Paltr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ictòria Bosch Paltre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Albert Xavier Imaz Garcí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Àngela Seira Sanmarti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ment d'Estructures Pesquere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Itziar Segarra Dí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ducció Agrícola i Material Vegeta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Carles Antoni Chico Clu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òls i Gestió Mediambiental de la Producció Agrària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Jaume Boixadera Llob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igilància, Lluita i Control de les Malalties dels Animal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Irene Mercader Prat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venció Sanitària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Maria Luisa Molleda Rui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jut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Lourdes Anes Munien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ssupostos i Comptabilitat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Olga Manso Mor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ersona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Ma. José Jiménez de Cisneros Sistar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ía José Jiménez Cisneros Sistaré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Terres de l'Ebre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osefa Gilabert Galleg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de les Terres de l'Ebre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ulio Monfort Te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ècniques Bàsiques i Espectrofotomètriques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Marta Vidal Guixen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ècniques Cromatogràfiques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aume Bosch Coll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la Catalunya Central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Iscle Selga Jorb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Francesc Piqué Ros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aume Figueras Carb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udith Dalmau Albert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udith Mata Med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Terres de l'Ebre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Gemma Galimany Salon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Eva Martínez Cristób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ol i Inspecció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Albert Maria i Soliv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jectes Transversals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Ramon Jordana de Sim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Sònia Roig Res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Xavier Auqué Farr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Àngela Coderch Masdemo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aume Roselló Perram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Pere Ordis Dalm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Emilia Reñé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Gonçal Barrios Sanrom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Territorial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oaquim Porcar Coder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Eva Mateos Ram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ordi Serra Com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Jaume Boada Aguad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Vall d'Aran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udit Jaquet Estra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Patricia Pladevall Big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Eloi Beulas Or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sep Ma. López Martí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Lluís Ros Tu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David Meya N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amon Alberto Alturo Monn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Tarrag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sep Ardèvol Gironè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Tarrag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Carlos Miranda Estramp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Terres de l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an Josep Cladelles Dauf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Terres de l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Ismael Belart Montlle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Terres de l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sep Vicenç Jovení Bord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Lleid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amon Sanfeliu Rubin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Lleid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Francisco Javier Marco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Dolors Pareja Molin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Pened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rdi Sella Marc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noi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aquel Sánchez Vare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ge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Esteve Priego Vilase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ergued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Montserrat Giné Sabat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aresm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Lluís Vento Mot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Neus Ferreté Grà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Marta Esparza Gonzà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erdany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Isidre Ribot Casadesú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Carles Serrat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Empord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osa Geli Angla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mpord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Anna Ma. Martell Barrub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Garrotx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esús Romero Martí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e l'Estany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Pedro Hernansaez Tor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Ripoll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an Casas Capdevi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lv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Carles Ros Fo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Lleid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Carme Chamorro Jambr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Urgel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Ma. Antonia Armengol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a Ribagorç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Iolanda Ferran Cl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es Garrigue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Llorenç Canela Mart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Noguer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Ildefons Mateu Profitó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Juss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Albert Español Jorda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Sobir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Manel Torres Coro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'Urgel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Andreu Bosch Balse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garr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eroni Ros Vilamaj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egri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amón Balagueró Gañ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olson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Elisabet Brualla P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Tarrag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Arturo Vicentre Jiménez Jimé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Camp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Míriam Escofet Ellin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Carles Chiner Furqu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Pened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Xavier Esteve Gui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onca de Barber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esús Semper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ontsi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Rosa Isabel Arbó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riorat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Joan Queralt Álva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Ribera d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/>Montserrat de Castro Subirach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iment d'Actuacions en els Espais Naturals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/>Aleix Pros Fier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ís Balaguer Blasi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Terres de l'Ebre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/>Enric Matamoros Va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Terres de l'Ebre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/>Josep Vicenç Jovaní Bord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Natural del Montgri, les Illes Medes i el Baix Ter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/>Marc Mari Rome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i Control Agroalimentari <text:s/></text:p>
          </table:table-cell>
          <table:table-cell table:style-name="ce4" office:value-type="string">
            <text:p>2014-10-01 -</text:p>
          </table:table-cell>
          <table:table-cell table:style-name="ce4" office:value-type="string">
            <text:p><text:s/>Ma. Glòria Cugat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Administrativa <text:s/></text:p>
          </table:table-cell>
          <table:table-cell table:style-name="ce4" office:value-type="string">
            <text:p>2014-10-04 -</text:p>
          </table:table-cell>
          <table:table-cell table:style-name="ce4" office:value-type="string">
            <text:p><text:s/>Montserrat Alcaraz Casamitja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valuació i Seguiment de Plans, Programes i Projectes <text:s/></text:p>
          </table:table-cell>
          <table:table-cell table:style-name="ce4" office:value-type="string">
            <text:p>2014-10-07 -</text:p>
          </table:table-cell>
          <table:table-cell table:style-name="ce4" office:value-type="string">
            <text:p><text:s/>Mariano Rojo Galla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Tarragona <text:s/></text:p>
          </table:table-cell>
          <table:table-cell table:style-name="ce4" office:value-type="string">
            <text:p>2014-10-07 -</text:p>
          </table:table-cell>
          <table:table-cell table:style-name="ce4" office:value-type="string">
            <text:p><text:s/>Ester Trullols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fraria de Pescadors de l'Ametlla de Mar <text:s/></text:p>
          </table:table-cell>
          <table:table-cell table:style-name="ce4" office:value-type="string">
            <text:p>2014-10-08 -</text:p>
          </table:table-cell>
          <table:table-cell table:style-name="ce4" office:value-type="string">
            <text:p><text:s/>Miquel Brull Arbó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an Llambrich Gaseni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fraria de Pescadors de les Cases d'Alcanar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/>Francesc Carrillo Sanch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onio José Fibla i Creus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/>Neus Ferrete Gra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Piqué Roses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Neus Ferreté Grà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Natural de l'Alt Pirineu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/>Marc Garriga Luj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Palau Puigver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Biodiversitat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/>Francesc Cano Ibáñ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gnasi Rodríguez Galindo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12-02 -</text:p>
          </table:table-cell>
          <table:table-cell table:style-name="ce4" office:value-type="string">
            <text:p><text:s/>Joan Vallhonrat Matalong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Agrària de Gandesa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/>Antoni Cutrona Cutro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nel Gisbert Lahosa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esca i Afers Marítims <text:s/></text:p>
          </table:table-cell>
          <table:table-cell table:style-name="ce4" office:value-type="string">
            <text:p>2014-12-18 -</text:p>
          </table:table-cell>
          <table:table-cell table:style-name="ce4" office:value-type="string">
            <text:p>Jordi Ciuraneta i Ri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4-12-30 -</text:p>
          </table:table-cell>
          <table:table-cell table:style-name="ce4" office:value-type="string">
            <text:p>Àngela Seira Sanmarti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esca i Afers Marítims <text:s/></text:p>
          </table:table-cell>
          <table:table-cell table:style-name="ce4" office:value-type="string">
            <text:p>2014-12-30 -</text:p>
          </table:table-cell>
          <table:table-cell table:style-name="ce4" office:value-type="string">
            <text:p><text:s/>Àngela Seira Sanmarti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gulació de Mercats Agroalimentaris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Adolfo Tris Alons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/>Adolfo Tris Alons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ssegurances Agràries <text:s/></text:p>
          </table:table-cell>
          <table:table-cell table:style-name="ce4" office:value-type="string">
            <text:p>2015-01-14 -</text:p>
          </table:table-cell>
          <table:table-cell table:style-name="ce4" office:value-type="string">
            <text:p>Jordi Serra Grabulos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ssegurances Agràries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/>Míriam Gómez Herr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Lleida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/>Meritxell Domingo Massan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Serveis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/>Marià Morera Gober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Àngel Egea i Llanés <text:s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la Catalunya Central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/>Neus Ferrete Gra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à Morera Goberna <text:s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Neus Ferrete Gra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Barcelona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/>Neus Ferrete Gra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à Morera Goberna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ordinació Administrativa <text:s/></text:p>
          </table:table-cell>
          <table:table-cell table:style-name="ce4" office:value-type="string">
            <text:p>2015-02-04 -</text:p>
          </table:table-cell>
          <table:table-cell table:style-name="ce4" office:value-type="string">
            <text:p>Ma. Teresa Mendoza Prari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/>Patrícia Pladevall Big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Barcelona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Marta Esparza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atricia Pladevall Bigas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/>Àngel Ruiz del Camp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ta Esparza Gonzàlez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ordinació Administrativa <text:s/></text:p>
          </table:table-cell>
          <table:table-cell table:style-name="ce4" office:value-type="string">
            <text:p>2015-02-20 -</text:p>
          </table:table-cell>
          <table:table-cell table:style-name="ce4" office:value-type="string">
            <text:p><text:s/>Esperança Coca Cárde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gulació de Mercats Agroalimentaris <text:s/></text:p>
          </table:table-cell>
          <table:table-cell table:style-name="ce4" office:value-type="string">
            <text:p>2015-03-03 -</text:p>
          </table:table-cell>
          <table:table-cell table:style-name="ce4" office:value-type="string">
            <text:p><text:s/>Immaculada Alsina Riu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iment d'Actuacions en els Espais Naturals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<text:s/>Lluís Balaguer Blas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eix Pros Fierro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pais Naturals Protegits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<text:s/>Ricard Gutierrez Benit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ís Balaguer Blasi 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a les Persones de les Comarques de Barcelon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Eva Herbera i Cod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os Jacobo Masip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Famíli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a. Pau Vidal-Folch de Balanz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Solé i Aubia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Tarragon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anuela Cid i Espu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Aliens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<text:s/>Mercè Romaní i Blancafo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dela Vives Belmonte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ra de Servei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Jordi Teran i Góm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Concepció Pérez i García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Econòmiques i Subvencion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Ma. Pau Vidal-Folch de Balanz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Logística i Serveis Genera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Ester Pascual i Est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Cabanes i Orriols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dels Serveis Territorials a Girona <text:s/></text:p>
          </table:table-cell>
          <table:table-cell table:style-name="ce4" office:value-type="string">
            <text:p>2013-07-10 -</text:p>
          </table:table-cell>
          <table:table-cell table:style-name="ce4" office:value-type="string">
            <text:p>Susagna Baltasar i Pellic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formació, Valoració i Seguiment de Tarragona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Anna Vendrell i Mañ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Tarragona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<text:s/>Anna Vendrell Mañ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nuela Cid i Espuny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Econòmiques i Subvencions <text:s/></text:p>
          </table:table-cell>
          <table:table-cell table:style-name="ce4" office:value-type="string">
            <text:p>2013-07-16 -</text:p>
          </table:table-cell>
          <table:table-cell table:style-name="ce4" office:value-type="string">
            <text:p><text:s/>Carme Llonch i Fontan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restacions <text:s/></text:p>
          </table:table-cell>
          <table:table-cell table:style-name="ce4" office:value-type="string">
            <text:p>2013-07-16 -</text:p>
          </table:table-cell>
          <table:table-cell table:style-name="ce4" office:value-type="string">
            <text:p>Carme Llonch Fontan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Lleida <text:s/></text:p>
          </table:table-cell>
          <table:table-cell table:style-name="ce4" office:value-type="string">
            <text:p>2013-10-18 -</text:p>
          </table:table-cell>
          <table:table-cell table:style-name="ce4" office:value-type="string">
            <text:p><text:s/>Joan Ramon Saura i Aran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ria Forné i Febrer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Lleida <text:s/></text:p>
          </table:table-cell>
          <table:table-cell table:style-name="ce4" office:value-type="string">
            <text:p>2013-10-19 -</text:p>
          </table:table-cell>
          <table:table-cell table:style-name="ce4" office:value-type="string">
            <text:p><text:s/>Josep Maria Forné i Febr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Ramon Saura i Aranda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3-11-23 -</text:p>
          </table:table-cell>
          <table:table-cell table:style-name="ce4" office:value-type="string">
            <text:p>M. Montserrat Panadés Vall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restacions <text:s/></text:p>
          </table:table-cell>
          <table:table-cell table:style-name="ce4" office:value-type="string">
            <text:p>2013-11-23 -</text:p>
          </table:table-cell>
          <table:table-cell table:style-name="ce4" office:value-type="string">
            <text:p><text:s/>Maria Josep Le Monnier i Esta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3-11-29 -</text:p>
          </table:table-cell>
          <table:table-cell table:style-name="ce4" office:value-type="string">
            <text:p><text:s/>M. Montserrat Panadés i Va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e Polítiques de Joventut <text:s/></text:p>
          </table:table-cell>
          <table:table-cell table:style-name="ce4" office:value-type="string">
            <text:p>2013-12-13 -</text:p>
          </table:table-cell>
          <table:table-cell table:style-name="ce4" office:value-type="string">
            <text:p><text:s/>Manel Ros i Bios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tè d'Ètica dels Serveis Socials de Catalunya <text:s/></text:p>
          </table:table-cell>
          <table:table-cell table:style-name="ce4" office:value-type="string">
            <text:p>2014-01-10 -</text:p>
          </table:table-cell>
          <table:table-cell table:style-name="ce4" office:value-type="string">
            <text:p><text:s/>M. Mercè Vidal i Pui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e Suport a les Famílies <text:s/></text:p>
          </table:table-cell>
          <table:table-cell table:style-name="ce4" office:value-type="string">
            <text:p>2014-01-10 -</text:p>
          </table:table-cell>
          <table:table-cell table:style-name="ce4" office:value-type="string">
            <text:p><text:s/>Francesc Xavier Colominas i Ferr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a Gent Gran de Cataluny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Agustí Vilà i Segu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Assessor de Formació d'Educació en el Lleu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Joaquim Parera i Iglesi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esbianes, gais i homes i dones bisexuals i transsexuals (LGBT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Lluïsa Jimenez i Gus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Assessor de les Polítiques de Joventut <text:s text:c="2"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Àngels Piedrola i Góm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ctor del Pla nacional de joventut de Catalunya <text:s text:c="2"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Àngels Piedrola i Góm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'Immigració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M. Rosa Fortuny i Torroe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bservatori Català de la Famíl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Francesc Xavier Colominas i Ferr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el Pla Integral del Poble Gitano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/>Sr. Manuel Heredia i Jimé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Assessor del Poble Gitano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/>Sr. Manuel Heredia Jimé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'Associacionisme i el Voluntariat de Cataluny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/>Marc Viñas i Art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tè Tècnic d'Avaluació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Ana Domenech i Bres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d'Assessorament i Supervisió de les Persones Jurídiques sense Ànim de Lucre que tinguin atribuïda la Tutela de Menors o Incapacitat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/>M. Àngels Betriu i Cabecer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per a la Igualtat d'Oportunitats per a les Done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/>Núria Cañellas i Pascu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Socials de Barcelon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/>M. Eva Beas i Cru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Nacional per a una Intervenció Coordinada contra la Violència Masclist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/>Sra. M. Àngels Gensana Ri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Dones de Cataluny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/>Anna Coll i Colom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t Gregori, de Giron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/>Anna Solés i Fra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Maria Navarrete i Garcí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Montserrat Panadés i Valls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t Gregori, de Girona <text:s/></text:p>
          </table:table-cell>
          <table:table-cell table:style-name="ce4" office:value-type="string">
            <text:p>2014-02-06 -</text:p>
          </table:table-cell>
          <table:table-cell table:style-name="ce4" office:value-type="string">
            <text:p><text:s/>Carles Soler i Casa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Solés i Franch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de Valoració i Orientació a Persones amb Discapacitat de Lleida (CAD Lleida)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/>Rosa Rodríguez i Viñ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a Rodríguez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de Valoració i Orientació a Persones amb Discapacitat (CAD Infantil Calàbria)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/>Carme Tormo i Beltr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Tormo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igualtat de tracte i no-discriminació de persones Lesbianes, Gais, Transsexuals i Bisexuals (LGTB) <text:s/></text:p>
          </table:table-cell>
          <table:table-cell table:style-name="ce4" office:value-type="string">
            <text:p>2014-03-19 -</text:p>
          </table:table-cell>
          <table:table-cell table:style-name="ce4" office:value-type="string">
            <text:p><text:s/>Maria Lluïsa Jimenez i Gus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Budó i Salellas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a Joventut de Catalunya (CNJC)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/>Núria Ram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ergi Contreras i Mota <text:s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l Barri de la Mina <text:s/></text:p>
          </table:table-cell>
          <table:table-cell table:style-name="ce4" office:value-type="string">
            <text:p>2014-03-28 -</text:p>
          </table:table-cell>
          <table:table-cell table:style-name="ce4" office:value-type="string">
            <text:p><text:s/>Juan Luis Rosique i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Giralt i Page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<text:s/></text:p>
          </table:table-cell>
          <table:table-cell table:style-name="ce4" office:value-type="string">
            <text:p>2014-05-24 -</text:p>
          </table:table-cell>
          <table:table-cell table:style-name="ce4" office:value-type="string">
            <text:p><text:s/>Júlia Pueyo i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úlia Pueyo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ra de Servei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/>Teresa Fuentes i Martí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Teran i Gómez <text:s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aloració i Seguiment del Barcelonè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Francesca Burgos Ru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valuació i Coordinació de Plan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/>Juan Ramon Víchez i Enríqu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Ignasi Samper i Castelló <text:s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aula Nacional de la Infància de Catalunya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/>Jordi Muner i Armeng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nca de Barberà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/>Montserrat Santamaria Marimó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. Bové Ribé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esenvolupament Infantil i Atenció Precoç (CDIAP) - CAD Girona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<text:s/>Maria Teresa Comas i Ball-Llov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Albert Xavier Imaz i Garcí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tenció Immediata en Situacions de Maltractament Infanti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Ana Cordomí Duati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bres i Manteniment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/>Immaculada Cámara Ola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é Maria Codina i Farre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ificació i Provisió de Llocs de Trebal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Xavier López Lóp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ificació i Provisió de Llocs de Treball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/>Manuel Juan Bellmu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ció Territorial de l'Institut Català de les Dones a les Terres de l'Ebre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/>Maria del Carmen Valls i Besaldu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per a l'Autonomia Personal Sírius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/>Maria Gemma Pifarré i Mat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formació, Valoració i Seguiment de Tarragona <text:s/></text:p>
          </table:table-cell>
          <table:table-cell table:style-name="ce4" office:value-type="string">
            <text:p>2014-07-09 -</text:p>
          </table:table-cell>
          <table:table-cell table:style-name="ce4" office:value-type="string">
            <text:p><text:s/>Maria Pilar Molero i Espin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actació <text:s/></text:p>
          </table:table-cell>
          <table:table-cell table:style-name="ce4" office:value-type="string">
            <text:p>2014-07-09 -</text:p>
          </table:table-cell>
          <table:table-cell table:style-name="ce4" office:value-type="string">
            <text:p><text:s/>Jorge Alberto Díaz i Álva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ge Alberto Diaz Alvarez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aloració i Seguiment del Barcelonès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/>Francesca Burgos i Rui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/>Àngel Lázaro i Ri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Àngel Lázaro Riol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Badalona - Nova Llored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iracle Triay Marqué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Terrassa - La Mauri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Núria Català Torr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ls Joves Tutelats i Extutelat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<text:s/>Jordi Bach i Pujo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Terrassa Ca n'Aurell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Anna Cortina Juclà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l Sistema d'Informació Social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<text:s/>Carles Arauzo i Palaci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esenvolupament Infantil i Atenció Precoç (CDIAP) - CAD Giro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ia Teresa Comas i Ball-Llove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njador Social (Lleida)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arme Giménez i Jorg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njador Social (Tarragona)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Isidre Badia i Pastra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njador Social (Amposta)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fa Ramon Navar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a Barcelonet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onstantina Sáinz i Terron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a Pau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Àngel Mora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Sant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 Dolores Ayres de Palaci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a Guineueta-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arme López Cañe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Sabadell-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Teófila Morchón Casaso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Terrassa-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Ferran de Gràcia i Serra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Can Boada de Terrass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ta Aguila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Manres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fina HuguetAym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Jaume Terradas de Mataró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Begoña Monge Chuec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Granoller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an Francesc Robledillo Lóp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Vic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ta Valls i Gar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Sallen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Teresa Brugarolas i Camp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loreda de Badalo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an Domènech G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la Riera de Cornellà de Llobrega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ián Teruel Mirall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es Borges Blanque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ontserrat Andreu i Rib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Vilafranca del Penedè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Beatriu Forn i Ferr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l Delta del Llobrega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Albert Loza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l Mil·lenari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ercè Darne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Sant Adrià de Besò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Lourdes Ferr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les Bernardes de Sal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Aurora Sà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'Onyar de Giro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. Antònia Vall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Comtes d'Urgell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ontse Andre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la Pobla de Segur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p Castells i Ferr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Tremp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p Castells i Ferr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Ca N'Anglad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Núria Game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Sabadell 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Pilar Puent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Torre Romeu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élia Sanramon Solà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Granollers 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Teófila Morcho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Vallira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Enric Sà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Juridicoadministrativ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<text:s/>Judith Monje i Sa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7-16 -</text:p>
          </table:table-cell>
          <table:table-cell table:style-name="ce4" office:value-type="string">
            <text:p><text:s/>Montserrat Rubert i Belengu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moció d'Activitats i Entitats (ICD) <text:s/></text:p>
          </table:table-cell>
          <table:table-cell table:style-name="ce4" office:value-type="string">
            <text:p>2014-07-25 -</text:p>
          </table:table-cell>
          <table:table-cell table:style-name="ce4" office:value-type="string">
            <text:p>Montserrat Vila i Alb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Socials de Barcelona <text:s/></text:p>
          </table:table-cell>
          <table:table-cell table:style-name="ce4" office:value-type="string">
            <text:p>2014-07-26 -</text:p>
          </table:table-cell>
          <table:table-cell table:style-name="ce4" office:value-type="string">
            <text:p><text:s/>Josep Pera i Colom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Eva Beas i Cruz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a Joventut de Catalunya (CNJC)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/>Núria Ramon i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Ramon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t Gregori, de Girona <text:s/></text:p>
          </table:table-cell>
          <table:table-cell table:style-name="ce4" office:value-type="string">
            <text:p>2014-08-01 -</text:p>
          </table:table-cell>
          <table:table-cell table:style-name="ce4" office:value-type="string">
            <text:p><text:s/>Anna Solés i Fra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Soler i Casals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reu de Palau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. Montserrat Domínguez i Fo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 Trinita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Cristina Soler Hernánd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Gràci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. Pilar Bel Corté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El Mil·lenari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Rosa M. Peña i Salvado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 Verned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aura Casademo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Font dels Capellan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Nuria Saladre Margalef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es Garrigue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ontserrat Aixalà Fàbreg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Baix Camp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Glòria Vila i Ferr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ia Gonzàlez Feixa Llarg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Concepció Barbeta Mi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Mataró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Teresa Amenós i Fabrega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Llorenç Saval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Simeó Caba i Camprubí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a Coloma de Gramene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Francesc Vélez i G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Terrass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Inés Rodríguez Baez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Giron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Esther Cel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Reu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esús Francesc Cabestany i Robust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Jaume Nualar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ontserrat Comabella i M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els Arc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Roser Copa i Sà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'Hort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Gemma Castillo i Redó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Jaume Batlle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na Lobo Jurad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es Cort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Belen Soler Migu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Parc Serentil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aura Anzizu i Fures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Roc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úlia Beltran de Nicolà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nca de Barberà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ontserrat Santamaria Marimó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<text:s/>Jaume I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osepa Martí Rovi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Puig d'En Roc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ordi Josep Latorre i Sotu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 Séni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Pilar Balazote i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mtes d'Urgel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. Dolores Morera i Rose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erafí Casanovas Sans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ura Estela Díez i Vél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Natzare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Blai Rosell i Cabro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marcal de Campdevàno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Eva Torrejon Bernard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Josep de Lleid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ercè Segu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Mare Déu de la Mercè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nton López Basti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Pere Claver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Gna. Angela Maria Ibarra i Last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Bellpuig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Enric de Monteys i de Llinà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Antoni de Viell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ourdes Teixidó i Jov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Sant Cugat del Vallè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luís Oll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l'Ametlla del Vallè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Salvador Llistar i Verdú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a Ros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osep Paris i G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Cerdanyola del Vallè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frica Sandra Vazqu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a Menors de Barcelona Ciutat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<text:s/>Maria Begoña Pujmana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Begoña Pujana Fernández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de Valoració i Orientació a Persones amb Discapacitat de Girona (CAD Girona) <text:s/></text:p>
          </table:table-cell>
          <table:table-cell table:style-name="ce4" office:value-type="string">
            <text:p>2014-09-09 -</text:p>
          </table:table-cell>
          <table:table-cell table:style-name="ce4" office:value-type="string">
            <text:p><text:s/>M. Teresa Comas i Ball-Llov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sther Parramon i Vigatà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4-09-27 -</text:p>
          </table:table-cell>
          <table:table-cell table:style-name="ce4" office:value-type="string">
            <text:p>Àngel Lázaro i Rio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aloració i Seguiment de les Comarques de Barcelona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Eva Herbera Codi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Econòmiques i Subvencions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/>Maria Isabel Velasco i Dí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Llonch i Fontanet <text:s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ls Joves Tutelats i Extutelats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/>Francesc Xavier Balagué i Ge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Bach i Pujols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/>Eulàlia Creus i Ferr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ls Infants i els Adolescents de Catalunya (CNIAC) <text:s/></text:p>
          </table:table-cell>
          <table:table-cell table:style-name="ce4" office:value-type="string">
            <text:p>2014-10-17 -</text:p>
          </table:table-cell>
          <table:table-cell table:style-name="ce4" office:value-type="string">
            <text:p><text:s/>Araceli Lázaro i Aparici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esbianes, Gais, Bisexuals, Transgèneres i Intersexuals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/>Lluïsa Jiménez i Gus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uïsa Jimenez i Gusi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essoria Jurídica (ACJ) <text:s/></text:p>
          </table:table-cell>
          <table:table-cell table:style-name="ce4" office:value-type="string">
            <text:p>2014-12-17 -</text:p>
          </table:table-cell>
          <table:table-cell table:style-name="ce4" office:value-type="string">
            <text:p>Marta Puga i Plan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la Residència de Gent Gran de Gràcia (Barcelona) <text:s/></text:p>
          </table:table-cell>
          <table:table-cell table:style-name="ce4" office:value-type="string">
            <text:p>2015-01-03 -</text:p>
          </table:table-cell>
          <table:table-cell table:style-name="ce4" office:value-type="string">
            <text:p><text:s/>Ascensió Soto Mezquit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la Residència de Gent Gran de Creu de Palau (Girona) <text:s/></text:p>
          </table:table-cell>
          <table:table-cell table:style-name="ce4" office:value-type="string">
            <text:p>2015-01-14 -</text:p>
          </table:table-cell>
          <table:table-cell table:style-name="ce4" office:value-type="string">
            <text:p><text:s/>M. Montserrat Domínguez Fo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Domínguez Fon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a Discapacitat de Catalunya <text:s/></text:p>
          </table:table-cell>
          <table:table-cell table:style-name="ce4" office:value-type="string">
            <text:p>2015-02-04 -</text:p>
          </table:table-cell>
          <table:table-cell table:style-name="ce4" office:value-type="string">
            <text:p><text:s/>Laura Costa Quiñon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dministració i Assessorament Tècnic de Recursos Humans <text:s/></text:p>
          </table:table-cell>
          <table:table-cell table:style-name="ce4" office:value-type="string">
            <text:p>2013-06-08 -</text:p>
          </table:table-cell>
          <table:table-cell table:style-name="ce4" office:value-type="string">
            <text:p><text:s/>SoniaNogueraOt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Administrativa de l'Àmbit Judicial de Vilanova i la Geltrú <text:s/></text:p>
          </table:table-cell>
          <table:table-cell table:style-name="ce4" office:value-type="string">
            <text:p>2013-06-08 -</text:p>
          </table:table-cell>
          <table:table-cell table:style-name="ce4" office:value-type="string">
            <text:p><text:s/>Ariadna Hoste Martor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Virgili Vela Castan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Serveis Penitenciaris <text:s/></text:p>
          </table:table-cell>
          <table:table-cell table:style-name="ce4" office:value-type="string">
            <text:p>2013-06-12 -</text:p>
          </table:table-cell>
          <table:table-cell table:style-name="ce4" office:value-type="string">
            <text:p><text:s/>Pere Soler Campin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Martorell i Villalobos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Gestió Econòmica <text:s/></text:p>
          </table:table-cell>
          <table:table-cell table:style-name="ce4" office:value-type="string">
            <text:p>2013-07-06 -</text:p>
          </table:table-cell>
          <table:table-cell table:style-name="ce4" office:value-type="string">
            <text:p><text:s/>Montserrat Vintró Feli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Núria Bretos Ribera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ntractació <text:s text:c="2"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Maria Pilar de Juan Día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iment Pressupostari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M. Jesús Pérez Caden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vocatòries <text:s text:c="2"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Núria Maestro Paloma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Sara Anés Oliver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Expedients de Contractació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Josefina Losa Marí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Miguel Francisco Hernández i Sá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del Personal <text:s/></text:p>
          </table:table-cell>
          <table:table-cell table:style-name="ce4" office:value-type="string">
            <text:p>2013-09-19 -</text:p>
          </table:table-cell>
          <table:table-cell table:style-name="ce4" office:value-type="string">
            <text:p>Anna Maria Figueras i Bos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de Recursos Humans <text:s/></text:p>
          </table:table-cell>
          <table:table-cell table:style-name="ce4" office:value-type="string">
            <text:p>2013-09-20 -</text:p>
          </table:table-cell>
          <table:table-cell table:style-name="ce4" office:value-type="string">
            <text:p>Sònia Noguera Ote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Nòmina <text:s/></text:p>
          </table:table-cell>
          <table:table-cell table:style-name="ce4" office:value-type="string">
            <text:p>2013-09-20 -</text:p>
          </table:table-cell>
          <table:table-cell table:style-name="ce4" office:value-type="string">
            <text:p>M. Montserrat Figa i Belet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Registre de Documents <text:s/></text:p>
          </table:table-cell>
          <table:table-cell table:style-name="ce4" office:value-type="string">
            <text:p>2013-10-09 -</text:p>
          </table:table-cell>
          <table:table-cell table:style-name="ce4" office:value-type="string">
            <text:p>Montserrat Moreno Ros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de Medicina Legal de Catalunya. Divisió de Tarragona <text:s/></text:p>
          </table:table-cell>
          <table:table-cell table:style-name="ce4" office:value-type="string">
            <text:p>2013-11-09 -</text:p>
          </table:table-cell>
          <table:table-cell table:style-name="ce4" office:value-type="string">
            <text:p><text:s/>Eneko Barberia Marcalai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ina M. Estarellas Roca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natomia Forense <text:s/></text:p>
          </table:table-cell>
          <table:table-cell table:style-name="ce4" office:value-type="string">
            <text:p>2013-11-09 -</text:p>
          </table:table-cell>
          <table:table-cell table:style-name="ce4" office:value-type="string">
            <text:p><text:s/>Mercè Subirana Domene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Teresa Marrón i Moya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Generals i Gestió de Personal <text:s/></text:p>
          </table:table-cell>
          <table:table-cell table:style-name="ce4" office:value-type="string">
            <text:p>2013-12-11 -</text:p>
          </table:table-cell>
          <table:table-cell table:style-name="ce4" office:value-type="string">
            <text:p>Júlia Vidal Ginjaum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Tècnica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<text:s/>Rosa M. Torre Llove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Penitenciari Lledoners <text:s/></text:p>
          </table:table-cell>
          <table:table-cell table:style-name="ce4" office:value-type="string">
            <text:p>2014-03-15 -</text:p>
          </table:table-cell>
          <table:table-cell table:style-name="ce4" office:value-type="string">
            <text:p>Josep Font Català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Mediació de Dret Privat de Catalunya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Anna Llanza Sicar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Administració <text:s/></text:p>
          </table:table-cell>
          <table:table-cell table:style-name="ce4" office:value-type="string">
            <text:p>2014-05-24 -</text:p>
          </table:table-cell>
          <table:table-cell table:style-name="ce4" office:value-type="string">
            <text:p><text:s/>Josep Turbau Serr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talina Cruset i Parnau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Entitats Jurídiques <text:s/></text:p>
          </table:table-cell>
          <table:table-cell table:style-name="ce4" office:value-type="string">
            <text:p>2014-05-24 -</text:p>
          </table:table-cell>
          <table:table-cell table:style-name="ce4" office:value-type="string">
            <text:p><text:s/>Catalina Cruset Parn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n Delgado i Casado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Tresoreria <text:s/></text:p>
          </table:table-cell>
          <table:table-cell table:style-name="ce4" office:value-type="string">
            <text:p>2014-06-11 -</text:p>
          </table:table-cell>
          <table:table-cell table:style-name="ce4" office:value-type="string">
            <text:p>Núria Vergés i Cardo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Penitenciari Obert de Girona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Fernando Velasco i Gar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Atenció Ciutadana de Barcelona <text:s/></text:p>
          </table:table-cell>
          <table:table-cell table:style-name="ce4" office:value-type="string">
            <text:p>2014-07-26 -</text:p>
          </table:table-cell>
          <table:table-cell table:style-name="ce4" office:value-type="string">
            <text:p><text:s/>M. Àngels Tolosa Magriñà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Mediació de Dret Privat de Catalunya <text:s/></text:p>
          </table:table-cell>
          <table:table-cell table:style-name="ce4" office:value-type="string">
            <text:p>2014-09-18 -</text:p>
          </table:table-cell>
          <table:table-cell table:style-name="ce4" office:value-type="string">
            <text:p><text:s/>Rosa M. Torre Llove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Tècnica <text:s/></text:p>
          </table:table-cell>
          <table:table-cell table:style-name="ce4" office:value-type="string">
            <text:p>2014-09-19 -</text:p>
          </table:table-cell>
          <table:table-cell table:style-name="ce4" office:value-type="string">
            <text:p>Rosa M. Torre Llover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ntractació <text:s text:c="2"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Maria del Pilar de Juan Dí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grames de Rehabilitació i Sanitat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Paula Montero Brase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vocatòries <text:s text:c="2"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Núria Maestro Palom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Humans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Montserrat Lasso Sabat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ècnica de Selecció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Ana María Serrano Sol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Control Econòmic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Mia Campreciós Guita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/>Miguel Francisco Hernández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Règim Interior i Serveis Generals <text:s/></text:p>
          </table:table-cell>
          <table:table-cell table:style-name="ce4" office:value-type="string">
            <text:p>2015-02-06 -</text:p>
          </table:table-cell>
          <table:table-cell table:style-name="ce4" office:value-type="string">
            <text:p><text:s/>Francesc Xavier Aparicio Martí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lanificació i Projectes Estratègics <text:s/></text:p>
          </table:table-cell>
          <table:table-cell table:style-name="ce4" office:value-type="string">
            <text:p>2015-02-28 -</text:p>
          </table:table-cell>
          <table:table-cell table:style-name="ce4" office:value-type="string">
            <text:p>Carlos Vicente Soler Iglesi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d'Emergències Metropolitana Sud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Joan Rovira Morat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ascual Gàmez Tarragon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mptabilitat Pressupostàri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M. Pilar Bonfill Baldrich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djunt al cap del Gabinet del Conseller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Gerard Vidal Pallarè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Beltran Serr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actac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ònica Olmos Castie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xplotació de Dade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Andreu Joan Martínez H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nel Estévez Rui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Seguret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aume Domingo Co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lanificació i Gest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an Maria Rovira i Morat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Matar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Nuria Monte Capil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de Salvament Marítim i Mitjans Especial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Agustí Gatell Trench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Bienvenido Aguado Sánch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ssessor en matèria de seguretat públic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Xavier Beltran Se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d'Emergències de Tarragon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Bienvenido Aguado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gustí Gatell i Trench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evenció de Riscos i Salut Laboral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<text:s/>Elisabeth Saltor Cam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çoise Antolinos Jimen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lanificació i Gestió <text:s/></text:p>
          </table:table-cell>
          <table:table-cell table:style-name="ce4" office:value-type="string">
            <text:p>2013-06-11 -</text:p>
          </table:table-cell>
          <table:table-cell table:style-name="ce4" office:value-type="string">
            <text:p><text:s/>Agustí Gatell Trench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de Salvament Marítim i Mitjans Especials <text:s/></text:p>
          </table:table-cell>
          <table:table-cell table:style-name="ce4" office:value-type="string">
            <text:p>2013-06-11 -</text:p>
          </table:table-cell>
          <table:table-cell table:style-name="ce4" office:value-type="string">
            <text:p><text:s/>Pasqual Gámez Tarrago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gustí Gatell Trench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en Temes de Protecció Civil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Sara Fernández de Frut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xplotació de Dades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Andreu Joan Martínez Hernánd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Premià de Mar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/>Núria Monte Capi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 Francés Canal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Seguretat <text:s/></text:p>
          </table:table-cell>
          <table:table-cell table:style-name="ce4" office:value-type="string">
            <text:p>2013-06-19 -</text:p>
          </table:table-cell>
          <table:table-cell table:style-name="ce4" office:value-type="string">
            <text:p><text:s/>Maria Àngels Vila Munt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ificació i Intervenció Psicològic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M. Dolors Jofré i Pare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3-07-25 -</text:p>
          </table:table-cell>
          <table:table-cell table:style-name="ce4" office:value-type="string">
            <text:p>Eva Ayats Nava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Privada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<text:s/>Albert Bayo Li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Trànsit i Seguretat Viària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Antonio Doblado Esco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agaments Variables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M. Carmen Jiménez Poz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Administrativa, de l'àmbit administració i RRHH (DGPEIS)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Marta Muñoz Gaud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ègim Interior, Informació i Registre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Mercè Gabarró Va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ànsit de Girona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Narcís Clé i Brugue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de Lleida <text:s/></text:p>
          </table:table-cell>
          <table:table-cell table:style-name="ce4" office:value-type="string">
            <text:p>2013-08-23 -</text:p>
          </table:table-cell>
          <table:table-cell table:style-name="ce4" office:value-type="string">
            <text:p><text:s/>Rosa Maria Rosell Simó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dministratiu a la Gestió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/>Sara Fernández de Frut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Administrativa, de l'àmbit administració i RRHH (DGPEIS) <text:s/></text:p>
          </table:table-cell>
          <table:table-cell table:style-name="ce4" office:value-type="string">
            <text:p>2013-09-10 -</text:p>
          </table:table-cell>
          <table:table-cell table:style-name="ce4" office:value-type="string">
            <text:p><text:s/>Mònica García Garcí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ànsit de Barcelona <text:s/></text:p>
          </table:table-cell>
          <table:table-cell table:style-name="ce4" office:value-type="string">
            <text:p>2013-09-21 -</text:p>
          </table:table-cell>
          <table:table-cell table:style-name="ce4" office:value-type="string">
            <text:p><text:s/>Daniel Fernández Ruiz-Capill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Privada <text:s/></text:p>
          </table:table-cell>
          <table:table-cell table:style-name="ce4" office:value-type="string">
            <text:p>2013-10-22 -</text:p>
          </table:table-cell>
          <table:table-cell table:style-name="ce4" office:value-type="string">
            <text:p><text:s/>Joan Camps i Boixade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Bayo Lis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'Educació Viària (STTL) <text:s/></text:p>
          </table:table-cell>
          <table:table-cell table:style-name="ce4" office:value-type="string">
            <text:p>2013-11-01 -</text:p>
          </table:table-cell>
          <table:table-cell table:style-name="ce4" office:value-type="string">
            <text:p><text:s/>Regina Hervàs Padi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Pons i Alcalà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ànsit de Girona <text:s/></text:p>
          </table:table-cell>
          <table:table-cell table:style-name="ce4" office:value-type="string">
            <text:p>2013-11-01 -</text:p>
          </table:table-cell>
          <table:table-cell table:style-name="ce4" office:value-type="string">
            <text:p><text:s/>Núria Gómez Mor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Tramitació del Servei Català de Trànsit <text:s/></text:p>
          </table:table-cell>
          <table:table-cell table:style-name="ce4" office:value-type="string">
            <text:p>2013-11-19 -</text:p>
          </table:table-cell>
          <table:table-cell table:style-name="ce4" office:value-type="string">
            <text:p><text:s/>Elena Jodar Lea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istemes d'Informació Personal <text:s/></text:p>
          </table:table-cell>
          <table:table-cell table:style-name="ce4" office:value-type="string">
            <text:p>2013-11-26 -</text:p>
          </table:table-cell>
          <table:table-cell table:style-name="ce4" office:value-type="string">
            <text:p><text:s/>Alberto Gómez Arc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o Gomez Arca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essorament Jurídic (Regió Policial Girona) <text:s/></text:p>
          </table:table-cell>
          <table:table-cell table:style-name="ce4" office:value-type="string">
            <text:p>2013-11-26 -</text:p>
          </table:table-cell>
          <table:table-cell table:style-name="ce4" office:value-type="string">
            <text:p>Núria Gómez More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 (DGP) <text:s/></text:p>
          </table:table-cell>
          <table:table-cell table:style-name="ce4" office:value-type="string">
            <text:p>2013-11-28 -</text:p>
          </table:table-cell>
          <table:table-cell table:style-name="ce4" office:value-type="string">
            <text:p><text:s/>Maite Català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ria Sans Rodrígu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Àrea de Gestió i Administració <text:s/></text:p>
          </table:table-cell>
          <table:table-cell table:style-name="ce4" office:value-type="string">
            <text:p>2013-11-29 -</text:p>
          </table:table-cell>
          <table:table-cell table:style-name="ce4" office:value-type="string">
            <text:p>Maria Jesus Marín Ferr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Andreu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Maria Teresa Ramoneda Blanqu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i Planificació de Personal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/>Xavier Bonsom Bela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ite Català Pujol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i Planificació Horària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Xavier Bonsom Belar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Àrea Regional de Recursos Operatius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/>Carles Pairet Guardi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er Nuix Baqué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Andreu <text:s/></text:p>
          </table:table-cell>
          <table:table-cell table:style-name="ce4" office:value-type="string">
            <text:p>2013-12-05 -</text:p>
          </table:table-cell>
          <table:table-cell table:style-name="ce4" office:value-type="string">
            <text:p><text:s/>Maria del Roser Nuix Baqu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mptabilitat Pressupostària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/>Mònica Rodríguez Fo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Mataró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/>Concepció Ros Torre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/>Eva Ayats Nava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ancions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/>Maria Margarita Gómez Reque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ècnic/a Analista d'Organització <text:s/></text:p>
          </table:table-cell>
          <table:table-cell table:style-name="ce4" office:value-type="string">
            <text:p>2013-12-18 -</text:p>
          </table:table-cell>
          <table:table-cell table:style-name="ce4" office:value-type="string">
            <text:p>Maria Teresa Martí Tresac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Metropolitana Sud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Míriam Arévalo Viñ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riam Arévalo Viña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Metropolitana Nord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Mercè Millà Sebastiá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ercè Milla Sebastian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Centre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/>Anna María Valdivia Jimé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Valdívia Jimén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Raquel Parici i Pujo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aura Méndez Pér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/>Laura Méndez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c Gonzalo Pér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iment Normatiu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/>Anna Belén de Cabo Franc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lara Sardà Bosch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Tresoreria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/>Responsable de Tresorer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isca Isabel Catalan del Castillo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retat Civil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/>Isabel M. Elena Llombart Corbe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Carles Francés Tudel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 la Gestió de la Prevenció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/>Responsable de Suport a la Gestió de la Prevenci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Batlle Cuñ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Metropolitana Sud)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Míriam Arévalo Viñ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i Planificació Horària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/>Josep Bassaganya Ca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rotecció Civil a l'Alt Pirineu i Aran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Isabel M. Elena Llombart Corbel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Isabel Almela i Pique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ègim Interior, Informació i Registre <text:s/></text:p>
          </table:table-cell>
          <table:table-cell table:style-name="ce4" office:value-type="string">
            <text:p>2014-02-05 -</text:p>
          </table:table-cell>
          <table:table-cell table:style-name="ce4" office:value-type="string">
            <text:p><text:s/>Cristina Carbó Alfons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2-05 -</text:p>
          </table:table-cell>
          <table:table-cell table:style-name="ce4" office:value-type="string">
            <text:p><text:s/>Montserrat Frasquet Mart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mptabilitat Pressupostària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Maria Pilar Bonfill Baldri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ònica Rodríguez Fon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dministratiu (SCT)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/>Responsable de Suport Administratiu (SCT)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ietat Pérez Andreu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lanificació i Riscos Naturals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M. Immaculada Verdaguer Autone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el Baix Empordà - La Bisbal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Teresa Selrà Torren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Susana Díaz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/>Eloy Rodríguez Gar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cursos i Normativa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Eloy Rodríguez Gar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l Grup d'Actuació Forestal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/>Asier Larrañaga Ocho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c Castellnou Ribau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iment Normatiu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/>Clara Sardà i Bos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Belén de Cabo Francé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Àrea de Gestió i Administració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Josep Maria Dueñas Latorr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Trànsit i Seguretat Viària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Joan Rafel Piera Pallar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i Desenvolupament de Recursos Huma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Montserrat Millàs Jimé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otecció de la Seguretat Ciutadana <text:s text:c="2"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Francesc Martí Puig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Paz Martí González <text:s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es Relacions de Llocs de Treball (RLT) i de la Gestió d'Usuari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Pilar Piqué Perpiñá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Llorach Boladera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el Baix Empordà - La Bisbal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Núria Alsina Maur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Tècnic de Recursos Huma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Pilar Piqué Perpiñá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utoritzacio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Maria Margarita Gómez Reque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Martí Puig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ancio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Antoni Martí Bala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Margarita Gómez Requen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 Jurídic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/>Maria Paz Martí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López Oró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 la Divisió d'Operacions <text:s/></text:p>
          </table:table-cell>
          <table:table-cell table:style-name="ce4" office:value-type="string">
            <text:p>2014-04-12 -</text:p>
          </table:table-cell>
          <table:table-cell table:style-name="ce4" office:value-type="string">
            <text:p><text:s/>Joan Perona Qu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Josep Espadas Gutíerr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formació i Atenció a les Víctimes de Trànsit <text:s/></text:p>
          </table:table-cell>
          <table:table-cell table:style-name="ce4" office:value-type="string">
            <text:p>2014-04-25 -</text:p>
          </table:table-cell>
          <table:table-cell table:style-name="ce4" office:value-type="string">
            <text:p>Isabel Gordi Aguila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grames en Protecció Civil <text:s/></text:p>
          </table:table-cell>
          <table:table-cell table:style-name="ce4" office:value-type="string">
            <text:p>2014-05-01 -</text:p>
          </table:table-cell>
          <table:table-cell table:style-name="ce4" office:value-type="string">
            <text:p>Núria Gasulla i Fernánd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/ària de la Comissió de Protecció Civil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MontserratSánchezGar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Tècnic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Anna Martín Mayen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bert Vilanova i Ferrera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Operativ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Albert Vilanova i Ferre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na Martín Mayench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de Bombers de Cervera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/>Jaume Balañà Gargall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dministració de les Unitats Centrals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/>Sílvia Planet Robl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lícia de Peray i Baige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umptes Penals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Sílvia Planet Roble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dministració de la Regió Policial Metropolitana Barcelona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/>Alicia de Peray Baig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Navarro i Isern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Operacions (Regió d'Emergències Metropolitana Sud)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/>Moisés Galán Sant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onrad Motto de Francisco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Metropolitana Sud)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/>Conrad Motto de Francisc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de Bombers de Girona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/>Luís Alfonsín Ot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grames en Protecció Civil <text:s/></text:p>
          </table:table-cell>
          <table:table-cell table:style-name="ce4" office:value-type="string">
            <text:p>2014-05-21 -</text:p>
          </table:table-cell>
          <table:table-cell table:style-name="ce4" office:value-type="string">
            <text:p><text:s/>Jaume Guamis Toh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Protecció Civil de Barcelona <text:s/></text:p>
          </table:table-cell>
          <table:table-cell table:style-name="ce4" office:value-type="string">
            <text:p>2014-05-21 -</text:p>
          </table:table-cell>
          <table:table-cell table:style-name="ce4" office:value-type="string">
            <text:p>Jaume Guamis Toh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Tècnica de Riscos Laborals <text:s/></text:p>
          </table:table-cell>
          <table:table-cell table:style-name="ce4" office:value-type="string">
            <text:p>2014-05-27 -</text:p>
          </table:table-cell>
          <table:table-cell table:style-name="ce4" office:value-type="string">
            <text:p><text:s/>Aureli Rodríguez Lagu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Laseca Guardiol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igilància de la Salut Laboral <text:s/></text:p>
          </table:table-cell>
          <table:table-cell table:style-name="ce4" office:value-type="string">
            <text:p>2014-05-27 -</text:p>
          </table:table-cell>
          <table:table-cell table:style-name="ce4" office:value-type="string">
            <text:p><text:s/>Núria Laseca Guardi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Tècnic/a en matèria de Recursos Humans <text:s/></text:p>
          </table:table-cell>
          <table:table-cell table:style-name="ce4" office:value-type="string">
            <text:p>2014-05-27 -</text:p>
          </table:table-cell>
          <table:table-cell table:style-name="ce4" office:value-type="string">
            <text:p>Antoni López i Amado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Tècnica de Riscos Laborals <text:s/></text:p>
          </table:table-cell>
          <table:table-cell table:style-name="ce4" office:value-type="string">
            <text:p>2014-05-28 -</text:p>
          </table:table-cell>
          <table:table-cell table:style-name="ce4" office:value-type="string">
            <text:p>Aureli Rodríguez Lagun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igilància de la Salut Laboral <text:s/></text:p>
          </table:table-cell>
          <table:table-cell table:style-name="ce4" office:value-type="string">
            <text:p>2014-05-28 -</text:p>
          </table:table-cell>
          <table:table-cell table:style-name="ce4" office:value-type="string">
            <text:p>Núria Laseca Guardio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Nòmines i Despeses de Personal <text:s/></text:p>
          </table:table-cell>
          <table:table-cell table:style-name="ce4" office:value-type="string">
            <text:p>2014-05-31 -</text:p>
          </table:table-cell>
          <table:table-cell table:style-name="ce4" office:value-type="string">
            <text:p>Toni López Amado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Tècnic/a en matèria de Recursos Humans <text:s/></text:p>
          </table:table-cell>
          <table:table-cell table:style-name="ce4" office:value-type="string">
            <text:p>2014-05-31 -</text:p>
          </table:table-cell>
          <table:table-cell table:style-name="ce4" office:value-type="string">
            <text:p><text:s/>Antoni López Amado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Protecció Civil de Barcelona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Immaculada Solé i Colom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M. Immaculada Solé Colom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la Policia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Manel Prat Pelá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la Policia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Albert Batlle i Bastard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ècnic/a de Gestió de Trànsit <text:s/></text:p>
          </table:table-cell>
          <table:table-cell table:style-name="ce4" office:value-type="string">
            <text:p>2014-06-19 -</text:p>
          </table:table-cell>
          <table:table-cell table:style-name="ce4" office:value-type="string">
            <text:p><text:s/>José Carlos García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rganització i Normativa Interna <text:s/></text:p>
          </table:table-cell>
          <table:table-cell table:style-name="ce4" office:value-type="string">
            <text:p>2014-06-27 -</text:p>
          </table:table-cell>
          <table:table-cell table:style-name="ce4" office:value-type="string">
            <text:p><text:s/>Elisabet Martínez Marin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Güell Roc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l Grup d'Actuació Forestal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/>Marc Castellnou Rib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sier Larrañaga Ocho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Metropolitana Nord)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/>Hèctor Serrat Tarib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isés Galán Santano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Bombers Voluntaris <text:s/></text:p>
          </table:table-cell>
          <table:table-cell table:style-name="ce4" office:value-type="string">
            <text:p>2014-07-17 -</text:p>
          </table:table-cell>
          <table:table-cell table:style-name="ce4" office:value-type="string">
            <text:p>Héctor Serrat Taribó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Metropolitana Nord) <text:s/></text:p>
          </table:table-cell>
          <table:table-cell table:style-name="ce4" office:value-type="string">
            <text:p>2014-07-22 -</text:p>
          </table:table-cell>
          <table:table-cell table:style-name="ce4" office:value-type="string">
            <text:p>Jesús Acebedo Caraz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/>Francesca Baró Va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/ària de la Comissió de Protecció Civil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/>Núria Gasulla Fernánd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Adjunt/a d'Indústria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Antonio Abad i Morro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xplotació de Dades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/>Alfred Rodrigo Dí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s d'Emergència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Sònia Sánchez Ort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Gestió del CECAT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/>Maria Alegria Ramírez Muño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esca Baró Valls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Granollers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Maria Carme Nieto Gar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essorament Jurídic (Regió Policial Girona)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/>Jordi Martinoy Cam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stió de Bombers Voluntaris <text:s/></text:p>
          </table:table-cell>
          <table:table-cell table:style-name="ce4" office:value-type="string">
            <text:p>2014-09-04 -</text:p>
          </table:table-cell>
          <table:table-cell table:style-name="ce4" office:value-type="string">
            <text:p>SòniaDíazGarc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igilància de la Salut Laboral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Núria Rosa Laseca Guardio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Boi de Llobregat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M. Mercedes Nadal Cervell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Eva Ayats Navarr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recerca en Previsió del Ris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Ramon Toldrà Sabaté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essorament Jurídi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Maria Carme Guasch Manau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me Guasch Manau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Nòmines i Despeses de Personal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/>Antoni López Amado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Tècnic/a en matèria de Recursos Humans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Antoni López Amado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retat Viària de Girona <text:s/></text:p>
          </table:table-cell>
          <table:table-cell table:style-name="ce4" office:value-type="string">
            <text:p>2014-09-19 -</text:p>
          </table:table-cell>
          <table:table-cell table:style-name="ce4" office:value-type="string">
            <text:p><text:s/>Joan Antoni Balbín i Valent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de la Policia de Catalunya <text:s/></text:p>
          </table:table-cell>
          <table:table-cell table:style-name="ce4" office:value-type="string">
            <text:p>2014-10-18 -</text:p>
          </table:table-cell>
          <table:table-cell table:style-name="ce4" office:value-type="string">
            <text:p>Josep Milán Sá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/>Eva Ayats Nava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Tècnic de Recursos Human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/>Montserrat Guell Roc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de Bombers de la Seu d'Urgell <text:s/></text:p>
          </table:table-cell>
          <table:table-cell table:style-name="ce4" office:value-type="string">
            <text:p>2014-10-22 -</text:p>
          </table:table-cell>
          <table:table-cell table:style-name="ce4" office:value-type="string">
            <text:p><text:s/>Xavier Soro Cayue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Tècnica de Riscos Laborals <text:s/></text:p>
          </table:table-cell>
          <table:table-cell table:style-name="ce4" office:value-type="string">
            <text:p>2014-10-22 -</text:p>
          </table:table-cell>
          <table:table-cell table:style-name="ce4" office:value-type="string">
            <text:p><text:s/>Aureli Rodríguez Lagun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Processos d'Innovació <text:s/></text:p>
          </table:table-cell>
          <table:table-cell table:style-name="ce4" office:value-type="string">
            <text:p>2014-10-23 -</text:p>
          </table:table-cell>
          <table:table-cell table:style-name="ce4" office:value-type="string">
            <text:p>Josep Lluís Serrano i Alcázar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stió de Trànsit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<text:s/>Jean Peña Día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lorenç Prats Sagarr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cediments i Gestió Jurídica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Elisenda Ruíz Iglesi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11-05 -</text:p>
          </table:table-cell>
          <table:table-cell table:style-name="ce4" office:value-type="string">
            <text:p><text:s/>Dolors Alomà Masa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loy Rodríguez Garci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/>Eloy Rodriguez Gar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olors Alomà Masan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cursos i Normativa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/>Mª Dolors Alomà Masa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cediments i Gestió Jurídica <text:s/></text:p>
          </table:table-cell>
          <table:table-cell table:style-name="ce4" office:value-type="string">
            <text:p>2014-12-06 -</text:p>
          </table:table-cell>
          <table:table-cell table:style-name="ce4" office:value-type="string">
            <text:p><text:s/>Montserrat Serra Julià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ècnic Jurídic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Montserrat Serra Juli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nvocatòries de Provisió i Selecció <text:s text:c="2"/></text:p>
          </table:table-cell>
          <table:table-cell table:style-name="ce4" office:value-type="string">
            <text:p>2014-12-12 -</text:p>
          </table:table-cell>
          <table:table-cell table:style-name="ce4" office:value-type="string">
            <text:p>Marta Casasola Herra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<text:s/>Xavier López Oró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loy Rodriguez Garci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Andreu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Maria del Roser Nuix Baqu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Sabadell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Maria Nogué Com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l Risc i Planificació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Sonia Alpín Marí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Àrea Regional de Recursos Operatius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Carles Pairet Guardio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Suport a la Gestió <text:s/></text:p>
          </table:table-cell>
          <table:table-cell table:style-name="ce4" office:value-type="string">
            <text:p>2015-01-08 -</text:p>
          </table:table-cell>
          <table:table-cell table:style-name="ce4" office:value-type="string">
            <text:p>Antonio Ramos Medin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Lleida)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/>Francesc Xavier Serra Murg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stanislao Trepat Ribe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Especialitat de la Seguretat en el Treball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/>Josep Maria Dueñas Latorr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ònia Méndez Jimén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nàlisi Econòmica <text:s/></text:p>
          </table:table-cell>
          <table:table-cell table:style-name="ce4" office:value-type="string">
            <text:p>2015-01-13 -</text:p>
          </table:table-cell>
          <table:table-cell table:style-name="ce4" office:value-type="string">
            <text:p><text:s/>Thaïs Xifreu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ònica López Sánche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Econòmica i Administrativa <text:s/></text:p>
          </table:table-cell>
          <table:table-cell table:style-name="ce4" office:value-type="string">
            <text:p>2015-01-14 -</text:p>
          </table:table-cell>
          <table:table-cell table:style-name="ce4" office:value-type="string">
            <text:p>Isabel Morales i Rodrígu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stió de Trànsit <text:s/></text:p>
          </table:table-cell>
          <table:table-cell table:style-name="ce4" office:value-type="string">
            <text:p>2015-01-17 -</text:p>
          </table:table-cell>
          <table:table-cell table:style-name="ce4" office:value-type="string">
            <text:p><text:s/>Llorenç Prats Saga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ean Peña Díaz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Àrea de Gestió i Administració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/>M. Jesús Marín Ferr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ria Dueñas Latorre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nvocatòries de Provisió i Selecció <text:s text:c="2"/></text:p>
          </table:table-cell>
          <table:table-cell table:style-name="ce4" office:value-type="string">
            <text:p>2015-01-27 -</text:p>
          </table:table-cell>
          <table:table-cell table:style-name="ce4" office:value-type="string">
            <text:p><text:s/>Lorena Rubio de Andr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de la Policia de Catalunya <text:s/></text:p>
          </table:table-cell>
          <table:table-cell table:style-name="ce4" office:value-type="string">
            <text:p>2015-01-27 -</text:p>
          </table:table-cell>
          <table:table-cell table:style-name="ce4" office:value-type="string">
            <text:p><text:s/>Begonya Curto Ferr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Edició i Coordinació Gràfica Departamental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/>Xavier Soligó Perpiñà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l Risc i Planificació <text:s/></text:p>
          </table:table-cell>
          <table:table-cell table:style-name="ce4" office:value-type="string">
            <text:p>2015-02-14 -</text:p>
          </table:table-cell>
          <table:table-cell table:style-name="ce4" office:value-type="string">
            <text:p><text:s/>Joan Frederic Gràcia Forcad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'Esplugues de Llobregat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M. Teresa Boza Ivern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'APB Garraf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<text:s/>Montserrat Martínez Carret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c. Xavier Soligo Perpiña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Martorell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<text:s/>Maria Jose Lora Pizar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Martínez Carretero 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l Gironès - Pla de l'Estany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Rosa Maria Solé Malagelad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a Garrotxa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Irene Ayats Ferrusol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a Selva Interior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M. Teresa Espigol Batlle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Roses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Agnès Casellas Guillo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Serveis Generals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Joan Jovellar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a Selva Litoral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Neus García Lleopart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olítiques Actives d'Ocupac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. Assumpció Gil Yub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teo Hernando López <text:s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Qualificació Profession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Ariadna Rectoret Jord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Isabel Gutiérrez Corrale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les Cambres Oficials de Comerç, Indústria i Navegació de Cataluny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M. Pilar Pérez Ordoñ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Verificació sobre el Terreny del Baix Llobreg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ireia Sordé Marí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Teresa Justamante Antolin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rdenació i Certificac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M. Isabel Gutiérrez Corral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Santa Coloma de Gramene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Juan Pedro González Blázqu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ristina Marín Prade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Sabadell Mancomunit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Elisabet Sánchez Buitrag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. Bou i Joan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La Violet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/>Josefa Mari Torr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ernando Herrero Rojo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Badalona-Casageme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Javier Latorre Fígo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Cambri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Eduard López Mercad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essep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Leopold Monserrat Monserr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edro Mejias Cam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Mallorca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Carmina Seix Munill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nt Andreu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M. Concepción García Oquend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Leopold Monserrat Monserr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'Esplugues de Llobregat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Antonio Ruiz Góm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tonio Guerrero Urbanej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Gavà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Pedro Mejias Cam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Buenaventura de Ochoa Morón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Granollers-Franquese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Joan Xicola Esper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Antonia Lozano Fernández-Pinedo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Mataró-Ronde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Andrés Torres Rodrígu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ust Serrat Macipe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badell-Sardà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Meritxell González Sori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nuel Suárez Muriel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nta Coloma de Gramenet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Sílvia Veron Jan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Xicola Esper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Vic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Joan M. Badia Bote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Carmen Anfruns Garrig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a Bisbal d'Empordà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M. Carme Vidal Sastr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ugenio Becerra Borro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Figuere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Glòria Parpal Granad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ílvia Veron Jané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Palamó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Dolores Majua Rui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olores Maju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leida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M. Jesús Marvà Castill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Casasayas Ferrer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Balaguer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Rosa Maria Pla Vall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na Maria Malet Forné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olsona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Claustre Viñals Casafo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laustre Viñal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àrrega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Rosa M. Gabernet Maldonad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iquel Martí Capell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remp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Joan Francesc Sarrias Fornè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é M. Felipe Pereda Gonzále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arragona-Claret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Rosa Maria Alegret del Cer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Grau Lleixà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Móra d'Ebre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Susana Maza Carcell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esús Chico Lópe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Val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/>M. Teresa Bergada Moncusi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Carles Solé Estil·le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gramació i Coordinació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Jordi Travé Montseny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formació de Mercat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Llorenç Marco Sánch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de Servei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/>Jordi Travé Montse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Ruiz Toribio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de Producte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/>Josefa Herrador Rui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Vidal i Lluí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stacions de la Renda Mínima d'Inserció <text:s/></text:p>
          </table:table-cell>
          <table:table-cell table:style-name="ce4" office:value-type="string">
            <text:p>2013-06-20 -</text:p>
          </table:table-cell>
          <table:table-cell table:style-name="ce4" office:value-type="string">
            <text:p>Josep Anton Garrig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 les Autoritzacions de Treball <text:s/></text:p>
          </table:table-cell>
          <table:table-cell table:style-name="ce4" office:value-type="string">
            <text:p>2013-06-22 -</text:p>
          </table:table-cell>
          <table:table-cell table:style-name="ce4" office:value-type="string">
            <text:p><text:s/>Rafael Ángel del Rey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iciatives per a l'Ocupació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/>Eva Pérez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fa Mari Torre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/>Andreu Rami Adam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Mercè Homs Obrador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bvencions i Anàlisi Pressupostari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Montserrat Vintró Feliu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Energia <text:s/></text:p>
          </table:table-cell>
          <table:table-cell table:style-name="ce4" office:value-type="string">
            <text:p>2013-08-20 -</text:p>
          </table:table-cell>
          <table:table-cell table:style-name="ce4" office:value-type="string">
            <text:p><text:s/>Francisco Sabio Olivero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Especialitzada de Relacions Laborals i Ocupació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<text:s/>Socorro Martínez Cepedan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ül Ballestín Campo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Territorial de la Inspecció Territorial de Treball de Lleida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<text:s/>Consuelo Sánchez Herre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Gallardo Plane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utomòbils, Metrologia i Productes <text:s/></text:p>
          </table:table-cell>
          <table:table-cell table:style-name="ce4" office:value-type="string">
            <text:p>2013-10-08 -</text:p>
          </table:table-cell>
          <table:table-cell table:style-name="ce4" office:value-type="string">
            <text:p><text:s/>Carles Sans Ravella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Jurídica d'Ocupació i Relacions Laborals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/>Yolanda Aguiló Manjo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Mines i Protecció Radiològica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/>Eduard Vall Rossell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isco Sabio i Olivero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Badalona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Ferran Alberch i Reixa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atur Narbón i Aragall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Granollers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Rosa Maria Lleal i Tos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epita Maymó i Cirer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Vic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Josep Pujadas i Gi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Oriol Guixà i Arderiu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Vilafranca del Penedès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Joan Amat So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/>Josep Lluís Bonet i Ferrer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Vilanova i la Geltrú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/>Amadeu Pujol i Hugue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rdi Gàlvez i Pie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Telecomunicacions i Societat de la Informació <text:s/></text:p>
          </table:table-cell>
          <table:table-cell table:style-name="ce4" office:value-type="string">
            <text:p>2013-11-08 -</text:p>
          </table:table-cell>
          <table:table-cell table:style-name="ce4" office:value-type="string">
            <text:p><text:s/>Jordi Puigneró i Ferr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les Flamerich i Castell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 la Gestió <text:s/></text:p>
          </table:table-cell>
          <table:table-cell table:style-name="ce4" office:value-type="string">
            <text:p>2013-11-23 -</text:p>
          </table:table-cell>
          <table:table-cell table:style-name="ce4" office:value-type="string">
            <text:p><text:s/>Isidre Ballester Tor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GE - Cambra Girona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/>Miquel Angel Lleixà Arrib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ina Bellvehi i Garrig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merç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/>Montserrat Gallardo Plan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Diego Callejón Cru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Territorial de la Inspecció Territorial de Treball de Giron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/>Rosó Brugada Marcó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úria Arnay Bosch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'Ocupació i Relacions Laboral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/>Joan Aregio i Navarr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amon Bonastre i Bertran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cupació de Catalunya (SOC)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Joan Aregio i Navarr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cupació de Catalunya (SOC) <text:s/></text:p>
          </table:table-cell>
          <table:table-cell table:style-name="ce4" office:value-type="string">
            <text:p>2014-01-24 -</text:p>
          </table:table-cell>
          <table:table-cell table:style-name="ce4" office:value-type="string">
            <text:p><text:s/>Olga Campmany i Cas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errassa-Edison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Ricard Jo Siraña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Formació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Elisabet Sánchez Buitrago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Jurídic del Servei d'Ocupació de Catalunya (SOC)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Carmen de la Torre Gám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Verificació sobre el Terreny de Tarragona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Carme de la Torre Gám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Bruno Arnavat Queral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erificació sobre el Terreny de Lleida i Alt Pirineu i Aran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Carlos Montori Lafuen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ria Esteve Caufape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Gavà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Maria Remei Calero Torric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edro Mejias Cam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Premià de Mar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Mercè Mihi Vi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Costa Camp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nt Cugat del Vallès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Núria Pi Ollé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Assumpta Vives Roig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'Anoia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/>Juan Fernández Muño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é Balcells Vive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per a la Formació Contínua de Catalunya <text:s/></text:p>
          </table:table-cell>
          <table:table-cell table:style-name="ce4" office:value-type="string">
            <text:p>2014-01-30 -</text:p>
          </table:table-cell>
          <table:table-cell table:style-name="ce4" office:value-type="string">
            <text:p>Olga Campmany i Casa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cupació a les Terres de l'Ebre <text:s/></text:p>
          </table:table-cell>
          <table:table-cell table:style-name="ce4" office:value-type="string">
            <text:p>2014-02-27 -</text:p>
          </table:table-cell>
          <table:table-cell table:style-name="ce4" office:value-type="string">
            <text:p><text:s/>Josep Maria Abella Batllevell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per a la Formació Contínua de Catalunya <text:s/></text:p>
          </table:table-cell>
          <table:table-cell table:style-name="ce4" office:value-type="string">
            <text:p>2014-03-07 -</text:p>
          </table:table-cell>
          <table:table-cell table:style-name="ce4" office:value-type="string">
            <text:p><text:s/>M. Carmen Duch Torrell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Qualitat del Subministrament Elèctric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M. Eugènia Gil Dona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ria Montagut i Freixa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vestigació i Recursos Mineral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Santiago Santomá Juncadel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duard Vall i Rosselló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a les Persones Usuàrie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Míriam Ripoll i Ru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neració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Míriam Ripoll Rui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Carolina Costa Carrera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Funcional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Blanca Rodà Goul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ransport i Distribució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Xavier Borràs Freix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Ferran i Guimer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d'Instal·lacions de Gasos Combustible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/>Aurora Fernández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Álvaro León Anglad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Treball Autònom <text:s/></text:p>
          </table:table-cell>
          <table:table-cell table:style-name="ce4" office:value-type="string">
            <text:p>2014-04-26 -</text:p>
          </table:table-cell>
          <table:table-cell table:style-name="ce4" office:value-type="string">
            <text:p><text:s/>Montserrat Poch Viñ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a Gestió d'Ocupació <text:s/></text:p>
          </table:table-cell>
          <table:table-cell table:style-name="ce4" office:value-type="string">
            <text:p>2014-04-26 -</text:p>
          </table:table-cell>
          <table:table-cell table:style-name="ce4" office:value-type="string">
            <text:p><text:s/>Josep Purgimon Cardo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Qualitat Turístic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Maria Mercè Escrichs Sá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ctivitat Turístic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/>Yolanda Castañer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Jurídic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Susana Díaz Martí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Barcelon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Eulàlia Berna Aguil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Aurora Baena Rui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Tarragon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Eulàlia Berna Aguil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Aurora Baena Rui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Lleid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Eulàlia Berna Aguil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Aurora Baena Rui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Giron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Eulàlia Berna Aguil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Aurora Baena Rui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les Terres de l'Ebre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Eulàlia Berna Aguila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Aurora Baena Rui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ordinació Territorial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/>Maria Aurora Baena Rui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Eulalia Berna Aguilar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bvencions i Anàlisi Pressupostària <text:s/></text:p>
          </table:table-cell>
          <table:table-cell table:style-name="ce4" office:value-type="string">
            <text:p>2014-06-11 -</text:p>
          </table:table-cell>
          <table:table-cell table:style-name="ce4" office:value-type="string">
            <text:p><text:s/>M. Vega Alonso Iglesi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Formació Ocupacion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Concepción Celaya Miralle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José Barón Castellar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Verificació sobre el Terreny del Barcelonè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Natividad Tierno Bri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Begoña Linares Sánche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erificació Administrativa i Justificació Econòmica del Vallès Occidental i Catalunya Centr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Begoña Linares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atividad Tierno Bri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Desenvolupament Metodològic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Miquel Carrión Moli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Gloria Clota Marz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formació i Orientació Profession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Joan Saez Garci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. Teresa Pellicer Güell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per a la contractació de col·lectius específic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Sr. Antoni Roch Lóp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Sílvia Conde Maturan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istència Tècnica als Organs Territorials Descentralitzat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Antonio Rodrigo Martin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Cabau Pau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ordinació Territori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Maria Aurora Baena Rui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atrimoni i Règim Interior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/>M. Luz Arroyo Lun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sep Manel Soneiro Montero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mpre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Magda Sananton i Bilbeny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urisme de Catalunya a Barcelona (Palau Robert)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/>Pablo Ortega i Novill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ria Boada i Fernánde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urisme de Catalunya a l'Aeroport de Barcelona-T1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/>Pablo Ortega i Novillo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ontserrat Ballart i Macabich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urisme de Catalunya a Tarragona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/>Carles Masó i Laport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Estatuts <text:s/></text:p>
          </table:table-cell>
          <table:table-cell table:style-name="ce4" office:value-type="string">
            <text:p>2014-06-27 -</text:p>
          </table:table-cell>
          <table:table-cell table:style-name="ce4" office:value-type="string">
            <text:p><text:s/>Aurora Sánchez Sanclemente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Xavier Catalán Cost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Repartiment <text:s/></text:p>
          </table:table-cell>
          <table:table-cell table:style-name="ce4" office:value-type="string">
            <text:p>2014-06-27 -</text:p>
          </table:table-cell>
          <table:table-cell table:style-name="ce4" office:value-type="string">
            <text:p><text:s/>Pilar Antonia Retamero Bastid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Pilar Retamero Bastid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nsum a les Terres de l'Ebre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/>Xavier Bayerri Ros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tractació i pressupost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/>Joana Nadal Martín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Francesc Corbalan i Martín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sum a Lleida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/>Mercè Querol Falip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ssessoria Jurídica <text:s/></text:p>
          </table:table-cell>
          <table:table-cell table:style-name="ce4" office:value-type="string">
            <text:p>2014-08-15 -</text:p>
          </table:table-cell>
          <table:table-cell table:style-name="ce4" office:value-type="string">
            <text:p><text:s/>Nativitat Torrejón Gonzál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Rosa Solero Besos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erç i Turisme a Girona <text:s/></text:p>
          </table:table-cell>
          <table:table-cell table:style-name="ce4" office:value-type="string">
            <text:p>2014-10-24 -</text:p>
          </table:table-cell>
          <table:table-cell table:style-name="ce4" office:value-type="string">
            <text:p><text:s/>M. Carme Juanola Solà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ctivitats Radioactives i Extractives i Energia a Girona <text:s/></text:p>
          </table:table-cell>
          <table:table-cell table:style-name="ce4" office:value-type="string">
            <text:p>2014-10-24 -</text:p>
          </table:table-cell>
          <table:table-cell table:style-name="ce4" office:value-type="string">
            <text:p><text:s/>Robert Pou Torrent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lacions Col·lectives i Sancions <text:s/></text:p>
          </table:table-cell>
          <table:table-cell table:style-name="ce4" office:value-type="string">
            <text:p>2014-10-24 -</text:p>
          </table:table-cell>
          <table:table-cell table:style-name="ce4" office:value-type="string">
            <text:p><text:s/>Magdalena Cadena Villanuev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Recursos Humans i Organització <text:s/></text:p>
          </table:table-cell>
          <table:table-cell table:style-name="ce4" office:value-type="string">
            <text:p>2014-11-14 -</text:p>
          </table:table-cell>
          <table:table-cell table:style-name="ce4" office:value-type="string">
            <text:p><text:s/>Gemma Brufau San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esc Pallarols i Rusc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VANÇSA - Empresa de Promoció i Localització Industrial de Catalunya, SA <text:s/></text:p>
          </table:table-cell>
          <table:table-cell table:style-name="ce4" office:value-type="string">
            <text:p>2014-11-22 -</text:p>
          </table:table-cell>
          <table:table-cell table:style-name="ce4" office:value-type="string">
            <text:p><text:s/>Joan Tarradellas i Espuny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elipe Muntadas-Prim Lafit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Energia (ICAEN)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/>Mercè Rius Serra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Maite Masià i Ayal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Minera <text:s/></text:p>
          </table:table-cell>
          <table:table-cell table:style-name="ce4" office:value-type="string">
            <text:p>2014-12-06 -</text:p>
          </table:table-cell>
          <table:table-cell table:style-name="ce4" office:value-type="string">
            <text:p><text:s/>Joan Carles Tarrasón Pér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Carles Tarrason i Perez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Suport Tècnic <text:s/></text:p>
          </table:table-cell>
          <table:table-cell table:style-name="ce4" office:value-type="string">
            <text:p>2015-01-17 -</text:p>
          </table:table-cell>
          <table:table-cell table:style-name="ce4" office:value-type="string">
            <text:p><text:s/>Enric Emeterio Torra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Francisco José Herrero Culleré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Funcional <text:s/></text:p>
          </table:table-cell>
          <table:table-cell table:style-name="ce4" office:value-type="string">
            <text:p>2015-01-22 -</text:p>
          </table:table-cell>
          <table:table-cell table:style-name="ce4" office:value-type="string">
            <text:p><text:s/>Carme Cañete Domènech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Blanca Rodà Goula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cediment (Comerç) <text:s/></text:p>
          </table:table-cell>
          <table:table-cell table:style-name="ce4" office:value-type="string">
            <text:p>2015-01-27 -</text:p>
          </table:table-cell>
          <table:table-cell table:style-name="ce4" office:value-type="string">
            <text:p><text:s/>Nicolás Bros Domper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o especificat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istemes d'Informació <text:s/></text:p>
          </table:table-cell>
          <table:table-cell table:style-name="ce4" office:value-type="string">
            <text:p>2015-02-06 -</text:p>
          </table:table-cell>
          <table:table-cell table:style-name="ce4" office:value-type="string">
            <text:p>Juan Manuel Espinosa Pérez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Lleida <text:s/></text:p>
          </table:table-cell>
          <table:table-cell table:style-name="ce4" office:value-type="string">
            <text:p>2015-02-06 -</text:p>
          </table:table-cell>
          <table:table-cell table:style-name="ce4" office:value-type="string">
            <text:p>Josep M. Anglés i Farrerons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Tècnic <text:s/></text:p>
          </table:table-cell>
          <table:table-cell table:style-name="ce4" office:value-type="string">
            <text:p>2015-02-18 -</text:p>
          </table:table-cell>
          <table:table-cell table:style-name="ce4" office:value-type="string">
            <text:p><text:s/>Manuela Redondo Avilés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Narcís Mir Soler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CCIÓ - Agència per a la Competitivitat de l'Empresa <text:s/></text:p>
          </table:table-cell>
          <table:table-cell table:style-name="ce4" office:value-type="string">
            <text:p>2015-02-28 -</text:p>
          </table:table-cell>
          <table:table-cell table:style-name="ce4" office:value-type="string">
            <text:p><text:s/>Núria Betriu i Sánchez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Joan Tarradellas Espuny 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 table:number-rows-repeated="3">
          <table:table-cell table:style-name="ce4"/>
          <table:table-cell table:number-columns-repeated="1023"/>
        </table:table-row>
        <table:table-row table:style-name="ro3" table:number-rows-repeated="1047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 nous resps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9" table:default-cell-style-name="Excel_20_Built-in_20_Normal"/>
        <table:table-row table:style-name="ro3">
          <table:table-cell table:style-name="ce5" office:value-type="string">
            <text:p>ENTITAT AMB NOU RESPONSABLE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NOM I COGNOMS RESPONSABLE</text:p>
          </table:table-cell>
          <table:table-cell table:style-name="ce5"/>
          <table:table-cell table:style-name="ce5" office:value-type="string">
            <text:p>PERSONA REEMPLAÇADA</text:p>
          </table:table-cell>
          <table:table-cell table:style-name="ce5" office:value-type="string">
            <text:p>DEP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Anàlisi i Prospectiv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Víctor Cullell i Comell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i Gestió de Programe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. Pilar Pérez Ordoñ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ció Territorial de l'Esport a Lleida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<text:s text:c="7"/>Josep Ramon Solsona i Oliv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im <text:s/>Perisé Duaigües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ció Territorial de l'Esport a Lleida <text:s/></text:p>
          </table:table-cell>
          <table:table-cell table:style-name="ce4" office:value-type="string">
            <text:p>2013-06-21 -</text:p>
          </table:table-cell>
          <table:table-cell table:style-name="ce4" office:value-type="string">
            <text:p><text:s text:c="7"/>Josep Ramon Solsona Oliv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l Govern de la Generalitat a les Terres de l'Ebre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 text:c="7"/>Francesc Xavier Pallarès i Povi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isco Javier Pallarès Povill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Formació <text:s/></text:p>
          </table:table-cell>
          <table:table-cell table:style-name="ce4" office:value-type="string">
            <text:p>2013-07-19 -</text:p>
          </table:table-cell>
          <table:table-cell table:style-name="ce4" office:value-type="string">
            <text:p><text:s text:c="7"/>Gemma Vilaró Mendi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fael Nebot Villar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ctor del Centre d'Estudis d'Opinió <text:s/></text:p>
          </table:table-cell>
          <table:table-cell table:style-name="ce4" office:value-type="string">
            <text:p>2013-07-19 -</text:p>
          </table:table-cell>
          <table:table-cell table:style-name="ce4" office:value-type="string">
            <text:p><text:s text:c="7"/>Jordi Matas Dalmas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Marcet i Morera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Relacions Institucionals <text:s/></text:p>
          </table:table-cell>
          <table:table-cell table:style-name="ce4" office:value-type="string">
            <text:p>2013-07-31 -</text:p>
          </table:table-cell>
          <table:table-cell table:style-name="ce4" office:value-type="string">
            <text:p><text:s text:c="7"/>Alexandre Figueras Nad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a Madrid <text:s/></text:p>
          </table:table-cell>
          <table:table-cell table:style-name="ce4" office:value-type="string">
            <text:p>2013-08-02 -</text:p>
          </table:table-cell>
          <table:table-cell table:style-name="ce4" office:value-type="string">
            <text:p><text:s text:c="7"/>Josep Maria Bosch Bes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Casas i Bedós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Gestió Econòmica (EADOP) <text:s/></text:p>
          </table:table-cell>
          <table:table-cell table:style-name="ce4" office:value-type="string">
            <text:p>2013-08-22 -</text:p>
          </table:table-cell>
          <table:table-cell table:style-name="ce4" office:value-type="string">
            <text:p><text:s text:c="7"/>Mercè Vallalta Torn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tudis i Recerca <text:s/></text:p>
          </table:table-cell>
          <table:table-cell table:style-name="ce4" office:value-type="string">
            <text:p>2013-09-05 -</text:p>
          </table:table-cell>
          <table:table-cell table:style-name="ce4" office:value-type="string">
            <text:p><text:s text:c="7"/>Francisco José Rodríguez i Pontó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President <text:s/></text:p>
          </table:table-cell>
          <table:table-cell table:style-name="ce4" office:value-type="string">
            <text:p>2013-09-19 -</text:p>
          </table:table-cell>
          <table:table-cell table:style-name="ce4" office:value-type="string">
            <text:p><text:s text:c="7"/>Maria-Reis Quinzaños de Vi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Arbalat i Gómez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Interdepartamentals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 text:c="7"/>Jordi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a Puig Verdié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ribunal Català de l'Esport <text:s/></text:p>
          </table:table-cell>
          <table:table-cell table:style-name="ce4" office:value-type="string">
            <text:p>2014-02-11 -</text:p>
          </table:table-cell>
          <table:table-cell table:style-name="ce4" office:value-type="string">
            <text:p><text:s text:c="7"/>Carles Trullols Clemen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Maria Xiol i Quingles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Cooperació al Desenvolupament <text:s/></text:p>
          </table:table-cell>
          <table:table-cell table:style-name="ce4" office:value-type="string">
            <text:p>2014-02-20 -</text:p>
          </table:table-cell>
          <table:table-cell table:style-name="ce4" office:value-type="string">
            <text:p><text:s text:c="7"/>Marta Macías Quesa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Llorens i Vila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Cooperació al Desenvolupament <text:s/></text:p>
          </table:table-cell>
          <table:table-cell table:style-name="ce4" office:value-type="string">
            <text:p>2014-02-21 -</text:p>
          </table:table-cell>
          <table:table-cell table:style-name="ce4" office:value-type="string">
            <text:p><text:s text:c="7"/>Marta Macias Quesa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Cooperació al Desenvolupament <text:s/></text:p>
          </table:table-cell>
          <table:table-cell table:style-name="ce4" office:value-type="string">
            <text:p>2014-02-21 -</text:p>
          </table:table-cell>
          <table:table-cell table:style-name="ce4" office:value-type="string">
            <text:p><text:s text:c="7"/>Marta Macias Quesa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ta Macías Quesada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 la Delegació Territorial del Govern de la Generalitat a Lleida <text:s/></text:p>
          </table:table-cell>
          <table:table-cell table:style-name="ce4" office:value-type="string">
            <text:p>2014-02-28 -</text:p>
          </table:table-cell>
          <table:table-cell table:style-name="ce4" office:value-type="string">
            <text:p><text:s text:c="7"/>Sílvia Rosanes Mul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oni Gili i Segura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d'Estudis <text:s/></text:p>
          </table:table-cell>
          <table:table-cell table:style-name="ce4" office:value-type="string">
            <text:p>2014-03-12 -</text:p>
          </table:table-cell>
          <table:table-cell table:style-name="ce4" office:value-type="string">
            <text:p><text:s text:c="7"/>Alfredo Irurtia Amig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ussana Soler Pr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Internacional de Comunicació i Relacions Públiques Eugeni Xammar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Jaume Clotet Pla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tí Estruch Axmacher <text:s text:c="25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l Joc i d'Espectacles a les Terres de l'Ebre <text:s/></text:p>
          </table:table-cell>
          <table:table-cell table:style-name="ce4" office:value-type="string">
            <text:p>2014-04-15 -</text:p>
          </table:table-cell>
          <table:table-cell table:style-name="ce4" office:value-type="string">
            <text:p><text:s text:c="7"/>Montserrat Pegueroles Margalef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Juan Aixa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l Govern de la Generalitat a les Terres de l'Ebre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Francesc Xavier Pallarès Povi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gistre i Assessorament Jurídic d'Entitats Esportives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 text:c="7"/>Elisa Amat Rosell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mon Planas fon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Relacions Exteriors <text:s/></text:p>
          </table:table-cell>
          <table:table-cell table:style-name="ce4" office:value-type="string">
            <text:p>2014-06-06 -</text:p>
          </table:table-cell>
          <table:table-cell table:style-name="ce4" office:value-type="string">
            <text:p><text:s text:c="7"/>Iban Rabasa i Benave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Afers Multilaterals i Europeu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Manuel Manonelles i Tarrag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bres i Serveis <text:s/></text:p>
          </table:table-cell>
          <table:table-cell table:style-name="ce4" office:value-type="string">
            <text:p>2014-06-21 -</text:p>
          </table:table-cell>
          <table:table-cell table:style-name="ce4" office:value-type="string">
            <text:p><text:s text:c="7"/>Anna Maria Clarimon Alsin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quel Angel Ramos Santiago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ocumentació i Publicacions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<text:s text:c="7"/>Mónica Ortega Rop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Lluïsa Berasategui Dolce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Registre General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<text:s text:c="7"/>Laia Molias Mor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regori Mascareñas Rubies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l Joc i d'Espectacles a Lleida <text:s/></text:p>
          </table:table-cell>
          <table:table-cell table:style-name="ce4" office:value-type="string">
            <text:p>2014-09-04 -</text:p>
          </table:table-cell>
          <table:table-cell table:style-name="ce4" office:value-type="string">
            <text:p><text:s text:c="7"/>Jordi Azuara Casad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quipaments Esportius <text:s/></text:p>
          </table:table-cell>
          <table:table-cell table:style-name="ce4" office:value-type="string">
            <text:p>2014-09-11 -</text:p>
          </table:table-cell>
          <table:table-cell table:style-name="ce4" office:value-type="string">
            <text:p><text:s text:c="7"/>Mariano Bordas M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 França i Suïssa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Martí Anglada i Birul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yse Olivé Quintana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 de la Generalitat a Perpinyà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<text:s text:c="7"/>Josep Puigverd i Puns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ean François Gauby <text:s text:c="25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l Govern <text:s/></text:p>
          </table:table-cell>
          <table:table-cell table:style-name="ce4" office:value-type="string">
            <text:p>2014-12-02 -</text:p>
          </table:table-cell>
          <table:table-cell table:style-name="ce4" office:value-type="string">
            <text:p><text:s text:c="7"/>Lluís Azemar Mallard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Capelleras i González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Tècnica <text:s/></text:p>
          </table:table-cell>
          <table:table-cell table:style-name="ce4" office:value-type="string">
            <text:p>2015-01-15 -</text:p>
          </table:table-cell>
          <table:table-cell table:style-name="ce4" office:value-type="string">
            <text:p><text:s text:c="7"/>Sílvia Echevarría Borrà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ís Azemar Mallard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nt Permanent davant la Unió Europa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Amadeu Altafaj i Tardi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ls Estats Units d'Amèrica <text:s/></text:p>
          </table:table-cell>
          <table:table-cell table:style-name="ce4" office:value-type="string">
            <text:p>2015-01-22 -</text:p>
          </table:table-cell>
          <table:table-cell table:style-name="ce4" office:value-type="string">
            <text:p><text:s text:c="7"/>Andrew Scott Davi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 Àustria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 text:c="7"/>Adam Casals Jorb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 Itàlia <text:s/></text:p>
          </table:table-cell>
          <table:table-cell table:style-name="ce4" office:value-type="string">
            <text:p>2015-02-04 -</text:p>
          </table:table-cell>
          <table:table-cell table:style-name="ce4" office:value-type="string">
            <text:p><text:s text:c="7"/>Luca Bellizzi Cerr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peració Econòmica Loc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Daniel Fuertes i Rosi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t de l'Escola d'Administració Pública a les Terres de l'Ebre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Begoña Falcó i Cug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e Reforma Loc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Elisenda Aguilà i Rech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Afers Religiosos <text:s/></text:p>
          </table:table-cell>
          <table:table-cell table:style-name="ce4" office:value-type="string">
            <text:p>2013-06-07 -</text:p>
          </table:table-cell>
          <table:table-cell table:style-name="ce4" office:value-type="string">
            <text:p><text:s text:c="7"/>Enric Vendrell i Auba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Puigdollers i Noblom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lacions Institucionals i de Foment de la Qualitat Democràtica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<text:s text:c="7"/>Jordi Barrat i Estev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Bañeres i Torr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<text:s text:c="7"/>Carme Bañeres i To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tudis <text:s/></text:p>
          </table:table-cell>
          <table:table-cell table:style-name="ce4" office:value-type="string">
            <text:p>2013-09-13 -</text:p>
          </table:table-cell>
          <table:table-cell table:style-name="ce4" office:value-type="string">
            <text:p><text:s text:c="7"/>M. Elena Ruíz i Lega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Interdepartamental <text:s/></text:p>
          </table:table-cell>
          <table:table-cell table:style-name="ce4" office:value-type="string">
            <text:p>2013-09-27 -</text:p>
          </table:table-cell>
          <table:table-cell table:style-name="ce4" office:value-type="string">
            <text:p><text:s text:c="7"/>Iolanda Gaig i Germ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Formació i d'Assistència a la Selecció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 text:c="7"/>Xavier Torreguitart i Jail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i Selecció per a l'Administració Local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 text:c="7"/>Magdalena Castro i Masali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Contínua i Suport a la Selecció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 text:c="7"/>Lluís Ràfols i Ràfo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a la Formació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 text:c="7"/>Anna Maria Arriaga i Poblado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isseny i Program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Mireia Plana i Fra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Pressupostària i Personal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Daniel Garcia i Casad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erca i Gestió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Margarida Abella i Mestanz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Administrativa i Règim interior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Sandra Soria i Carri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visió de Llocs <text:s/></text:p>
          </table:table-cell>
          <table:table-cell table:style-name="ce4" office:value-type="string">
            <text:p>2013-12-19 -</text:p>
          </table:table-cell>
          <table:table-cell table:style-name="ce4" office:value-type="string">
            <text:p><text:s text:c="7"/>Dolors Montilla i Meji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essorament i Coordinació <text:s/></text:p>
          </table:table-cell>
          <table:table-cell table:style-name="ce4" office:value-type="string">
            <text:p>2014-01-21 -</text:p>
          </table:table-cell>
          <table:table-cell table:style-name="ce4" office:value-type="string">
            <text:p><text:s text:c="7"/>Gemma Capdevila i Ponc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Bilateral Generalitat-Estat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 text:c="7"/>Joana Ortega i Alem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ntoni Duran i Lleid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Mixta d'Afers Econòmics i Fiscals Estat-Generalitat de Catalunya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 text:c="7"/>Joana Ortega i Alem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ntoni Duran i Lleid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Bilateral d'Infraestructures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 text:c="7"/>Joana Ortega i Alem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ntoni Duran i Lleid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Mixta de Transferències Estat-Generalitat <text:s/></text:p>
          </table:table-cell>
          <table:table-cell table:style-name="ce4" office:value-type="string">
            <text:p>2014-01-31 -</text:p>
          </table:table-cell>
          <table:table-cell table:style-name="ce4" office:value-type="string">
            <text:p><text:s text:c="7"/>Joana Ortega i Alem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ntoni Duran i Lleid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Organització i Administració Electrònica <text:s/></text:p>
          </table:table-cell>
          <table:table-cell table:style-name="ce4" office:value-type="string">
            <text:p>2014-02-04 -</text:p>
          </table:table-cell>
          <table:table-cell table:style-name="ce4" office:value-type="string">
            <text:p><text:s text:c="7"/>Rubén Rebollo i Martí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Europeu de la Mediterrània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 text:c="7"/>Senén Florensa i Pal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dreu Bassols i Soldevil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Inspecció General de Serveis de Personal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 text:c="7"/>Olga Morros i Figuer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 Cooperació i Coordinació de les Administracions Locals <text:s/></text:p>
          </table:table-cell>
          <table:table-cell table:style-name="ce4" office:value-type="string">
            <text:p>2014-03-21 -</text:p>
          </table:table-cell>
          <table:table-cell table:style-name="ce4" office:value-type="string">
            <text:p><text:s text:c="7"/>Marc Prat i Arre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Cañada i Campos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Governació i Relacions Institucionals a Girona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<text:s text:c="7"/>M. Assumpció Rodríguez i Vile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sabel Muradàs i Vàzquez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de Suport al Jurat d'Expropiació de Cataluny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Ana Isabel Cuenca i Val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'Innovació i Qualitat Democràtica <text:s/></text:p>
          </table:table-cell>
          <table:table-cell table:style-name="ce4" office:value-type="string">
            <text:p>2014-05-16 -</text:p>
          </table:table-cell>
          <table:table-cell table:style-name="ce4" office:value-type="string">
            <text:p><text:s text:c="7"/>Jordi Barrat i Estev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erca, Documentació i Publicacions <text:s/></text:p>
          </table:table-cell>
          <table:table-cell table:style-name="ce4" office:value-type="string">
            <text:p>2014-06-26 -</text:p>
          </table:table-cell>
          <table:table-cell table:style-name="ce4" office:value-type="string">
            <text:p><text:s text:c="7"/>Mireia Plana i Fra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la Vicepresidència <text:s/></text:p>
          </table:table-cell>
          <table:table-cell table:style-name="ce4" office:value-type="string">
            <text:p>2014-09-02 -</text:p>
          </table:table-cell>
          <table:table-cell table:style-name="ce4" office:value-type="string">
            <text:p><text:s text:c="7"/>Dolors Llorens i Ardia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4-09-02 -</text:p>
          </table:table-cell>
          <table:table-cell table:style-name="ce4" office:value-type="string">
            <text:p><text:s text:c="7"/>Rosaura Ferriz i Pachec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ederic López i Palau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isseny i Programes <text:s/></text:p>
          </table:table-cell>
          <table:table-cell table:style-name="ce4" office:value-type="string">
            <text:p>2014-10-02 -</text:p>
          </table:table-cell>
          <table:table-cell table:style-name="ce4" office:value-type="string">
            <text:p><text:s text:c="7"/>Anna Gisbert Martín de Hij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4-11-12 -</text:p>
          </table:table-cell>
          <table:table-cell table:style-name="ce4" office:value-type="string">
            <text:p><text:s text:c="7"/>Isabel Ana Escandell i Sa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Cooperació Local a Barcelona <text:s/></text:p>
          </table:table-cell>
          <table:table-cell table:style-name="ce4" office:value-type="string">
            <text:p>2014-11-18 -</text:p>
          </table:table-cell>
          <table:table-cell table:style-name="ce4" office:value-type="string">
            <text:p><text:s text:c="7"/>Jordi Pesudo i Cas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Processos i Administració Electrònica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 text:c="7"/>Joan Xirau i Se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Qualitat i Millora de Processos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 text:c="7"/>Núria Espuny i Salvad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l Desenvolupament de l'Administració Electrònica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 text:c="7"/>Rosa Gallego i Españ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i Coordinació Administrativa <text:s/></text:p>
          </table:table-cell>
          <table:table-cell table:style-name="ce4" office:value-type="string">
            <text:p>2014-12-02 -</text:p>
          </table:table-cell>
          <table:table-cell table:style-name="ce4" office:value-type="string">
            <text:p><text:s text:c="7"/>Montserrat Carrés i Mart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a la Formació <text:s/></text:p>
          </table:table-cell>
          <table:table-cell table:style-name="ce4" office:value-type="string">
            <text:p>2014-12-03 -</text:p>
          </table:table-cell>
          <table:table-cell table:style-name="ce4" office:value-type="string">
            <text:p><text:s text:c="7"/>Josep Maria Nin i Lumbia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Maria Arriaga i Poblador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Relacions Institucionals i Participació a Barcelona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<text:s text:c="7"/>Teresa Ortiz i Ripo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<text:s text:c="7"/>Isabel Escandell i Sa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sabel Ana Escandell i Sanchez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 text:c="7"/>Lluís Anaya i To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alentí Daniel Vilaseca <text:s text:c="2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articipacions Públiques i Patrimoni Immateri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Joan Manuel Espuelas Puigdoller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èlia Gomà Aznar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Organització de Proves d'Accés a la Universitat <text:s/></text:p>
          </table:table-cell>
          <table:table-cell table:style-name="ce4" office:value-type="string">
            <text:p>2013-05-30 -</text:p>
          </table:table-cell>
          <table:table-cell table:style-name="ce4" office:value-type="string">
            <text:p><text:s text:c="7"/>Montserrat Plaza i Sega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 Plaza i Segarr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3-06-15 -</text:p>
          </table:table-cell>
          <table:table-cell table:style-name="ce4" office:value-type="string">
            <text:p><text:s text:c="7"/>Esther Vera Garcí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per a la Qualitat del Sistema Universitari de Catalunya (AQU) <text:s/></text:p>
          </table:table-cell>
          <table:table-cell table:style-name="ce4" office:value-type="string">
            <text:p>2013-06-28 -</text:p>
          </table:table-cell>
          <table:table-cell table:style-name="ce4" office:value-type="string">
            <text:p><text:s text:c="7"/>Josep Joan Moreso Mate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im Prats i Cuevas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de Pagaments <text:s/></text:p>
          </table:table-cell>
          <table:table-cell table:style-name="ce4" office:value-type="string">
            <text:p>2013-09-07 -</text:p>
          </table:table-cell>
          <table:table-cell table:style-name="ce4" office:value-type="string">
            <text:p><text:s text:c="7"/>Marta Miguel i Hernà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Vega Alonso Iglesias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jectes Estratègics <text:s/></text:p>
          </table:table-cell>
          <table:table-cell table:style-name="ce4" office:value-type="string">
            <text:p>2013-09-13 -</text:p>
          </table:table-cell>
          <table:table-cell table:style-name="ce4" office:value-type="string">
            <text:p><text:s text:c="7"/>Anna Tarrach Co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l'Agència per a la Qualitat del Sistema Universitari de Catalunya (AQU) <text:s/></text:p>
          </table:table-cell>
          <table:table-cell table:style-name="ce4" office:value-type="string">
            <text:p>2013-09-19 -</text:p>
          </table:table-cell>
          <table:table-cell table:style-name="ce4" office:value-type="string">
            <text:p><text:s text:c="7"/>Martí Casadesús F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nton Ferré Vidal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Gestió de Serveis i Vehicles de Representació <text:s/></text:p>
          </table:table-cell>
          <table:table-cell table:style-name="ce4" office:value-type="string">
            <text:p>2013-10-26 -</text:p>
          </table:table-cell>
          <table:table-cell table:style-name="ce4" office:value-type="string">
            <text:p><text:s text:c="7"/>Cèlia Gomà Azn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Arrufi i Bonastre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d'Avaluació de la Qualitat <text:s/></text:p>
          </table:table-cell>
          <table:table-cell table:style-name="ce4" office:value-type="string">
            <text:p>2013-11-16 -</text:p>
          </table:table-cell>
          <table:table-cell table:style-name="ce4" office:value-type="string">
            <text:p><text:s text:c="7"/>Martí Casadesús F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nton Ferré i Vidal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versitat Politècnica de Catalunya (UPC) <text:s/></text:p>
          </table:table-cell>
          <table:table-cell table:style-name="ce4" office:value-type="string">
            <text:p>2013-11-21 -</text:p>
          </table:table-cell>
          <table:table-cell table:style-name="ce4" office:value-type="string">
            <text:p><text:s text:c="7"/>Enric Fossas Col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oni Giró i Roc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Universitaris de Catalunya (CSUC) <text:s/></text:p>
          </table:table-cell>
          <table:table-cell table:style-name="ce4" office:value-type="string">
            <text:p>2013-12-14 -</text:p>
          </table:table-cell>
          <table:table-cell table:style-name="ce4" office:value-type="string">
            <text:p><text:s text:c="7"/>Miquel Pui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quel Huguet i Vilell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versitat Oberta de Catalunya (UOC) <text:s/></text:p>
          </table:table-cell>
          <table:table-cell table:style-name="ce4" office:value-type="string">
            <text:p>2013-12-18 -</text:p>
          </table:table-cell>
          <table:table-cell table:style-name="ce4" office:value-type="string">
            <text:p><text:s text:c="7"/>Josep A. Planell Est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mma Tubella i Casadevall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Universitaris de Catalunya (CSUC) <text:s/></text:p>
          </table:table-cell>
          <table:table-cell table:style-name="ce4" office:value-type="string">
            <text:p>2013-12-21 -</text:p>
          </table:table-cell>
          <table:table-cell table:style-name="ce4" office:value-type="string">
            <text:p><text:s text:c="7"/>Miquel Puig i Rapos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quel Puig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Tributària de Catalunya <text:s/></text:p>
          </table:table-cell>
          <table:table-cell table:style-name="ce4" office:value-type="string">
            <text:p>2014-04-04 -</text:p>
          </table:table-cell>
          <table:table-cell table:style-name="ce4" office:value-type="string">
            <text:p><text:s text:c="7"/>M. Teresa Ribas i Alguer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ís Franco i Sal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4-08 -</text:p>
          </table:table-cell>
          <table:table-cell table:style-name="ce4" office:value-type="string">
            <text:p><text:s text:c="7"/>Antonio Martínez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Tributària de Catalunya <text:s/></text:p>
          </table:table-cell>
          <table:table-cell table:style-name="ce4" office:value-type="string">
            <text:p>2014-04-09 -</text:p>
          </table:table-cell>
          <table:table-cell table:style-name="ce4" office:value-type="string">
            <text:p><text:s text:c="7"/>Teresa Ribas i Alguer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Teresa Ribas i Algueró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de Física d'Altes Energies (IFAE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Matteo Cavalli-Sforz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nrique Fernández Sánchez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Internacional de Mètodes Numèrics en Enginyeria (CIMNE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Eugenio Oña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rqueologia Clàssica (ICAC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Joan Gómez Pallarè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sabel Rodà de Llanz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Tecnològic de Telecomunicacions de Catalunya (CTTC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Miguel Angel Lagu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Investigació Química (ICIQ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Miquel A. Pericàs Brond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per a la Construcció, Equipament i Explotació del Laboratori de Llum Sincrotró (CELLS - ALBA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Caterina Biscarr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Recerca en Patrimoni Cultural (ICRP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Joaquim Nadal Farre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Centre de Visió per Computador (CVC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Josep Lladó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Víctor Pamias i Muño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onio Martínez Sánchez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Tributàri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Eduard Vilà Marhuen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íctor Pamias i Muñoz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5-07 -</text:p>
          </table:table-cell>
          <table:table-cell table:style-name="ce4" office:value-type="string">
            <text:p><text:s text:c="7"/>Víctor Pàmias Muño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íctor Pamias i Muñoz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tervenció Adjunta a la Intervenció General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 text:c="7"/>Josefa Casas Espit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Fiscalització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 text:c="7"/>Virgínia Astigarraga Pallar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fa Casas Espiti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l Contribuent <text:s/></text:p>
          </table:table-cell>
          <table:table-cell table:style-name="ce4" office:value-type="string">
            <text:p>2014-05-16 -</text:p>
          </table:table-cell>
          <table:table-cell table:style-name="ce4" office:value-type="string">
            <text:p><text:s text:c="7"/>Cristina Garcés Bon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ira 2000, SA <text:s/></text:p>
          </table:table-cell>
          <table:table-cell table:style-name="ce4" office:value-type="string">
            <text:p>2014-05-30 -</text:p>
          </table:table-cell>
          <table:table-cell table:style-name="ce4" office:value-type="string">
            <text:p><text:s text:c="7"/>Salvador Estapé Tria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Lluís Bonet i Ferrer <text:s text:c="25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essorament Jurídic en l'Àmbit d'Universitats i Recerc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oser Martí To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er Martí Torres (en funcions)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oblació i Territori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 text:c="7"/>Mireia Farré Mallofr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stàndards i Qualitat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 text:c="7"/>Josep Maria Martínez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 text:c="7"/>Estela Tonzan Ori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municació i Difusió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 text:c="7"/>Josep Jiménez Casanell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i Recursos Humans <text:s/></text:p>
          </table:table-cell>
          <table:table-cell table:style-name="ce4" office:value-type="string">
            <text:p>2014-07-23 -</text:p>
          </table:table-cell>
          <table:table-cell table:style-name="ce4" office:value-type="string">
            <text:p><text:s text:c="7"/>Jordi Pelejero Se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arcelona Centre Universitari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 text:c="7"/>Montse Serr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Montull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aloracions <text:s/></text:p>
          </table:table-cell>
          <table:table-cell table:style-name="ce4" office:value-type="string">
            <text:p>2014-10-22 -</text:p>
          </table:table-cell>
          <table:table-cell table:style-name="ce4" office:value-type="string">
            <text:p><text:s text:c="7"/>Pere Bordas Tut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quel Matas i Noguera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istemes d'Informació Tributària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<text:s text:c="7"/>Emiliano Marco Gutier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nàlisi i Seguiment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 text:c="7"/>Esther Pallarols i Llinà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jectes Estratègics d'Eficiència i Reforma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 text:c="7"/>Isabel Tornabell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valuació Econòmica de Polítiques Públiques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 text:c="7"/>Anna Tarrach Co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eguiment d'Entitats i Participacions de la Generalitat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 text:c="7"/>Joan Manuel Espuelas Puigdoller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Lleida <text:s/></text:p>
          </table:table-cell>
          <table:table-cell table:style-name="ce4" office:value-type="string">
            <text:p>2014-12-30 -</text:p>
          </table:table-cell>
          <table:table-cell table:style-name="ce4" office:value-type="string">
            <text:p><text:s text:c="7"/>Josep Ramon Solsona i Oliv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Dolors Gigó Fernández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olítica Financera, Assegurances i Tresor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 text:c="7"/>Josep M. Sànchez Pascu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Òliva i Ritor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Deute Públic i Operacions Financeres <text:s/></text:p>
          </table:table-cell>
          <table:table-cell table:style-name="ce4" office:value-type="string">
            <text:p>2015-02-05 -</text:p>
          </table:table-cell>
          <table:table-cell table:style-name="ce4" office:value-type="string">
            <text:p><text:s text:c="7"/>Alba Currià Reyn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<text:s/></text:p>
          </table:table-cell>
          <table:table-cell table:style-name="ce4" office:value-type="string">
            <text:p>2015-02-25 -</text:p>
          </table:table-cell>
          <table:table-cell table:style-name="ce4" office:value-type="string">
            <text:p><text:s text:c="7"/>Maite Banqu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ite Banqué i Castel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<text:s/></text:p>
          </table:table-cell>
          <table:table-cell table:style-name="ce4" office:value-type="string">
            <text:p>2015-02-26 -</text:p>
          </table:table-cell>
          <table:table-cell table:style-name="ce4" office:value-type="string">
            <text:p><text:s text:c="7"/>Maite Banqué i Caste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ite Banqué <text:s text:c="2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 la Conseller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. del Pilar Sarroca Di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ta Barquero Lisón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(Barcelona Comarques)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 text:c="7"/>Eva Fernandez Mo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entre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 text:c="7"/>Elena Serra Rotll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uillermina Roca i Bosch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ersonal Docent (Serveis Territorials a la Catalunya Central) <text:s/></text:p>
          </table:table-cell>
          <table:table-cell table:style-name="ce4" office:value-type="string">
            <text:p>2013-07-09 -</text:p>
          </table:table-cell>
          <table:table-cell table:style-name="ce4" office:value-type="string">
            <text:p><text:s text:c="7"/>Alicia Belsa Col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l'Alumnat <text:s/></text:p>
          </table:table-cell>
          <table:table-cell table:style-name="ce4" office:value-type="string">
            <text:p>2013-07-09 -</text:p>
          </table:table-cell>
          <table:table-cell table:style-name="ce4" office:value-type="string">
            <text:p><text:s text:c="7"/>Manel Font Reull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cel.li Vila Costa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'Educació de Barcelona <text:s/></text:p>
          </table:table-cell>
          <table:table-cell table:style-name="ce4" office:value-type="string">
            <text:p>2013-07-25 -</text:p>
          </table:table-cell>
          <table:table-cell table:style-name="ce4" office:value-type="string">
            <text:p><text:s text:c="7"/>Manel Blasco Lega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cola i Família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 text:c="7"/>Manuel Mor Moce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iquel Perez Lopez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Consell Superior d'Avaluació del Sistema Educatiu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 text:c="7"/>Joan Estruch Tobe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Amorós Basté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Centres Públics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 text:c="7"/>Antoni Llobet Mercad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Roig i Viñals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entres Privats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 text:c="7"/>Isabel Fons Serr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fael Gispert Sempere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uport als Centres Públics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 text:c="7"/>Laura Colominas Basso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Mata Clavell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Consell Escolar de Catalunya <text:s/></text:p>
          </table:table-cell>
          <table:table-cell table:style-name="ce4" office:value-type="string">
            <text:p>2013-10-09 -</text:p>
          </table:table-cell>
          <table:table-cell table:style-name="ce4" office:value-type="string">
            <text:p><text:s text:c="7"/>Berta Borras Rib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10-09 -</text:p>
          </table:table-cell>
          <table:table-cell table:style-name="ce4" office:value-type="string">
            <text:p><text:s text:c="7"/>Sílvia Rodes Gued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d'Educació <text:s/></text:p>
          </table:table-cell>
          <table:table-cell table:style-name="ce4" office:value-type="string">
            <text:p>2013-10-10 -</text:p>
          </table:table-cell>
          <table:table-cell table:style-name="ce4" office:value-type="string">
            <text:p><text:s text:c="7"/>Manel Busom To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3-10-12 -</text:p>
          </table:table-cell>
          <table:table-cell table:style-name="ce4" office:value-type="string">
            <text:p><text:s text:c="7"/>Pol Xart Terradell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Rosa Martín Figueras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rdenació Curricular <text:s/></text:p>
          </table:table-cell>
          <table:table-cell table:style-name="ce4" office:value-type="string">
            <text:p>2013-11-05 -</text:p>
          </table:table-cell>
          <table:table-cell table:style-name="ce4" office:value-type="string">
            <text:p><text:s text:c="7"/>Jordi Sabaté Peir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novació i Formació de l'Educació Secundària <text:s/></text:p>
          </table:table-cell>
          <table:table-cell table:style-name="ce4" office:value-type="string">
            <text:p>2013-11-05 -</text:p>
          </table:table-cell>
          <table:table-cell table:style-name="ce4" office:value-type="string">
            <text:p><text:s text:c="7"/>Pilar Carasa Martí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Sabaté Peiró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3-12-06 -</text:p>
          </table:table-cell>
          <table:table-cell table:style-name="ce4" office:value-type="string">
            <text:p><text:s text:c="7"/>Maria Carmen Vigues Jul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Informació i Registre <text:s/></text:p>
          </table:table-cell>
          <table:table-cell table:style-name="ce4" office:value-type="string">
            <text:p>2013-12-10 -</text:p>
          </table:table-cell>
          <table:table-cell table:style-name="ce4" office:value-type="string">
            <text:p><text:s text:c="7"/>Magdalena Arasa Piqu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ecília Susana Valls Borrell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s Serveis Territorials <text:s/></text:p>
          </table:table-cell>
          <table:table-cell table:style-name="ce4" office:value-type="string">
            <text:p>2013-12-18 -</text:p>
          </table:table-cell>
          <table:table-cell table:style-name="ce4" office:value-type="string">
            <text:p><text:s text:c="7"/>Francesc Xavier Serrat Gal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. Farrés i Sacres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entres i Alumnat <text:s/></text:p>
          </table:table-cell>
          <table:table-cell table:style-name="ce4" office:value-type="string">
            <text:p>2014-03-14 -</text:p>
          </table:table-cell>
          <table:table-cell table:style-name="ce4" office:value-type="string">
            <text:p><text:s text:c="7"/>Mercè Vilosa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Econòmic i Administratiu de Centres Públics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<text:s text:c="7"/>Rosa Maria Vallejo Rodrig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als Centres Públics i Registre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<text:s text:c="7"/>Joan Felisart Escud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a Maria Vallejo Rodrigo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es Qualificacions Professionals (ICQP) <text:s/></text:p>
          </table:table-cell>
          <table:table-cell table:style-name="ce4" office:value-type="string">
            <text:p>2014-04-10 -</text:p>
          </table:table-cell>
          <table:table-cell table:style-name="ce4" office:value-type="string">
            <text:p><text:s text:c="7"/>Eloisa Anglada Guajard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'Organització de Centres Públics <text:s/></text:p>
          </table:table-cell>
          <table:table-cell table:style-name="ce4" office:value-type="string">
            <text:p>2014-05-08 -</text:p>
          </table:table-cell>
          <table:table-cell table:style-name="ce4" office:value-type="string">
            <text:p><text:s text:c="7"/>M. Angeles Subias Ari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venció de Riscos Laborals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<text:s text:c="7"/>Roberto Cabases Piqu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Riu Riu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'Educació Infantil i Primària <text:s/></text:p>
          </table:table-cell>
          <table:table-cell table:style-name="ce4" office:value-type="string">
            <text:p>2014-07-18 -</text:p>
          </table:table-cell>
          <table:table-cell table:style-name="ce4" office:value-type="string">
            <text:p><text:s text:c="7"/>Carme Ortoll Grífo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a Espot i Faixa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Ensenyament al Baix Llobregat <text:s/></text:p>
          </table:table-cell>
          <table:table-cell table:style-name="ce4" office:value-type="string">
            <text:p>2014-07-22 -</text:p>
          </table:table-cell>
          <table:table-cell table:style-name="ce4" office:value-type="string">
            <text:p><text:s text:c="7"/>Josep M. Pérez Rodrigu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. Pérez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 text:c="7"/>Núria Centelles Se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Centres Públics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 text:c="7"/>Onofre Muñoz Llob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rdenació i Atenció a la Diversitat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 text:c="7"/>Mercè Esteve Balagu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Cristina Pellisé Pascual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a Comunitat Educativa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 text:c="7"/>Jaume Viñals Sol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Alumnes <text:s/></text:p>
          </table:table-cell>
          <table:table-cell table:style-name="ce4" office:value-type="string">
            <text:p>2014-09-04 -</text:p>
          </table:table-cell>
          <table:table-cell table:style-name="ce4" office:value-type="string">
            <text:p><text:s text:c="7"/>Eva Chine Pe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gnasi Farnos i Carulla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4-09-05 -</text:p>
          </table:table-cell>
          <table:table-cell table:style-name="ce4" office:value-type="string">
            <text:p><text:s text:c="7"/>Mercè Parés Mique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espeses de Serveis i Programes Educatius <text:s/></text:p>
          </table:table-cell>
          <table:table-cell table:style-name="ce4" office:value-type="string">
            <text:p>2014-09-05 -</text:p>
          </table:table-cell>
          <table:table-cell table:style-name="ce4" office:value-type="string">
            <text:p><text:s text:c="7"/>Alicia Llenas Pellic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Llengües Estrangeres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 text:c="7"/>Montserrat Montagut Montagu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novació i Formació de l'Educació Infantil i Primària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 text:c="7"/>Natalia Maldonado Marti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ientació i Serveis Educatius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 text:c="7"/>Joana Ferrer Mique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entres <text:s/></text:p>
          </table:table-cell>
          <table:table-cell table:style-name="ce4" office:value-type="string">
            <text:p>2015-01-13 -</text:p>
          </table:table-cell>
          <table:table-cell table:style-name="ce4" office:value-type="string">
            <text:p><text:s text:c="7"/>Angeles Descarrega Ant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mpar Laudo i Mora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uport i Atenció a la Comunitat Educativa <text:s/></text:p>
          </table:table-cell>
          <table:table-cell table:style-name="ce4" office:value-type="string">
            <text:p>2015-01-22 -</text:p>
          </table:table-cell>
          <table:table-cell table:style-name="ce4" office:value-type="string">
            <text:p><text:s text:c="7"/>Gené Gordó Aubar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enerosa Gordó Aubarell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 text:c="7"/>M. Carmen Gil Gonza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Centelles Serra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 text:c="7"/>Sílvia Rodes Gued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avier Basagaña Gallego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l'Alumnat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 text:c="7"/>Elisenda Martinez Casa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n Soler Luz <text:s text:c="2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Lluís Anaya To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dreu Rami i Adam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, Organització i Règim Interior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Idelfons Prat i Als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 Recursos Human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Anna Soler i Grà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ristina Jiménez i Antón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moció Internacional <text:s/></text:p>
          </table:table-cell>
          <table:table-cell table:style-name="ce4" office:value-type="string">
            <text:p>2013-06-20 -</text:p>
          </table:table-cell>
          <table:table-cell table:style-name="ce4" office:value-type="string">
            <text:p><text:s text:c="6"/>Àlex Navarro i Garri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sol López Vicente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es Empreses Culturals (ICEC) <text:s/></text:p>
          </table:table-cell>
          <table:table-cell table:style-name="ce4" office:value-type="string">
            <text:p>2013-08-10 -</text:p>
          </table:table-cell>
          <table:table-cell table:style-name="ce4" office:value-type="string">
            <text:p><text:s text:c="7"/>Jordi Sellas i Ferr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Teresa Enrich Mas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a les Terres de l'Ebre del Departament de Cultura <text:s/></text:p>
          </table:table-cell>
          <table:table-cell table:style-name="ce4" office:value-type="string">
            <text:p>2013-10-03 -</text:p>
          </table:table-cell>
          <table:table-cell table:style-name="ce4" office:value-type="string">
            <text:p><text:s text:c="7"/>Ferran Blade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isco Ferrer <text:s/>Celma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a les Terres de l'Ebre del Departament de Cultur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 text:c="7"/>Ferrran Bladé i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erran Blade Pujol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Nacional Arqueològic de Tarrago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Francesc Tarrats Bou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ilar Sada i Castillo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l Consell Nacional de la Cultura i de les Arts <text:s/></text:p>
          </table:table-cell>
          <table:table-cell table:style-name="ce4" office:value-type="string">
            <text:p>2013-10-25 -</text:p>
          </table:table-cell>
          <table:table-cell table:style-name="ce4" office:value-type="string">
            <text:p><text:s text:c="7"/>Sílvia Muñoz d'Imbe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rbert Tomàs Bilbeny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les Arts Escèniques de l'Institut Català de les Empreses Culturals <text:s/></text:p>
          </table:table-cell>
          <table:table-cell table:style-name="ce4" office:value-type="string">
            <text:p>2013-11-06 -</text:p>
          </table:table-cell>
          <table:table-cell table:style-name="ce4" office:value-type="string">
            <text:p><text:s text:c="7"/>Nèlida Falcó i Faide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valuació i Sistemes d'Informació (ICEC) <text:s/></text:p>
          </table:table-cell>
          <table:table-cell table:style-name="ce4" office:value-type="string">
            <text:p>2013-11-20 -</text:p>
          </table:table-cell>
          <table:table-cell table:style-name="ce4" office:value-type="string">
            <text:p><text:s text:c="7"/>Montse Cosialls Viv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reia Sanahuja Pascual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, Organització i Règim Interior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 text:c="7"/>Maria Teresa Heras i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delfons Prat i Alsina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Tècnic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Neus Rios i Calv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Dolors Portús i Vinyeta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 text:c="7"/>Jordi Domeque Aray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íctor Magrans i Julià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ctuacions en Museus i Monuments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 text:c="7"/>Xavier Llovera Massa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l'Agència Catalana del Patrimoni Cultural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 text:c="7"/>Xavier Arola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Documentació de la Filmoteca de Catalunya <text:s/></text:p>
          </table:table-cell>
          <table:table-cell table:style-name="ce4" office:value-type="string">
            <text:p>2014-02-20 -</text:p>
          </table:table-cell>
          <table:table-cell table:style-name="ce4" office:value-type="string">
            <text:p><text:s text:c="7"/>Ciro Llueca i Fonoll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ercè Rueda i Tebé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omoció i Dinamització <text:s/></text:p>
          </table:table-cell>
          <table:table-cell table:style-name="ce4" office:value-type="string">
            <text:p>2014-04-29 -</text:p>
          </table:table-cell>
          <table:table-cell table:style-name="ce4" office:value-type="string">
            <text:p><text:s text:c="7"/>Cristina Sanchis i Ferr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ulàlia Jardí i Soler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Ramon Llull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<text:s text:c="7"/>Àlex Susanna i Nad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ts Santa Mònica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<text:s text:c="7"/>Conxita Oliver Cabest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icenç Altaió i Morral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ermcat, Centre de Terminologia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<text:s text:c="7"/>Jordi Bover i Salvad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Arqueologia de Cataluny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osep Manuel Rueda To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Art de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Carme Clusellas Pagè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aume Bernadas i Postils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Mercat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Antònia Andúgar Andre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Àlex Navarro i Garrich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Nòmines i Seguretat Social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 text:c="7"/>Núria March i Puigve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bres <text:s/></text:p>
          </table:table-cell>
          <table:table-cell table:style-name="ce4" office:value-type="string">
            <text:p>2014-07-29 -</text:p>
          </table:table-cell>
          <table:table-cell table:style-name="ce4" office:value-type="string">
            <text:p><text:s text:c="7"/>Josep Girabal i R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Maria Clarimon i Alsina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Història de Catalunya <text:s/></text:p>
          </table:table-cell>
          <table:table-cell table:style-name="ce4" office:value-type="string">
            <text:p>2014-10-01 -</text:p>
          </table:table-cell>
          <table:table-cell table:style-name="ce4" office:value-type="string">
            <text:p><text:s text:c="7"/>Jusèp Boya i Busquet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gustí Alcoberro i Pericay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Patrimoni Cultural <text:s/></text:p>
          </table:table-cell>
          <table:table-cell table:style-name="ce4" office:value-type="string">
            <text:p>2014-11-07 -</text:p>
          </table:table-cell>
          <table:table-cell table:style-name="ce4" office:value-type="string">
            <text:p><text:s text:c="7"/>Joan Pluma i Vilanov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'Associacionisme Cultural <text:s/></text:p>
          </table:table-cell>
          <table:table-cell table:style-name="ce4" office:value-type="string">
            <text:p>2014-11-20 -</text:p>
          </table:table-cell>
          <table:table-cell table:style-name="ce4" office:value-type="string">
            <text:p><text:s text:c="7"/>Lluís Puig i Gord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ts Santa Mònica <text:s/></text:p>
          </table:table-cell>
          <table:table-cell table:style-name="ce4" office:value-type="string">
            <text:p>2014-12-13 -</text:p>
          </table:table-cell>
          <table:table-cell table:style-name="ce4" office:value-type="string">
            <text:p><text:s text:c="7"/>Jaume Reus i Mor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onxita Oliver Cabestany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Museus i Protecció de Béns Mobles <text:s/></text:p>
          </table:table-cell>
          <table:table-cell table:style-name="ce4" office:value-type="string">
            <text:p>2015-01-28 -</text:p>
          </table:table-cell>
          <table:table-cell table:style-name="ce4" office:value-type="string">
            <text:p><text:s text:c="7"/>Magda Gassó i Hoj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sèp Maria Boya i Busquets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Lingüístics <text:s/></text:p>
          </table:table-cell>
          <table:table-cell table:style-name="ce4" office:value-type="string">
            <text:p>2015-01-29 -</text:p>
          </table:table-cell>
          <table:table-cell table:style-name="ce4" office:value-type="string">
            <text:p><text:s text:c="7"/>Àngels Guerrero Nàj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Montagut i Montagu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Tecnologies de la Informació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 text:c="7"/>Sílvia Portavella i Crist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atrimoni Arquitectònic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 text:c="7"/>Elena Belart i Calv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lsa Ibar i Torras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l Patrimoni Arquitectònic, Arqueològic i Paleontològic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 text:c="7"/>Elsa Ibar Tor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nuel Rueda i Torres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eatre Nacional de Catalunya (TNC) <text:s/></text:p>
          </table:table-cell>
          <table:table-cell table:style-name="ce4" office:value-type="string">
            <text:p>2015-02-26 -</text:p>
          </table:table-cell>
          <table:table-cell table:style-name="ce4" office:value-type="string">
            <text:p><text:s text:c="7"/>Xavier Albertí Galla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ergi Belbel i Coslado <text:s text:c="2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Santa Caterina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 text:c="7"/>Vicenç Martínez Ibáñ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is Franch Viña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Clínic i Provincial de Barcelona <text:s/></text:p>
          </table:table-cell>
          <table:table-cell table:style-name="ce4" office:value-type="string">
            <text:p>2013-06-26 -</text:p>
          </table:table-cell>
          <table:table-cell table:style-name="ce4" office:value-type="string">
            <text:p><text:s text:c="7"/>Josep Maria Pique Bad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imon Belene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stió i Prestació de Serveis de Salut (GPSS)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 text:c="7"/>Julio García Priet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Bria Ferré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itari de l'Anoia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 text:c="7"/>Ferran Gar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Xavier Niño Nuñez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Mar Parc de Salut Barcelona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 text:c="7"/>Olga Pané i Me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. Via Redon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'Institut d'Estudis de la Salut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 text:c="7"/>Alicia Avila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Olinda Ania i Lafuente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l Laboratori Intercomarcal de l'Alt Penedès, l'Anoia i el Garraf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 text:c="7"/>Francesc Ferrer Ferr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uillermina Barbarà i Salvà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Lleida <text:s/></text:p>
          </table:table-cell>
          <table:table-cell table:style-name="ce4" office:value-type="string">
            <text:p>2013-07-18 -</text:p>
          </table:table-cell>
          <table:table-cell table:style-name="ce4" office:value-type="string">
            <text:p><text:s text:c="7"/>Carolina Infante Serr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Girona <text:s/></text:p>
          </table:table-cell>
          <table:table-cell table:style-name="ce4" office:value-type="string">
            <text:p>2013-07-31 -</text:p>
          </table:table-cell>
          <table:table-cell table:style-name="ce4" office:value-type="string">
            <text:p><text:s text:c="7"/>Lidia Domingo Ferr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Tarragona <text:s/></text:p>
          </table:table-cell>
          <table:table-cell table:style-name="ce4" office:value-type="string">
            <text:p>2013-07-31 -</text:p>
          </table:table-cell>
          <table:table-cell table:style-name="ce4" office:value-type="string">
            <text:p><text:s text:c="7"/>Josep Gomis Bla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'Atenció Primària Metropolitana Nord <text:s/></text:p>
          </table:table-cell>
          <table:table-cell table:style-name="ce4" office:value-type="string">
            <text:p>2013-08-20 -</text:p>
          </table:table-cell>
          <table:table-cell table:style-name="ce4" office:value-type="string">
            <text:p><text:s text:c="7"/>Rafael Gracia Escoriz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im Verdaguer Puigvendrelló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3-08-27 -</text:p>
          </table:table-cell>
          <table:table-cell table:style-name="ce4" office:value-type="string">
            <text:p><text:s text:c="7"/>Sònia Obach i Medr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Anoia <text:s/></text:p>
          </table:table-cell>
          <table:table-cell table:style-name="ce4" office:value-type="string">
            <text:p>2013-09-17 -</text:p>
          </table:table-cell>
          <table:table-cell table:style-name="ce4" office:value-type="string">
            <text:p><text:s text:c="7"/>Joaquim Verdaguer Puigvendrell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Forn Vilamajor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l Pla de Salut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<text:s text:c="7"/>Esteve Saltó i Cerezue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ilar Brugulat i Guitera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valuació i Inspecció d'Assistència Sanitària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 text:c="7"/>Consol Lemonche Aguil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Human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Marta Carrera Alcáz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tenció Sanitàri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Alejandro Guarga i Roj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Recursos Econòmic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iquel Argenter i Giral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Atenció Ciutada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Joan Lluís Piqué i Sà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rovisió de Serveis Assistenci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Carme Casas i Pui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Econòmic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aria Antònia Álvarez i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Recursos Físic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aria Pilar Boixareu i Gomà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ssessoria Jurídica (CatSalut)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Rafael Gomáriz i Pa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Sistemes d'Informació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aria Jesús Labordena i Barcel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Patrimoni, Infraestructures i Recursos Human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arta Àlvarez Daro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nàlisi Econòmic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aria José Álvarez i Zaragoz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nàlisi de la Demanda i d'Activitat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Montserrat Bustins i Pobl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valuació de Serveis Assistenci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Josep Jiménez i Vi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Entitats Participade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Joan Maria Roig i Gr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atrimoni, Inversions i Recursos Human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Eva Sánchez i Busqu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Farmàcia i del Medicament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Antoni Gilabert i Perram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de Tortosa Verge de la Cinta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<text:s text:c="7"/>Salvador Pallejà Sed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aspar Masdeu Eixarch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Universitari de Girona Dr. Josep Trueta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<text:s text:c="7"/>Antoni Juan Pasto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Àngels Morales Lozano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3-10-29 -</text:p>
          </table:table-cell>
          <table:table-cell table:style-name="ce4" office:value-type="string">
            <text:p><text:s text:c="7"/>Mireia Alabart Aló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Recursos Humans i Serveis Generals <text:s/></text:p>
          </table:table-cell>
          <table:table-cell table:style-name="ce4" office:value-type="string">
            <text:p>2013-11-14 -</text:p>
          </table:table-cell>
          <table:table-cell table:style-name="ce4" office:value-type="string">
            <text:p><text:s text:c="7"/>Adriana Castillo (en funcions)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Comarcal de Sant Bernabé <text:s/></text:p>
          </table:table-cell>
          <table:table-cell table:style-name="ce4" office:value-type="string">
            <text:p>2013-11-21 -</text:p>
          </table:table-cell>
          <table:table-cell table:style-name="ce4" office:value-type="string">
            <text:p><text:s text:c="7"/>Enric Ballabriga i Gar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icard Bosch i Amar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stió i Prestació de Serveis de Salut (GPSS) <text:s/></text:p>
          </table:table-cell>
          <table:table-cell table:style-name="ce4" office:value-type="string">
            <text:p>2013-12-05 -</text:p>
          </table:table-cell>
          <table:table-cell table:style-name="ce4" office:value-type="string">
            <text:p><text:s text:c="7"/>Xavier Figueras More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lio García Prieto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Formació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 text:c="7"/>Josep Roma Mill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Territorial Camp de Tarragon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Pere Àngel Montserrat Ol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lio Garcia Prieto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Territorial Terres de l'Ebre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Pere Àngel Montserrat Ol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lio Garcia Prieto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Sanitàri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Joaquim Casanovas i Lax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rganització Catalana de Trasplantaments (OCATT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Jaume Tort i Bardol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ere Àngel Montserrat i Ollé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stió i Prestació de Serveis de Salut (GPSS)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<text:s text:c="7"/>Pere Àngel Montserrat Ol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Figueras Moreno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Regional a l'Alt Pirineu i Aran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 text:c="7"/>Maria Mercedes Bieto Masip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mon Jové i Miró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Regional a Lleid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 text:c="7"/>Maria Mercedes Bieto Masip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mon Jové i Miró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de Salut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Mireia Alabart i Abó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a Salut (ICS)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Soley Bach, Per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im Casanovas i Lax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Bages-Berguedà-Solsonès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Joaquim Verdaguer Puigvendrell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olors Comet Jaume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Entitats Participade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 text:c="7"/>Marta Àlvarez Daro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de Diagnòstic per la Imatge (IDI)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 text:c="7"/>Julio Garcia Priet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Casabayó i Queraltó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(SAP) Litoral - Esquerra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<text:s text:c="7"/>Maria Belén Enfedaque Mont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fael Ruiz Rier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(SAP) Barcelonès Nord i Maresme <text:s/></text:p>
          </table:table-cell>
          <table:table-cell table:style-name="ce4" office:value-type="string">
            <text:p>2014-02-12 -</text:p>
          </table:table-cell>
          <table:table-cell table:style-name="ce4" office:value-type="string">
            <text:p><text:s text:c="7"/>Montserrat Figuerola Batist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an José Montero Ali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unicació Estratègica del Sistema de Salut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 text:c="7"/>Ingrid Casasús i Bernach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Rosa Bosch i Badi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 text:c="7"/>M. Rosa Bosch i Bad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Xavier Burjons i Alé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tenció al Ciutadà. Regió Sanitària Girona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 text:c="7"/>Xavier Burjons i Al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González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 text:c="7"/>Maria del Mar Ibàñez i Garcí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Recursos Humans i Serveis Generals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 text:c="7"/>Adriana Castillo Bui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driana Castillo (en funcions)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valuació de Serveis Assistencials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 text:c="7"/>Lluis Franch Viñ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tenció Farmacèutica i Ús Racional del Medicament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 text:c="7"/>M. Alba Prat Casanov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restacions Farmacèutiques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<text:s text:c="7"/>Pilar López Calaho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Universitari de Girona Dr. Josep Trueta <text:s/></text:p>
          </table:table-cell>
          <table:table-cell table:style-name="ce4" office:value-type="string">
            <text:p>2014-03-06 -</text:p>
          </table:table-cell>
          <table:table-cell table:style-name="ce4" office:value-type="string">
            <text:p><text:s text:c="7"/>Gloria Padura Esnarriag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tor Delta-Litoral, Baix llobregat Fontsanta, i Barcelonès Sud l'Hospitalet de Llobregat <text:s/></text:p>
          </table:table-cell>
          <table:table-cell table:style-name="ce4" office:value-type="string">
            <text:p>2014-03-08 -</text:p>
          </table:table-cell>
          <table:table-cell table:style-name="ce4" office:value-type="string">
            <text:p><text:s text:c="7"/>Daniel Fernández Ponc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aniel Fernández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Assistencial <text:s/></text:p>
          </table:table-cell>
          <table:table-cell table:style-name="ce4" office:value-type="string">
            <text:p>2014-03-08 -</text:p>
          </table:table-cell>
          <table:table-cell table:style-name="ce4" office:value-type="string">
            <text:p><text:s text:c="7"/>Antoni Juan Pasto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aume Benavent Areu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Planificació Econòmica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 text:c="7"/>Montserrat Caldes i Santamar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'Infrastructures i Serveis Tècnics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 text:c="7"/>Ramon Ortiz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quel Pujol Rier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Tècnica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 text:c="7"/>Josep Maria Giménez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elfí Faixedas Brunsom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Econòmica i d'Organització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 text:c="7"/>Clara Parès Massagu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antiago Cardona Mestre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Recursos Humans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<text:s text:c="7"/>Sara Manjón del Sol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Saballs Bruell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Serveis Assistencials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<text:s text:c="7"/>Montserrat Llavayol i Giral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rència de l'Institut Català de la Salut <text:s/></text:p>
          </table:table-cell>
          <table:table-cell table:style-name="ce4" office:value-type="string">
            <text:p>2014-04-11 -</text:p>
          </table:table-cell>
          <table:table-cell table:style-name="ce4" office:value-type="string">
            <text:p><text:s text:c="7"/>Pere Soley Ba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in Casanovas i Lax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Primària Anoia <text:s/></text:p>
          </table:table-cell>
          <table:table-cell table:style-name="ce4" office:value-type="string">
            <text:p>2014-05-03 -</text:p>
          </table:table-cell>
          <table:table-cell table:style-name="ce4" office:value-type="string">
            <text:p><text:s text:c="7"/>Xavier Bayona Hugu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im Verdaguer Puigvendrelló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Corporativa <text:s/></text:p>
          </table:table-cell>
          <table:table-cell table:style-name="ce4" office:value-type="string">
            <text:p>2014-05-13 -</text:p>
          </table:table-cell>
          <table:table-cell table:style-name="ce4" office:value-type="string">
            <text:p><text:s text:c="7"/>Victòria Teixidó Sánchez (en funcions)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a Salut (ICS) <text:s/></text:p>
          </table:table-cell>
          <table:table-cell table:style-name="ce4" office:value-type="string">
            <text:p>2014-05-17 -</text:p>
          </table:table-cell>
          <table:table-cell table:style-name="ce4" office:value-type="string">
            <text:p><text:s text:c="7"/>Pere Soley Ba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oley Bach, Pere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Clínic i Provincial de Barcelona <text:s/></text:p>
          </table:table-cell>
          <table:table-cell table:style-name="ce4" office:value-type="string">
            <text:p>2014-05-29 -</text:p>
          </table:table-cell>
          <table:table-cell table:style-name="ce4" office:value-type="string">
            <text:p><text:s text:c="7"/>Josep M. Piqué i Bad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ria Pique Badi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Recursos Humans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 text:c="7"/>Gemma Beltran Campos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ta Carrera i Alcazar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Barcelonès Nord, Maresme i Costa de Ponent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<text:s text:c="7"/>Carmelo Jose Torres Ariz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urora Jover Avalos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Avaluacions Mèdiques i Sanitàries - Àrea d'Avaluacions Mèdiques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<text:s text:c="7"/>Consol Lemonche Aguiler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Gomila Vila <text:s text:c="25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actació i Patrimoni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<text:s text:c="7"/>Juan Luis Enriquez Diaz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mili Gómez i Aute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undació de Gestió Sanitària de l'Hospital de la Santa Creu i Sant Pau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Albert Salazar Sol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undació Sant Hospita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Mateu Huguet Recasen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Riba i Hibernon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de Cerdanya <text:s/></text:p>
          </table:table-cell>
          <table:table-cell table:style-name="ce4" office:value-type="string">
            <text:p>2014-09-20 -</text:p>
          </table:table-cell>
          <table:table-cell table:style-name="ce4" office:value-type="string">
            <text:p><text:s text:c="7"/>Jordi Gassió i Borrà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Boix i Roquet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Santa Maria <text:s/></text:p>
          </table:table-cell>
          <table:table-cell table:style-name="ce4" office:value-type="string">
            <text:p>2014-10-03 -</text:p>
          </table:table-cell>
          <table:table-cell table:style-name="ce4" office:value-type="string">
            <text:p><text:s text:c="7"/>Jaume Capdevila M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elip Infiesta Garci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10-09 -</text:p>
          </table:table-cell>
          <table:table-cell table:style-name="ce4" office:value-type="string">
            <text:p><text:s text:c="7"/>Montserrat Fernàndez i Mol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Rosa Bosch i Badi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rporació Sanitària Parc Taulí de Sabadell <text:s/></text:p>
          </table:table-cell>
          <table:table-cell table:style-name="ce4" office:value-type="string">
            <text:p>2014-10-17 -</text:p>
          </table:table-cell>
          <table:table-cell table:style-name="ce4" office:value-type="string">
            <text:p><text:s text:c="7"/>Joan Martí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Antoni Gallego Lizana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Corporativa <text:s/></text:p>
          </table:table-cell>
          <table:table-cell table:style-name="ce4" office:value-type="string">
            <text:p>2014-11-28 -</text:p>
          </table:table-cell>
          <table:table-cell table:style-name="ce4" office:value-type="string">
            <text:p><text:s text:c="7"/>Victòria Teixidó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ictòria Teixidó Sánchez (en funcions)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Sanitària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 text:c="7"/>Esteve Saltó Cerezue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valuacions Mèdiques <text:s/></text:p>
          </table:table-cell>
          <table:table-cell table:style-name="ce4" office:value-type="string">
            <text:p>2015-02-20 -</text:p>
          </table:table-cell>
          <table:table-cell table:style-name="ce4" office:value-type="string">
            <text:p><text:s text:c="7"/>Consol Lemonche Aguil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fina Jardí i Lliberia <text:s text:c="25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l'Aigu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Jordi Agustí i Verg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eonard Carcolé i Gale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de la Comissió Territorial d'Urbanisme de la Catalunya Centr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Fernando Caparroz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ejamen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Lara Medina Rom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Viària i Sistemes de Gestió <text:s/></text:p>
          </table:table-cell>
          <table:table-cell table:style-name="ce4" office:value-type="string">
            <text:p>2013-06-19 -</text:p>
          </table:table-cell>
          <table:table-cell table:style-name="ce4" office:value-type="string">
            <text:p><text:s text:c="7"/>Jonatan Calafí Guas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i Règim Sancionador <text:s/></text:p>
          </table:table-cell>
          <table:table-cell table:style-name="ce4" office:value-type="string">
            <text:p>2013-06-19 -</text:p>
          </table:table-cell>
          <table:table-cell table:style-name="ce4" office:value-type="string">
            <text:p><text:s text:c="7"/>Josep Antoni Estopa Bob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limatologia (SMC) <text:s/></text:p>
          </table:table-cell>
          <table:table-cell table:style-name="ce4" office:value-type="string">
            <text:p>2013-07-03 -</text:p>
          </table:table-cell>
          <table:table-cell table:style-name="ce4" office:value-type="string">
            <text:p><text:s text:c="7"/>Marc Prohom Dur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Rius Ventos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quip de Serveis Climàtics (SMC) <text:s/></text:p>
          </table:table-cell>
          <table:table-cell table:style-name="ce4" office:value-type="string">
            <text:p>2013-07-05 -</text:p>
          </table:table-cell>
          <table:table-cell table:style-name="ce4" office:value-type="string">
            <text:p><text:s text:c="7"/>Anna Rius i Vent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eix Serra i Uró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Viària i Sistemes de Gestió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<text:s text:c="7"/>Laia Pou Regua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natan Calafí Guasch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ordinació i Interlocució Sindical <text:s/></text:p>
          </table:table-cell>
          <table:table-cell table:style-name="ce4" office:value-type="string">
            <text:p>2013-09-07 -</text:p>
          </table:table-cell>
          <table:table-cell table:style-name="ce4" office:value-type="string">
            <text:p><text:s text:c="7"/>Sílvia Blanco Pr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ologia i Obres Subterrànies <text:s/></text:p>
          </table:table-cell>
          <table:table-cell table:style-name="ce4" office:value-type="string">
            <text:p>2013-09-11 -</text:p>
          </table:table-cell>
          <table:table-cell table:style-name="ce4" office:value-type="string">
            <text:p><text:s text:c="7"/>Jordi Jubany Casanov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s i Programes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 text:c="7"/>Josep Maria Torrents Abad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ansports de Barcel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 text:c="7"/>Jordi Follia Als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aniel Fernández Ruiz-Capillas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ganització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<text:s text:c="7"/>Àngel Cortadelles Bacar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Gestió Tributària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 text:c="7"/>Francesc Millán Plaz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Equipaments i Dades Viàries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 text:c="7"/>Santiago Sanz Aparici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aia Pou Reguan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i Projectes Viari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Santiago Ribas Doming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oni Hereu Ferrer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trol Econòmic i Financer (Agència de l'Habitatge de Catalunya)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<text:s text:c="7"/>Maria Isabel Garde Igu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Barcelona <text:s/></text:p>
          </table:table-cell>
          <table:table-cell table:style-name="ce4" office:value-type="string">
            <text:p>2013-11-06 -</text:p>
          </table:table-cell>
          <table:table-cell table:style-name="ce4" office:value-type="string">
            <text:p><text:s text:c="7"/>Hilario Rabal Oro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ís Terradas i Soler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bastament d'Aigua <text:s/></text:p>
          </table:table-cell>
          <table:table-cell table:style-name="ce4" office:value-type="string">
            <text:p>2013-11-08 -</text:p>
          </table:table-cell>
          <table:table-cell table:style-name="ce4" office:value-type="string">
            <text:p><text:s text:c="7"/>Jordi Molist i Gazap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é Miguel Diéguez Garci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leida <text:s/></text:p>
          </table:table-cell>
          <table:table-cell table:style-name="ce4" office:value-type="string">
            <text:p>2013-11-12 -</text:p>
          </table:table-cell>
          <table:table-cell table:style-name="ce4" office:value-type="string">
            <text:p><text:s text:c="7"/>Letícia Cortí Barberà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Felis Roure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Interior <text:s/></text:p>
          </table:table-cell>
          <table:table-cell table:style-name="ce4" office:value-type="string">
            <text:p>2013-11-12 -</text:p>
          </table:table-cell>
          <table:table-cell table:style-name="ce4" office:value-type="string">
            <text:p><text:s text:c="7"/>Francesc Xavier López Va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perllongament de la línea d'FGC a Sabadell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 text:c="7"/>Mariona Cod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ty Corchado i Mariona Codin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perllongament de la línea d'FGC a Terrassa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 text:c="7"/>Xavier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Ramírez i Noelia Chacón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Construcció de la L9 a Sagrera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 text:c="7"/>Xavier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va Arcos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unt d'atenció ciutadana (PAC) de les obres de Construcció de la L9 a Zona Franca <text:s/></text:p>
          </table:table-cell>
          <table:table-cell table:style-name="ce4" office:value-type="string">
            <text:p>2013-11-13 -</text:p>
          </table:table-cell>
          <table:table-cell table:style-name="ce4" office:value-type="string">
            <text:p><text:s text:c="7"/>Xavier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ül Parer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Territorial i Paisatge <text:s/></text:p>
          </table:table-cell>
          <table:table-cell table:style-name="ce4" office:value-type="string">
            <text:p>2013-12-17 -</text:p>
          </table:table-cell>
          <table:table-cell table:style-name="ce4" office:value-type="string">
            <text:p><text:s text:c="7"/>Eduard Rosell Mi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Roger Subirà Ezque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quín Torrent Frigol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es Terres de l'Ebre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Francesc Xavier Rehues Estivi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aura Ismael Segarr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de Territori i Sostenibilitat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Joaquim Torrent Frig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del Mar Jiménez Carreté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Àrea Metropolitana de Barcelon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 text:c="7"/>Josep Ramon Ferragut Mux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Suport Administratiu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Cecília Solé Marsell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Comunicació <text:s/></text:p>
          </table:table-cell>
          <table:table-cell table:style-name="ce4" office:value-type="string">
            <text:p>2014-02-04 -</text:p>
          </table:table-cell>
          <table:table-cell table:style-name="ce4" office:value-type="string">
            <text:p><text:s text:c="7"/>Carlos Arbolí Padr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ger Subirà Ezquerr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ejament i Estudis <text:s/></text:p>
          </table:table-cell>
          <table:table-cell table:style-name="ce4" office:value-type="string">
            <text:p>2014-02-11 -</text:p>
          </table:table-cell>
          <table:table-cell table:style-name="ce4" office:value-type="string">
            <text:p><text:s text:c="7"/>Alberto Palomo Cuen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antiago Ribas Domingo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del Transport (CENIT)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Sergi Sauri Manch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Robusté Antón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Recerca Ecològica i Aplicacions Forestals (CREAF)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Javier Retana Alumbrer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erran Rod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arcelona Sagrera Alta Velocidad, SA.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Joan Balta i Torredem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fael Catalá Polo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GC Mobilitat, SA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Oriol Juncadellas Fortu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l Parc de l'Espai d'Interès Natural de Gallecs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Gemma Safont Art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Internacional d'Investigació dels Recursos Costaners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Agustín Sánchez-Arcilla Conej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Entitats Ambientals i Participació <text:s/></text:p>
          </table:table-cell>
          <table:table-cell table:style-name="ce4" office:value-type="string">
            <text:p>2014-02-28 -</text:p>
          </table:table-cell>
          <table:table-cell table:style-name="ce4" office:value-type="string">
            <text:p><text:s text:c="7"/>Anna Estella Viñet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eroports i Transport Aeri <text:s/></text:p>
          </table:table-cell>
          <table:table-cell table:style-name="ce4" office:value-type="string">
            <text:p>2014-03-11 -</text:p>
          </table:table-cell>
          <table:table-cell table:style-name="ce4" office:value-type="string">
            <text:p><text:s text:c="7"/>Antonio José Bañuelos Piñ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Arc Metropolità de Barcelona I <text:s/></text:p>
          </table:table-cell>
          <table:table-cell table:style-name="ce4" office:value-type="string">
            <text:p>2014-03-11 -</text:p>
          </table:table-cell>
          <table:table-cell table:style-name="ce4" office:value-type="string">
            <text:p><text:s text:c="7"/>Joan Passola Vid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Territorial i Paisatge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Josep Armengol Tatj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ctuacions Estratègique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Ferran Miralles Sabad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Armengol Tatje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l'Agència Catalana de l'Aigua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 text:c="7"/>Diego Moxó i Gü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Gestió del Medi <text:s/></text:p>
          </table:table-cell>
          <table:table-cell table:style-name="ce4" office:value-type="string">
            <text:p>2014-05-14 -</text:p>
          </table:table-cell>
          <table:table-cell table:style-name="ce4" office:value-type="string">
            <text:p><text:s text:c="7"/>Guillem Peñuelas i Priet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iego Moxó i Güell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ejament de Serveis de Transport <text:s/></text:p>
          </table:table-cell>
          <table:table-cell table:style-name="ce4" office:value-type="string">
            <text:p>2014-05-17 -</text:p>
          </table:table-cell>
          <table:table-cell table:style-name="ce4" office:value-type="string">
            <text:p><text:s text:c="7"/>Olga Serra Ventanach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José Del Blanco Pérez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a Catalunya Central <text:s/></text:p>
          </table:table-cell>
          <table:table-cell table:style-name="ce4" office:value-type="string">
            <text:p>2014-09-05 -</text:p>
          </table:table-cell>
          <table:table-cell table:style-name="ce4" office:value-type="string">
            <text:p><text:s text:c="7"/>Ricardo Torras Sarragu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Habitabilitat i Parc Desocupat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Josep Cas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Manteniment dels Habitatges de l'AH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Josefina Pasto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aume Rius Borrell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dequació del Parc d'Habitatges de l'Agència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Josep M. Enri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nuel Ayza Cubillas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re-Venda i Conservació del Parc d'Habitatges Administrats per l'AH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Josep M. Enri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ere <text:s/>Pons Sorde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Suport Administratiu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<text:s text:c="7"/>Lluis Guillamon Lo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ònia López Canedo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valuació i Restauració d'Activitats Extractives <text:s/></text:p>
          </table:table-cell>
          <table:table-cell table:style-name="ce4" office:value-type="string">
            <text:p>2014-10-11 -</text:p>
          </table:table-cell>
          <table:table-cell table:style-name="ce4" office:value-type="string">
            <text:p><text:s text:c="7"/>Josep M. Mestres Vallv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steve Serra Rodríguez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l'Hospitalet de Llobregat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 text:c="7"/>Rosa M.Garcia Elosegu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Ponsa i Rier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Mataró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 text:c="7"/>Vicens Mora Lli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mon Roca i Rubió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Girona <text:s/></text:p>
          </table:table-cell>
          <table:table-cell table:style-name="ce4" office:value-type="string">
            <text:p>2014-10-14 -</text:p>
          </table:table-cell>
          <table:table-cell table:style-name="ce4" office:value-type="string">
            <text:p><text:s text:c="7"/>Joan Terrades i batal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Capdeferro i Mauret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Manresa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 text:c="7"/>Lluis Teixidor i So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nuel Ribera Firm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Sabadell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 text:c="7"/>Feliu Gavarro Pui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Blasi i Salomó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Terrassa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 text:c="7"/>Miquel Font Ro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-Antoni Pujals i Vallhonr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la Propietat Urbana de Tarragona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 text:c="7"/>Agustí Pujol Niub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uis Vives Ayor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juts Socials a l'Habitatge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 text:c="7"/>Lídia Belando Hort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Bonada Subiran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juts Personalitzat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 text:c="7"/>Francesc Ferrés Chavarr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idia <text:s/>Belando Horta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la Comissió de Preu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 text:c="7"/>Belén Manzano Laho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Explotació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 text:c="7"/>Maria Herruzo Fonay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reia Del Val Alabau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stal·lacions i Equipaments Viaris <text:s/></text:p>
          </table:table-cell>
          <table:table-cell table:style-name="ce4" office:value-type="string">
            <text:p>2014-12-19 -</text:p>
          </table:table-cell>
          <table:table-cell table:style-name="ce4" office:value-type="string">
            <text:p><text:s text:c="7"/>Mireia del Val Alab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Bullich Torras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partament de Serveis i Eficiència Energètica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 text:c="7"/>Lucas Moragas i Bouy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Gomar i Calabuig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partament de Gestió Tècnica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 text:c="7"/>Carme Gomar Calabui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sabel Gandullo i Sarro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partament de Regulació de Serveis d'Abastament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 text:c="7"/>Isabel Gandulló i Sarr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ucas Moragas i Bouyat <text:s text:c="2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pector/a de Servei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ilagros Voltes Buxó-Dulc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arta Esparza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Corominas Ballarà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lva <text:s/></text:p>
          </table:table-cell>
          <table:table-cell table:style-name="ce4" office:value-type="string">
            <text:p>2013-05-29 -</text:p>
          </table:table-cell>
          <table:table-cell table:style-name="ce4" office:value-type="string">
            <text:p><text:s text:c="7"/>Carles Ros Fo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d'Oficines Comarca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Joaquim Porcar Coder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la Catalunya Central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 text:c="7"/>Marià Morera Gobern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s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 text:c="7"/>Francesc Piqué Ros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tecció dels Recursos <text:s/></text:p>
          </table:table-cell>
          <table:table-cell table:style-name="ce4" office:value-type="string">
            <text:p>2013-07-10 -</text:p>
          </table:table-cell>
          <table:table-cell table:style-name="ce4" office:value-type="string">
            <text:p><text:s text:c="7"/>Ignasi Olivella Prat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Maria Soliva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de Catalunya d'Homologació de Trofeus de Caça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<text:s text:c="7"/>Josep Ma. Nogués Esco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an Luis Oliva de Suelves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Caça de Catalunya <text:s/></text:p>
          </table:table-cell>
          <table:table-cell table:style-name="ce4" office:value-type="string">
            <text:p>2013-07-19 -</text:p>
          </table:table-cell>
          <table:table-cell table:style-name="ce4" office:value-type="string">
            <text:p><text:s text:c="7"/>Ricard Casanovas Urg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Barcelon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 text:c="7"/>Ricard Casanovas Urg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Giron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 text:c="7"/>Ricard Casanovas Urg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Lleid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 text:c="7"/>Ricard Casanovas Urg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Caça de Tarragona <text:s/></text:p>
          </table:table-cell>
          <table:table-cell table:style-name="ce4" office:value-type="string">
            <text:p>2013-07-23 -</text:p>
          </table:table-cell>
          <table:table-cell table:style-name="ce4" office:value-type="string">
            <text:p><text:s text:c="7"/>Ricard Casanovas Urg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Pesca Continental de Cataluny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 text:c="7"/>Concha Marchante Legan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Barcelon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 text:c="7"/>Concha Marchante Legan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Giron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 text:c="7"/>Concha Marchante Legan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Lleid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 text:c="7"/>Concha Marchante Legan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Territorial de Pesca Continental de Tarragon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<text:s text:c="7"/>Concha Marchante Legan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Indústries i Qualitat Agroalimentàries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<text:s text:c="7"/>Mireia Medina Sa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nric Segarra Tomas-Riverola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Fauna de Vallcalent <text:s/></text:p>
          </table:table-cell>
          <table:table-cell table:style-name="ce4" office:value-type="string">
            <text:p>2013-09-13 -</text:p>
          </table:table-cell>
          <table:table-cell table:style-name="ce4" office:value-type="string">
            <text:p><text:s text:c="7"/>Xavier Marco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Ruiz Olmo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ctivitats Cinegètiques i de Pesca Continental <text:s/></text:p>
          </table:table-cell>
          <table:table-cell table:style-name="ce4" office:value-type="string">
            <text:p>2013-09-18 -</text:p>
          </table:table-cell>
          <table:table-cell table:style-name="ce4" office:value-type="string">
            <text:p><text:s text:c="7"/>Jordi Ruiz Olm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Agroalimentari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 text:c="7"/>Ma. Pilar Rodríguez Martí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fraria de Pescadors de les Cases d'Alcanar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<text:s text:c="7"/>Antonio José Fibla i Creu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au Escala Ribo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Formació i Estudis Agrorur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Josep Lluís Lavilla He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Àngel Company Vercher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Biodiversitat i Protecció dels Animal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<text:s text:c="7"/>Ricard Casanovas Urg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ls Agents Rurals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<text:s text:c="7"/>Pere Omedes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a Maria Torre LLoveras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en Salut Animal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<text:s text:c="7"/>Cristina Massot Ber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scle Selga Jorba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tecció del Litoral i Seguiment del Medi Marí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<text:s text:c="7"/>Maria Pery Vent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gnasi Olivella Prats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Ciutadana i Informació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Lourdes Porta Gui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Folch Castell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ctivitats Cinegètiques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Ma. José Vargas P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Dídac Dotras Lari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avid Ferrer Canosa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d'Agricultura i Sanitat Vegetal de Catalunya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Jaume Almacellas Go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de Sanitat Animal de Catalunya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Ma. Elena Novell Bad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pais Naturals Protegits <text:s/></text:p>
          </table:table-cell>
          <table:table-cell table:style-name="ce4" office:value-type="string">
            <text:p>2014-04-02 -</text:p>
          </table:table-cell>
          <table:table-cell table:style-name="ce4" office:value-type="string">
            <text:p><text:s text:c="7"/>Lluís Balaguer Blas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Públics <text:s/></text:p>
          </table:table-cell>
          <table:table-cell table:style-name="ce4" office:value-type="string">
            <text:p>2014-04-02 -</text:p>
          </table:table-cell>
          <table:table-cell table:style-name="ce4" office:value-type="string">
            <text:p><text:s text:c="7"/>Jordi Tristany Tre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juts Agroambientals i Zones Desfavorides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<text:s text:c="7"/>Miquel Baldi Co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orenç Arnau Guitar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de Capacitació Agrària Forestal de Santa Coloma de Farners <text:s/></text:p>
          </table:table-cell>
          <table:table-cell table:style-name="ce4" office:value-type="string">
            <text:p>2014-05-16 -</text:p>
          </table:table-cell>
          <table:table-cell table:style-name="ce4" office:value-type="string">
            <text:p><text:s text:c="7"/>Gabriel Esquius Fuent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nric Campí Sampere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Agrícola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 text:c="7"/>Anna Goutan Rou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Sectorial a Lleida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 text:c="7"/>Reyes Rodríguez Cas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 text:c="7"/>Anna Boada Nicol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Interior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Victòria Bosch Paltr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ictòria Bosch Paltre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Albert Xavier Imaz Garcí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Àngela Seira Sanmarti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ment d'Estructures Pesquere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Itziar Segarra Día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ducció Agrícola i Material Vegeta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Carles Antoni Chico Clu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òls i Gestió Mediambiental de la Producció Agrària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Jaume Boixadera Llob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igilància, Lluita i Control de les Malalties dels Animal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Irene Mercader Prat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venció Sanitària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Maria Luisa Molleda Rui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jut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Lourdes Anes Munien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ssupostos i Comptabilitat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Olga Manso Mor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ersona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Ma. José Jiménez de Cisneros Sistar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ía José Jiménez Cisneros Sistaré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Terres de l'Ebre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osefa Gilabert Galleg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de les Terres de l'Ebre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ulio Monfort Te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ècniques Bàsiques i Espectrofotomètriques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Marta Vidal Guixen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ècniques Cromatogràfiques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aume Bosch Coll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la Catalunya Central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Iscle Selga Jorb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Francesc Piqué Ros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aume Figueras Carb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udith Dalmau Albert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udith Mata Med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Terres de l'Ebre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Gemma Galimany Salon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Eva Martínez Cristób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ol i Inspecció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Albert Maria i Soliv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jectes Transversals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Ramon Jordana de Sim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Sònia Roig Res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Xavier Auqué Farr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Àngela Coderch Masdemo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Barcel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aume Roselló Perram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Pere Ordis Dalm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Emilia Reñé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Gonçal Barrios Sanrom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Territorial a Lleid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oaquim Porcar Coder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Eva Mateos Ram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Gir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ordi Serra Com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Tarragona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Jaume Boada Aguad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Vall d'Aran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udit Jaquet Estra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Patricia Pladevall Big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Eloi Beulas Or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sep Ma. López Martí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Lluís Ros Tu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David Meya N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amon Alberto Alturo Monn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Tarrag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sep Ardèvol Gironè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Tarrag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Carlos Miranda Estramp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Terres de l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an Josep Cladelles Dauf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Terres de l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Ismael Belart Montlle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Terres de l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sep Vicenç Jovení Bord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Lleid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amon Sanfeliu Rubin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Lleid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Francisco Javier Marco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Barcel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Dolors Pareja Molin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Pened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rdi Sella Marc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noi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aquel Sánchez Vare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ge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Esteve Priego Vilase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ergued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Montserrat Giné Sabat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aresm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Lluís Vento Mot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Neus Ferreté Grà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Marta Esparza Gonzà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erdany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Isidre Ribot Casadesú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Gir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Carles Serrat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Empord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osa Geli Angla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mpord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Anna Ma. Martell Barrub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Garrotx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esús Romero Martí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e l'Estany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Pedro Hernansaez Tor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Ripoll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an Casas Capdevi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lv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Carles Ros Fo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Lleid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Carme Chamorro Jambr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Urgel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Ma. Antonia Armengol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a Ribagorç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Iolanda Ferran Cl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es Garrigue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Llorenç Canela Mart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Noguer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Ildefons Mateu Profitó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Juss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Albert Español Jorda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Sobir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Manel Torres Coro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'Urgell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Andreu Bosch Balse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garr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eroni Ros Vilamaj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egri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amón Balagueró Gañ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olson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Elisabet Brualla P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Tarragona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Arturo Vicentre Jiménez Jimé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Camp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Míriam Escofet Ellin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Carles Chiner Furqu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Penedès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Xavier Esteve Gui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onca de Barber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esús Semper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ontsià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Rosa Isabel Arbó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riorat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Joan Queralt Álva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Ribera d'Ebre <text:s/></text:p>
          </table:table-cell>
          <table:table-cell table:style-name="ce4" office:value-type="string">
            <text:p>2014-07-05 -</text:p>
          </table:table-cell>
          <table:table-cell table:style-name="ce4" office:value-type="string">
            <text:p><text:s text:c="7"/>Montserrat de Castro Subirach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iment d'Actuacions en els Espais Naturals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 text:c="7"/>Aleix Pros Fier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ís Balaguer Blasi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dústries, Comercialització i Regulació de Mercats Agroalimentaris a Terres de l'Ebre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 text:c="7"/>Enric Matamoros Va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Terres de l'Ebre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 text:c="7"/>Josep Vicenç Jovaní Bord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Natural del Montgri, les Illes Medes i el Baix Ter <text:s/></text:p>
          </table:table-cell>
          <table:table-cell table:style-name="ce4" office:value-type="string">
            <text:p>2014-08-09 -</text:p>
          </table:table-cell>
          <table:table-cell table:style-name="ce4" office:value-type="string">
            <text:p><text:s text:c="7"/>Marc Mari Rome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i Control Agroalimentari <text:s/></text:p>
          </table:table-cell>
          <table:table-cell table:style-name="ce4" office:value-type="string">
            <text:p>2014-10-01 -</text:p>
          </table:table-cell>
          <table:table-cell table:style-name="ce4" office:value-type="string">
            <text:p><text:s text:c="7"/>Ma. Glòria Cugat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Administrativa <text:s/></text:p>
          </table:table-cell>
          <table:table-cell table:style-name="ce4" office:value-type="string">
            <text:p>2014-10-04 -</text:p>
          </table:table-cell>
          <table:table-cell table:style-name="ce4" office:value-type="string">
            <text:p><text:s text:c="7"/>Montserrat Alcaraz Casamitja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valuació i Seguiment de Plans, Programes i Projectes <text:s/></text:p>
          </table:table-cell>
          <table:table-cell table:style-name="ce4" office:value-type="string">
            <text:p>2014-10-07 -</text:p>
          </table:table-cell>
          <table:table-cell table:style-name="ce4" office:value-type="string">
            <text:p><text:s text:c="7"/>Mariano Rojo Galla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iodiversitat i Activitats Cinegètiques a Tarragona <text:s/></text:p>
          </table:table-cell>
          <table:table-cell table:style-name="ce4" office:value-type="string">
            <text:p>2014-10-07 -</text:p>
          </table:table-cell>
          <table:table-cell table:style-name="ce4" office:value-type="string">
            <text:p><text:s text:c="7"/>Ester Trullols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fraria de Pescadors de l'Ametlla de Mar <text:s/></text:p>
          </table:table-cell>
          <table:table-cell table:style-name="ce4" office:value-type="string">
            <text:p>2014-10-08 -</text:p>
          </table:table-cell>
          <table:table-cell table:style-name="ce4" office:value-type="string">
            <text:p><text:s text:c="7"/>Miquel Brull Arbó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an Llambrich Gaseni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fraria de Pescadors de les Cases d'Alcanar <text:s/></text:p>
          </table:table-cell>
          <table:table-cell table:style-name="ce4" office:value-type="string">
            <text:p>2014-10-15 -</text:p>
          </table:table-cell>
          <table:table-cell table:style-name="ce4" office:value-type="string">
            <text:p><text:s text:c="7"/>Francesc Carrillo Sanch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onio José Fibla i Creus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 text:c="7"/>Neus Ferrete Gra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Piqué Roses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Natural de l'Alt Pirineu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 text:c="7"/>Marc Garriga Luj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Palau Puigver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Biodiversitat <text:s/></text:p>
          </table:table-cell>
          <table:table-cell table:style-name="ce4" office:value-type="string">
            <text:p>2014-11-27 -</text:p>
          </table:table-cell>
          <table:table-cell table:style-name="ce4" office:value-type="string">
            <text:p><text:s text:c="7"/>Francesc Cano Ibáñ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gnasi Rodríguez Galindo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12-02 -</text:p>
          </table:table-cell>
          <table:table-cell table:style-name="ce4" office:value-type="string">
            <text:p><text:s text:c="7"/>Joan Vallhonrat Matalong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Agrària de Gandesa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<text:s text:c="7"/>Antoni Cutrona Cutro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nel Gisbert Lahosa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esca i Afers Marítims <text:s/></text:p>
          </table:table-cell>
          <table:table-cell table:style-name="ce4" office:value-type="string">
            <text:p>2014-12-30 -</text:p>
          </table:table-cell>
          <table:table-cell table:style-name="ce4" office:value-type="string">
            <text:p><text:s text:c="7"/>Àngela Seira Sanmarti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 text:c="7"/>Adolfo Tris Alons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ssegurances Agràries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 text:c="7"/>Míriam Gómez Herr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i Recursos Forestals a Lleida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 text:c="7"/>Meritxell Domingo Massan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Serveis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<text:s text:c="7"/>Marià Morera Gober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Àngel Egea i Llanés <text:s text:c="25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la Catalunya Central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 text:c="7"/>Neus Ferrete Gra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à Morera Goberna <text:s text:c="25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Barcelona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 text:c="7"/>Neus Ferrete Gra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à Morera Goberna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 text:c="7"/>Patrícia Pladevall Big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Ajuts i Desenvolupament Rural a Barcelona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 text:c="6"/>Marta Esparza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atricia Pladevall Bigas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<text:s text:c="7"/>Àngel Ruiz del Camp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ta Esparza Gonzàlez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ordinació Administrativa <text:s/></text:p>
          </table:table-cell>
          <table:table-cell table:style-name="ce4" office:value-type="string">
            <text:p>2015-02-20 -</text:p>
          </table:table-cell>
          <table:table-cell table:style-name="ce4" office:value-type="string">
            <text:p><text:s text:c="7"/>Esperança Coca Cárde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gulació de Mercats Agroalimentaris <text:s/></text:p>
          </table:table-cell>
          <table:table-cell table:style-name="ce4" office:value-type="string">
            <text:p>2015-03-03 -</text:p>
          </table:table-cell>
          <table:table-cell table:style-name="ce4" office:value-type="string">
            <text:p><text:s text:c="7"/>Immaculada Alsina Riu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iment d'Actuacions en els Espais Naturals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<text:s text:c="7"/>Lluís Balaguer Blas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eix Pros Fierro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pais Naturals Protegits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<text:s text:c="7"/>Ricard Gutierrez Benit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ís Balaguer Blasi <text:s text:c="2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tenció a les Persones de les Comarques de Barcelon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Eva Herbera i Codin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os Jacobo Masip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Famíli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a. Pau Vidal-Folch de Balanz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Solé i Aubia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Tarragon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anuela Cid i Espu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Aliens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<text:s text:c="7"/>Mercè Romaní i Blancafo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dela Vives Belmonte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ra de Servei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Jordi Teran i Gómez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Concepció Pérez i García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Logística i Serveis Genera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Ester Pascual i Est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Cabanes i Orriols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dels Serveis Territorials a Girona <text:s/></text:p>
          </table:table-cell>
          <table:table-cell table:style-name="ce4" office:value-type="string">
            <text:p>2013-07-10 -</text:p>
          </table:table-cell>
          <table:table-cell table:style-name="ce4" office:value-type="string">
            <text:p><text:s text:c="6"/>Susagna Baltasar i Pellic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Tarragona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<text:s text:c="7"/>Anna Vendrell Maños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nuela Cid i Espuny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Econòmiques i Subvencions <text:s/></text:p>
          </table:table-cell>
          <table:table-cell table:style-name="ce4" office:value-type="string">
            <text:p>2013-07-16 -</text:p>
          </table:table-cell>
          <table:table-cell table:style-name="ce4" office:value-type="string">
            <text:p><text:s text:c="7"/>Carme Llonch i Fontanet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Lleida <text:s/></text:p>
          </table:table-cell>
          <table:table-cell table:style-name="ce4" office:value-type="string">
            <text:p>2013-10-18 -</text:p>
          </table:table-cell>
          <table:table-cell table:style-name="ce4" office:value-type="string">
            <text:p><text:s text:c="7"/>Joan Ramon Saura i Aran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ria Forné i Febrer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Benestar Social i Família a Lleida <text:s/></text:p>
          </table:table-cell>
          <table:table-cell table:style-name="ce4" office:value-type="string">
            <text:p>2013-10-19 -</text:p>
          </table:table-cell>
          <table:table-cell table:style-name="ce4" office:value-type="string">
            <text:p><text:s text:c="7"/>Josep Maria Forné i Febr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Ramon Saura i Aranda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restacions <text:s/></text:p>
          </table:table-cell>
          <table:table-cell table:style-name="ce4" office:value-type="string">
            <text:p>2013-11-23 -</text:p>
          </table:table-cell>
          <table:table-cell table:style-name="ce4" office:value-type="string">
            <text:p><text:s text:c="7"/>Maria Josep Le Monnier i Esta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3-11-29 -</text:p>
          </table:table-cell>
          <table:table-cell table:style-name="ce4" office:value-type="string">
            <text:p><text:s text:c="7"/>M. Montserrat Panadés i Va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e Polítiques de Joventut <text:s/></text:p>
          </table:table-cell>
          <table:table-cell table:style-name="ce4" office:value-type="string">
            <text:p>2013-12-13 -</text:p>
          </table:table-cell>
          <table:table-cell table:style-name="ce4" office:value-type="string">
            <text:p><text:s text:c="7"/>Manel Ros i Biosc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tè d'Ètica dels Serveis Socials de Catalunya <text:s/></text:p>
          </table:table-cell>
          <table:table-cell table:style-name="ce4" office:value-type="string">
            <text:p>2014-01-10 -</text:p>
          </table:table-cell>
          <table:table-cell table:style-name="ce4" office:value-type="string">
            <text:p><text:s text:c="7"/>M. Mercè Vidal i Pui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e Suport a les Famílies <text:s/></text:p>
          </table:table-cell>
          <table:table-cell table:style-name="ce4" office:value-type="string">
            <text:p>2014-01-10 -</text:p>
          </table:table-cell>
          <table:table-cell table:style-name="ce4" office:value-type="string">
            <text:p><text:s text:c="7"/>Francesc Xavier Colominas i Ferr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a Gent Gran de Cataluny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Agustí Vilà i Segu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Assessor de Formació d'Educació en el Lleu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Joaquim Parera i Iglesi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esbianes, gais i homes i dones bisexuals i transsexuals (LGBT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Lluïsa Jimenez i Gus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Assessor de les Polítiques de Joventut <text:s text:c="2"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Àngels Piedrola i Góm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ctor del Pla nacional de joventut de Catalunya <text:s text:c="2"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Àngels Piedrola i Góm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'Immigració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M. Rosa Fortuny i Torroe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bservatori Català de la Famíl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Francesc Xavier Colominas i Ferr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del Pla Integral del Poble Gitano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 text:c="7"/>Sr. Manuel Heredia i Jimé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Assessor del Poble Gitano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 text:c="7"/>Sr. Manuel Heredia Jimé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'Associacionisme i el Voluntariat de Cataluny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<text:s text:c="7"/>Marc Viñas i Art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tè Tècnic d'Avaluació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Ana Domenech i Bres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d'Assessorament i Supervisió de les Persones Jurídiques sense Ànim de Lucre que tinguin atribuïda la Tutela de Menors o Incapacitat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 text:c="7"/>M. Àngels Betriu i Cabecer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Interdepartamental per a la Igualtat d'Oportunitats per a les Done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 text:c="7"/>Núria Cañellas i Pascu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Socials de Barcelon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 text:c="7"/>M. Eva Beas i Cru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missió Nacional per a una Intervenció Coordinada contra la Violència Masclist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 text:c="7"/>Sra. M. Àngels Gensana Ri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Dones de Cataluny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 text:c="7"/>Anna Coll i Colom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t Gregori, de Girona <text:s/></text:p>
          </table:table-cell>
          <table:table-cell table:style-name="ce4" office:value-type="string">
            <text:p>2014-01-22 -</text:p>
          </table:table-cell>
          <table:table-cell table:style-name="ce4" office:value-type="string">
            <text:p><text:s text:c="7"/>Anna Solés i Fra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Maria Navarrete i Garcí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Montserrat Panadés i Valls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t Gregori, de Girona <text:s/></text:p>
          </table:table-cell>
          <table:table-cell table:style-name="ce4" office:value-type="string">
            <text:p>2014-02-06 -</text:p>
          </table:table-cell>
          <table:table-cell table:style-name="ce4" office:value-type="string">
            <text:p><text:s text:c="7"/>Carles Soler i Casa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Solés i Franch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de Valoració i Orientació a Persones amb Discapacitat de Lleida (CAD Lleida)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 text:c="7"/>Rosa Rodríguez i Viñ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a Rodríguez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de Valoració i Orientació a Persones amb Discapacitat (CAD Infantil Calàbria) <text:s/></text:p>
          </table:table-cell>
          <table:table-cell table:style-name="ce4" office:value-type="string">
            <text:p>2014-02-14 -</text:p>
          </table:table-cell>
          <table:table-cell table:style-name="ce4" office:value-type="string">
            <text:p><text:s text:c="7"/>Carme Tormo i Beltr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Tormo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igualtat de tracte i no-discriminació de persones Lesbianes, Gais, Transsexuals i Bisexuals (LGTB) <text:s/></text:p>
          </table:table-cell>
          <table:table-cell table:style-name="ce4" office:value-type="string">
            <text:p>2014-03-19 -</text:p>
          </table:table-cell>
          <table:table-cell table:style-name="ce4" office:value-type="string">
            <text:p><text:s text:c="7"/>Maria Lluïsa Jimenez i Gus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Budó i Salellas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a Joventut de Catalunya (CNJC)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 text:c="7"/>Núria Ram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ergi Contreras i Mota <text:s text:c="25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l Barri de la Mina <text:s/></text:p>
          </table:table-cell>
          <table:table-cell table:style-name="ce4" office:value-type="string">
            <text:p>2014-03-28 -</text:p>
          </table:table-cell>
          <table:table-cell table:style-name="ce4" office:value-type="string">
            <text:p><text:s text:c="7"/>Juan Luis Rosique i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Giralt i Page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<text:s/></text:p>
          </table:table-cell>
          <table:table-cell table:style-name="ce4" office:value-type="string">
            <text:p>2014-05-24 -</text:p>
          </table:table-cell>
          <table:table-cell table:style-name="ce4" office:value-type="string">
            <text:p><text:s text:c="7"/>Júlia Pueyo i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úlia Pueyo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ra de Servei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 text:c="7"/>Teresa Fuentes i Martí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Teran i Gómez <text:s text:c="25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valuació i Coordinació de Plan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 text:c="7"/>Juan Ramon Víchez i Enríqu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Ignasi Samper i Castelló <text:s text:c="25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aula Nacional de la Infància de Catalunya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 text:c="7"/>Jordi Muner i Armeng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nca de Barberà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<text:s text:c="7"/>Montserrat Santamaria Marimó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. Bové Ribé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esenvolupament Infantil i Atenció Precoç (CDIAP) - CAD Girona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<text:s text:c="7"/>Maria Teresa Comas i Ball-Llov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tenció Immediata en Situacions de Maltractament Infanti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Ana Cordomí Duati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bres i Manteniment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<text:s text:c="7"/>Immaculada Cámara Ola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é Maria Codina i Farre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ificació i Provisió de Llocs de Treball <text:s/></text:p>
          </table:table-cell>
          <table:table-cell table:style-name="ce4" office:value-type="string">
            <text:p>2014-07-04 -</text:p>
          </table:table-cell>
          <table:table-cell table:style-name="ce4" office:value-type="string">
            <text:p><text:s text:c="7"/>Manuel Juan Bellmu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ció Territorial de l'Institut Català de les Dones a les Terres de l'Ebre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 text:c="7"/>Maria del Carmen Valls i Besaldu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per a l'Autonomia Personal Sírius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 text:c="7"/>Maria Gemma Pifarré i Mat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formació, Valoració i Seguiment de Tarragona <text:s/></text:p>
          </table:table-cell>
          <table:table-cell table:style-name="ce4" office:value-type="string">
            <text:p>2014-07-09 -</text:p>
          </table:table-cell>
          <table:table-cell table:style-name="ce4" office:value-type="string">
            <text:p><text:s text:c="7"/>Maria Pilar Molero i Espin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actació <text:s/></text:p>
          </table:table-cell>
          <table:table-cell table:style-name="ce4" office:value-type="string">
            <text:p>2014-07-09 -</text:p>
          </table:table-cell>
          <table:table-cell table:style-name="ce4" office:value-type="string">
            <text:p><text:s text:c="7"/>Jorge Alberto Díaz i Álva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ge Alberto Diaz Alvarez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aloració i Seguiment del Barcelonès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 text:c="7"/>Francesca Burgos i Rui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 text:c="7"/>Àngel Lázaro i Ri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Àngel Lázaro Riol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ls Joves Tutelats i Extutelat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<text:s text:c="7"/>Jordi Bach i Pujo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l Sistema d'Informació Social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<text:s text:c="7"/>Carles Arauzo i Palaci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Juridicoadministrativ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<text:s text:c="7"/>Judith Monje i Sa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7-16 -</text:p>
          </table:table-cell>
          <table:table-cell table:style-name="ce4" office:value-type="string">
            <text:p><text:s text:c="7"/>Montserrat Rubert i Belenguer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de Serveis Socials de Barcelona <text:s/></text:p>
          </table:table-cell>
          <table:table-cell table:style-name="ce4" office:value-type="string">
            <text:p>2014-07-26 -</text:p>
          </table:table-cell>
          <table:table-cell table:style-name="ce4" office:value-type="string">
            <text:p><text:s text:c="7"/>Josep Pera i Colom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Eva Beas i Cruz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a Joventut de Catalunya (CNJC)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 text:c="7"/>Núria Ramon i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Ramon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Sant Gregori, de Girona <text:s/></text:p>
          </table:table-cell>
          <table:table-cell table:style-name="ce4" office:value-type="string">
            <text:p>2014-08-01 -</text:p>
          </table:table-cell>
          <table:table-cell table:style-name="ce4" office:value-type="string">
            <text:p><text:s text:c="7"/>Anna Solés i Fra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Soler i Casals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a Menors de Barcelona Ciutat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<text:s text:c="7"/>Maria Begoña Pujmana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Begoña Pujana Fernández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de Valoració i Orientació a Persones amb Discapacitat de Girona (CAD Girona) <text:s/></text:p>
          </table:table-cell>
          <table:table-cell table:style-name="ce4" office:value-type="string">
            <text:p>2014-09-09 -</text:p>
          </table:table-cell>
          <table:table-cell table:style-name="ce4" office:value-type="string">
            <text:p><text:s text:c="7"/>M. Teresa Comas i Ball-Llov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sther Parramon i Vigatà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Econòmiques i Subvencions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 text:c="7"/>Maria Isabel Velasco i Día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Llonch i Fontanet <text:s text:c="25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ls Joves Tutelats i Extutelats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 text:c="7"/>Francesc Xavier Balagué i Ge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Bach i Pujols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<text:s text:c="7"/>Eulàlia Creus i Ferr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ls Infants i els Adolescents de Catalunya (CNIAC) <text:s/></text:p>
          </table:table-cell>
          <table:table-cell table:style-name="ce4" office:value-type="string">
            <text:p>2014-10-17 -</text:p>
          </table:table-cell>
          <table:table-cell table:style-name="ce4" office:value-type="string">
            <text:p><text:s text:c="7"/>Araceli Lázaro i Aparici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Nacional de Lesbianes, Gais, Bisexuals, Transgèneres i Intersexuals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 text:c="7"/>Lluïsa Jiménez i Gus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uïsa Jimenez i Gusi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la Residència de Gent Gran de Gràcia (Barcelona) <text:s/></text:p>
          </table:table-cell>
          <table:table-cell table:style-name="ce4" office:value-type="string">
            <text:p>2015-01-03 -</text:p>
          </table:table-cell>
          <table:table-cell table:style-name="ce4" office:value-type="string">
            <text:p><text:s text:c="7"/>Ascensió Soto Mezquit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la Residència de Gent Gran de Creu de Palau (Girona) <text:s/></text:p>
          </table:table-cell>
          <table:table-cell table:style-name="ce4" office:value-type="string">
            <text:p>2015-01-14 -</text:p>
          </table:table-cell>
          <table:table-cell table:style-name="ce4" office:value-type="string">
            <text:p><text:s text:c="7"/>M. Montserrat Domínguez Fo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Domínguez Fon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de la Discapacitat de Catalunya <text:s/></text:p>
          </table:table-cell>
          <table:table-cell table:style-name="ce4" office:value-type="string">
            <text:p>2015-02-04 -</text:p>
          </table:table-cell>
          <table:table-cell table:style-name="ce4" office:value-type="string">
            <text:p><text:s text:c="7"/>Laura Costa Quiñon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dministració i Assessorament Tècnic de Recursos Humans <text:s/></text:p>
          </table:table-cell>
          <table:table-cell table:style-name="ce4" office:value-type="string">
            <text:p>2013-06-08 -</text:p>
          </table:table-cell>
          <table:table-cell table:style-name="ce4" office:value-type="string">
            <text:p><text:s text:c="7"/>Sonia <text:s/>Noguera <text:s/>Ot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Administrativa de l'Àmbit Judicial de Vilanova i la Geltrú <text:s/></text:p>
          </table:table-cell>
          <table:table-cell table:style-name="ce4" office:value-type="string">
            <text:p>2013-06-08 -</text:p>
          </table:table-cell>
          <table:table-cell table:style-name="ce4" office:value-type="string">
            <text:p><text:s text:c="7"/>Ariadna Hoste Martor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Virgili Vela Castan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Serveis Penitenciaris <text:s/></text:p>
          </table:table-cell>
          <table:table-cell table:style-name="ce4" office:value-type="string">
            <text:p>2013-06-12 -</text:p>
          </table:table-cell>
          <table:table-cell table:style-name="ce4" office:value-type="string">
            <text:p><text:s text:c="7"/>Pere Soler Campin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Martorell i Villalobos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Gestió Econòmica <text:s/></text:p>
          </table:table-cell>
          <table:table-cell table:style-name="ce4" office:value-type="string">
            <text:p>2013-07-06 -</text:p>
          </table:table-cell>
          <table:table-cell table:style-name="ce4" office:value-type="string">
            <text:p><text:s text:c="7"/>Montserrat Vintró Feli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Núria Bretos Ribera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de Medicina Legal de Catalunya. Divisió de Tarragona <text:s/></text:p>
          </table:table-cell>
          <table:table-cell table:style-name="ce4" office:value-type="string">
            <text:p>2013-11-09 -</text:p>
          </table:table-cell>
          <table:table-cell table:style-name="ce4" office:value-type="string">
            <text:p><text:s text:c="7"/>Eneko Barberia Marcalai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ina M. Estarellas Roca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natomia Forense <text:s/></text:p>
          </table:table-cell>
          <table:table-cell table:style-name="ce4" office:value-type="string">
            <text:p>2013-11-09 -</text:p>
          </table:table-cell>
          <table:table-cell table:style-name="ce4" office:value-type="string">
            <text:p><text:s text:c="7"/>Mercè Subirana Domene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Teresa Marrón i Moya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Tècnica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<text:s text:c="7"/>Rosa M. Torre Llove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Administració <text:s/></text:p>
          </table:table-cell>
          <table:table-cell table:style-name="ce4" office:value-type="string">
            <text:p>2014-05-24 -</text:p>
          </table:table-cell>
          <table:table-cell table:style-name="ce4" office:value-type="string">
            <text:p><text:s text:c="7"/>Josep Turbau Serr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talina Cruset i Parnau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Entitats Jurídiques <text:s/></text:p>
          </table:table-cell>
          <table:table-cell table:style-name="ce4" office:value-type="string">
            <text:p>2014-05-24 -</text:p>
          </table:table-cell>
          <table:table-cell table:style-name="ce4" office:value-type="string">
            <text:p><text:s text:c="7"/>Catalina Cruset Parn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n Delgado i Casado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Atenció Ciutadana de Barcelona <text:s/></text:p>
          </table:table-cell>
          <table:table-cell table:style-name="ce4" office:value-type="string">
            <text:p>2014-07-26 -</text:p>
          </table:table-cell>
          <table:table-cell table:style-name="ce4" office:value-type="string">
            <text:p><text:s text:c="7"/>M. Àngels Tolosa Magriñà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Mediació de Dret Privat de Catalunya <text:s/></text:p>
          </table:table-cell>
          <table:table-cell table:style-name="ce4" office:value-type="string">
            <text:p>2014-09-18 -</text:p>
          </table:table-cell>
          <table:table-cell table:style-name="ce4" office:value-type="string">
            <text:p><text:s text:c="7"/>Rosa M. Torre Lloveras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ntractació <text:s text:c="2"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Maria del Pilar de Juan Día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vocatòries <text:s text:c="2"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Núria Maestro Palom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Humans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Montserrat Lasso Sabaté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ècnica de Selecció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Ana María Serrano Sol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Control Econòmic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Mia Campreciós Guita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<text:s text:c="7"/>Miguel Francisco Hernández Sánchez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Règim Interior i Serveis Generals <text:s/></text:p>
          </table:table-cell>
          <table:table-cell table:style-name="ce4" office:value-type="string">
            <text:p>2015-02-06 -</text:p>
          </table:table-cell>
          <table:table-cell table:style-name="ce4" office:value-type="string">
            <text:p><text:s text:c="7"/>Francesc Xavier Aparicio Martínez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d'Emergències Metropolitana Sud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Joan Rovira Morat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ascual Gàmez Tarragon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djunt al cap del Gabinet del Conseller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Gerard Vidal Pallarè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Beltran Serr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tractac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ònica Olmos Castie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xplotació de Dade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Andreu Joan Martínez H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nel Estévez Rui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de Salvament Marítim i Mitjans Especial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Agustí Gatell Trench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Bienvenido Aguado Sánch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ssessor en matèria de seguretat públic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Xavier Beltran Se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d'Emergències de Tarragon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Bienvenido Aguado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gustí Gatell i Trench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evenció de Riscos i Salut Laboral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<text:s text:c="7"/>Elisabeth Saltor Cam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çoise Antolinos Jimen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lanificació i Gestió <text:s/></text:p>
          </table:table-cell>
          <table:table-cell table:style-name="ce4" office:value-type="string">
            <text:p>2013-06-11 -</text:p>
          </table:table-cell>
          <table:table-cell table:style-name="ce4" office:value-type="string">
            <text:p><text:s text:c="7"/>Agustí Gatell Trench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de Salvament Marítim i Mitjans Especials <text:s/></text:p>
          </table:table-cell>
          <table:table-cell table:style-name="ce4" office:value-type="string">
            <text:p>2013-06-11 -</text:p>
          </table:table-cell>
          <table:table-cell table:style-name="ce4" office:value-type="string">
            <text:p><text:s text:c="7"/>Pasqual Gámez Tarrago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gustí Gatell Trench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Premià de Mar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<text:s text:c="7"/>Núria Monte Capi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 Francés Canal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Seguretat <text:s/></text:p>
          </table:table-cell>
          <table:table-cell table:style-name="ce4" office:value-type="string">
            <text:p>2013-06-19 -</text:p>
          </table:table-cell>
          <table:table-cell table:style-name="ce4" office:value-type="string">
            <text:p><text:s text:c="7"/>Maria Àngels Vila Munt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Privada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<text:s text:c="7"/>Albert Bayo Li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de Lleida <text:s/></text:p>
          </table:table-cell>
          <table:table-cell table:style-name="ce4" office:value-type="string">
            <text:p>2013-08-23 -</text:p>
          </table:table-cell>
          <table:table-cell table:style-name="ce4" office:value-type="string">
            <text:p><text:s text:c="7"/>Rosa Maria Rosell Simón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dministratiu a la Gestió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<text:s text:c="7"/>Sara Fernández de Frut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Administrativa, de l'àmbit administració i RRHH (DGPEIS) <text:s/></text:p>
          </table:table-cell>
          <table:table-cell table:style-name="ce4" office:value-type="string">
            <text:p>2013-09-10 -</text:p>
          </table:table-cell>
          <table:table-cell table:style-name="ce4" office:value-type="string">
            <text:p><text:s text:c="7"/>Mònica García Garcí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ànsit de Barcelona <text:s/></text:p>
          </table:table-cell>
          <table:table-cell table:style-name="ce4" office:value-type="string">
            <text:p>2013-09-21 -</text:p>
          </table:table-cell>
          <table:table-cell table:style-name="ce4" office:value-type="string">
            <text:p><text:s text:c="7"/>Daniel Fernández Ruiz-Capill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Privada <text:s/></text:p>
          </table:table-cell>
          <table:table-cell table:style-name="ce4" office:value-type="string">
            <text:p>2013-10-22 -</text:p>
          </table:table-cell>
          <table:table-cell table:style-name="ce4" office:value-type="string">
            <text:p><text:s text:c="7"/>Joan Camps i Boixade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Bayo Lis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'Educació Viària (STTL) <text:s/></text:p>
          </table:table-cell>
          <table:table-cell table:style-name="ce4" office:value-type="string">
            <text:p>2013-11-01 -</text:p>
          </table:table-cell>
          <table:table-cell table:style-name="ce4" office:value-type="string">
            <text:p><text:s text:c="7"/>Regina Hervàs Padi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Pons i Alcalà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ànsit de Girona <text:s/></text:p>
          </table:table-cell>
          <table:table-cell table:style-name="ce4" office:value-type="string">
            <text:p>2013-11-01 -</text:p>
          </table:table-cell>
          <table:table-cell table:style-name="ce4" office:value-type="string">
            <text:p><text:s text:c="7"/>Núria Gómez Mor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Tramitació del Servei Català de Trànsit <text:s/></text:p>
          </table:table-cell>
          <table:table-cell table:style-name="ce4" office:value-type="string">
            <text:p>2013-11-19 -</text:p>
          </table:table-cell>
          <table:table-cell table:style-name="ce4" office:value-type="string">
            <text:p><text:s text:c="7"/>Elena Jodar Lea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istemes d'Informació Personal <text:s/></text:p>
          </table:table-cell>
          <table:table-cell table:style-name="ce4" office:value-type="string">
            <text:p>2013-11-26 -</text:p>
          </table:table-cell>
          <table:table-cell table:style-name="ce4" office:value-type="string">
            <text:p><text:s text:c="7"/>Alberto Gómez Arc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o Gomez Arca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 (DGP) <text:s/></text:p>
          </table:table-cell>
          <table:table-cell table:style-name="ce4" office:value-type="string">
            <text:p>2013-11-28 -</text:p>
          </table:table-cell>
          <table:table-cell table:style-name="ce4" office:value-type="string">
            <text:p><text:s text:c="7"/>Maite Català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ria Sans Rodrígu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i Planificació de Personal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 text:c="7"/>Xavier Bonsom Bela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ite Català Pujol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Àrea Regional de Recursos Operatius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 text:c="7"/>Carles Pairet Guardi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er Nuix Baqué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Andreu <text:s/></text:p>
          </table:table-cell>
          <table:table-cell table:style-name="ce4" office:value-type="string">
            <text:p>2013-12-05 -</text:p>
          </table:table-cell>
          <table:table-cell table:style-name="ce4" office:value-type="string">
            <text:p><text:s text:c="7"/>Maria del Roser Nuix Baqu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mptabilitat Pressupostària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 text:c="7"/>Mònica Rodríguez Fo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Mataró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 text:c="7"/>Concepció Ros Torre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 text:c="7"/>Eva Ayats Nava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ancions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 text:c="7"/>Maria Margarita Gómez Reque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Metropolitana Sud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Míriam Arévalo Viñ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riam Arévalo Viña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Metropolitana Nord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Mercè Millà Sebastiá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ercè Milla Sebastian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Centre)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<text:s text:c="7"/>Anna María Valdivia Jimé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Valdívia Jimén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Raquel Parici i Pujo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aura Méndez Pér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<text:s text:c="7"/>Laura Méndez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c Gonzalo Pér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iment Normatiu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 text:c="7"/>Anna Belén de Cabo Franc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lara Sardà Bosch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Tresoreria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 text:c="7"/>Responsable de Tresorer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isca Isabel Catalan del Castillo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retat Civil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 text:c="7"/>Isabel M. Elena Llombart Corbe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Carles Francés Tudel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 la Gestió de la Prevenció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 text:c="7"/>Responsable de Suport a la Gestió de la Prevenci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Batlle Cuñ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i Planificació Horària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<text:s text:c="7"/>Josep Bassaganya Ca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ègim Interior, Informació i Registre <text:s/></text:p>
          </table:table-cell>
          <table:table-cell table:style-name="ce4" office:value-type="string">
            <text:p>2014-02-05 -</text:p>
          </table:table-cell>
          <table:table-cell table:style-name="ce4" office:value-type="string">
            <text:p><text:s text:c="7"/>Cristina Carbó Alfons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2-05 -</text:p>
          </table:table-cell>
          <table:table-cell table:style-name="ce4" office:value-type="string">
            <text:p><text:s text:c="7"/>Montserrat Frasquet Mart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mptabilitat Pressupostària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Maria Pilar Bonfill Baldri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ònica Rodríguez Fon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dministratiu (SCT)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<text:s text:c="7"/>Responsable de Suport Administratiu (SCT)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ietat Pérez Andreu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<text:s text:c="7"/>Eloy Rodríguez Gar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l Grup d'Actuació Forestal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 text:c="7"/>Asier Larrañaga Ocho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c Castellnou Ribau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iment Normatiu <text:s/></text:p>
          </table:table-cell>
          <table:table-cell table:style-name="ce4" office:value-type="string">
            <text:p>2014-03-20 -</text:p>
          </table:table-cell>
          <table:table-cell table:style-name="ce4" office:value-type="string">
            <text:p><text:s text:c="7"/>Clara Sardà i Bos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Belén de Cabo Francé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Àrea de Gestió i Administració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Josep Maria Dueñas Latorr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Trànsit i Seguretat Viària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Joan Rafel Piera Pallar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otecció de la Seguretat Ciutadana <text:s text:c="2"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Francesc Martí Puig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Paz Martí González <text:s text:c="25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es Relacions de Llocs de Treball (RLT) i de la Gestió d'Usuari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Pilar Piqué Perpiñá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Llorach Boladera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el Baix Empordà - La Bisbal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6"/>Núria Alsina Maur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utoritzacio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Maria Margarita Gómez Reque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Martí Puig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ancio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Antoni Martí Bala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Margarita Gómez Requen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 Jurídic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<text:s text:c="7"/>Maria Paz Martí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López Oró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a la Divisió d'Operacions <text:s/></text:p>
          </table:table-cell>
          <table:table-cell table:style-name="ce4" office:value-type="string">
            <text:p>2014-04-12 -</text:p>
          </table:table-cell>
          <table:table-cell table:style-name="ce4" office:value-type="string">
            <text:p><text:s text:c="7"/>Joan Perona Qu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Josep Espadas Gutíerr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Tècnic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Anna Martín Mayen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bert Vilanova i Ferrera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Operativ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Albert Vilanova i Ferre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na Martín Mayench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de Bombers de Cervera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 text:c="7"/>Jaume Balañà Gargall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dministració de les Unitats Centrals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 text:c="7"/>Sílvia Planet Robl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lícia de Peray i Baige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dministració de la Regió Policial Metropolitana Barcelona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 text:c="7"/>Alicia de Peray Baig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Navarro i Isern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Operacions (Regió d'Emergències Metropolitana Sud)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 text:c="7"/>Moisés Galán Sant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onrad Motto de Francisco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Metropolitana Sud)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 text:c="7"/>Conrad Motto de Francisc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de Bombers de Girona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<text:s text:c="7"/>Luís Alfonsín Ot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grames en Protecció Civil <text:s/></text:p>
          </table:table-cell>
          <table:table-cell table:style-name="ce4" office:value-type="string">
            <text:p>2014-05-21 -</text:p>
          </table:table-cell>
          <table:table-cell table:style-name="ce4" office:value-type="string">
            <text:p><text:s text:c="7"/>Jaume Guamis Toh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Tècnica de Riscos Laborals <text:s/></text:p>
          </table:table-cell>
          <table:table-cell table:style-name="ce4" office:value-type="string">
            <text:p>2014-05-27 -</text:p>
          </table:table-cell>
          <table:table-cell table:style-name="ce4" office:value-type="string">
            <text:p><text:s text:c="7"/>Aureli Rodríguez Lagu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Laseca Guardiol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igilància de la Salut Laboral <text:s/></text:p>
          </table:table-cell>
          <table:table-cell table:style-name="ce4" office:value-type="string">
            <text:p>2014-05-27 -</text:p>
          </table:table-cell>
          <table:table-cell table:style-name="ce4" office:value-type="string">
            <text:p><text:s text:c="7"/>Núria Laseca Guardi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Tècnic/a en matèria de Recursos Humans <text:s/></text:p>
          </table:table-cell>
          <table:table-cell table:style-name="ce4" office:value-type="string">
            <text:p>2014-05-31 -</text:p>
          </table:table-cell>
          <table:table-cell table:style-name="ce4" office:value-type="string">
            <text:p><text:s text:c="7"/>Antoni López Amado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Protecció Civil de Barcelona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Immaculada Solé i Colom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la Policia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Albert Batlle i Bastardas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ècnic/a de Gestió de Trànsit <text:s/></text:p>
          </table:table-cell>
          <table:table-cell table:style-name="ce4" office:value-type="string">
            <text:p>2014-06-19 -</text:p>
          </table:table-cell>
          <table:table-cell table:style-name="ce4" office:value-type="string">
            <text:p><text:s text:c="7"/>José Carlos García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rganització i Normativa Interna <text:s/></text:p>
          </table:table-cell>
          <table:table-cell table:style-name="ce4" office:value-type="string">
            <text:p>2014-06-27 -</text:p>
          </table:table-cell>
          <table:table-cell table:style-name="ce4" office:value-type="string">
            <text:p><text:s text:c="7"/>Elisabet Martínez Marin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Güell Roc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l Grup d'Actuació Forestal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 text:c="7"/>Marc Castellnou Rib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sier Larrañaga Ocho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Metropolitana Nord) <text:s/></text:p>
          </table:table-cell>
          <table:table-cell table:style-name="ce4" office:value-type="string">
            <text:p>2014-07-10 -</text:p>
          </table:table-cell>
          <table:table-cell table:style-name="ce4" office:value-type="string">
            <text:p><text:s text:c="7"/>Hèctor Serrat Tarib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isés Galán Santano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 text:c="7"/>Francesca Baró Va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/ària de la Comissió de Protecció Civil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 text:c="7"/>Núria Gasulla Fernánd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xplotació de Dades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 text:c="7"/>Alfred Rodrigo Día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Gestió del CECAT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 text:c="7"/>Maria Alegria Ramírez Muño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esca Baró Valls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essorament Jurídic (Regió Policial Girona)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<text:s text:c="7"/>Jordi Martinoy Cam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igilància de la Salut Laboral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Núria Rosa Laseca Guardio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essorament Jurídi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Maria Carme Guasch Manau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me Guasch Manau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Nòmines i Despeses de Personal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<text:s text:c="7"/>Antoni López Amado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retat Viària de Girona <text:s/></text:p>
          </table:table-cell>
          <table:table-cell table:style-name="ce4" office:value-type="string">
            <text:p>2014-09-19 -</text:p>
          </table:table-cell>
          <table:table-cell table:style-name="ce4" office:value-type="string">
            <text:p><text:s text:c="7"/>Joan Antoni Balbín i Valent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 text:c="7"/>Eva Ayats Nava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Tècnic de Recursos Humans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<text:s text:c="7"/>Montserrat Guell Roc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c de Bombers de la Seu d'Urgell <text:s/></text:p>
          </table:table-cell>
          <table:table-cell table:style-name="ce4" office:value-type="string">
            <text:p>2014-10-22 -</text:p>
          </table:table-cell>
          <table:table-cell table:style-name="ce4" office:value-type="string">
            <text:p><text:s text:c="7"/>Xavier Soro Cayue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Tècnica de Riscos Laborals <text:s/></text:p>
          </table:table-cell>
          <table:table-cell table:style-name="ce4" office:value-type="string">
            <text:p>2014-10-22 -</text:p>
          </table:table-cell>
          <table:table-cell table:style-name="ce4" office:value-type="string">
            <text:p><text:s text:c="7"/>Aureli Rodríguez Lagun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stió de Trànsit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<text:s text:c="7"/>Jean Peña Día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lorenç Prats Sagarr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11-05 -</text:p>
          </table:table-cell>
          <table:table-cell table:style-name="ce4" office:value-type="string">
            <text:p><text:s text:c="7"/>Dolors Alomà Masa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loy Rodríguez Garci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 text:c="7"/>Eloy Rodriguez Garci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olors Alomà Masan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cursos i Normativa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 text:c="7"/>Mª Dolors Alomà Masa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cediments i Gestió Jurídica <text:s/></text:p>
          </table:table-cell>
          <table:table-cell table:style-name="ce4" office:value-type="string">
            <text:p>2014-12-06 -</text:p>
          </table:table-cell>
          <table:table-cell table:style-name="ce4" office:value-type="string">
            <text:p><text:s text:c="7"/>Montserrat Serra Julià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<text:s text:c="7"/>Xavier López Oró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loy Rodriguez Garci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Lleida)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 text:c="7"/>Francesc Xavier Serra Murg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stanislao Trepat Ribe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Especialitat de la Seguretat en el Treball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<text:s text:c="7"/>Josep Maria Dueñas Latorr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ònia Méndez Jimén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nàlisi Econòmica <text:s/></text:p>
          </table:table-cell>
          <table:table-cell table:style-name="ce4" office:value-type="string">
            <text:p>2015-01-13 -</text:p>
          </table:table-cell>
          <table:table-cell table:style-name="ce4" office:value-type="string">
            <text:p><text:s text:c="7"/>Thaïs Xifreu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ònica López Sánche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stió de Trànsit <text:s/></text:p>
          </table:table-cell>
          <table:table-cell table:style-name="ce4" office:value-type="string">
            <text:p>2015-01-17 -</text:p>
          </table:table-cell>
          <table:table-cell table:style-name="ce4" office:value-type="string">
            <text:p><text:s text:c="7"/>Llorenç Prats Saga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ean Peña Díaz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Àrea de Gestió i Administració <text:s/></text:p>
          </table:table-cell>
          <table:table-cell table:style-name="ce4" office:value-type="string">
            <text:p>2015-01-20 -</text:p>
          </table:table-cell>
          <table:table-cell table:style-name="ce4" office:value-type="string">
            <text:p><text:s text:c="7"/>M. Jesús Marín Ferr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ria Dueñas Latorre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nvocatòries de Provisió i Selecció <text:s text:c="2"/></text:p>
          </table:table-cell>
          <table:table-cell table:style-name="ce4" office:value-type="string">
            <text:p>2015-01-27 -</text:p>
          </table:table-cell>
          <table:table-cell table:style-name="ce4" office:value-type="string">
            <text:p><text:s text:c="7"/>Lorena Rubio de Andr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de la Policia de Catalunya <text:s/></text:p>
          </table:table-cell>
          <table:table-cell table:style-name="ce4" office:value-type="string">
            <text:p>2015-01-27 -</text:p>
          </table:table-cell>
          <table:table-cell table:style-name="ce4" office:value-type="string">
            <text:p><text:s text:c="7"/>Begonya Curto Ferr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Edició i Coordinació Gràfica Departamental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<text:s text:c="7"/>Xavier Soligó Perpiñà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l Risc i Planificació <text:s/></text:p>
          </table:table-cell>
          <table:table-cell table:style-name="ce4" office:value-type="string">
            <text:p>2015-02-14 -</text:p>
          </table:table-cell>
          <table:table-cell table:style-name="ce4" office:value-type="string">
            <text:p><text:s text:c="7"/>Joan Frederic Gràcia Forcad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'APB Garraf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<text:s text:c="7"/>Montserrat Martínez Carret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c. Xavier Soligo Perpiña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Martorell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<text:s text:c="7"/>Maria Jose Lora Pizar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Martínez Carretero <text:s text:c="2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olítiques Actives d'Ocupac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. Assumpció Gil Yub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teo Hernando López <text:s text:c="25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Qualificació Profession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Ariadna Rectoret Jord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Isabel Gutiérrez Corrale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Verificació sobre el Terreny del Baix Llobreg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ireia Sordé Marí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Teresa Justamante Antolin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rdenació i Certificac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M. Isabel Gutiérrez Corral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Santa Coloma de Gramene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Juan Pedro González Blázqu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ristina Marín Prade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Sabadell Mancomunit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Elisabet Sánchez Buitrag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. Bou i Joan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La Violet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<text:s text:c="7"/>Josefa Mari Torr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ernando Herrero Rojo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Badalona-Casageme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Javier Latorre Fígo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Cambri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Eduard López Mercad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essep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Leopold Monserrat Monserr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edro Mejias Cam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nt Andreu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M. Concepción García Oquend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Leopold Monserrat Monserr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'Esplugues de Llobregat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Antonio Ruiz Góm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tonio Guerrero Urbanej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Gavà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Pedro Mejias Cam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Buenaventura de Ochoa Morón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Granollers-Franquese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Joan Xicola Esper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Antonia Lozano Fernández-Pinedo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Mataró-Ronde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Andrés Torres Rodrígu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ust Serrat Macipe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badell-Sardà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Meritxell González Sori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nuel Suárez Muriel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nta Coloma de Gramenet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Sílvia Veron Jan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Xicola Esper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Vic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Joan M. Badia Bote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Carmen Anfruns Garrig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a Bisbal d'Empordà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M. Carme Vidal Sastr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ugenio Becerra Borro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Figuere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Glòria Parpal Granad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ílvia Veron Jané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Palamós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Dolores Majua Rui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olores Maju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leida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M. Jesús Marvà Castill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Casasayas Ferrer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Balaguer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Rosa Maria Pla Vall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na Maria Malet Forné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olsona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Claustre Viñals Casafo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laustre Viñal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àrrega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Rosa M. Gabernet Maldonad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iquel Martí Capell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remp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Joan Francesc Sarrias Fornè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é M. Felipe Pereda Gonzále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arragona-Claret <text:s text:c="2"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Rosa Maria Alegret del Cer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Grau Lleixà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Móra d'Ebre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Susana Maza Carcell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esús Chico Lópe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Vall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<text:s text:c="7"/>M. Teresa Bergada Moncusi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Carles Solé Estil·le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de Servei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 text:c="7"/>Jordi Travé Montse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Ruiz Toribio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de Producte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<text:s text:c="7"/>Josefa Herrador Rui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Vidal i Lluí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 les Autoritzacions de Treball <text:s/></text:p>
          </table:table-cell>
          <table:table-cell table:style-name="ce4" office:value-type="string">
            <text:p>2013-06-22 -</text:p>
          </table:table-cell>
          <table:table-cell table:style-name="ce4" office:value-type="string">
            <text:p><text:s text:c="7"/>Rafael Ángel del Rey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iciatives per a l'Ocupació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 text:c="7"/>Eva Pérez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fa Mari Torre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<text:s text:c="7"/>Andreu Rami Adam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Mercè Homs Obrador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Energia <text:s/></text:p>
          </table:table-cell>
          <table:table-cell table:style-name="ce4" office:value-type="string">
            <text:p>2013-08-20 -</text:p>
          </table:table-cell>
          <table:table-cell table:style-name="ce4" office:value-type="string">
            <text:p><text:s text:c="7"/>Francisco Sabio Olivero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Especialitzada de Relacions Laborals i Ocupació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<text:s text:c="7"/>Socorro Martínez Cepedan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ül Ballestín Campo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Territorial de la Inspecció Territorial de Treball de Lleida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<text:s text:c="7"/>Consuelo Sánchez Herre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Gallardo Plane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utomòbils, Metrologia i Productes <text:s/></text:p>
          </table:table-cell>
          <table:table-cell table:style-name="ce4" office:value-type="string">
            <text:p>2013-10-08 -</text:p>
          </table:table-cell>
          <table:table-cell table:style-name="ce4" office:value-type="string">
            <text:p><text:s text:c="7"/>Carles Sans Ravella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Jurídica d'Ocupació i Relacions Laborals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 text:c="7"/>Yolanda Aguiló Manjo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Mines i Protecció Radiològica <text:s/></text:p>
          </table:table-cell>
          <table:table-cell table:style-name="ce4" office:value-type="string">
            <text:p>2013-10-15 -</text:p>
          </table:table-cell>
          <table:table-cell table:style-name="ce4" office:value-type="string">
            <text:p><text:s text:c="7"/>Eduard Vall Rossell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isco Sabio i Olivero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Badalona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Ferran Alberch i Reixa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atur Narbón i Aragall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Granollers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Rosa Maria Lleal i Tos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epita Maymó i Cirer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Vic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Josep Pujadas i Gi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Oriol Guixà i Arderiu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Vilafranca del Penedès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Joan Amat So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4"/>Josep Lluís Bonet i Ferrer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bra de Comerç, Indústria i Navegació de Barcelona (Delegació a Vilanova i la Geltrú)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<text:s text:c="7"/>Amadeu Pujol i Hugue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rdi Gàlvez i Pie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Telecomunicacions i Societat de la Informació <text:s/></text:p>
          </table:table-cell>
          <table:table-cell table:style-name="ce4" office:value-type="string">
            <text:p>2013-11-08 -</text:p>
          </table:table-cell>
          <table:table-cell table:style-name="ce4" office:value-type="string">
            <text:p><text:s text:c="7"/>Jordi Puigneró i Ferr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les Flamerich i Castell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port a la Gestió <text:s/></text:p>
          </table:table-cell>
          <table:table-cell table:style-name="ce4" office:value-type="string">
            <text:p>2013-11-23 -</text:p>
          </table:table-cell>
          <table:table-cell table:style-name="ce4" office:value-type="string">
            <text:p><text:s text:c="7"/>Isidre Ballester Torras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GE - Cambra Girona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<text:s text:c="7"/>Miquel Angel Lleixà Arrib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ina Bellvehi i Garrig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merç <text:s/></text:p>
          </table:table-cell>
          <table:table-cell table:style-name="ce4" office:value-type="string">
            <text:p>2013-12-12 -</text:p>
          </table:table-cell>
          <table:table-cell table:style-name="ce4" office:value-type="string">
            <text:p><text:s text:c="7"/>Montserrat Gallardo Plan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Diego Callejón Cru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Territorial de la Inspecció Territorial de Treball de Giron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<text:s text:c="7"/>Rosó Brugada Marcó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úria Arnay Bosch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'Ocupació i Relacions Laboral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<text:s text:c="7"/>Joan Aregio i Navarr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amon Bonastre i Bertran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cupació de Catalunya (SOC) <text:s/></text:p>
          </table:table-cell>
          <table:table-cell table:style-name="ce4" office:value-type="string">
            <text:p>2014-01-24 -</text:p>
          </table:table-cell>
          <table:table-cell table:style-name="ce4" office:value-type="string">
            <text:p><text:s text:c="7"/>Olga Campmany i Cas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Verificació sobre el Terreny de Tarragona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Carme de la Torre Gám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Bruno Arnavat Queral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erificació sobre el Terreny de Lleida i Alt Pirineu i Aran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Carlos Montori Lafuen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ria Esteve Caufape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Gavà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Maria Remei Calero Torric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edro Mejias Cam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Premià de Mar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Mercè Mihi Vi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Costa Camp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Sant Cugat del Vallès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Núria Pi Ollé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Assumpta Vives Roig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l'Anoia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<text:s text:c="7"/>Juan Fernández Muño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é Balcells Vive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cupació a les Terres de l'Ebre <text:s/></text:p>
          </table:table-cell>
          <table:table-cell table:style-name="ce4" office:value-type="string">
            <text:p>2014-02-27 -</text:p>
          </table:table-cell>
          <table:table-cell table:style-name="ce4" office:value-type="string">
            <text:p><text:s text:c="7"/>Josep Maria Abella Batllevell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per a la Formació Contínua de Catalunya <text:s/></text:p>
          </table:table-cell>
          <table:table-cell table:style-name="ce4" office:value-type="string">
            <text:p>2014-03-07 -</text:p>
          </table:table-cell>
          <table:table-cell table:style-name="ce4" office:value-type="string">
            <text:p><text:s text:c="7"/>M. Carmen Duch Torrell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Qualitat del Subministrament Elèctric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M. Eugènia Gil Dona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ria Montagut i Freixa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vestigació i Recursos Mineral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Santiago Santomá Juncadel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duard Vall i Rosselló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neració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Míriam Ripoll Rui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Carolina Costa Carrera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Funcional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Blanca Rodà Goul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ransport i Distribució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Xavier Borràs Freix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Ferran i Guimer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specció d'Instal·lacions de Gasos Combustible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<text:s text:c="7"/>Aurora Fernández Lóp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Álvaro León Anglad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Treball Autònom <text:s/></text:p>
          </table:table-cell>
          <table:table-cell table:style-name="ce4" office:value-type="string">
            <text:p>2014-04-26 -</text:p>
          </table:table-cell>
          <table:table-cell table:style-name="ce4" office:value-type="string">
            <text:p><text:s text:c="7"/>Montserrat Poch Viñ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a Gestió d'Ocupació <text:s/></text:p>
          </table:table-cell>
          <table:table-cell table:style-name="ce4" office:value-type="string">
            <text:p>2014-04-26 -</text:p>
          </table:table-cell>
          <table:table-cell table:style-name="ce4" office:value-type="string">
            <text:p><text:s text:c="7"/>Josep Purgimon Cardo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Qualitat Turístic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Maria Mercè Escrichs Sá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ctivitat Turística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<text:s text:c="7"/>Yolanda Castañer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Jurídic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Susana Díaz Martí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Barcelon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Eulàlia Berna Aguil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Aurora Baena Rui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Tarragon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Eulàlia Berna Aguil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Aurora Baena Rui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Lleid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Eulàlia Berna Aguil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Aurora Baena Rui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Girona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Eulàlia Berna Aguil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Aurora Baena Rui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Territorial de les Terres de l'Ebre del Servei d'Ocupació de Catalunya (SOC)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Eulàlia Berna Aguila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Aurora Baena Rui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ordinació Territorial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<text:s text:c="7"/>Maria Aurora Baena Rui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Eulalia Berna Aguilar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bvencions i Anàlisi Pressupostària <text:s/></text:p>
          </table:table-cell>
          <table:table-cell table:style-name="ce4" office:value-type="string">
            <text:p>2014-06-11 -</text:p>
          </table:table-cell>
          <table:table-cell table:style-name="ce4" office:value-type="string">
            <text:p><text:s text:c="7"/>M. Vega Alonso Iglesi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Formació Ocupacion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Concepción Celaya Miralle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José Barón Castellar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Verificació sobre el Terreny del Barcelonè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Natividad Tierno Bri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Begoña Linares Sánche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erificació Administrativa i Justificació Econòmica del Vallès Occidental i Catalunya Centr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Begoña Linares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atividad Tierno Bri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Desenvolupament Metodològic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Miquel Carrión Moli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Gloria Clota Marz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formació i Orientació Profession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Joan Saez Garcia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. Teresa Pellicer Güell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per a la contractació de col·lectius específic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Sr. Antoni Roch López <text:s text:c="2"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Sílvia Conde Maturan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istència Tècnica als Organs Territorials Descentralitzat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Antonio Rodrigo Martin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Cabau Pau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atrimoni i Règim Interior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<text:s text:c="7"/>M. Luz Arroyo Lun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sep Manel Soneiro Montero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urisme de Catalunya a Barcelona (Palau Robert)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 text:c="7"/>Pablo Ortega i Novill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ria Boada i Fernánde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urisme de Catalunya a l'Aeroport de Barcelona-T1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 text:c="7"/>Pablo Ortega i Novillo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ontserrat Ballart i Macabich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urisme de Catalunya a Tarragona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<text:s text:c="7"/>Carles Masó i Laport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'Estatuts <text:s/></text:p>
          </table:table-cell>
          <table:table-cell table:style-name="ce4" office:value-type="string">
            <text:p>2014-06-27 -</text:p>
          </table:table-cell>
          <table:table-cell table:style-name="ce4" office:value-type="string">
            <text:p><text:s text:c="7"/>Aurora Sánchez Sanclemente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Xavier Catalán Cost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Repartiment <text:s/></text:p>
          </table:table-cell>
          <table:table-cell table:style-name="ce4" office:value-type="string">
            <text:p>2014-06-27 -</text:p>
          </table:table-cell>
          <table:table-cell table:style-name="ce4" office:value-type="string">
            <text:p><text:s text:c="7"/>Pilar Antonia Retamero Bastid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Pilar Retamero Bastid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nsum a les Terres de l'Ebre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 text:c="7"/>Xavier Bayerri Ros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tractació i pressupost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 text:c="7"/>Joana Nadal Martín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sum a Lleida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<text:s text:c="7"/>Mercè Querol Falip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ssessoria Jurídica <text:s/></text:p>
          </table:table-cell>
          <table:table-cell table:style-name="ce4" office:value-type="string">
            <text:p>2014-08-15 -</text:p>
          </table:table-cell>
          <table:table-cell table:style-name="ce4" office:value-type="string">
            <text:p><text:s text:c="7"/>Nativitat Torrejón Gonzál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Rosa Solero Besos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erç i Turisme a Girona <text:s/></text:p>
          </table:table-cell>
          <table:table-cell table:style-name="ce4" office:value-type="string">
            <text:p>2014-10-24 -</text:p>
          </table:table-cell>
          <table:table-cell table:style-name="ce4" office:value-type="string">
            <text:p><text:s text:c="7"/>M. Carme Juanola Solà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ctivitats Radioactives i Extractives i Energia a Girona <text:s/></text:p>
          </table:table-cell>
          <table:table-cell table:style-name="ce4" office:value-type="string">
            <text:p>2014-10-24 -</text:p>
          </table:table-cell>
          <table:table-cell table:style-name="ce4" office:value-type="string">
            <text:p><text:s text:c="7"/>Robert Pou Torrent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lacions Col·lectives i Sancions <text:s/></text:p>
          </table:table-cell>
          <table:table-cell table:style-name="ce4" office:value-type="string">
            <text:p>2014-10-24 -</text:p>
          </table:table-cell>
          <table:table-cell table:style-name="ce4" office:value-type="string">
            <text:p><text:s text:c="7"/>Magdalena Cadena Villanuev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Recursos Humans i Organització <text:s/></text:p>
          </table:table-cell>
          <table:table-cell table:style-name="ce4" office:value-type="string">
            <text:p>2014-11-14 -</text:p>
          </table:table-cell>
          <table:table-cell table:style-name="ce4" office:value-type="string">
            <text:p><text:s text:c="7"/>Gemma Brufau San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esc Pallarols i Rusc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VANÇSA - Empresa de Promoció i Localització Industrial de Catalunya, SA <text:s/></text:p>
          </table:table-cell>
          <table:table-cell table:style-name="ce4" office:value-type="string">
            <text:p>2014-11-22 -</text:p>
          </table:table-cell>
          <table:table-cell table:style-name="ce4" office:value-type="string">
            <text:p><text:s text:c="7"/>Joan Tarradellas i Espuny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elipe Muntadas-Prim Lafit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'Energia (ICAEN)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<text:s text:c="7"/>Mercè Rius Serra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Maite Masià i Ayal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eguretat Minera <text:s/></text:p>
          </table:table-cell>
          <table:table-cell table:style-name="ce4" office:value-type="string">
            <text:p>2014-12-06 -</text:p>
          </table:table-cell>
          <table:table-cell table:style-name="ce4" office:value-type="string">
            <text:p><text:s text:c="7"/>Joan Carles Tarrasón Pér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Carles Tarrason i Perez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Suport Tècnic <text:s/></text:p>
          </table:table-cell>
          <table:table-cell table:style-name="ce4" office:value-type="string">
            <text:p>2015-01-17 -</text:p>
          </table:table-cell>
          <table:table-cell table:style-name="ce4" office:value-type="string">
            <text:p><text:s text:c="7"/>Enric Emeterio Torra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Francisco José Herrero Culleré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uport Funcional <text:s/></text:p>
          </table:table-cell>
          <table:table-cell table:style-name="ce4" office:value-type="string">
            <text:p>2015-01-22 -</text:p>
          </table:table-cell>
          <table:table-cell table:style-name="ce4" office:value-type="string">
            <text:p><text:s text:c="7"/>Carme Cañete Domènech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Blanca Rodà Goula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cediment (Comerç) <text:s/></text:p>
          </table:table-cell>
          <table:table-cell table:style-name="ce4" office:value-type="string">
            <text:p>2015-01-27 -</text:p>
          </table:table-cell>
          <table:table-cell table:style-name="ce4" office:value-type="string">
            <text:p><text:s text:c="7"/>Nicolás Bros Domper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o especificat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Tècnic <text:s/></text:p>
          </table:table-cell>
          <table:table-cell table:style-name="ce4" office:value-type="string">
            <text:p>2015-02-18 -</text:p>
          </table:table-cell>
          <table:table-cell table:style-name="ce4" office:value-type="string">
            <text:p><text:s text:c="7"/>Manuela Redondo Avilés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Narcís Mir Soler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CCIÓ - Agència per a la Competitivitat de l'Empresa <text:s/></text:p>
          </table:table-cell>
          <table:table-cell table:style-name="ce4" office:value-type="string">
            <text:p>2015-02-28 -</text:p>
          </table:table-cell>
          <table:table-cell table:style-name="ce4" office:value-type="string">
            <text:p><text:s text:c="7"/>Núria Betriu i Sánchez <text:s/></text:p>
          </table:table-cell>
          <table:table-cell table:style-name="ce4" office:value-type="string">
            <text:p>ha reemplaçat a </text:p>
          </table:table-cell>
          <table:table-cell table:style-name="ce4" office:value-type="string">
            <text:p><text:s text:c="3"/>Joan Tarradellas Espuny <text:s text:c="2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 table:number-rows-repeated="3">
          <table:table-cell table:style-name="ce4"/>
          <table:table-cell table:number-columns-repeated="1023"/>
        </table:table-row>
        <table:table-row table:style-name="ro3" table:number-rows-repeated="10477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deixen càrrec" table:style-name="ta4" table:print="false">
        <office:forms form:automatic-focus="false" form:apply-design-mode="false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11" table:default-cell-style-name="Excel_20_Built-in_20_Normal"/>
        <table:table-column table:style-name="co4" table:number-columns-repeated="1019" table:default-cell-style-name="Excel_20_Built-in_20_Normal"/>
        <table:table-row table:style-name="ro3">
          <table:table-cell table:style-name="ce5" office:value-type="string">
            <text:p>ENTITAT AMB PERSONA QUE DEIXA CÀRREC (SEGONS EL FITXER)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NOM I COGNOMS RESPONSABLE QUE DEIXA CÀRREC</text:p>
          </table:table-cell>
          <table:table-cell table:style-name="ce5" table:number-columns-repeated="2"/>
          <table:table-cell table:style-name="ce5" office:value-type="string">
            <text:p>DEP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Relacions Institucional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Víctor Cullell i Comell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resentació Territorial de l'Esport a Lleida <text:s/></text:p>
          </table:table-cell>
          <table:table-cell table:style-name="ce4" office:value-type="string">
            <text:p>2013-06-15 -</text:p>
          </table:table-cell>
          <table:table-cell table:style-name="ce4" office:value-type="string">
            <text:p>Josep Ramon Solsona i Oliva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gència Catalana de Cooperació al Desenvolupament <text:s/></text:p>
          </table:table-cell>
          <table:table-cell table:style-name="ce4" office:value-type="string">
            <text:p>2014-02-20 -</text:p>
          </table:table-cell>
          <table:table-cell table:style-name="ce4" office:value-type="string">
            <text:p>Carles Llorens i Vi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l Govern de la Generalitat a les Terres de l'Ebre <text:s/></text:p>
          </table:table-cell>
          <table:table-cell table:style-name="ce4" office:value-type="string">
            <text:p>2014-04-11 -</text:p>
          </table:table-cell>
          <table:table-cell table:style-name="ce4" office:value-type="string">
            <text:p>Francesc Xavier Pallarès i Povi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Relacions Exteriors <text:s/></text:p>
          </table:table-cell>
          <table:table-cell table:style-name="ce4" office:value-type="string">
            <text:p>2014-04-11 -</text:p>
          </table:table-cell>
          <table:table-cell table:style-name="ce4" office:value-type="string">
            <text:p>Francesc de Paula Gambús i Mill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Difusió de Direcció General d'Atenció Ciutadana i Difusió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Jaume Busqué Barcel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l Joc i d'Espectacles a Lleida <text:s/></text:p>
          </table:table-cell>
          <table:table-cell table:style-name="ce4" office:value-type="string">
            <text:p>2014-08-01 -</text:p>
          </table:table-cell>
          <table:table-cell table:style-name="ce4" office:value-type="string">
            <text:p>Jesús Castillón i Zazurc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quipaments Esportius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Francesc Fàbregas i Bos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Tècnica <text:s/></text:p>
          </table:table-cell>
          <table:table-cell table:style-name="ce4" office:value-type="string">
            <text:p>2014-09-11 -</text:p>
          </table:table-cell>
          <table:table-cell table:style-name="ce4" office:value-type="string">
            <text:p>Mariano Bordas Mo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davant la Unió Europea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Pere Puig Anglada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del Govern de la Generalitat de Catalunya als Estats Units d'Amèrica <text:s/></text:p>
          </table:table-cell>
          <table:table-cell table:style-name="ce4" office:value-type="string">
            <text:p>2015-01-21 -</text:p>
          </table:table-cell>
          <table:table-cell table:style-name="ce4" office:value-type="string">
            <text:p>Andrew Davi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Presidèn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Relacions Institucionals i Participació a Terres de l'Ebre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Francesc Estorach Fatsini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Interdepartament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Iolanda Gaig i Germà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i Coordinació Administrativa <text:s/></text:p>
          </table:table-cell>
          <table:table-cell table:style-name="ce4" office:value-type="string">
            <text:p>2013-06-01 -</text:p>
          </table:table-cell>
          <table:table-cell table:style-name="ce4" office:value-type="string">
            <text:p>Marta Melià i Puig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'Innovació i Qualitat Democràtica <text:s/></text:p>
          </table:table-cell>
          <table:table-cell table:style-name="ce4" office:value-type="string">
            <text:p>2013-06-07 -</text:p>
          </table:table-cell>
          <table:table-cell table:style-name="ce4" office:value-type="string">
            <text:p>Enric Vendrell i Auba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tudis <text:s/></text:p>
          </table:table-cell>
          <table:table-cell table:style-name="ce4" office:value-type="string">
            <text:p>2013-07-04 -</text:p>
          </table:table-cell>
          <table:table-cell table:style-name="ce4" office:value-type="string">
            <text:p>Salvador Gómez i Pér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t de l'Escola d'Administració Pública a les Terres de l'Ebre <text:s/></text:p>
          </table:table-cell>
          <table:table-cell table:style-name="ce4" office:value-type="string">
            <text:p>2013-10-18 -</text:p>
          </table:table-cell>
          <table:table-cell table:style-name="ce4" office:value-type="string">
            <text:p>Begoña Falcó i Cuga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e Governació i Relacions Institucionals a Barcelo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Anna Mochales i Collad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ècnic del Web i la Intranet <text:s/></text:p>
          </table:table-cell>
          <table:table-cell table:style-name="ce4" office:value-type="string">
            <text:p>2013-11-01 -</text:p>
          </table:table-cell>
          <table:table-cell table:style-name="ce4" office:value-type="string">
            <text:p>Rosa Salo Gra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Estudis i Assessorament Jurídic en Matèria de Traspassos i Cooperació Institucional <text:s/></text:p>
          </table:table-cell>
          <table:table-cell table:style-name="ce4" office:value-type="string">
            <text:p>2014-01-21 -</text:p>
          </table:table-cell>
          <table:table-cell table:style-name="ce4" office:value-type="string">
            <text:p>Gemma Capdevila i Ponc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<text:s/></text:p>
          </table:table-cell>
          <table:table-cell table:style-name="ce4" office:value-type="string">
            <text:p>2014-03-15 -</text:p>
          </table:table-cell>
          <table:table-cell table:style-name="ce4" office:value-type="string">
            <text:p>Eva Ibàñez i Moren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la Vicepresidència <text:s/></text:p>
          </table:table-cell>
          <table:table-cell table:style-name="ce4" office:value-type="string">
            <text:p>2014-05-03 -</text:p>
          </table:table-cell>
          <table:table-cell table:style-name="ce4" office:value-type="string">
            <text:p>Oriol Lázaro i Llove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ecnicojurídic <text:s/></text:p>
          </table:table-cell>
          <table:table-cell table:style-name="ce4" office:value-type="string">
            <text:p>2014-06-03 -</text:p>
          </table:table-cell>
          <table:table-cell table:style-name="ce4" office:value-type="string">
            <text:p>Marta Garsaball i Pujo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Disseny i Programes <text:s/></text:p>
          </table:table-cell>
          <table:table-cell table:style-name="ce4" office:value-type="string">
            <text:p>2014-06-26 -</text:p>
          </table:table-cell>
          <table:table-cell table:style-name="ce4" office:value-type="string">
            <text:p>Mireia Plana i Fran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fers Religiosos <text:s/></text:p>
          </table:table-cell>
          <table:table-cell table:style-name="ce4" office:value-type="string">
            <text:p>2014-10-03 -</text:p>
          </table:table-cell>
          <table:table-cell table:style-name="ce4" office:value-type="string">
            <text:p>Carme Bañeres i To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Cooperació Local a Barcelona <text:s/></text:p>
          </table:table-cell>
          <table:table-cell table:style-name="ce4" office:value-type="string">
            <text:p>2014-10-29 -</text:p>
          </table:table-cell>
          <table:table-cell table:style-name="ce4" office:value-type="string">
            <text:p>Víctor Gurri i Sa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lacions Institucionals i de Foment de la Qualitat Democràtica <text:s/></text:p>
          </table:table-cell>
          <table:table-cell table:style-name="ce4" office:value-type="string">
            <text:p>2014-12-03 -</text:p>
          </table:table-cell>
          <table:table-cell table:style-name="ce4" office:value-type="string">
            <text:p>Jordi Barrat i Estev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grama d'Innovació i Qualitat Democràtica <text:s/></text:p>
          </table:table-cell>
          <table:table-cell table:style-name="ce4" office:value-type="string">
            <text:p>2014-12-12 -</text:p>
          </table:table-cell>
          <table:table-cell table:style-name="ce4" office:value-type="string">
            <text:p>Jordi Barrat i Estev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es Secretaries dels Òrgans Estatutaris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Conxa Gómez i Fernànd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Govern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Organització de Proves d'Accés a la Universitat <text:s/></text:p>
          </table:table-cell>
          <table:table-cell table:style-name="ce4" office:value-type="string">
            <text:p>2013-11-06 -</text:p>
          </table:table-cell>
          <table:table-cell table:style-name="ce4" office:value-type="string">
            <text:p>Montserrat Plaza i Sega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conomia i Societat <text:s text:c="2"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Alexandre Costa Saenz de San Ped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oblació i Territori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Mireia Farré i Mallofr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mpresa i Ocupació <text:s text:c="2"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Marta Masats i Folguer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stàndards i Qualitat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Enric Ripoll Fo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Estela Tonzan i Ori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municació i Difusió <text:s/></text:p>
          </table:table-cell>
          <table:table-cell table:style-name="ce4" office:value-type="string">
            <text:p>2014-03-27 -</text:p>
          </table:table-cell>
          <table:table-cell table:style-name="ce4" office:value-type="string">
            <text:p>Josep Jiménez i Casanell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Anàlisi i Seguiment <text:s/></text:p>
          </table:table-cell>
          <table:table-cell table:style-name="ce4" office:value-type="string">
            <text:p>2014-03-29 -</text:p>
          </table:table-cell>
          <table:table-cell table:style-name="ce4" office:value-type="string">
            <text:p>Esther Pallarols Llinà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Seguiment d'Entitats i Participacions de la Generalitat <text:s/></text:p>
          </table:table-cell>
          <table:table-cell table:style-name="ce4" office:value-type="string">
            <text:p>2014-03-29 -</text:p>
          </table:table-cell>
          <table:table-cell table:style-name="ce4" office:value-type="string">
            <text:p>Joan Manuel Espuelas Puigdoller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'Accés a la Universitat <text:s/></text:p>
          </table:table-cell>
          <table:table-cell table:style-name="ce4" office:value-type="string">
            <text:p>2014-04-02 -</text:p>
          </table:table-cell>
          <table:table-cell table:style-name="ce4" office:value-type="string">
            <text:p>Jesús M. Prujà i No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elegació Territorial de l'Agència Tributària de Catalunya a Barcelona <text:s/></text:p>
          </table:table-cell>
          <table:table-cell table:style-name="ce4" office:value-type="string">
            <text:p>2014-04-04 -</text:p>
          </table:table-cell>
          <table:table-cell table:style-name="ce4" office:value-type="string">
            <text:p>Teresa Ribas Alguer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Ciències del Clima (IC3) <text:s/></text:p>
          </table:table-cell>
          <table:table-cell table:style-name="ce4" office:value-type="string">
            <text:p>2014-04-23 -</text:p>
          </table:table-cell>
          <table:table-cell table:style-name="ce4" office:value-type="string">
            <text:p>Xavier Rodó i Lóp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Deute Públic i Operacions Financeres <text:s/></text:p>
          </table:table-cell>
          <table:table-cell table:style-name="ce4" office:value-type="string">
            <text:p>2015-01-30 -</text:p>
          </table:table-cell>
          <table:table-cell table:style-name="ce4" office:value-type="string">
            <text:p>Josep M. Sànchez Pascua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conom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a del Consell Escolar de Catalunya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Laura Colominas i Bassol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d'Educació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Margarida Muset Ade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per a la Coordinació i la Planificació Escolar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Empar García Lóp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Miquela Obrador Mayo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09-03 -</text:p>
          </table:table-cell>
          <table:table-cell table:style-name="ce4" office:value-type="string">
            <text:p>José Diego Vargas Can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Terrass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Carme Segura Campoy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Igualad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Gemma Serrano Alons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Badal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Rosa Murgades Rodó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Berg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Vicenç Gramunt Furi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Granollers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Begonya Hernández Ferr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L'Hospitalet de Llobregat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Maria Angels Sanz Matel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Santa Coloma de Gramenet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Marisa Sandamil Bargad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Vic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M. Pilar Molas Sargata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Vilafranca del Penedès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Àngela Rafecas i Mestr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Vilanova i la Geltrú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Rosa Magrans i Llop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Gestora a Sols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Pere Jordi Baraldes Joanxic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'Ordenació Curricular <text:s/></text:p>
          </table:table-cell>
          <table:table-cell table:style-name="ce4" office:value-type="string">
            <text:p>2013-10-10 -</text:p>
          </table:table-cell>
          <table:table-cell table:style-name="ce4" office:value-type="string">
            <text:p>Manel Busom Torr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Esplugu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rge Lalinde Juers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Manres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Isabel Muixí i Clusell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Maresme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Leslie Pericot Moh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Sant Gervasi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argarita Hernández Gui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La Pau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ontserrat Cermeño Aguad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Sant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Àngels Sanz Borre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dalon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Àngels Sola Navar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Garraf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sep Matamoros Ro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Figuer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Albert Adroer Pellic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lan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Rosario Outes J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Igualad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Emili Morales Alandet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Ampost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anuela Cid Espuny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nyol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Annie Gili Ribe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Berguedà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Anna Camps Vida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l'Alt Penedè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José Torrijos Láza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Drassanes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Terencio Simó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Barcelona - Vall d'Hebron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arie Lamorte Laffond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l'Hospitalet de Llobregat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Roman Landajo Port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Giron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M. Teresa Manen Marc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Lleid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an Ramon Zaballos Rubi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nta Colom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Luís Tigero Gonzál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Reu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Rosa Aixalà Font de Rubina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ortos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Francesc Solsona San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Olot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Yolanda Ribot Sauri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Prat de Llobregat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argarita Ravera Carreñ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Vallès Orienta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hn Mackay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nt Feliu de Guíxol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sep M. Moncada Escubair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àrreg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Isabel Cochin Climen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l Vendre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Olga Sorigue Bertra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Martore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aria Scanlan Casey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nt Cugat del Vallè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iguel Gago Torr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'Oson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ellen Quincannon Wagn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Ripo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Regine Fache Michell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Vall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Cristina Calduch Cort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Mollet del Vallè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. Carme Roig Papio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Ribera d'Ebre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ercè Falcó Peguerol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Viladecans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ontserrat Cañada Pujol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Sabadell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Merie Helène Corgno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errass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José A. Salazar Ort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la oficial d'idiomes de Tarragona <text:s/></text:p>
          </table:table-cell>
          <table:table-cell table:style-name="ce4" office:value-type="string">
            <text:p>2013-10-17 -</text:p>
          </table:table-cell>
          <table:table-cell table:style-name="ce4" office:value-type="string">
            <text:p>Yolanda Scott-Tennent Basallot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10-25 -</text:p>
          </table:table-cell>
          <table:table-cell table:style-name="ce4" office:value-type="string">
            <text:p>Carles García-Alzórriz Pard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3-11-05 -</text:p>
          </table:table-cell>
          <table:table-cell table:style-name="ce4" office:value-type="string">
            <text:p>Pilar Carasa Martí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entres i Alumnat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Francesc Xavier Serrat Gala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ègim Econòmic i Administratiu de Centres Públics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Glòria Dalmau Pon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Català de les Qualificacions Professionals (ICQP)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M. Carmen Duch Torrell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gramació de Professorat d'Ensenyaments Infantil i Primari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Cristina Carbó i Alfons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'Organització de Centres Públics <text:s/></text:p>
          </table:table-cell>
          <table:table-cell table:style-name="ce4" office:value-type="string">
            <text:p>2014-04-03 -</text:p>
          </table:table-cell>
          <table:table-cell table:style-name="ce4" office:value-type="string">
            <text:p>Sra. Rosa Maria Vallejo Rodrig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a la Comunitat Educativa <text:s/></text:p>
          </table:table-cell>
          <table:table-cell table:style-name="ce4" office:value-type="string">
            <text:p>2014-04-15 -</text:p>
          </table:table-cell>
          <table:table-cell table:style-name="ce4" office:value-type="string">
            <text:p>M. Neus Verges Peri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rmació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Maria Carme Salvans Sa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Centres Públics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Magí Puig i Se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ientació i Serveis Educatius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Teresa-Natàlia Gil Bussalle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novació i Formació de l'Educació Infantil i Primària <text:s/></text:p>
          </table:table-cell>
          <table:table-cell table:style-name="ce4" office:value-type="string">
            <text:p>2014-07-18 -</text:p>
          </table:table-cell>
          <table:table-cell table:style-name="ce4" office:value-type="string">
            <text:p>Carme Ortoll Grífol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Llengües Estrangeres <text:s/></text:p>
          </table:table-cell>
          <table:table-cell table:style-name="ce4" office:value-type="string">
            <text:p>2014-09-03 -</text:p>
          </table:table-cell>
          <table:table-cell table:style-name="ce4" office:value-type="string">
            <text:p>Maria Nieves Lorenzo Gal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rofessorat i Personal de Centres Públics <text:s/></text:p>
          </table:table-cell>
          <table:table-cell table:style-name="ce4" office:value-type="string">
            <text:p>2015-01-13 -</text:p>
          </table:table-cell>
          <table:table-cell table:style-name="ce4" office:value-type="string">
            <text:p>Alberto del Pozo Ort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Educatius i Formació Permanent <text:s/></text:p>
          </table:table-cell>
          <table:table-cell table:style-name="ce4" office:value-type="string">
            <text:p>2015-02-11 -</text:p>
          </table:table-cell>
          <table:table-cell table:style-name="ce4" office:value-type="string">
            <text:p>Sílvia Rodes Gued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Obres i Manteniment <text:s/></text:p>
          </table:table-cell>
          <table:table-cell table:style-name="ce4" office:value-type="string">
            <text:p>2015-02-27 -</text:p>
          </table:table-cell>
          <table:table-cell table:style-name="ce4" office:value-type="string">
            <text:p>Víctor Arbós i Codi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nsenyamen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Recursos Humans, Organització i Règim Interior <text:s/></text:p>
          </table:table-cell>
          <table:table-cell table:style-name="ce4" office:value-type="string">
            <text:p>2013-06-04 -</text:p>
          </table:table-cell>
          <table:table-cell table:style-name="ce4" office:value-type="string">
            <text:p>Anna Soler Grà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les Arts Escèniques de l'Institut Català de les Empreses Culturals <text:s/></text:p>
          </table:table-cell>
          <table:table-cell table:style-name="ce4" office:value-type="string">
            <text:p>2013-08-10 -</text:p>
          </table:table-cell>
          <table:table-cell table:style-name="ce4" office:value-type="string">
            <text:p>Antoni Bartomeus i Font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stitut Ramon Llull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Vicenç Villatoro i Lamol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ermcat, Centre de Terminologia <text:s/></text:p>
          </table:table-cell>
          <table:table-cell table:style-name="ce4" office:value-type="string">
            <text:p>2013-10-31 -</text:p>
          </table:table-cell>
          <table:table-cell table:style-name="ce4" office:value-type="string">
            <text:p>Rosa Colomer i Artig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Nòmines i Seguretat Social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Maria Jesús Banús G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ntitat Autònoma Museus d'Arqueologi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Xavier Llovera Massa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Estadística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Neus Ríos i Calv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formació i Difusió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Joan Josep Isern i Márqu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useu d'Arqueologia de Catalunya <text:s/></text:p>
          </table:table-cell>
          <table:table-cell table:style-name="ce4" office:value-type="string">
            <text:p>2014-02-01 -</text:p>
          </table:table-cell>
          <table:table-cell table:style-name="ce4" office:value-type="string">
            <text:p>Xavier Llovera Massa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moció Cultural <text:s/></text:p>
          </table:table-cell>
          <table:table-cell table:style-name="ce4" office:value-type="string">
            <text:p>2014-12-10 -</text:p>
          </table:table-cell>
          <table:table-cell table:style-name="ce4" office:value-type="string">
            <text:p>Joan Francesc Ainaud Escude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lanificació. Regió Sanitària Lleid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Gerard Ferrer Valdé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Relacions Institucionals <text:s/></text:p>
          </table:table-cell>
          <table:table-cell table:style-name="ce4" office:value-type="string">
            <text:p>2013-08-07 -</text:p>
          </table:table-cell>
          <table:table-cell table:style-name="ce4" office:value-type="string">
            <text:p>Alexandre Figueras i Nada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Farmàcia i Productes Sanitaris <text:s/></text:p>
          </table:table-cell>
          <table:table-cell table:style-name="ce4" office:value-type="string">
            <text:p>2013-10-02 -</text:p>
          </table:table-cell>
          <table:table-cell table:style-name="ce4" office:value-type="string">
            <text:p>Neus Rams i P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cursos Humans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Maria Teresa Álvarez Lóp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gió Sanitària Barcelona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Enric Agustí i Fabr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de l'Esperança <text:s/></text:p>
          </table:table-cell>
          <table:table-cell table:style-name="ce4" office:value-type="string">
            <text:p>2013-10-30 -</text:p>
          </table:table-cell>
          <table:table-cell table:style-name="ce4" office:value-type="string">
            <text:p>Olga Pané i Me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'Avaluació de Serveis Assistencials <text:s/></text:p>
          </table:table-cell>
          <table:table-cell table:style-name="ce4" office:value-type="string">
            <text:p>2013-12-06 -</text:p>
          </table:table-cell>
          <table:table-cell table:style-name="ce4" office:value-type="string">
            <text:p>Josep Jiménez i Vil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de Salut <text:s/></text:p>
          </table:table-cell>
          <table:table-cell table:style-name="ce4" office:value-type="string">
            <text:p>2014-01-08 -</text:p>
          </table:table-cell>
          <table:table-cell table:style-name="ce4" office:value-type="string">
            <text:p>Jaume Tort i Bardol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'Entitats Participade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Maria Roig i Gra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la Secretaria del Conseller <text:s/></text:p>
          </table:table-cell>
          <table:table-cell table:style-name="ce4" office:value-type="string">
            <text:p>2014-01-16 -</text:p>
          </table:table-cell>
          <table:table-cell table:style-name="ce4" office:value-type="string">
            <text:p>Mireia Alabart Abó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Patrimoni, Infraestructures i Recursos Humans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Marta Àlvarez Daroc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àtica <text:s/></text:p>
          </table:table-cell>
          <table:table-cell table:style-name="ce4" office:value-type="string">
            <text:p>2014-01-18 -</text:p>
          </table:table-cell>
          <table:table-cell table:style-name="ce4" office:value-type="string">
            <text:p>Francesc Berbegal i Vida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per a la Creació de l'Agència de Salut Pública <text:s/></text:p>
          </table:table-cell>
          <table:table-cell table:style-name="ce4" office:value-type="string">
            <text:p>2014-02-28 -</text:p>
          </table:table-cell>
          <table:table-cell table:style-name="ce4" office:value-type="string">
            <text:p>Josep Lluís de Peray i Baig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Tècnica Corporativa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Monica Corominas i Gueri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spital Universitari de Girona Dr. Josep Trueta <text:s/></text:p>
          </table:table-cell>
          <table:table-cell table:style-name="ce4" office:value-type="string">
            <text:p>2014-03-05 -</text:p>
          </table:table-cell>
          <table:table-cell table:style-name="ce4" office:value-type="string">
            <text:p>Antoni Juan Pasto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Sanitària <text:s/></text:p>
          </table:table-cell>
          <table:table-cell table:style-name="ce4" office:value-type="string">
            <text:p>2015-01-15 -</text:p>
          </table:table-cell>
          <table:table-cell table:style-name="ce4" office:value-type="string">
            <text:p>Ricard Tresserras i Gaj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Salut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s i Programes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Francesc Xavier Carceller Roqu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Àrea Metropolitana de Barcelona <text:s/></text:p>
          </table:table-cell>
          <table:table-cell table:style-name="ce4" office:value-type="string">
            <text:p>2013-10-04 -</text:p>
          </table:table-cell>
          <table:table-cell table:style-name="ce4" office:value-type="string">
            <text:p>Antonio Tobella Roc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toritat Territorial de la Mobilitat (ATM). Àrea de Lleida <text:s/></text:p>
          </table:table-cell>
          <table:table-cell table:style-name="ce4" office:value-type="string">
            <text:p>2013-10-16 -</text:p>
          </table:table-cell>
          <table:table-cell table:style-name="ce4" office:value-type="string">
            <text:p>José Luis Cunillera Sánch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Pressupostària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Maria Isabel Garde Igua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Serveis Generals <text:s/></text:p>
          </table:table-cell>
          <table:table-cell table:style-name="ce4" office:value-type="string">
            <text:p>2013-10-24 -</text:p>
          </table:table-cell>
          <table:table-cell table:style-name="ce4" office:value-type="string">
            <text:p>Marta Plana Prad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eguiment d'Empreses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Climent Sole Pon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'Urbanisme de l'Arc Metropolità de Barcelona I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Josep Ramon Ferragut Muxí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lanificació Territorial i Paisatge <text:s/></text:p>
          </table:table-cell>
          <table:table-cell table:style-name="ce4" office:value-type="string">
            <text:p>2014-03-11 -</text:p>
          </table:table-cell>
          <table:table-cell table:style-name="ce4" office:value-type="string">
            <text:p>Eduard Rosell Mi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erència de l'Agència Catalana de l'Aigua <text:s/></text:p>
          </table:table-cell>
          <table:table-cell table:style-name="ce4" office:value-type="string">
            <text:p>2014-03-26 -</text:p>
          </table:table-cell>
          <table:table-cell table:style-name="ce4" office:value-type="string">
            <text:p>Joan Pinyol i Rib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 d'Administració <text:s/></text:p>
          </table:table-cell>
          <table:table-cell table:style-name="ce4" office:value-type="string">
            <text:p>2014-05-17 -</text:p>
          </table:table-cell>
          <table:table-cell table:style-name="ce4" office:value-type="string">
            <text:p>Pedro Ardoy Aibar <text:s text:c="34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Generals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Adela Pujol Ben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Gestió del Programa de Barris, Viles i Àrees Urbanes que requereixen atenció especial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Ramon Botey Se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ècnic de Coordinació Interna <text:s/></text:p>
          </table:table-cell>
          <table:table-cell table:style-name="ce4" office:value-type="string">
            <text:p>2014-09-24 -</text:p>
          </table:table-cell>
          <table:table-cell table:style-name="ce4" office:value-type="string">
            <text:p>Maria Cristina Domenech Berenguer <text:s text:c="16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la Comissió de Preus <text:s/></text:p>
          </table:table-cell>
          <table:table-cell table:style-name="ce4" office:value-type="string">
            <text:p>2014-10-18 -</text:p>
          </table:table-cell>
          <table:table-cell table:style-name="ce4" office:value-type="string">
            <text:p>Belén Manzano i Laho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moció d'Habitatge Protegit i de Sòl Residencial Associat <text:s/></text:p>
          </table:table-cell>
          <table:table-cell table:style-name="ce4" office:value-type="string">
            <text:p>2014-10-21 -</text:p>
          </table:table-cell>
          <table:table-cell table:style-name="ce4" office:value-type="string">
            <text:p>Antoni Teignier Co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Zona Portuària Nord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Joan Pere Darbra Roma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Tècnic d'Explotació 2 <text:s/></text:p>
          </table:table-cell>
          <table:table-cell table:style-name="ce4" office:value-type="string">
            <text:p>2014-12-04 -</text:p>
          </table:table-cell>
          <table:table-cell table:style-name="ce4" office:value-type="string">
            <text:p>Maria Herruzo Fonay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de Projectes III <text:s/></text:p>
          </table:table-cell>
          <table:table-cell table:style-name="ce4" office:value-type="string">
            <text:p>2014-12-19 -</text:p>
          </table:table-cell>
          <table:table-cell table:style-name="ce4" office:value-type="string">
            <text:p>Adolf Folque Elguezabal <text:s text:c="25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Transports de Mercaderies <text:s/></text:p>
          </table:table-cell>
          <table:table-cell table:style-name="ce4" office:value-type="string">
            <text:p>2014-12-19 -</text:p>
          </table:table-cell>
          <table:table-cell table:style-name="ce4" office:value-type="string">
            <text:p>Joaquin González De Prad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toritat Territorial de la Mobilitat (ATM). Àrea de Girona <text:s/></text:p>
          </table:table-cell>
          <table:table-cell table:style-name="ce4" office:value-type="string">
            <text:p>2015-02-07 -</text:p>
          </table:table-cell>
          <table:table-cell table:style-name="ce4" office:value-type="string">
            <text:p>Teresa Barceló i Bados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Territor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s Territorials d'Agricultura, Ramaderia, Pesca, Alimentació i Medi Natural a la Catalunya Central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sep de Planell Se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rdi Esclusa Casamor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Llobreg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rdi Padrós Selm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Garraf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Lluís Vento Mot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Gironès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Carles Ros Fo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d'Oficines Comarcals <text:s/></text:p>
          </table:table-cell>
          <table:table-cell table:style-name="ce4" office:value-type="string">
            <text:p>2013-06-01 -</text:p>
          </table:table-cell>
          <table:table-cell table:style-name="ce4" office:value-type="string">
            <text:p>Antoni Pijuan Tarrago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Agroalimentari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Mireia Medina Sa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Medi Natural <text:s/></text:p>
          </table:table-cell>
          <table:table-cell table:style-name="ce4" office:value-type="string">
            <text:p>2013-09-11 -</text:p>
          </table:table-cell>
          <table:table-cell table:style-name="ce4" office:value-type="string">
            <text:p>Anna M. Figuerola Ribe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Biodiversitat i Protecció dels Animals <text:s/></text:p>
          </table:table-cell>
          <table:table-cell table:style-name="ce4" office:value-type="string">
            <text:p>2013-09-18 -</text:p>
          </table:table-cell>
          <table:table-cell table:style-name="ce4" office:value-type="string">
            <text:p>Jordi Ruiz Olm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ordinació Operativa <text:s/></text:p>
          </table:table-cell>
          <table:table-cell table:style-name="ce4" office:value-type="string">
            <text:p>2013-10-05 -</text:p>
          </table:table-cell>
          <table:table-cell table:style-name="ce4" office:value-type="string">
            <text:p>Maria Pilar Rodríguez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gulador de l'Oli Siurana <text:s/></text:p>
          </table:table-cell>
          <table:table-cell table:style-name="ce4" office:value-type="string">
            <text:p>2013-10-11 -</text:p>
          </table:table-cell>
          <table:table-cell table:style-name="ce4" office:value-type="string">
            <text:p>Josep Baiges Nogu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ctivitats Cinegètiques <text:s/></text:p>
          </table:table-cell>
          <table:table-cell table:style-name="ce4" office:value-type="string">
            <text:p>2013-10-23 -</text:p>
          </table:table-cell>
          <table:table-cell table:style-name="ce4" office:value-type="string">
            <text:p>Ricard Casanovas Urge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ell Regulador de la Denominació d'Origen Protegida Les Garrigues <text:s/></text:p>
          </table:table-cell>
          <table:table-cell table:style-name="ce4" office:value-type="string">
            <text:p>2013-10-31 -</text:p>
          </table:table-cell>
          <table:table-cell table:style-name="ce4" office:value-type="string">
            <text:p>Joan Francesc Segura i Segu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Sectori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ia Reyes Rodríquez Cas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sefa Gilabert Galleg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de les Terres de l'Eb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ulio Monfort Te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Vall d'Aran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udit Jaquet Estra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Francesc Piqué Ros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Francesc Piqué Ros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Sònia Roig Resan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Vicente Ugidos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Dolors Pareja Moline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Penedè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rdi Sella Marc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no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aquel Sánchez Vare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ge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steve Priego Vilasec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ergued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Casoliva Armengo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aresm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nna Goutan Rou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Neus Ferreté Grà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rienta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ta Esparza Gonzál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erdany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Isidre Ribot i Casadesú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Àngela Coderch Masdemo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Barcel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aume Roselló Perramo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Gir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Carles Serrat Fernánd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Gir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Pere Ordis Dalma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Empord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osa Geli Angla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mpord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nna M. Martell Barrubé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Garrotx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esús Romero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e l'Estany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Pedro Hernansaez Torr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Ripollè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Casas i Capdevi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lv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Carles Ros Fo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milia Reñé Fernánd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Tarrag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Francesc Baiges Borrà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ia del Carme Chamorro Jambri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Territorial a Lleid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quim Porcar Coder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Urgel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ria Antonia Armengol Pujo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a Ribagorç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Iolanda Ferran i Clos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es Garrigue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Llorenç Canela Martí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Noguer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Ildefons Mateu Profitó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Juss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lbert Español i Jorda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allars Sobir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anel Torres Coron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la d'Urgell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ndreu Bosch Balsell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Segarr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eroni Ros Vilamaj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egri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amón Balagueró Gañ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Solsonès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lisabet Brualla <text:s/>Pa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cretari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Eva Mateos Ram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gricultura i Sanitat Vegetal a Gir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Lluís Ros Tu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amaderia i Sanitat Animal a Tarrag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Arturo Vicente Jiménez J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Tarragona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aume Boada Aguad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'Alt Camp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sep Nogués Vilalt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Camp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íriam Escofet Elling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Baix Eb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Carles Chiner Furqu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Conca de Barber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esús Semper Sánch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Montsià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Rosa Isabel Arbó Pér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Priorat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Joan Queralt i Àlvar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 la Ribera d'Ebre <text:s/></text:p>
          </table:table-cell>
          <table:table-cell table:style-name="ce4" office:value-type="string">
            <text:p>2014-01-11 -</text:p>
          </table:table-cell>
          <table:table-cell table:style-name="ce4" office:value-type="string">
            <text:p>Montserrat de Castro Subirach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Agrícola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Jaume Boixadera Llob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aboratori d'Agricultura i Sanitat Vegetal de Catalunya <text:s/></text:p>
          </table:table-cell>
          <table:table-cell table:style-name="ce4" office:value-type="string">
            <text:p>2014-01-14 -</text:p>
          </table:table-cell>
          <table:table-cell table:style-name="ce4" office:value-type="string">
            <text:p>Carmina Monton Roman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Àngela Seira Sanmarti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Foment d'Estructures Pesqueres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Itziar Segarra Día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la Inspecció i Control Agroalimentari <text:s/></text:p>
          </table:table-cell>
          <table:table-cell table:style-name="ce4" office:value-type="string">
            <text:p>2014-01-15 -</text:p>
          </table:table-cell>
          <table:table-cell table:style-name="ce4" office:value-type="string">
            <text:p>Miquel Àngel Escobar Perdic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la Propietat Forestal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Juan Luís Abián Perruc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Espais Naturals Protegits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Maria Pery Ventos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Boscos Públics <text:s/></text:p>
          </table:table-cell>
          <table:table-cell table:style-name="ce4" office:value-type="string">
            <text:p>2014-02-07 -</text:p>
          </table:table-cell>
          <table:table-cell table:style-name="ce4" office:value-type="string">
            <text:p>Pere Omedes Pér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juts <text:s/></text:p>
          </table:table-cell>
          <table:table-cell table:style-name="ce4" office:value-type="string">
            <text:p>2014-05-22 -</text:p>
          </table:table-cell>
          <table:table-cell table:style-name="ce4" office:value-type="string">
            <text:p>Lorena Pérez Pall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valuació i Seguiment de Plans, Programes i Projecte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Àngels Gómez Puig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l Conseller <text:s/></text:p>
          </table:table-cell>
          <table:table-cell table:style-name="ce4" office:value-type="string">
            <text:p>2014-06-11 -</text:p>
          </table:table-cell>
          <table:table-cell table:style-name="ce4" office:value-type="string">
            <text:p>Iban Rabasa Benave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6-20 -</text:p>
          </table:table-cell>
          <table:table-cell table:style-name="ce4" office:value-type="string">
            <text:p>Mercè Enfedaque Isert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Comarcal del Vallès Occidental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Neus Ferreté Grà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Pesca i Afers Marítims <text:s/></text:p>
          </table:table-cell>
          <table:table-cell table:style-name="ce4" office:value-type="string">
            <text:p>2014-12-18 -</text:p>
          </table:table-cell>
          <table:table-cell table:style-name="ce4" office:value-type="string">
            <text:p>Jordi Ciuraneta i Ri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esca <text:s/></text:p>
          </table:table-cell>
          <table:table-cell table:style-name="ce4" office:value-type="string">
            <text:p>2014-12-30 -</text:p>
          </table:table-cell>
          <table:table-cell table:style-name="ce4" office:value-type="string">
            <text:p>Àngela Seira Sanmarti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Regulació de Mercats Agroalimentaris <text:s/></text:p>
          </table:table-cell>
          <table:table-cell table:style-name="ce4" office:value-type="string">
            <text:p>2015-01-09 -</text:p>
          </table:table-cell>
          <table:table-cell table:style-name="ce4" office:value-type="string">
            <text:p>Adolfo Tris Alons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ssegurances Agràries <text:s/></text:p>
          </table:table-cell>
          <table:table-cell table:style-name="ce4" office:value-type="string">
            <text:p>2015-01-14 -</text:p>
          </table:table-cell>
          <table:table-cell table:style-name="ce4" office:value-type="string">
            <text:p>Jordi Serra Grabulos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ordinació i Gestió Territorial a Barcelona <text:s/></text:p>
          </table:table-cell>
          <table:table-cell table:style-name="ce4" office:value-type="string">
            <text:p>2015-02-03 -</text:p>
          </table:table-cell>
          <table:table-cell table:style-name="ce4" office:value-type="string">
            <text:p>Neus Ferrete Gra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ordinació Administrativa <text:s/></text:p>
          </table:table-cell>
          <table:table-cell table:style-name="ce4" office:value-type="string">
            <text:p>2015-02-04 -</text:p>
          </table:table-cell>
          <table:table-cell table:style-name="ce4" office:value-type="string">
            <text:p>Ma. Teresa Mendoza Prari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Agricultur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stacions Econòmiques i Subvencions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Ma. Pau Vidal-Folch de Balanz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Informació, Valoració i Seguiment de Tarragona <text:s/></text:p>
          </table:table-cell>
          <table:table-cell table:style-name="ce4" office:value-type="string">
            <text:p>2013-07-11 -</text:p>
          </table:table-cell>
          <table:table-cell table:style-name="ce4" office:value-type="string">
            <text:p>Anna Vendrell i Mañ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e Prestacions <text:s/></text:p>
          </table:table-cell>
          <table:table-cell table:style-name="ce4" office:value-type="string">
            <text:p>2013-07-16 -</text:p>
          </table:table-cell>
          <table:table-cell table:style-name="ce4" office:value-type="string">
            <text:p>Carme Llonch Fontan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3-11-23 -</text:p>
          </table:table-cell>
          <table:table-cell table:style-name="ce4" office:value-type="string">
            <text:p>M. Montserrat Panadés Vall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aloració i Seguiment del Barcelonès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Francesca Burgos Ru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de Riscos Laborals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Albert Xavier Imaz i Garcí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ificació i Provisió de Llocs de Treball <text:s/></text:p>
          </table:table-cell>
          <table:table-cell table:style-name="ce4" office:value-type="string">
            <text:p>2014-07-03 -</text:p>
          </table:table-cell>
          <table:table-cell table:style-name="ce4" office:value-type="string">
            <text:p>Xavier López López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Badalona - Nova Llored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iracle Triay Marqué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Terrassa - La Mauri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Núria Català Torr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Terrassa Ca n'Aurell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Anna Cortina Juclà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esenvolupament Infantil i Atenció Precoç (CDIAP) - CAD Giro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ia Teresa Comas i Ball-Llove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njador Social (Lleida)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arme Giménez i Jorg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njador Social (Tarragona)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Isidre Badia i Pastra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njador Social (Amposta)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fa Ramon Navar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a Barcelonet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onstantina Sáinz i Terron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a Pau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Àngel Moran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Sant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 Dolores Ayres de Palaci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a Guineueta-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arme López Cañe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Sabadell-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Teófila Morchón Casaso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Terrassa-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Ferran de Gràcia i Serrano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Can Boada de Terrass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ta Aguila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Manres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fina Huguet <text:s/>Aym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Jaume Terradas de Mataró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Begoña Monge Chuec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Granoller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an Francesc Robledillo Lóp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Vic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ta Valls i Gar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Sallen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Teresa Brugarolas i Camp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loreda de Badalo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an Domènech G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la Riera de Cornellà de Llobrega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arián Teruel Mirall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sal de Gent Gran de les Borges Blanque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ontserrat Andreu i Rib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Vilafranca del Penedè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Beatriu Forn i Ferr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l Delta del Llobrega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Albert Lozan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l Mil·lenari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ercè Darne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Sant Adrià de Besòs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Lourdes Ferr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les Bernardes de Salt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Aurora Sànch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'Onyar de Giro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. Antònia Vall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Comtes d'Urgell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Montse Andre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la Pobla de Segur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p Castells i Ferr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Tremp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Josep Castells i Ferr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Ca N'Anglad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Núria Game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Sabadell 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Pilar Puent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Torre Romeu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Célia Sanramon Solà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Granollers Centre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Teófila Morcho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Dia per a gent gran de Vallirana <text:s/></text:p>
          </table:table-cell>
          <table:table-cell table:style-name="ce4" office:value-type="string">
            <text:p>2014-07-11 -</text:p>
          </table:table-cell>
          <table:table-cell table:style-name="ce4" office:value-type="string">
            <text:p>Enric Sànch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Promoció d'Activitats i Entitats (ICD) <text:s/></text:p>
          </table:table-cell>
          <table:table-cell table:style-name="ce4" office:value-type="string">
            <text:p>2014-07-25 -</text:p>
          </table:table-cell>
          <table:table-cell table:style-name="ce4" office:value-type="string">
            <text:p>Montserrat Vila i Alb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reu de Palau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. Montserrat Domínguez i Fo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 Trinita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Cristina Soler Hernánd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Gràci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. Pilar Bel Corté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El Mil·lenari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Rosa M. Peña i Salvado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 Verned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aura Casademo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Font dels Capellan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Nuria Saladre Margalef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es Garrigue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ontserrat Aixalà Fàbreg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Baix Camp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Glòria Vila i Ferr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ia Gonzàlez Feixa Llarg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Concepció Barbeta Mi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Mataró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Teresa Amenós i Fabregat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Llorenç Saval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Simeó Caba i Camprubí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a Coloma de Gramene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Francesc Vélez i G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Terrass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Inés Rodríguez Baez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Giron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Esther Cel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Reu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esús Francesc Cabestany i Robust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Jaume Nualar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ontserrat Comabella i M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els Arc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Roser Copa i Sà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'Hort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Gemma Castillo i Redó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Jaume Batlle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na Lobo Jurad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es Cort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Belen Soler Migu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Parc Serentil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aura Anzizu i Fures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Roc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úlia Beltran de Nicolà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nca de Barberà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ontserrat Santamaria Marimó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<text:s/>Jaume I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osepa Martí Rovi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Puig d'En Roc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ordi Josep Latorre i Sotu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la Séni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Pilar Balazote i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mtes d'Urgel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. Dolores Morera i Rose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erafí Casanovas Sans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ura Estela Díez i Vél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Natzaret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Blai Rosell i Cabro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Comarcal de Campdevànol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Eva Torrejon Bernard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Josep de Lleid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Mercè Segu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Mare Déu de la Mercè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nton López Basti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Pere Claver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Gna. Angela Maria Ibarra i Last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Bellpuig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Enric de Monteys i de Llinà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 Antoni de Viell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ourdes Teixidó i Jov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Sant Cugat del Vallè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Lluís Oll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l'Ametlla del Vallè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Salvador Llistar i Verdú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Santa Rosa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Josep Paris i G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idència Assistida per a gent gran de Cerdanyola del Vallès <text:s/></text:p>
          </table:table-cell>
          <table:table-cell table:style-name="ce4" office:value-type="string">
            <text:p>2014-08-06 -</text:p>
          </table:table-cell>
          <table:table-cell table:style-name="ce4" office:value-type="string">
            <text:p>Africa Sandra Vazqu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4-09-27 -</text:p>
          </table:table-cell>
          <table:table-cell table:style-name="ce4" office:value-type="string">
            <text:p>Àngel Lázaro i Rio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Valoració i Seguiment de les Comarques de Barcelona <text:s/></text:p>
          </table:table-cell>
          <table:table-cell table:style-name="ce4" office:value-type="string">
            <text:p>2014-10-16 -</text:p>
          </table:table-cell>
          <table:table-cell table:style-name="ce4" office:value-type="string">
            <text:p>Eva Herbera Codi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Assessoria Jurídica (ACJ) <text:s/></text:p>
          </table:table-cell>
          <table:table-cell table:style-name="ce4" office:value-type="string">
            <text:p>2014-12-17 -</text:p>
          </table:table-cell>
          <table:table-cell table:style-name="ce4" office:value-type="string">
            <text:p>Marta Puga i Plan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Benesta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Contractació <text:s text:c="2"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Maria Pilar de Juan Día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guiment Pressupostari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M. Jesús Pérez Caden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nvocatòries <text:s text:c="2"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Núria Maestro Paloma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Comptabilitat i Habilitació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Sara Anés Oliver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d'Expedients de Contractació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Josefina Losa Marí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uport Jurídic <text:s/></text:p>
          </table:table-cell>
          <table:table-cell table:style-name="ce4" office:value-type="string">
            <text:p>2013-07-27 -</text:p>
          </table:table-cell>
          <table:table-cell table:style-name="ce4" office:value-type="string">
            <text:p>Miguel Francisco Hernández i Sánch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del Personal <text:s/></text:p>
          </table:table-cell>
          <table:table-cell table:style-name="ce4" office:value-type="string">
            <text:p>2013-09-19 -</text:p>
          </table:table-cell>
          <table:table-cell table:style-name="ce4" office:value-type="string">
            <text:p>Anna Maria Figueras i Bos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dministració de Recursos Humans <text:s/></text:p>
          </table:table-cell>
          <table:table-cell table:style-name="ce4" office:value-type="string">
            <text:p>2013-09-20 -</text:p>
          </table:table-cell>
          <table:table-cell table:style-name="ce4" office:value-type="string">
            <text:p>Sònia Noguera Ote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Nòmina <text:s/></text:p>
          </table:table-cell>
          <table:table-cell table:style-name="ce4" office:value-type="string">
            <text:p>2013-09-20 -</text:p>
          </table:table-cell>
          <table:table-cell table:style-name="ce4" office:value-type="string">
            <text:p>M. Montserrat Figa i Belet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Registre de Documents <text:s/></text:p>
          </table:table-cell>
          <table:table-cell table:style-name="ce4" office:value-type="string">
            <text:p>2013-10-09 -</text:p>
          </table:table-cell>
          <table:table-cell table:style-name="ce4" office:value-type="string">
            <text:p>Montserrat Moreno Ros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Serveis Generals i Gestió de Personal <text:s/></text:p>
          </table:table-cell>
          <table:table-cell table:style-name="ce4" office:value-type="string">
            <text:p>2013-12-11 -</text:p>
          </table:table-cell>
          <table:table-cell table:style-name="ce4" office:value-type="string">
            <text:p>Júlia Vidal Ginjaum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Penitenciari Lledoners <text:s/></text:p>
          </table:table-cell>
          <table:table-cell table:style-name="ce4" office:value-type="string">
            <text:p>2014-03-15 -</text:p>
          </table:table-cell>
          <table:table-cell table:style-name="ce4" office:value-type="string">
            <text:p>Josep Font Català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e Mediació de Dret Privat de Catalunya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Anna Llanza Sicar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Tresoreria <text:s/></text:p>
          </table:table-cell>
          <table:table-cell table:style-name="ce4" office:value-type="string">
            <text:p>2014-06-11 -</text:p>
          </table:table-cell>
          <table:table-cell table:style-name="ce4" office:value-type="string">
            <text:p>Núria Vergés i Cardo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Penitenciari Obert de Girona <text:s/></text:p>
          </table:table-cell>
          <table:table-cell table:style-name="ce4" office:value-type="string">
            <text:p>2014-07-02 -</text:p>
          </table:table-cell>
          <table:table-cell table:style-name="ce4" office:value-type="string">
            <text:p>Fernando Velasco i Gar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Tècnica <text:s/></text:p>
          </table:table-cell>
          <table:table-cell table:style-name="ce4" office:value-type="string">
            <text:p>2014-09-19 -</text:p>
          </table:table-cell>
          <table:table-cell table:style-name="ce4" office:value-type="string">
            <text:p>Rosa M. Torre Llover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grames de Rehabilitació i Sanitat <text:s/></text:p>
          </table:table-cell>
          <table:table-cell table:style-name="ce4" office:value-type="string">
            <text:p>2015-01-16 -</text:p>
          </table:table-cell>
          <table:table-cell table:style-name="ce4" office:value-type="string">
            <text:p>Paula Montero Brase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lanificació i Projectes Estratègics <text:s/></text:p>
          </table:table-cell>
          <table:table-cell table:style-name="ce4" office:value-type="string">
            <text:p>2015-02-28 -</text:p>
          </table:table-cell>
          <table:table-cell table:style-name="ce4" office:value-type="string">
            <text:p>Carlos Vicente Soler Iglesi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Justícia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mptabilitat Pressupostàri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M. Pilar Bonfill Baldrich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binet de Seguretat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aume Domingo Co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visió de Planificació i Gesti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Joan Maria Rovira i Morat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Mataró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Nuria Monte Capil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en Temes de Protecció Civil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Sara Fernández de Frut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'Explotació de Dades <text:s/></text:p>
          </table:table-cell>
          <table:table-cell table:style-name="ce4" office:value-type="string">
            <text:p>2013-06-18 -</text:p>
          </table:table-cell>
          <table:table-cell table:style-name="ce4" office:value-type="string">
            <text:p>Andreu Joan Martínez Hernánd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lanificació i Intervenció Psicològica <text:s/></text:p>
          </table:table-cell>
          <table:table-cell table:style-name="ce4" office:value-type="string">
            <text:p>2013-07-24 -</text:p>
          </table:table-cell>
          <table:table-cell table:style-name="ce4" office:value-type="string">
            <text:p>M. Dolors Jofré i Pare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3-07-25 -</text:p>
          </table:table-cell>
          <table:table-cell table:style-name="ce4" office:value-type="string">
            <text:p>Eva Ayats Nava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Trànsit i Seguretat Viària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Antonio Doblado Esco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agaments Variables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M. Carmen Jiménez Poz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ordinació Administrativa, de l'àmbit administració i RRHH (DGPEIS) <text:s/></text:p>
          </table:table-cell>
          <table:table-cell table:style-name="ce4" office:value-type="string">
            <text:p>2013-07-26 -</text:p>
          </table:table-cell>
          <table:table-cell table:style-name="ce4" office:value-type="string">
            <text:p>Marta Muñoz Gaud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ègim Interior, Informació i Registre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Mercè Gabarró Va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Trànsit de Girona <text:s/></text:p>
          </table:table-cell>
          <table:table-cell table:style-name="ce4" office:value-type="string">
            <text:p>2013-07-30 -</text:p>
          </table:table-cell>
          <table:table-cell table:style-name="ce4" office:value-type="string">
            <text:p>Narcís Clé i Brugue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essorament Jurídic (Regió Policial Girona) <text:s/></text:p>
          </table:table-cell>
          <table:table-cell table:style-name="ce4" office:value-type="string">
            <text:p>2013-11-26 -</text:p>
          </table:table-cell>
          <table:table-cell table:style-name="ce4" office:value-type="string">
            <text:p>Núria Gómez More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l'Àrea de Gestió i Administració <text:s/></text:p>
          </table:table-cell>
          <table:table-cell table:style-name="ce4" office:value-type="string">
            <text:p>2013-11-29 -</text:p>
          </table:table-cell>
          <table:table-cell table:style-name="ce4" office:value-type="string">
            <text:p>Maria Jesus Marín Ferr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Andreu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Maria Teresa Ramoneda Blanqu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Gestió i Planificació Horària <text:s/></text:p>
          </table:table-cell>
          <table:table-cell table:style-name="ce4" office:value-type="string">
            <text:p>2013-12-04 -</text:p>
          </table:table-cell>
          <table:table-cell table:style-name="ce4" office:value-type="string">
            <text:p>Xavier Bonsom Belar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ècnic/a Analista d'Organització <text:s/></text:p>
          </table:table-cell>
          <table:table-cell table:style-name="ce4" office:value-type="string">
            <text:p>2013-12-18 -</text:p>
          </table:table-cell>
          <table:table-cell table:style-name="ce4" office:value-type="string">
            <text:p>Maria Teresa Martí Tresac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(Regió d'Emergències Metropolitana Sud)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Míriam Arévalo Viñ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rotecció Civil a l'Alt Pirineu i Aran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Isabel M. Elena Llombart Corbel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1-23 -</text:p>
          </table:table-cell>
          <table:table-cell table:style-name="ce4" office:value-type="string">
            <text:p>Isabel Almela i Pique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Planificació i Riscos Naturals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M. Immaculada Verdaguer Autone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el Baix Empordà - La Bisbal <text:s/></text:p>
          </table:table-cell>
          <table:table-cell table:style-name="ce4" office:value-type="string">
            <text:p>2014-02-15 -</text:p>
          </table:table-cell>
          <table:table-cell table:style-name="ce4" office:value-type="string">
            <text:p>Teresa Selrà Torren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Assessorament, Organització i Recursos Humans <text:s/></text:p>
          </table:table-cell>
          <table:table-cell table:style-name="ce4" office:value-type="string">
            <text:p>2014-03-04 -</text:p>
          </table:table-cell>
          <table:table-cell table:style-name="ce4" office:value-type="string">
            <text:p>Susana Díaz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Recursos i Normativa <text:s/></text:p>
          </table:table-cell>
          <table:table-cell table:style-name="ce4" office:value-type="string">
            <text:p>2014-03-13 -</text:p>
          </table:table-cell>
          <table:table-cell table:style-name="ce4" office:value-type="string">
            <text:p>Eloy Rodríguez Gar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rdenació i Desenvolupament de Recursos Huma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Montserrat Millàs Jimé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Suport Tècnic de Recursos Humans <text:s/></text:p>
          </table:table-cell>
          <table:table-cell table:style-name="ce4" office:value-type="string">
            <text:p>2014-03-25 -</text:p>
          </table:table-cell>
          <table:table-cell table:style-name="ce4" office:value-type="string">
            <text:p>Pilar Piqué Perpiñá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Informació i Atenció a les Víctimes de Trànsit <text:s/></text:p>
          </table:table-cell>
          <table:table-cell table:style-name="ce4" office:value-type="string">
            <text:p>2014-04-25 -</text:p>
          </table:table-cell>
          <table:table-cell table:style-name="ce4" office:value-type="string">
            <text:p>Isabel Gordi Aguila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Programes en Protecció Civil <text:s/></text:p>
          </table:table-cell>
          <table:table-cell table:style-name="ce4" office:value-type="string">
            <text:p>2014-05-01 -</text:p>
          </table:table-cell>
          <table:table-cell table:style-name="ce4" office:value-type="string">
            <text:p>Núria Gasulla i Fernánd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retari/ària de la Comissió de Protecció Civil <text:s/></text:p>
          </table:table-cell>
          <table:table-cell table:style-name="ce4" office:value-type="string">
            <text:p>2014-05-06 -</text:p>
          </table:table-cell>
          <table:table-cell table:style-name="ce4" office:value-type="string">
            <text:p>Montserrat <text:s/>Sánchez <text:s/>Garcia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Assumptes Penals <text:s/></text:p>
          </table:table-cell>
          <table:table-cell table:style-name="ce4" office:value-type="string">
            <text:p>2014-05-10 -</text:p>
          </table:table-cell>
          <table:table-cell table:style-name="ce4" office:value-type="string">
            <text:p>Sílvia Planet Roble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Territorial de Protecció Civil de Barcelona <text:s/></text:p>
          </table:table-cell>
          <table:table-cell table:style-name="ce4" office:value-type="string">
            <text:p>2014-05-21 -</text:p>
          </table:table-cell>
          <table:table-cell table:style-name="ce4" office:value-type="string">
            <text:p>Jaume Guamis Toh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Tècnic/a en matèria de Recursos Humans <text:s/></text:p>
          </table:table-cell>
          <table:table-cell table:style-name="ce4" office:value-type="string">
            <text:p>2014-05-27 -</text:p>
          </table:table-cell>
          <table:table-cell table:style-name="ce4" office:value-type="string">
            <text:p>Antoni López i Amado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Prevenció Tècnica de Riscos Laborals <text:s/></text:p>
          </table:table-cell>
          <table:table-cell table:style-name="ce4" office:value-type="string">
            <text:p>2014-05-28 -</text:p>
          </table:table-cell>
          <table:table-cell table:style-name="ce4" office:value-type="string">
            <text:p>Aureli Rodríguez Lagun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Vigilància de la Salut Laboral <text:s/></text:p>
          </table:table-cell>
          <table:table-cell table:style-name="ce4" office:value-type="string">
            <text:p>2014-05-28 -</text:p>
          </table:table-cell>
          <table:table-cell table:style-name="ce4" office:value-type="string">
            <text:p>Núria Laseca Guardio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Nòmines i Despeses de Personal <text:s/></text:p>
          </table:table-cell>
          <table:table-cell table:style-name="ce4" office:value-type="string">
            <text:p>2014-05-31 -</text:p>
          </table:table-cell>
          <table:table-cell table:style-name="ce4" office:value-type="string">
            <text:p>Toni López Amado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'Informació <text:s/></text:p>
          </table:table-cell>
          <table:table-cell table:style-name="ce4" office:value-type="string">
            <text:p>2014-06-04 -</text:p>
          </table:table-cell>
          <table:table-cell table:style-name="ce4" office:value-type="string">
            <text:p>M. Immaculada Solé Colom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recció General de la Policia <text:s/></text:p>
          </table:table-cell>
          <table:table-cell table:style-name="ce4" office:value-type="string">
            <text:p>2014-06-05 -</text:p>
          </table:table-cell>
          <table:table-cell table:style-name="ce4" office:value-type="string">
            <text:p>Manel Prat Pelá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Bombers Voluntaris <text:s/></text:p>
          </table:table-cell>
          <table:table-cell table:style-name="ce4" office:value-type="string">
            <text:p>2014-07-17 -</text:p>
          </table:table-cell>
          <table:table-cell table:style-name="ce4" office:value-type="string">
            <text:p>Héctor Serrat Taribó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Territorial (Regió d'Emergències Metropolitana Nord) <text:s/></text:p>
          </table:table-cell>
          <table:table-cell table:style-name="ce4" office:value-type="string">
            <text:p>2014-07-22 -</text:p>
          </table:table-cell>
          <table:table-cell table:style-name="ce4" office:value-type="string">
            <text:p>Jesús Acebedo Caraz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Adjunt/a d'Indústria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Antonio Abad i Morro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lans d'Emergència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Sònia Sánchez Ort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Granollers <text:s/></text:p>
          </table:table-cell>
          <table:table-cell table:style-name="ce4" office:value-type="string">
            <text:p>2014-07-31 -</text:p>
          </table:table-cell>
          <table:table-cell table:style-name="ce4" office:value-type="string">
            <text:p>Maria Carme Nieto Garc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Gestió de Bombers Voluntaris <text:s/></text:p>
          </table:table-cell>
          <table:table-cell table:style-name="ce4" office:value-type="string">
            <text:p>2014-09-04 -</text:p>
          </table:table-cell>
          <table:table-cell table:style-name="ce4" office:value-type="string">
            <text:p>Sònia <text:s/>Díaz <text:s/>Garcia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Boi de Llobregat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M. Mercedes Nadal Cervell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Figueres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Eva Ayats Navarr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recerca en Previsió del Risc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Ramon Toldrà Sabaté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Tècnic/a en matèria de Recursos Humans <text:s/></text:p>
          </table:table-cell>
          <table:table-cell table:style-name="ce4" office:value-type="string">
            <text:p>2014-09-17 -</text:p>
          </table:table-cell>
          <table:table-cell table:style-name="ce4" office:value-type="string">
            <text:p>Antoni López Amado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bdirecció General de Coordinació de la Policia de Catalunya <text:s/></text:p>
          </table:table-cell>
          <table:table-cell table:style-name="ce4" office:value-type="string">
            <text:p>2014-10-18 -</text:p>
          </table:table-cell>
          <table:table-cell table:style-name="ce4" office:value-type="string">
            <text:p>Josep Milán Sánchez <text:s text:c="2"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ordinador/a de Processos d'Innovació <text:s/></text:p>
          </table:table-cell>
          <table:table-cell table:style-name="ce4" office:value-type="string">
            <text:p>2014-10-23 -</text:p>
          </table:table-cell>
          <table:table-cell table:style-name="ce4" office:value-type="string">
            <text:p>Josep Lluís Serrano i Alcázar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cediments i Gestió Jurídica <text:s/></text:p>
          </table:table-cell>
          <table:table-cell table:style-name="ce4" office:value-type="string">
            <text:p>2014-11-04 -</text:p>
          </table:table-cell>
          <table:table-cell table:style-name="ce4" office:value-type="string">
            <text:p>Elisenda Ruíz Iglesi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Tècnic Jurídic <text:s/></text:p>
          </table:table-cell>
          <table:table-cell table:style-name="ce4" office:value-type="string">
            <text:p>2014-12-11 -</text:p>
          </table:table-cell>
          <table:table-cell table:style-name="ce4" office:value-type="string">
            <text:p>Montserrat Serra Juli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sponsable de Convocatòries de Provisió i Selecció <text:s text:c="2"/></text:p>
          </table:table-cell>
          <table:table-cell table:style-name="ce4" office:value-type="string">
            <text:p>2014-12-12 -</text:p>
          </table:table-cell>
          <table:table-cell table:style-name="ce4" office:value-type="string">
            <text:p>Marta Casasola Herra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Sant Andreu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Maria del Roser Nuix Baqu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 Sabadell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Maria Nogué Com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del Risc i Planificació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Sonia Alpín Marí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Àrea Regional de Recursos Operatius <text:s/></text:p>
          </table:table-cell>
          <table:table-cell table:style-name="ce4" office:value-type="string">
            <text:p>2014-12-16 -</text:p>
          </table:table-cell>
          <table:table-cell table:style-name="ce4" office:value-type="string">
            <text:p>Carles Pairet Guardio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tat de Suport a la Gestió <text:s/></text:p>
          </table:table-cell>
          <table:table-cell table:style-name="ce4" office:value-type="string">
            <text:p>2015-01-08 -</text:p>
          </table:table-cell>
          <table:table-cell table:style-name="ce4" office:value-type="string">
            <text:p>Antonio Ramos Medin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Gestió Econòmica i Administrativa <text:s/></text:p>
          </table:table-cell>
          <table:table-cell table:style-name="ce4" office:value-type="string">
            <text:p>2015-01-14 -</text:p>
          </table:table-cell>
          <table:table-cell table:style-name="ce4" office:value-type="string">
            <text:p>Isabel Morales i Rodrígu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'Esplugues de Llobregat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M. Teresa Boza Ivern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del Gironès - Pla de l'Estany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Rosa Maria Solé Malagelad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a Garrotxa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Irene Ayats Ferrusol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a Selva Interior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M. Teresa Espigol Batlle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'Alt Empordà - Roses <text:s/></text:p>
          </table:table-cell>
          <table:table-cell table:style-name="ce4" office:value-type="string">
            <text:p>2015-03-04 -</text:p>
          </table:table-cell>
          <table:table-cell table:style-name="ce4" office:value-type="string">
            <text:p>Agnès Casellas Guillo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Serveis Generals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Joan Jovellar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ordinació Administrativa de l'ABP la Selva Litoral <text:s/></text:p>
          </table:table-cell>
          <table:table-cell table:style-name="ce4" office:value-type="string">
            <text:p>2015-03-05 -</text:p>
          </table:table-cell>
          <table:table-cell table:style-name="ce4" office:value-type="string">
            <text:p>Neus García Lleopart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Interior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les Cambres Oficials de Comerç, Indústria i Navegació de Catalunya <text:s/></text:p>
          </table:table-cell>
          <table:table-cell table:style-name="ce4" office:value-type="string">
            <text:p>2013-05-26 -</text:p>
          </table:table-cell>
          <table:table-cell table:style-name="ce4" office:value-type="string">
            <text:p>M. Pilar Pérez Ordoñ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Mallorca <text:s/></text:p>
          </table:table-cell>
          <table:table-cell table:style-name="ce4" office:value-type="string">
            <text:p>2013-06-05 -</text:p>
          </table:table-cell>
          <table:table-cell table:style-name="ce4" office:value-type="string">
            <text:p>Carmina Seix Munill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ogramació i Coordinació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Jordi Travé Montseny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formació de Mercats <text:s/></text:p>
          </table:table-cell>
          <table:table-cell table:style-name="ce4" office:value-type="string">
            <text:p>2013-06-06 -</text:p>
          </table:table-cell>
          <table:table-cell table:style-name="ce4" office:value-type="string">
            <text:p>Llorenç Marco Sánch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Prestacions de la Renda Mínima d'Inserció <text:s/></text:p>
          </table:table-cell>
          <table:table-cell table:style-name="ce4" office:value-type="string">
            <text:p>2013-06-20 -</text:p>
          </table:table-cell>
          <table:table-cell table:style-name="ce4" office:value-type="string">
            <text:p>Josep Anton Garrig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Subvencions i Anàlisi Pressupostari <text:s/></text:p>
          </table:table-cell>
          <table:table-cell table:style-name="ce4" office:value-type="string">
            <text:p>2013-07-02 -</text:p>
          </table:table-cell>
          <table:table-cell table:style-name="ce4" office:value-type="string">
            <text:p>Montserrat Vintró Feliu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'Ocupació de Catalunya (SOC) <text:s/></text:p>
          </table:table-cell>
          <table:table-cell table:style-name="ce4" office:value-type="string">
            <text:p>2014-01-17 -</text:p>
          </table:table-cell>
          <table:table-cell table:style-name="ce4" office:value-type="string">
            <text:p>Joan Aregio i Navarr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icina de Treball de la Generalitat de Terrassa-Edison <text:s text:c="2"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Ricard Jo Siraña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e Formació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Elisabet Sánchez Buitrago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Jurídic del Servei d'Ocupació de Catalunya (SOC) <text:s/></text:p>
          </table:table-cell>
          <table:table-cell table:style-name="ce4" office:value-type="string">
            <text:p>2014-01-29 -</text:p>
          </table:table-cell>
          <table:table-cell table:style-name="ce4" office:value-type="string">
            <text:p>Carmen de la Torre Gám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nsorci per a la Formació Contínua de Catalunya <text:s/></text:p>
          </table:table-cell>
          <table:table-cell table:style-name="ce4" office:value-type="string">
            <text:p>2014-01-30 -</text:p>
          </table:table-cell>
          <table:table-cell table:style-name="ce4" office:value-type="string">
            <text:p>Olga Campmany i Casa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cció d'Atenció a les Persones Usuàries <text:s/></text:p>
          </table:table-cell>
          <table:table-cell table:style-name="ce4" office:value-type="string">
            <text:p>2014-03-18 -</text:p>
          </table:table-cell>
          <table:table-cell table:style-name="ce4" office:value-type="string">
            <text:p>Míriam Ripoll i Ru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Coordinació Territorial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Maria Aurora Baena Rui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gociat de Compres <text:s/></text:p>
          </table:table-cell>
          <table:table-cell table:style-name="ce4" office:value-type="string">
            <text:p>2014-06-13 -</text:p>
          </table:table-cell>
          <table:table-cell table:style-name="ce4" office:value-type="string">
            <text:p>Magda Sananton i Bilbeny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Àrea de Tecnologies de la Informació i les Comunicacions <text:s/></text:p>
          </table:table-cell>
          <table:table-cell table:style-name="ce4" office:value-type="string">
            <text:p>2014-07-08 -</text:p>
          </table:table-cell>
          <table:table-cell table:style-name="ce4" office:value-type="string">
            <text:p>Francesc Corbalan i Martín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vei de Sistemes d'Informació <text:s/></text:p>
          </table:table-cell>
          <table:table-cell table:style-name="ce4" office:value-type="string">
            <text:p>2015-02-06 -</text:p>
          </table:table-cell>
          <table:table-cell table:style-name="ce4" office:value-type="string">
            <text:p>Juan Manuel Espinosa Pérez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entre d'Innovació i Formació Ocupacional (CIFO) Lleida <text:s/></text:p>
          </table:table-cell>
          <table:table-cell table:style-name="ce4" office:value-type="string">
            <text:p>2015-02-06 -</text:p>
          </table:table-cell>
          <table:table-cell table:style-name="ce4" office:value-type="string">
            <text:p>Josep M. Anglés i Farrerons <text:s/></text:p>
          </table:table-cell>
          <table:table-cell table:style-name="ce4" office:value-type="string">
            <text:p>ha deixat el càrrec.</text:p>
          </table:table-cell>
          <table:table-cell table:style-name="ce4" office:value-type="string">
            <text:p>No fent reemplaçament. <text:s text:c="14"/></text:p>
          </table:table-cell>
          <table:table-cell table:style-name="ce4" office:value-type="string">
            <text:p>Empresa i Ocupació</text:p>
          </table:table-cell>
          <table:table-cell table:number-columns-repeated="1018"/>
        </table:table-row>
        <table:table-row table:style-name="ro3" table:number-rows-repeated="10481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23/09/2015</text:date>, <text:time>00:2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_20_entitats_20_noves" style:display-name="PageStyle_1 entitats no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nous_20_resps_20_i_20_deixen_20_càrrec" style:display-name="PageStyle_2 nous resps i deixen càrr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_20_nous_20_resps" style:display-name="PageStyle_2.1 nous res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deixen_20_càrrec" style:display-name="PageStyle_2.2deixen càrre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00:22:07</dc:date>
    <meta:document-statistic meta:table-count="4" meta:cell-count="16818" meta:object-count="0"/>
    <meta:generator>OpenOffice.org/3.4.1$Unix OpenOffice.org_project/341m1$Build-9593</meta:generator>
  </office:meta>
</office:document-meta>
</file>